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f-l-r: cf-l</text:p>
          </table:table-cell>
          <table:table-cell table:number-columns-repeated="11"/>
        </table:table-row>
        <table:table-row table:style-name="ro1">
          <table:table-cell office:value-type="float" office:value="1427750129.98128" calcext:value-type="float">
            <text:p>1427750129.98128</text:p>
          </table:table-cell>
          <table:table-cell office:value-type="float" office:value="1427750215.67338" calcext:value-type="float">
            <text:p>1427750215.67338</text:p>
          </table:table-cell>
          <table:table-cell table:number-columns-repeated="6"/>
          <table:table-cell table:formula="of:=MAX([.B2];[.D2];[.G2])-MAX([.A2];[.C2];[.E2])" office:value-type="float" office:value="85.6920998096466" calcext:value-type="float">
            <text:p>85.6920998096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/>
        </table:table-row>
        <table:table-row table:style-name="ro1">
          <table:table-cell table:number-columns-repeated="2"/>
          <table:table-cell office:value-type="float" office:value="1427750129.98129" calcext:value-type="float">
            <text:p>1427750129.98129</text:p>
          </table:table-cell>
          <table:table-cell office:value-type="float" office:value="1427750131.84181" calcext:value-type="float">
            <text:p>1427750131.84181</text:p>
          </table:table-cell>
          <table:table-cell table:number-columns-repeated="4"/>
          <table:table-cell table:formula="of:=MAX([.B3];[.D3];[.G3])-MAX([.A3];[.C3];[.E3])" office:value-type="float" office:value="1.86051988601685" calcext:value-type="float">
            <text:p>1.860519886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 table:formula="of:=AVERAGE([.K2:.K600])" office:value-type="float" office:value="1.59204030994431" calcext:value-type="float">
            <text:p>1.5920403099</text:p>
          </table:table-cell>
        </table:table-row>
        <table:table-row table:style-name="ro1">
          <table:table-cell table:number-columns-repeated="4"/>
          <table:table-cell office:value-type="float" office:value="1427750129.98129" calcext:value-type="float">
            <text:p>1427750129.98129</text:p>
          </table:table-cell>
          <table:table-cell office:value-type="float" office:value="1427750131.71959" calcext:value-type="float">
            <text:p>1427750131.71959</text:p>
          </table:table-cell>
          <table:table-cell office:value-type="float" office:value="1427750131.75948" calcext:value-type="float">
            <text:p>1427750131.75948</text:p>
          </table:table-cell>
          <table:table-cell/>
          <table:table-cell table:formula="of:=MAX([.B4];[.D4];[.G4])-MAX([.A4];[.C4];[.E4])" office:value-type="float" office:value="1.77818989753723" calcext:value-type="float">
            <text:p>1.7781898975</text:p>
          </table:table-cell>
          <table:table-cell table:formula="of:=IF(ISBLANK([.E4]);&quot;&quot;;[.I4])" office:value-type="float" office:value="1.77818989753723" calcext:value-type="float">
            <text:p>1.7781898975</text:p>
          </table:table-cell>
          <table:table-cell table:formula="of:=IF(OR(ISBLANK([.E4]);[.I4]&lt;=0);&quot;&quot;;[.I4])" office:value-type="float" office:value="1.77818989753723" calcext:value-type="float">
            <text:p>1.77818989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29.98242" calcext:value-type="float">
            <text:p>1427750129.98242</text:p>
          </table:table-cell>
          <table:table-cell office:value-type="float" office:value="1427750131.71991" calcext:value-type="float">
            <text:p>1427750131.71991</text:p>
          </table:table-cell>
          <table:table-cell office:value-type="float" office:value="1427750131.75595" calcext:value-type="float">
            <text:p>1427750131.75595</text:p>
          </table:table-cell>
          <table:table-cell/>
          <table:table-cell table:formula="of:=MAX([.B5];[.D5];[.G5])-MAX([.A5];[.C5];[.E5])" office:value-type="float" office:value="1.77353000640869" calcext:value-type="float">
            <text:p>1.7735300064</text:p>
          </table:table-cell>
          <table:table-cell table:formula="of:=IF(ISBLANK([.E5]);&quot;&quot;;[.I5])" office:value-type="float" office:value="1.77353000640869" calcext:value-type="float">
            <text:p>1.7735300064</text:p>
          </table:table-cell>
          <table:table-cell table:formula="of:=IF(OR(ISBLANK([.E5]);[.I5]&lt;=0);&quot;&quot;;[.I5])" office:value-type="float" office:value="1.77353000640869" calcext:value-type="float">
            <text:p>1.77353000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29.98387" calcext:value-type="float">
            <text:p>1427750129.98387</text:p>
          </table:table-cell>
          <table:table-cell office:value-type="float" office:value="1427750131.71979" calcext:value-type="float">
            <text:p>1427750131.71979</text:p>
          </table:table-cell>
          <table:table-cell office:value-type="float" office:value="1427750131.75603" calcext:value-type="float">
            <text:p>1427750131.75603</text:p>
          </table:table-cell>
          <table:table-cell/>
          <table:table-cell table:formula="of:=MAX([.B6];[.D6];[.G6])-MAX([.A6];[.C6];[.E6])" office:value-type="float" office:value="1.77216005325317" calcext:value-type="float">
            <text:p>1.7721600533</text:p>
          </table:table-cell>
          <table:table-cell table:formula="of:=IF(ISBLANK([.E6]);&quot;&quot;;[.I6])" office:value-type="float" office:value="1.77216005325317" calcext:value-type="float">
            <text:p>1.7721600533</text:p>
          </table:table-cell>
          <table:table-cell table:formula="of:=IF(OR(ISBLANK([.E6]);[.I6]&lt;=0);&quot;&quot;;[.I6])" office:value-type="float" office:value="1.77216005325317" calcext:value-type="float">
            <text:p>1.77216005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29.98491" calcext:value-type="float">
            <text:p>1427750129.98491</text:p>
          </table:table-cell>
          <table:table-cell office:value-type="float" office:value="1427750131.71969" calcext:value-type="float">
            <text:p>1427750131.71969</text:p>
          </table:table-cell>
          <table:table-cell office:value-type="float" office:value="1427750131.75948" calcext:value-type="float">
            <text:p>1427750131.75948</text:p>
          </table:table-cell>
          <table:table-cell/>
          <table:table-cell table:formula="of:=MAX([.B7];[.D7];[.G7])-MAX([.A7];[.C7];[.E7])" office:value-type="float" office:value="1.77456998825073" calcext:value-type="float">
            <text:p>1.7745699883</text:p>
          </table:table-cell>
          <table:table-cell table:formula="of:=IF(ISBLANK([.E7]);&quot;&quot;;[.I7])" office:value-type="float" office:value="1.77456998825073" calcext:value-type="float">
            <text:p>1.7745699883</text:p>
          </table:table-cell>
          <table:table-cell table:formula="of:=IF(OR(ISBLANK([.E7]);[.I7]&lt;=0);&quot;&quot;;[.I7])" office:value-type="float" office:value="1.77456998825073" calcext:value-type="float">
            <text:p>1.77456998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29.98588" calcext:value-type="float">
            <text:p>1427750129.98588</text:p>
          </table:table-cell>
          <table:table-cell office:value-type="float" office:value="1427750131.72249" calcext:value-type="float">
            <text:p>1427750131.72249</text:p>
          </table:table-cell>
          <table:table-cell office:value-type="float" office:value="1427750131.7559" calcext:value-type="float">
            <text:p>1427750131.7559</text:p>
          </table:table-cell>
          <table:table-cell/>
          <table:table-cell table:formula="of:=MAX([.B8];[.D8];[.G8])-MAX([.A8];[.C8];[.E8])" office:value-type="float" office:value="1.77002000808716" calcext:value-type="float">
            <text:p>1.7700200081</text:p>
          </table:table-cell>
          <table:table-cell table:formula="of:=IF(ISBLANK([.E8]);&quot;&quot;;[.I8])" office:value-type="float" office:value="1.77002000808716" calcext:value-type="float">
            <text:p>1.7700200081</text:p>
          </table:table-cell>
          <table:table-cell table:formula="of:=IF(OR(ISBLANK([.E8]);[.I8]&lt;=0);&quot;&quot;;[.I8])" office:value-type="float" office:value="1.77002000808716" calcext:value-type="float">
            <text:p>1.77002000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29.98685" calcext:value-type="float">
            <text:p>1427750129.98685</text:p>
          </table:table-cell>
          <table:table-cell office:value-type="float" office:value="1427750131.71985" calcext:value-type="float">
            <text:p>1427750131.71985</text:p>
          </table:table-cell>
          <table:table-cell office:value-type="float" office:value="1427750131.75567" calcext:value-type="float">
            <text:p>1427750131.75567</text:p>
          </table:table-cell>
          <table:table-cell/>
          <table:table-cell table:formula="of:=MAX([.B9];[.D9];[.G9])-MAX([.A9];[.C9];[.E9])" office:value-type="float" office:value="1.76882004737854" calcext:value-type="float">
            <text:p>1.7688200474</text:p>
          </table:table-cell>
          <table:table-cell table:formula="of:=IF(ISBLANK([.E9]);&quot;&quot;;[.I9])" office:value-type="float" office:value="1.76882004737854" calcext:value-type="float">
            <text:p>1.7688200474</text:p>
          </table:table-cell>
          <table:table-cell table:formula="of:=IF(OR(ISBLANK([.E9]);[.I9]&lt;=0);&quot;&quot;;[.I9])" office:value-type="float" office:value="1.76882004737854" calcext:value-type="float">
            <text:p>1.76882004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29.98778" calcext:value-type="float">
            <text:p>1427750129.98778</text:p>
          </table:table-cell>
          <table:table-cell office:value-type="float" office:value="1427750131.72003" calcext:value-type="float">
            <text:p>1427750131.72003</text:p>
          </table:table-cell>
          <table:table-cell office:value-type="float" office:value="1427750131.7595" calcext:value-type="float">
            <text:p>1427750131.7595</text:p>
          </table:table-cell>
          <table:table-cell/>
          <table:table-cell table:formula="of:=MAX([.B10];[.D10];[.G10])-MAX([.A10];[.C10];[.E10])" office:value-type="float" office:value="1.77171993255615" calcext:value-type="float">
            <text:p>1.7717199326</text:p>
          </table:table-cell>
          <table:table-cell table:formula="of:=IF(ISBLANK([.E10]);&quot;&quot;;[.I10])" office:value-type="float" office:value="1.77171993255615" calcext:value-type="float">
            <text:p>1.7717199326</text:p>
          </table:table-cell>
          <table:table-cell table:formula="of:=IF(OR(ISBLANK([.E10]);[.I10]&lt;=0);&quot;&quot;;[.I10])" office:value-type="float" office:value="1.77171993255615" calcext:value-type="float">
            <text:p>1.77171993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29.98882" calcext:value-type="float">
            <text:p>1427750129.98882</text:p>
          </table:table-cell>
          <table:table-cell office:value-type="float" office:value="1427750131.81337" calcext:value-type="float">
            <text:p>1427750131.81337</text:p>
          </table:table-cell>
          <table:table-cell office:value-type="float" office:value="1427750131.8418" calcext:value-type="float">
            <text:p>1427750131.8418</text:p>
          </table:table-cell>
          <table:table-cell/>
          <table:table-cell table:formula="of:=MAX([.B11];[.D11];[.G11])-MAX([.A11];[.C11];[.E11])" office:value-type="float" office:value="1.85297989845276" calcext:value-type="float">
            <text:p>1.8529798985</text:p>
          </table:table-cell>
          <table:table-cell table:formula="of:=IF(ISBLANK([.E11]);&quot;&quot;;[.I11])" office:value-type="float" office:value="1.85297989845276" calcext:value-type="float">
            <text:p>1.8529798985</text:p>
          </table:table-cell>
          <table:table-cell table:formula="of:=IF(OR(ISBLANK([.E11]);[.I11]&lt;=0);&quot;&quot;;[.I11])" office:value-type="float" office:value="1.85297989845276" calcext:value-type="float">
            <text:p>1.85297989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29.9899" calcext:value-type="float">
            <text:p>1427750129.9899</text:p>
          </table:table-cell>
          <table:table-cell office:value-type="float" office:value="1427750131.72009" calcext:value-type="float">
            <text:p>1427750131.72009</text:p>
          </table:table-cell>
          <table:table-cell office:value-type="float" office:value="1427750131.7556" calcext:value-type="float">
            <text:p>1427750131.7556</text:p>
          </table:table-cell>
          <table:table-cell/>
          <table:table-cell table:formula="of:=MAX([.B12];[.D12];[.G12])-MAX([.A12];[.C12];[.E12])" office:value-type="float" office:value="1.76569986343384" calcext:value-type="float">
            <text:p>1.7656998634</text:p>
          </table:table-cell>
          <table:table-cell table:formula="of:=IF(ISBLANK([.E12]);&quot;&quot;;[.I12])" office:value-type="float" office:value="1.76569986343384" calcext:value-type="float">
            <text:p>1.7656998634</text:p>
          </table:table-cell>
          <table:table-cell table:formula="of:=IF(OR(ISBLANK([.E12]);[.I12]&lt;=0);&quot;&quot;;[.I12])" office:value-type="float" office:value="1.76569986343384" calcext:value-type="float">
            <text:p>1.76569986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29.99088" calcext:value-type="float">
            <text:p>1427750129.99088</text:p>
          </table:table-cell>
          <table:table-cell office:value-type="float" office:value="1427750131.71997" calcext:value-type="float">
            <text:p>1427750131.71997</text:p>
          </table:table-cell>
          <table:table-cell office:value-type="float" office:value="1427750131.75584" calcext:value-type="float">
            <text:p>1427750131.75584</text:p>
          </table:table-cell>
          <table:table-cell/>
          <table:table-cell table:formula="of:=MAX([.B13];[.D13];[.G13])-MAX([.A13];[.C13];[.E13])" office:value-type="float" office:value="1.76496005058289" calcext:value-type="float">
            <text:p>1.7649600506</text:p>
          </table:table-cell>
          <table:table-cell table:formula="of:=IF(ISBLANK([.E13]);&quot;&quot;;[.I13])" office:value-type="float" office:value="1.76496005058289" calcext:value-type="float">
            <text:p>1.7649600506</text:p>
          </table:table-cell>
          <table:table-cell table:formula="of:=IF(OR(ISBLANK([.E13]);[.I13]&lt;=0);&quot;&quot;;[.I13])" office:value-type="float" office:value="1.76496005058289" calcext:value-type="float">
            <text:p>1.76496005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31.84182" calcext:value-type="float">
            <text:p>1427750131.84182</text:p>
          </table:table-cell>
          <table:table-cell office:value-type="float" office:value="1427750133.43122" calcext:value-type="float">
            <text:p>1427750133.43122</text:p>
          </table:table-cell>
          <table:table-cell table:number-columns-repeated="4"/>
          <table:table-cell table:formula="of:=MAX([.B14];[.D14];[.G14])-MAX([.A14];[.C14];[.E14])" office:value-type="float" office:value="1.58940005302429" calcext:value-type="float">
            <text:p>1.589400053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182" calcext:value-type="float">
            <text:p>1427750131.84182</text:p>
          </table:table-cell>
          <table:table-cell office:value-type="float" office:value="1427750133.30997" calcext:value-type="float">
            <text:p>1427750133.30997</text:p>
          </table:table-cell>
          <table:table-cell office:value-type="float" office:value="1427750133.34298" calcext:value-type="float">
            <text:p>1427750133.34298</text:p>
          </table:table-cell>
          <table:table-cell/>
          <table:table-cell table:formula="of:=MAX([.B15];[.D15];[.G15])-MAX([.A15];[.C15];[.E15])" office:value-type="float" office:value="1.50115990638733" calcext:value-type="float">
            <text:p>1.5011599064</text:p>
          </table:table-cell>
          <table:table-cell table:formula="of:=IF(ISBLANK([.E15]);&quot;&quot;;[.I15])" office:value-type="float" office:value="1.50115990638733" calcext:value-type="float">
            <text:p>1.5011599064</text:p>
          </table:table-cell>
          <table:table-cell table:formula="of:=IF(OR(ISBLANK([.E15]);[.I15]&lt;=0);&quot;&quot;;[.I15])" office:value-type="float" office:value="1.50115990638733" calcext:value-type="float">
            <text:p>1.50115990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236" calcext:value-type="float">
            <text:p>1427750131.84236</text:p>
          </table:table-cell>
          <table:table-cell office:value-type="float" office:value="1427750133.3041" calcext:value-type="float">
            <text:p>1427750133.3041</text:p>
          </table:table-cell>
          <table:table-cell office:value-type="float" office:value="1427750133.34298" calcext:value-type="float">
            <text:p>1427750133.34298</text:p>
          </table:table-cell>
          <table:table-cell/>
          <table:table-cell table:formula="of:=MAX([.B16];[.D16];[.G16])-MAX([.A16];[.C16];[.E16])" office:value-type="float" office:value="1.50061988830566" calcext:value-type="float">
            <text:p>1.5006198883</text:p>
          </table:table-cell>
          <table:table-cell table:formula="of:=IF(ISBLANK([.E16]);&quot;&quot;;[.I16])" office:value-type="float" office:value="1.50061988830566" calcext:value-type="float">
            <text:p>1.5006198883</text:p>
          </table:table-cell>
          <table:table-cell table:formula="of:=IF(OR(ISBLANK([.E16]);[.I16]&lt;=0);&quot;&quot;;[.I16])" office:value-type="float" office:value="1.50061988830566" calcext:value-type="float">
            <text:p>1.50061988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319" calcext:value-type="float">
            <text:p>1427750131.84319</text:p>
          </table:table-cell>
          <table:table-cell office:value-type="float" office:value="1427750133.30416" calcext:value-type="float">
            <text:p>1427750133.30416</text:p>
          </table:table-cell>
          <table:table-cell office:value-type="float" office:value="1427750133.3429" calcext:value-type="float">
            <text:p>1427750133.3429</text:p>
          </table:table-cell>
          <table:table-cell/>
          <table:table-cell table:formula="of:=MAX([.B17];[.D17];[.G17])-MAX([.A17];[.C17];[.E17])" office:value-type="float" office:value="1.49971008300781" calcext:value-type="float">
            <text:p>1.499710083</text:p>
          </table:table-cell>
          <table:table-cell table:formula="of:=IF(ISBLANK([.E17]);&quot;&quot;;[.I17])" office:value-type="float" office:value="1.49971008300781" calcext:value-type="float">
            <text:p>1.499710083</text:p>
          </table:table-cell>
          <table:table-cell table:formula="of:=IF(OR(ISBLANK([.E17]);[.I17]&lt;=0);&quot;&quot;;[.I17])" office:value-type="float" office:value="1.49971008300781" calcext:value-type="float">
            <text:p>1.4997100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376" calcext:value-type="float">
            <text:p>1427750131.84376</text:p>
          </table:table-cell>
          <table:table-cell office:value-type="float" office:value="1427750133.30394" calcext:value-type="float">
            <text:p>1427750133.30394</text:p>
          </table:table-cell>
          <table:table-cell office:value-type="float" office:value="1427750133.33759" calcext:value-type="float">
            <text:p>1427750133.33759</text:p>
          </table:table-cell>
          <table:table-cell/>
          <table:table-cell table:formula="of:=MAX([.B18];[.D18];[.G18])-MAX([.A18];[.C18];[.E18])" office:value-type="float" office:value="1.49382996559143" calcext:value-type="float">
            <text:p>1.4938299656</text:p>
          </table:table-cell>
          <table:table-cell table:formula="of:=IF(ISBLANK([.E18]);&quot;&quot;;[.I18])" office:value-type="float" office:value="1.49382996559143" calcext:value-type="float">
            <text:p>1.4938299656</text:p>
          </table:table-cell>
          <table:table-cell table:formula="of:=IF(OR(ISBLANK([.E18]);[.I18]&lt;=0);&quot;&quot;;[.I18])" office:value-type="float" office:value="1.49382996559143" calcext:value-type="float">
            <text:p>1.49382996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426" calcext:value-type="float">
            <text:p>1427750131.84426</text:p>
          </table:table-cell>
          <table:table-cell office:value-type="float" office:value="1427750133.30403" calcext:value-type="float">
            <text:p>1427750133.30403</text:p>
          </table:table-cell>
          <table:table-cell office:value-type="float" office:value="1427750133.34289" calcext:value-type="float">
            <text:p>1427750133.34289</text:p>
          </table:table-cell>
          <table:table-cell/>
          <table:table-cell table:formula="of:=MAX([.B19];[.D19];[.G19])-MAX([.A19];[.C19];[.E19])" office:value-type="float" office:value="1.49863004684448" calcext:value-type="float">
            <text:p>1.4986300468</text:p>
          </table:table-cell>
          <table:table-cell table:formula="of:=IF(ISBLANK([.E19]);&quot;&quot;;[.I19])" office:value-type="float" office:value="1.49863004684448" calcext:value-type="float">
            <text:p>1.4986300468</text:p>
          </table:table-cell>
          <table:table-cell table:formula="of:=IF(OR(ISBLANK([.E19]);[.I19]&lt;=0);&quot;&quot;;[.I19])" office:value-type="float" office:value="1.49863004684448" calcext:value-type="float">
            <text:p>1.49863004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472" calcext:value-type="float">
            <text:p>1427750131.84472</text:p>
          </table:table-cell>
          <table:table-cell office:value-type="float" office:value="1427750133.30426" calcext:value-type="float">
            <text:p>1427750133.30426</text:p>
          </table:table-cell>
          <table:table-cell office:value-type="float" office:value="1427750133.33917" calcext:value-type="float">
            <text:p>1427750133.33917</text:p>
          </table:table-cell>
          <table:table-cell/>
          <table:table-cell table:formula="of:=MAX([.B20];[.D20];[.G20])-MAX([.A20];[.C20];[.E20])" office:value-type="float" office:value="1.49445009231567" calcext:value-type="float">
            <text:p>1.4944500923</text:p>
          </table:table-cell>
          <table:table-cell table:formula="of:=IF(ISBLANK([.E20]);&quot;&quot;;[.I20])" office:value-type="float" office:value="1.49445009231567" calcext:value-type="float">
            <text:p>1.4944500923</text:p>
          </table:table-cell>
          <table:table-cell table:formula="of:=IF(OR(ISBLANK([.E20]);[.I20]&lt;=0);&quot;&quot;;[.I20])" office:value-type="float" office:value="1.49445009231567" calcext:value-type="float">
            <text:p>1.49445009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522" calcext:value-type="float">
            <text:p>1427750131.84522</text:p>
          </table:table-cell>
          <table:table-cell office:value-type="float" office:value="1427750133.30421" calcext:value-type="float">
            <text:p>1427750133.30421</text:p>
          </table:table-cell>
          <table:table-cell office:value-type="float" office:value="1427750133.33765" calcext:value-type="float">
            <text:p>1427750133.33765</text:p>
          </table:table-cell>
          <table:table-cell/>
          <table:table-cell table:formula="of:=MAX([.B21];[.D21];[.G21])-MAX([.A21];[.C21];[.E21])" office:value-type="float" office:value="1.49242997169495" calcext:value-type="float">
            <text:p>1.4924299717</text:p>
          </table:table-cell>
          <table:table-cell table:formula="of:=IF(ISBLANK([.E21]);&quot;&quot;;[.I21])" office:value-type="float" office:value="1.49242997169495" calcext:value-type="float">
            <text:p>1.4924299717</text:p>
          </table:table-cell>
          <table:table-cell table:formula="of:=IF(OR(ISBLANK([.E21]);[.I21]&lt;=0);&quot;&quot;;[.I21])" office:value-type="float" office:value="1.49242997169495" calcext:value-type="float">
            <text:p>1.49242997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57" calcext:value-type="float">
            <text:p>1427750131.8457</text:p>
          </table:table-cell>
          <table:table-cell office:value-type="float" office:value="1427750133.39535" calcext:value-type="float">
            <text:p>1427750133.39535</text:p>
          </table:table-cell>
          <table:table-cell office:value-type="float" office:value="1427750133.43121" calcext:value-type="float">
            <text:p>1427750133.43121</text:p>
          </table:table-cell>
          <table:table-cell/>
          <table:table-cell table:formula="of:=MAX([.B22];[.D22];[.G22])-MAX([.A22];[.C22];[.E22])" office:value-type="float" office:value="1.58551001548767" calcext:value-type="float">
            <text:p>1.5855100155</text:p>
          </table:table-cell>
          <table:table-cell table:formula="of:=IF(ISBLANK([.E22]);&quot;&quot;;[.I22])" office:value-type="float" office:value="1.58551001548767" calcext:value-type="float">
            <text:p>1.5855100155</text:p>
          </table:table-cell>
          <table:table-cell table:formula="of:=IF(OR(ISBLANK([.E22]);[.I22]&lt;=0);&quot;&quot;;[.I22])" office:value-type="float" office:value="1.58551001548767" calcext:value-type="float">
            <text:p>1.58551001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615" calcext:value-type="float">
            <text:p>1427750131.84615</text:p>
          </table:table-cell>
          <table:table-cell office:value-type="float" office:value="1427750133.30432" calcext:value-type="float">
            <text:p>1427750133.30432</text:p>
          </table:table-cell>
          <table:table-cell office:value-type="float" office:value="1427750133.34285" calcext:value-type="float">
            <text:p>1427750133.34285</text:p>
          </table:table-cell>
          <table:table-cell/>
          <table:table-cell table:formula="of:=MAX([.B23];[.D23];[.G23])-MAX([.A23];[.C23];[.E23])" office:value-type="float" office:value="1.49670004844666" calcext:value-type="float">
            <text:p>1.4967000484</text:p>
          </table:table-cell>
          <table:table-cell table:formula="of:=IF(ISBLANK([.E23]);&quot;&quot;;[.I23])" office:value-type="float" office:value="1.49670004844666" calcext:value-type="float">
            <text:p>1.4967000484</text:p>
          </table:table-cell>
          <table:table-cell table:formula="of:=IF(OR(ISBLANK([.E23]);[.I23]&lt;=0);&quot;&quot;;[.I23])" office:value-type="float" office:value="1.49670004844666" calcext:value-type="float">
            <text:p>1.49670004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1.8466" calcext:value-type="float">
            <text:p>1427750131.8466</text:p>
          </table:table-cell>
          <table:table-cell office:value-type="float" office:value="1427750133.30437" calcext:value-type="float">
            <text:p>1427750133.30437</text:p>
          </table:table-cell>
          <table:table-cell office:value-type="float" office:value="1427750133.34293" calcext:value-type="float">
            <text:p>1427750133.34293</text:p>
          </table:table-cell>
          <table:table-cell/>
          <table:table-cell table:formula="of:=MAX([.B24];[.D24];[.G24])-MAX([.A24];[.C24];[.E24])" office:value-type="float" office:value="1.49633002281189" calcext:value-type="float">
            <text:p>1.4963300228</text:p>
          </table:table-cell>
          <table:table-cell table:formula="of:=IF(ISBLANK([.E24]);&quot;&quot;;[.I24])" office:value-type="float" office:value="1.49633002281189" calcext:value-type="float">
            <text:p>1.4963300228</text:p>
          </table:table-cell>
          <table:table-cell table:formula="of:=IF(OR(ISBLANK([.E24]);[.I24]&lt;=0);&quot;&quot;;[.I24])" office:value-type="float" office:value="1.49633002281189" calcext:value-type="float">
            <text:p>1.49633002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33.43123" calcext:value-type="float">
            <text:p>1427750133.43123</text:p>
          </table:table-cell>
          <table:table-cell office:value-type="float" office:value="1427750135.04318" calcext:value-type="float">
            <text:p>1427750135.04318</text:p>
          </table:table-cell>
          <table:table-cell table:number-columns-repeated="4"/>
          <table:table-cell table:formula="of:=MAX([.B25];[.D25];[.G25])-MAX([.A25];[.C25];[.E25])" office:value-type="float" office:value="1.6119499206543" calcext:value-type="float">
            <text:p>1.6119499207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124" calcext:value-type="float">
            <text:p>1427750133.43124</text:p>
          </table:table-cell>
          <table:table-cell office:value-type="float" office:value="1427750134.92453" calcext:value-type="float">
            <text:p>1427750134.92453</text:p>
          </table:table-cell>
          <table:table-cell office:value-type="float" office:value="1427750134.95892" calcext:value-type="float">
            <text:p>1427750134.95892</text:p>
          </table:table-cell>
          <table:table-cell/>
          <table:table-cell table:formula="of:=MAX([.B26];[.D26];[.G26])-MAX([.A26];[.C26];[.E26])" office:value-type="float" office:value="1.52767992019653" calcext:value-type="float">
            <text:p>1.5276799202</text:p>
          </table:table-cell>
          <table:table-cell table:formula="of:=IF(ISBLANK([.E26]);&quot;&quot;;[.I26])" office:value-type="float" office:value="1.52767992019653" calcext:value-type="float">
            <text:p>1.5276799202</text:p>
          </table:table-cell>
          <table:table-cell table:formula="of:=IF(OR(ISBLANK([.E26]);[.I26]&lt;=0);&quot;&quot;;[.I26])" office:value-type="float" office:value="1.52767992019653" calcext:value-type="float">
            <text:p>1.52767992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262" calcext:value-type="float">
            <text:p>1427750133.43262</text:p>
          </table:table-cell>
          <table:table-cell office:value-type="float" office:value="1427750134.92459" calcext:value-type="float">
            <text:p>1427750134.92459</text:p>
          </table:table-cell>
          <table:table-cell office:value-type="float" office:value="1427750134.96299" calcext:value-type="float">
            <text:p>1427750134.96299</text:p>
          </table:table-cell>
          <table:table-cell/>
          <table:table-cell table:formula="of:=MAX([.B27];[.D27];[.G27])-MAX([.A27];[.C27];[.E27])" office:value-type="float" office:value="1.53036999702454" calcext:value-type="float">
            <text:p>1.530369997</text:p>
          </table:table-cell>
          <table:table-cell table:formula="of:=IF(ISBLANK([.E27]);&quot;&quot;;[.I27])" office:value-type="float" office:value="1.53036999702454" calcext:value-type="float">
            <text:p>1.530369997</text:p>
          </table:table-cell>
          <table:table-cell table:formula="of:=IF(OR(ISBLANK([.E27]);[.I27]&lt;=0);&quot;&quot;;[.I27])" office:value-type="float" office:value="1.53036999702454" calcext:value-type="float">
            <text:p>1.5303699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393" calcext:value-type="float">
            <text:p>1427750133.43393</text:p>
          </table:table-cell>
          <table:table-cell office:value-type="float" office:value="1427750134.92464" calcext:value-type="float">
            <text:p>1427750134.92464</text:p>
          </table:table-cell>
          <table:table-cell office:value-type="float" office:value="1427750134.95564" calcext:value-type="float">
            <text:p>1427750134.95564</text:p>
          </table:table-cell>
          <table:table-cell/>
          <table:table-cell table:formula="of:=MAX([.B28];[.D28];[.G28])-MAX([.A28];[.C28];[.E28])" office:value-type="float" office:value="1.52171015739441" calcext:value-type="float">
            <text:p>1.5217101574</text:p>
          </table:table-cell>
          <table:table-cell table:formula="of:=IF(ISBLANK([.E28]);&quot;&quot;;[.I28])" office:value-type="float" office:value="1.52171015739441" calcext:value-type="float">
            <text:p>1.5217101574</text:p>
          </table:table-cell>
          <table:table-cell table:formula="of:=IF(OR(ISBLANK([.E28]);[.I28]&lt;=0);&quot;&quot;;[.I28])" office:value-type="float" office:value="1.52171015739441" calcext:value-type="float">
            <text:p>1.52171015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523" calcext:value-type="float">
            <text:p>1427750133.43523</text:p>
          </table:table-cell>
          <table:table-cell office:value-type="float" office:value="1427750134.92775" calcext:value-type="float">
            <text:p>1427750134.92775</text:p>
          </table:table-cell>
          <table:table-cell office:value-type="float" office:value="1427750134.96304" calcext:value-type="float">
            <text:p>1427750134.96304</text:p>
          </table:table-cell>
          <table:table-cell/>
          <table:table-cell table:formula="of:=MAX([.B29];[.D29];[.G29])-MAX([.A29];[.C29];[.E29])" office:value-type="float" office:value="1.52781009674072" calcext:value-type="float">
            <text:p>1.5278100967</text:p>
          </table:table-cell>
          <table:table-cell table:formula="of:=IF(ISBLANK([.E29]);&quot;&quot;;[.I29])" office:value-type="float" office:value="1.52781009674072" calcext:value-type="float">
            <text:p>1.5278100967</text:p>
          </table:table-cell>
          <table:table-cell table:formula="of:=IF(OR(ISBLANK([.E29]);[.I29]&lt;=0);&quot;&quot;;[.I29])" office:value-type="float" office:value="1.52781009674072" calcext:value-type="float">
            <text:p>1.52781009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586" calcext:value-type="float">
            <text:p>1427750133.43586</text:p>
          </table:table-cell>
          <table:table-cell office:value-type="float" office:value="1427750135.01455" calcext:value-type="float">
            <text:p>1427750135.01455</text:p>
          </table:table-cell>
          <table:table-cell office:value-type="float" office:value="1427750135.04317" calcext:value-type="float">
            <text:p>1427750135.04317</text:p>
          </table:table-cell>
          <table:table-cell/>
          <table:table-cell table:formula="of:=MAX([.B30];[.D30];[.G30])-MAX([.A30];[.C30];[.E30])" office:value-type="float" office:value="1.6073100566864" calcext:value-type="float">
            <text:p>1.6073100567</text:p>
          </table:table-cell>
          <table:table-cell table:formula="of:=IF(ISBLANK([.E30]);&quot;&quot;;[.I30])" office:value-type="float" office:value="1.6073100566864" calcext:value-type="float">
            <text:p>1.6073100567</text:p>
          </table:table-cell>
          <table:table-cell table:formula="of:=IF(OR(ISBLANK([.E30]);[.I30]&lt;=0);&quot;&quot;;[.I30])" office:value-type="float" office:value="1.6073100566864" calcext:value-type="float">
            <text:p>1.60731005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635" calcext:value-type="float">
            <text:p>1427750133.43635</text:p>
          </table:table-cell>
          <table:table-cell office:value-type="float" office:value="1427750134.9247" calcext:value-type="float">
            <text:p>1427750134.9247</text:p>
          </table:table-cell>
          <table:table-cell office:value-type="float" office:value="1427750134.96298" calcext:value-type="float">
            <text:p>1427750134.96298</text:p>
          </table:table-cell>
          <table:table-cell/>
          <table:table-cell table:formula="of:=MAX([.B31];[.D31];[.G31])-MAX([.A31];[.C31];[.E31])" office:value-type="float" office:value="1.52662992477417" calcext:value-type="float">
            <text:p>1.5266299248</text:p>
          </table:table-cell>
          <table:table-cell table:formula="of:=IF(ISBLANK([.E31]);&quot;&quot;;[.I31])" office:value-type="float" office:value="1.52662992477417" calcext:value-type="float">
            <text:p>1.5266299248</text:p>
          </table:table-cell>
          <table:table-cell table:formula="of:=IF(OR(ISBLANK([.E31]);[.I31]&lt;=0);&quot;&quot;;[.I31])" office:value-type="float" office:value="1.52662992477417" calcext:value-type="float">
            <text:p>1.52662992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685" calcext:value-type="float">
            <text:p>1427750133.43685</text:p>
          </table:table-cell>
          <table:table-cell office:value-type="float" office:value="1427750134.92475" calcext:value-type="float">
            <text:p>1427750134.92475</text:p>
          </table:table-cell>
          <table:table-cell office:value-type="float" office:value="1427750134.95891" calcext:value-type="float">
            <text:p>1427750134.95891</text:p>
          </table:table-cell>
          <table:table-cell/>
          <table:table-cell table:formula="of:=MAX([.B32];[.D32];[.G32])-MAX([.A32];[.C32];[.E32])" office:value-type="float" office:value="1.52205991744995" calcext:value-type="float">
            <text:p>1.5220599174</text:p>
          </table:table-cell>
          <table:table-cell table:formula="of:=IF(ISBLANK([.E32]);&quot;&quot;;[.I32])" office:value-type="float" office:value="1.52205991744995" calcext:value-type="float">
            <text:p>1.5220599174</text:p>
          </table:table-cell>
          <table:table-cell table:formula="of:=IF(OR(ISBLANK([.E32]);[.I32]&lt;=0);&quot;&quot;;[.I32])" office:value-type="float" office:value="1.52205991744995" calcext:value-type="float">
            <text:p>1.52205991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735" calcext:value-type="float">
            <text:p>1427750133.43735</text:p>
          </table:table-cell>
          <table:table-cell office:value-type="float" office:value="1427750134.92481" calcext:value-type="float">
            <text:p>1427750134.92481</text:p>
          </table:table-cell>
          <table:table-cell office:value-type="float" office:value="1427750134.96297" calcext:value-type="float">
            <text:p>1427750134.96297</text:p>
          </table:table-cell>
          <table:table-cell/>
          <table:table-cell table:formula="of:=MAX([.B33];[.D33];[.G33])-MAX([.A33];[.C33];[.E33])" office:value-type="float" office:value="1.5256199836731" calcext:value-type="float">
            <text:p>1.5256199837</text:p>
          </table:table-cell>
          <table:table-cell table:formula="of:=IF(ISBLANK([.E33]);&quot;&quot;;[.I33])" office:value-type="float" office:value="1.5256199836731" calcext:value-type="float">
            <text:p>1.5256199837</text:p>
          </table:table-cell>
          <table:table-cell table:formula="of:=IF(OR(ISBLANK([.E33]);[.I33]&lt;=0);&quot;&quot;;[.I33])" office:value-type="float" office:value="1.5256199836731" calcext:value-type="float">
            <text:p>1.52561998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792" calcext:value-type="float">
            <text:p>1427750133.43792</text:p>
          </table:table-cell>
          <table:table-cell office:value-type="float" office:value="1427750134.92486" calcext:value-type="float">
            <text:p>1427750134.92486</text:p>
          </table:table-cell>
          <table:table-cell office:value-type="float" office:value="1427750134.96303" calcext:value-type="float">
            <text:p>1427750134.96303</text:p>
          </table:table-cell>
          <table:table-cell/>
          <table:table-cell table:formula="of:=MAX([.B34];[.D34];[.G34])-MAX([.A34];[.C34];[.E34])" office:value-type="float" office:value="1.5251100063324" calcext:value-type="float">
            <text:p>1.5251100063</text:p>
          </table:table-cell>
          <table:table-cell table:formula="of:=IF(ISBLANK([.E34]);&quot;&quot;;[.I34])" office:value-type="float" office:value="1.5251100063324" calcext:value-type="float">
            <text:p>1.5251100063</text:p>
          </table:table-cell>
          <table:table-cell table:formula="of:=IF(OR(ISBLANK([.E34]);[.I34]&lt;=0);&quot;&quot;;[.I34])" office:value-type="float" office:value="1.5251100063324" calcext:value-type="float">
            <text:p>1.52511000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3.43842" calcext:value-type="float">
            <text:p>1427750133.43842</text:p>
          </table:table-cell>
          <table:table-cell office:value-type="float" office:value="1427750134.26296" calcext:value-type="float">
            <text:p>1427750134.26296</text:p>
          </table:table-cell>
          <table:table-cell office:value-type="float" office:value="1427750134.92489" calcext:value-type="float">
            <text:p>1427750134.92489</text:p>
          </table:table-cell>
          <table:table-cell/>
          <table:table-cell table:formula="of:=MAX([.B35];[.D35];[.G35])-MAX([.A35];[.C35];[.E35])" office:value-type="float" office:value="1.48646998405457" calcext:value-type="float">
            <text:p>1.4864699841</text:p>
          </table:table-cell>
          <table:table-cell table:formula="of:=IF(ISBLANK([.E35]);&quot;&quot;;[.I35])" office:value-type="float" office:value="1.48646998405457" calcext:value-type="float">
            <text:p>1.4864699841</text:p>
          </table:table-cell>
          <table:table-cell table:formula="of:=IF(OR(ISBLANK([.E35]);[.I35]&lt;=0);&quot;&quot;;[.I35])" office:value-type="float" office:value="1.48646998405457" calcext:value-type="float">
            <text:p>1.48646998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35.04319" calcext:value-type="float">
            <text:p>1427750135.04319</text:p>
          </table:table-cell>
          <table:table-cell office:value-type="float" office:value="1427750136.85081" calcext:value-type="float">
            <text:p>1427750136.85081</text:p>
          </table:table-cell>
          <table:table-cell table:number-columns-repeated="4"/>
          <table:table-cell table:formula="of:=MAX([.B36];[.D36];[.G36])-MAX([.A36];[.C36];[.E36])" office:value-type="float" office:value="1.80762004852295" calcext:value-type="float">
            <text:p>1.8076200485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432" calcext:value-type="float">
            <text:p>1427750135.0432</text:p>
          </table:table-cell>
          <table:table-cell office:value-type="float" office:value="1427750136.72568" calcext:value-type="float">
            <text:p>1427750136.72568</text:p>
          </table:table-cell>
          <table:table-cell office:value-type="float" office:value="1427750136.76534" calcext:value-type="float">
            <text:p>1427750136.76534</text:p>
          </table:table-cell>
          <table:table-cell/>
          <table:table-cell table:formula="of:=MAX([.B37];[.D37];[.G37])-MAX([.A37];[.C37];[.E37])" office:value-type="float" office:value="1.72214007377625" calcext:value-type="float">
            <text:p>1.7221400738</text:p>
          </table:table-cell>
          <table:table-cell table:formula="of:=IF(ISBLANK([.E37]);&quot;&quot;;[.I37])" office:value-type="float" office:value="1.72214007377625" calcext:value-type="float">
            <text:p>1.7221400738</text:p>
          </table:table-cell>
          <table:table-cell table:formula="of:=IF(OR(ISBLANK([.E37]);[.I37]&lt;=0);&quot;&quot;;[.I37])" office:value-type="float" office:value="1.72214007377625" calcext:value-type="float">
            <text:p>1.72214007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4443" calcext:value-type="float">
            <text:p>1427750135.04443</text:p>
          </table:table-cell>
          <table:table-cell office:value-type="float" office:value="1427750136.81598" calcext:value-type="float">
            <text:p>1427750136.81598</text:p>
          </table:table-cell>
          <table:table-cell office:value-type="float" office:value="1427750136.8508" calcext:value-type="float">
            <text:p>1427750136.8508</text:p>
          </table:table-cell>
          <table:table-cell/>
          <table:table-cell table:formula="of:=MAX([.B38];[.D38];[.G38])-MAX([.A38];[.C38];[.E38])" office:value-type="float" office:value="1.80637001991272" calcext:value-type="float">
            <text:p>1.8063700199</text:p>
          </table:table-cell>
          <table:table-cell table:formula="of:=IF(ISBLANK([.E38]);&quot;&quot;;[.I38])" office:value-type="float" office:value="1.80637001991272" calcext:value-type="float">
            <text:p>1.8063700199</text:p>
          </table:table-cell>
          <table:table-cell table:formula="of:=IF(OR(ISBLANK([.E38]);[.I38]&lt;=0);&quot;&quot;;[.I38])" office:value-type="float" office:value="1.80637001991272" calcext:value-type="float">
            <text:p>1.80637001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4613" calcext:value-type="float">
            <text:p>1427750135.04613</text:p>
          </table:table-cell>
          <table:table-cell office:value-type="float" office:value="1427750136.7259" calcext:value-type="float">
            <text:p>1427750136.7259</text:p>
          </table:table-cell>
          <table:table-cell office:value-type="float" office:value="1427750136.76209" calcext:value-type="float">
            <text:p>1427750136.76209</text:p>
          </table:table-cell>
          <table:table-cell/>
          <table:table-cell table:formula="of:=MAX([.B39];[.D39];[.G39])-MAX([.A39];[.C39];[.E39])" office:value-type="float" office:value="1.71596002578735" calcext:value-type="float">
            <text:p>1.7159600258</text:p>
          </table:table-cell>
          <table:table-cell table:formula="of:=IF(ISBLANK([.E39]);&quot;&quot;;[.I39])" office:value-type="float" office:value="1.71596002578735" calcext:value-type="float">
            <text:p>1.7159600258</text:p>
          </table:table-cell>
          <table:table-cell table:formula="of:=IF(OR(ISBLANK([.E39]);[.I39]&lt;=0);&quot;&quot;;[.I39])" office:value-type="float" office:value="1.71596002578735" calcext:value-type="float">
            <text:p>1.71596002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4732" calcext:value-type="float">
            <text:p>1427750135.04732</text:p>
          </table:table-cell>
          <table:table-cell office:value-type="float" office:value="1427750136.72578" calcext:value-type="float">
            <text:p>1427750136.72578</text:p>
          </table:table-cell>
          <table:table-cell office:value-type="float" office:value="1427750136.75957" calcext:value-type="float">
            <text:p>1427750136.75957</text:p>
          </table:table-cell>
          <table:table-cell/>
          <table:table-cell table:formula="of:=MAX([.B40];[.D40];[.G40])-MAX([.A40];[.C40];[.E40])" office:value-type="float" office:value="1.71224999427795" calcext:value-type="float">
            <text:p>1.7122499943</text:p>
          </table:table-cell>
          <table:table-cell table:formula="of:=IF(ISBLANK([.E40]);&quot;&quot;;[.I40])" office:value-type="float" office:value="1.71224999427795" calcext:value-type="float">
            <text:p>1.7122499943</text:p>
          </table:table-cell>
          <table:table-cell table:formula="of:=IF(OR(ISBLANK([.E40]);[.I40]&lt;=0);&quot;&quot;;[.I40])" office:value-type="float" office:value="1.71224999427795" calcext:value-type="float">
            <text:p>1.71224999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4842" calcext:value-type="float">
            <text:p>1427750135.04842</text:p>
          </table:table-cell>
          <table:table-cell office:value-type="float" office:value="1427750136.72662" calcext:value-type="float">
            <text:p>1427750136.72662</text:p>
          </table:table-cell>
          <table:table-cell office:value-type="float" office:value="1427750136.7595" calcext:value-type="float">
            <text:p>1427750136.7595</text:p>
          </table:table-cell>
          <table:table-cell/>
          <table:table-cell table:formula="of:=MAX([.B41];[.D41];[.G41])-MAX([.A41];[.C41];[.E41])" office:value-type="float" office:value="1.7110800743103" calcext:value-type="float">
            <text:p>1.7110800743</text:p>
          </table:table-cell>
          <table:table-cell table:formula="of:=IF(ISBLANK([.E41]);&quot;&quot;;[.I41])" office:value-type="float" office:value="1.7110800743103" calcext:value-type="float">
            <text:p>1.7110800743</text:p>
          </table:table-cell>
          <table:table-cell table:formula="of:=IF(OR(ISBLANK([.E41]);[.I41]&lt;=0);&quot;&quot;;[.I41])" office:value-type="float" office:value="1.7110800743103" calcext:value-type="float">
            <text:p>1.71108007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4959" calcext:value-type="float">
            <text:p>1427750135.04959</text:p>
          </table:table-cell>
          <table:table-cell office:value-type="float" office:value="1427750136.72672" calcext:value-type="float">
            <text:p>1427750136.72672</text:p>
          </table:table-cell>
          <table:table-cell office:value-type="float" office:value="1427750136.75916" calcext:value-type="float">
            <text:p>1427750136.75916</text:p>
          </table:table-cell>
          <table:table-cell/>
          <table:table-cell table:formula="of:=MAX([.B42];[.D42];[.G42])-MAX([.A42];[.C42];[.E42])" office:value-type="float" office:value="1.70956993103027" calcext:value-type="float">
            <text:p>1.709569931</text:p>
          </table:table-cell>
          <table:table-cell table:formula="of:=IF(ISBLANK([.E42]);&quot;&quot;;[.I42])" office:value-type="float" office:value="1.70956993103027" calcext:value-type="float">
            <text:p>1.709569931</text:p>
          </table:table-cell>
          <table:table-cell table:formula="of:=IF(OR(ISBLANK([.E42]);[.I42]&lt;=0);&quot;&quot;;[.I42])" office:value-type="float" office:value="1.70956993103027" calcext:value-type="float">
            <text:p>1.7095699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5049" calcext:value-type="float">
            <text:p>1427750135.05049</text:p>
          </table:table-cell>
          <table:table-cell office:value-type="float" office:value="1427750136.72556" calcext:value-type="float">
            <text:p>1427750136.72556</text:p>
          </table:table-cell>
          <table:table-cell office:value-type="float" office:value="1427750136.75922" calcext:value-type="float">
            <text:p>1427750136.75922</text:p>
          </table:table-cell>
          <table:table-cell/>
          <table:table-cell table:formula="of:=MAX([.B43];[.D43];[.G43])-MAX([.A43];[.C43];[.E43])" office:value-type="float" office:value="1.7087299823761" calcext:value-type="float">
            <text:p>1.7087299824</text:p>
          </table:table-cell>
          <table:table-cell table:formula="of:=IF(ISBLANK([.E43]);&quot;&quot;;[.I43])" office:value-type="float" office:value="1.7087299823761" calcext:value-type="float">
            <text:p>1.7087299824</text:p>
          </table:table-cell>
          <table:table-cell table:formula="of:=IF(OR(ISBLANK([.E43]);[.I43]&lt;=0);&quot;&quot;;[.I43])" office:value-type="float" office:value="1.7087299823761" calcext:value-type="float">
            <text:p>1.70872998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5161" calcext:value-type="float">
            <text:p>1427750135.05161</text:p>
          </table:table-cell>
          <table:table-cell office:value-type="float" office:value="1427750136.72695" calcext:value-type="float">
            <text:p>1427750136.72695</text:p>
          </table:table-cell>
          <table:table-cell office:value-type="float" office:value="1427750136.76219" calcext:value-type="float">
            <text:p>1427750136.76219</text:p>
          </table:table-cell>
          <table:table-cell/>
          <table:table-cell table:formula="of:=MAX([.B44];[.D44];[.G44])-MAX([.A44];[.C44];[.E44])" office:value-type="float" office:value="1.71058011054993" calcext:value-type="float">
            <text:p>1.7105801105</text:p>
          </table:table-cell>
          <table:table-cell table:formula="of:=IF(ISBLANK([.E44]);&quot;&quot;;[.I44])" office:value-type="float" office:value="1.71058011054993" calcext:value-type="float">
            <text:p>1.7105801105</text:p>
          </table:table-cell>
          <table:table-cell table:formula="of:=IF(OR(ISBLANK([.E44]);[.I44]&lt;=0);&quot;&quot;;[.I44])" office:value-type="float" office:value="1.71058011054993" calcext:value-type="float">
            <text:p>1.71058011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5261" calcext:value-type="float">
            <text:p>1427750135.05261</text:p>
          </table:table-cell>
          <table:table-cell office:value-type="float" office:value="1427750136.72704" calcext:value-type="float">
            <text:p>1427750136.72704</text:p>
          </table:table-cell>
          <table:table-cell office:value-type="float" office:value="1427750136.76212" calcext:value-type="float">
            <text:p>1427750136.76212</text:p>
          </table:table-cell>
          <table:table-cell/>
          <table:table-cell table:formula="of:=MAX([.B45];[.D45];[.G45])-MAX([.A45];[.C45];[.E45])" office:value-type="float" office:value="1.70951008796692" calcext:value-type="float">
            <text:p>1.709510088</text:p>
          </table:table-cell>
          <table:table-cell table:formula="of:=IF(ISBLANK([.E45]);&quot;&quot;;[.I45])" office:value-type="float" office:value="1.70951008796692" calcext:value-type="float">
            <text:p>1.709510088</text:p>
          </table:table-cell>
          <table:table-cell table:formula="of:=IF(OR(ISBLANK([.E45]);[.I45]&lt;=0);&quot;&quot;;[.I45])" office:value-type="float" office:value="1.70951008796692" calcext:value-type="float">
            <text:p>1.7095100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5.05368" calcext:value-type="float">
            <text:p>1427750135.05368</text:p>
          </table:table-cell>
          <table:table-cell office:value-type="float" office:value="1427750136.72684" calcext:value-type="float">
            <text:p>1427750136.72684</text:p>
          </table:table-cell>
          <table:table-cell office:value-type="float" office:value="1427750136.76525" calcext:value-type="float">
            <text:p>1427750136.76525</text:p>
          </table:table-cell>
          <table:table-cell/>
          <table:table-cell table:formula="of:=MAX([.B46];[.D46];[.G46])-MAX([.A46];[.C46];[.E46])" office:value-type="float" office:value="1.71157002449036" calcext:value-type="float">
            <text:p>1.7115700245</text:p>
          </table:table-cell>
          <table:table-cell table:formula="of:=IF(ISBLANK([.E46]);&quot;&quot;;[.I46])" office:value-type="float" office:value="1.71157002449036" calcext:value-type="float">
            <text:p>1.7115700245</text:p>
          </table:table-cell>
          <table:table-cell table:formula="of:=IF(OR(ISBLANK([.E46]);[.I46]&lt;=0);&quot;&quot;;[.I46])" office:value-type="float" office:value="1.71157002449036" calcext:value-type="float">
            <text:p>1.71157002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36.85081" calcext:value-type="float">
            <text:p>1427750136.85081</text:p>
          </table:table-cell>
          <table:table-cell office:value-type="float" office:value="1427750138.47773" calcext:value-type="float">
            <text:p>1427750138.47773</text:p>
          </table:table-cell>
          <table:table-cell table:number-columns-repeated="4"/>
          <table:table-cell table:formula="of:=MAX([.B47];[.D47];[.G47])-MAX([.A47];[.C47];[.E47])" office:value-type="float" office:value="1.62691998481751" calcext:value-type="float">
            <text:p>1.6269199848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082" calcext:value-type="float">
            <text:p>1427750136.85082</text:p>
          </table:table-cell>
          <table:table-cell office:value-type="float" office:value="1427750138.36053" calcext:value-type="float">
            <text:p>1427750138.36053</text:p>
          </table:table-cell>
          <table:table-cell office:value-type="float" office:value="1427750138.39509" calcext:value-type="float">
            <text:p>1427750138.39509</text:p>
          </table:table-cell>
          <table:table-cell/>
          <table:table-cell table:formula="of:=MAX([.B48];[.D48];[.G48])-MAX([.A48];[.C48];[.E48])" office:value-type="float" office:value="1.54427003860474" calcext:value-type="float">
            <text:p>1.5442700386</text:p>
          </table:table-cell>
          <table:table-cell table:formula="of:=IF(ISBLANK([.E48]);&quot;&quot;;[.I48])" office:value-type="float" office:value="1.54427003860474" calcext:value-type="float">
            <text:p>1.5442700386</text:p>
          </table:table-cell>
          <table:table-cell table:formula="of:=IF(OR(ISBLANK([.E48]);[.I48]&lt;=0);&quot;&quot;;[.I48])" office:value-type="float" office:value="1.54427003860474" calcext:value-type="float">
            <text:p>1.54427003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179" calcext:value-type="float">
            <text:p>1427750136.85179</text:p>
          </table:table-cell>
          <table:table-cell office:value-type="float" office:value="1427750138.35443" calcext:value-type="float">
            <text:p>1427750138.35443</text:p>
          </table:table-cell>
          <table:table-cell office:value-type="float" office:value="1427750138.38754" calcext:value-type="float">
            <text:p>1427750138.38754</text:p>
          </table:table-cell>
          <table:table-cell/>
          <table:table-cell table:formula="of:=MAX([.B49];[.D49];[.G49])-MAX([.A49];[.C49];[.E49])" office:value-type="float" office:value="1.53575015068054" calcext:value-type="float">
            <text:p>1.5357501507</text:p>
          </table:table-cell>
          <table:table-cell table:formula="of:=IF(ISBLANK([.E49]);&quot;&quot;;[.I49])" office:value-type="float" office:value="1.53575015068054" calcext:value-type="float">
            <text:p>1.5357501507</text:p>
          </table:table-cell>
          <table:table-cell table:formula="of:=IF(OR(ISBLANK([.E49]);[.I49]&lt;=0);&quot;&quot;;[.I49])" office:value-type="float" office:value="1.53575015068054" calcext:value-type="float">
            <text:p>1.53575015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269" calcext:value-type="float">
            <text:p>1427750136.85269</text:p>
          </table:table-cell>
          <table:table-cell office:value-type="float" office:value="1427750138.35465" calcext:value-type="float">
            <text:p>1427750138.35465</text:p>
          </table:table-cell>
          <table:table-cell office:value-type="float" office:value="1427750138.3907" calcext:value-type="float">
            <text:p>1427750138.3907</text:p>
          </table:table-cell>
          <table:table-cell/>
          <table:table-cell table:formula="of:=MAX([.B50];[.D50];[.G50])-MAX([.A50];[.C50];[.E50])" office:value-type="float" office:value="1.53801012039185" calcext:value-type="float">
            <text:p>1.5380101204</text:p>
          </table:table-cell>
          <table:table-cell table:formula="of:=IF(ISBLANK([.E50]);&quot;&quot;;[.I50])" office:value-type="float" office:value="1.53801012039185" calcext:value-type="float">
            <text:p>1.5380101204</text:p>
          </table:table-cell>
          <table:table-cell table:formula="of:=IF(OR(ISBLANK([.E50]);[.I50]&lt;=0);&quot;&quot;;[.I50])" office:value-type="float" office:value="1.53801012039185" calcext:value-type="float">
            <text:p>1.53801012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354" calcext:value-type="float">
            <text:p>1427750136.85354</text:p>
          </table:table-cell>
          <table:table-cell office:value-type="float" office:value="1427750138.35459" calcext:value-type="float">
            <text:p>1427750138.35459</text:p>
          </table:table-cell>
          <table:table-cell office:value-type="float" office:value="1427750138.3856" calcext:value-type="float">
            <text:p>1427750138.3856</text:p>
          </table:table-cell>
          <table:table-cell/>
          <table:table-cell table:formula="of:=MAX([.B51];[.D51];[.G51])-MAX([.A51];[.C51];[.E51])" office:value-type="float" office:value="1.53206014633179" calcext:value-type="float">
            <text:p>1.5320601463</text:p>
          </table:table-cell>
          <table:table-cell table:formula="of:=IF(ISBLANK([.E51]);&quot;&quot;;[.I51])" office:value-type="float" office:value="1.53206014633179" calcext:value-type="float">
            <text:p>1.5320601463</text:p>
          </table:table-cell>
          <table:table-cell table:formula="of:=IF(OR(ISBLANK([.E51]);[.I51]&lt;=0);&quot;&quot;;[.I51])" office:value-type="float" office:value="1.53206014633179" calcext:value-type="float">
            <text:p>1.53206014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44" calcext:value-type="float">
            <text:p>1427750136.8544</text:p>
          </table:table-cell>
          <table:table-cell office:value-type="float" office:value="1427750138.35448" calcext:value-type="float">
            <text:p>1427750138.35448</text:p>
          </table:table-cell>
          <table:table-cell office:value-type="float" office:value="1427750138.38871" calcext:value-type="float">
            <text:p>1427750138.38871</text:p>
          </table:table-cell>
          <table:table-cell/>
          <table:table-cell table:formula="of:=MAX([.B52];[.D52];[.G52])-MAX([.A52];[.C52];[.E52])" office:value-type="float" office:value="1.53431010246277" calcext:value-type="float">
            <text:p>1.5343101025</text:p>
          </table:table-cell>
          <table:table-cell table:formula="of:=IF(ISBLANK([.E52]);&quot;&quot;;[.I52])" office:value-type="float" office:value="1.53431010246277" calcext:value-type="float">
            <text:p>1.5343101025</text:p>
          </table:table-cell>
          <table:table-cell table:formula="of:=IF(OR(ISBLANK([.E52]);[.I52]&lt;=0);&quot;&quot;;[.I52])" office:value-type="float" office:value="1.53431010246277" calcext:value-type="float">
            <text:p>1.53431010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539" calcext:value-type="float">
            <text:p>1427750136.85539</text:p>
          </table:table-cell>
          <table:table-cell office:value-type="float" office:value="1427750138.44246" calcext:value-type="float">
            <text:p>1427750138.44246</text:p>
          </table:table-cell>
          <table:table-cell office:value-type="float" office:value="1427750138.47772" calcext:value-type="float">
            <text:p>1427750138.47772</text:p>
          </table:table-cell>
          <table:table-cell/>
          <table:table-cell table:formula="of:=MAX([.B53];[.D53];[.G53])-MAX([.A53];[.C53];[.E53])" office:value-type="float" office:value="1.62232995033264" calcext:value-type="float">
            <text:p>1.6223299503</text:p>
          </table:table-cell>
          <table:table-cell table:formula="of:=IF(ISBLANK([.E53]);&quot;&quot;;[.I53])" office:value-type="float" office:value="1.62232995033264" calcext:value-type="float">
            <text:p>1.6223299503</text:p>
          </table:table-cell>
          <table:table-cell table:formula="of:=IF(OR(ISBLANK([.E53]);[.I53]&lt;=0);&quot;&quot;;[.I53])" office:value-type="float" office:value="1.62232995033264" calcext:value-type="float">
            <text:p>1.62232995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59" calcext:value-type="float">
            <text:p>1427750136.8559</text:p>
          </table:table-cell>
          <table:table-cell office:value-type="float" office:value="1427750138.3547" calcext:value-type="float">
            <text:p>1427750138.3547</text:p>
          </table:table-cell>
          <table:table-cell office:value-type="float" office:value="1427750138.38568" calcext:value-type="float">
            <text:p>1427750138.38568</text:p>
          </table:table-cell>
          <table:table-cell/>
          <table:table-cell table:formula="of:=MAX([.B54];[.D54];[.G54])-MAX([.A54];[.C54];[.E54])" office:value-type="float" office:value="1.52977991104126" calcext:value-type="float">
            <text:p>1.529779911</text:p>
          </table:table-cell>
          <table:table-cell table:formula="of:=IF(ISBLANK([.E54]);&quot;&quot;;[.I54])" office:value-type="float" office:value="1.52977991104126" calcext:value-type="float">
            <text:p>1.529779911</text:p>
          </table:table-cell>
          <table:table-cell table:formula="of:=IF(OR(ISBLANK([.E54]);[.I54]&lt;=0);&quot;&quot;;[.I54])" office:value-type="float" office:value="1.52977991104126" calcext:value-type="float">
            <text:p>1.5297799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639" calcext:value-type="float">
            <text:p>1427750136.85639</text:p>
          </table:table-cell>
          <table:table-cell office:value-type="float" office:value="1427750138.35437" calcext:value-type="float">
            <text:p>1427750138.35437</text:p>
          </table:table-cell>
          <table:table-cell office:value-type="float" office:value="1427750138.38876" calcext:value-type="float">
            <text:p>1427750138.38876</text:p>
          </table:table-cell>
          <table:table-cell/>
          <table:table-cell table:formula="of:=MAX([.B55];[.D55];[.G55])-MAX([.A55];[.C55];[.E55])" office:value-type="float" office:value="1.53237009048462" calcext:value-type="float">
            <text:p>1.5323700905</text:p>
          </table:table-cell>
          <table:table-cell table:formula="of:=IF(ISBLANK([.E55]);&quot;&quot;;[.I55])" office:value-type="float" office:value="1.53237009048462" calcext:value-type="float">
            <text:p>1.5323700905</text:p>
          </table:table-cell>
          <table:table-cell table:formula="of:=IF(OR(ISBLANK([.E55]);[.I55]&lt;=0);&quot;&quot;;[.I55])" office:value-type="float" office:value="1.53237009048462" calcext:value-type="float">
            <text:p>1.53237009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689" calcext:value-type="float">
            <text:p>1427750136.85689</text:p>
          </table:table-cell>
          <table:table-cell office:value-type="float" office:value="1427750138.35476" calcext:value-type="float">
            <text:p>1427750138.35476</text:p>
          </table:table-cell>
          <table:table-cell office:value-type="float" office:value="1427750138.39088" calcext:value-type="float">
            <text:p>1427750138.39088</text:p>
          </table:table-cell>
          <table:table-cell/>
          <table:table-cell table:formula="of:=MAX([.B56];[.D56];[.G56])-MAX([.A56];[.C56];[.E56])" office:value-type="float" office:value="1.53399014472961" calcext:value-type="float">
            <text:p>1.5339901447</text:p>
          </table:table-cell>
          <table:table-cell table:formula="of:=IF(ISBLANK([.E56]);&quot;&quot;;[.I56])" office:value-type="float" office:value="1.53399014472961" calcext:value-type="float">
            <text:p>1.5339901447</text:p>
          </table:table-cell>
          <table:table-cell table:formula="of:=IF(OR(ISBLANK([.E56]);[.I56]&lt;=0);&quot;&quot;;[.I56])" office:value-type="float" office:value="1.53399014472961" calcext:value-type="float">
            <text:p>1.53399014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6.85738" calcext:value-type="float">
            <text:p>1427750136.85738</text:p>
          </table:table-cell>
          <table:table-cell office:value-type="float" office:value="1427750138.35454" calcext:value-type="float">
            <text:p>1427750138.35454</text:p>
          </table:table-cell>
          <table:table-cell office:value-type="float" office:value="1427750138.38567" calcext:value-type="float">
            <text:p>1427750138.38567</text:p>
          </table:table-cell>
          <table:table-cell/>
          <table:table-cell table:formula="of:=MAX([.B57];[.D57];[.G57])-MAX([.A57];[.C57];[.E57])" office:value-type="float" office:value="1.52829003334045" calcext:value-type="float">
            <text:p>1.5282900333</text:p>
          </table:table-cell>
          <table:table-cell table:formula="of:=IF(ISBLANK([.E57]);&quot;&quot;;[.I57])" office:value-type="float" office:value="1.52829003334045" calcext:value-type="float">
            <text:p>1.5282900333</text:p>
          </table:table-cell>
          <table:table-cell table:formula="of:=IF(OR(ISBLANK([.E57]);[.I57]&lt;=0);&quot;&quot;;[.I57])" office:value-type="float" office:value="1.52829003334045" calcext:value-type="float">
            <text:p>1.5282900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38.47774" calcext:value-type="float">
            <text:p>1427750138.47774</text:p>
          </table:table-cell>
          <table:table-cell office:value-type="float" office:value="1427750140.16068" calcext:value-type="float">
            <text:p>1427750140.16068</text:p>
          </table:table-cell>
          <table:table-cell table:number-columns-repeated="4"/>
          <table:table-cell table:formula="of:=MAX([.B58];[.D58];[.G58])-MAX([.A58];[.C58];[.E58])" office:value-type="float" office:value="1.6829400062561" calcext:value-type="float">
            <text:p>1.6829400063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7774" calcext:value-type="float">
            <text:p>1427750138.47774</text:p>
          </table:table-cell>
          <table:table-cell office:value-type="float" office:value="1427750140.03585" calcext:value-type="float">
            <text:p>1427750140.03585</text:p>
          </table:table-cell>
          <table:table-cell office:value-type="float" office:value="1427750140.06755" calcext:value-type="float">
            <text:p>1427750140.06755</text:p>
          </table:table-cell>
          <table:table-cell/>
          <table:table-cell table:formula="of:=MAX([.B59];[.D59];[.G59])-MAX([.A59];[.C59];[.E59])" office:value-type="float" office:value="1.58980989456177" calcext:value-type="float">
            <text:p>1.5898098946</text:p>
          </table:table-cell>
          <table:table-cell table:formula="of:=IF(ISBLANK([.E59]);&quot;&quot;;[.I59])" office:value-type="float" office:value="1.58980989456177" calcext:value-type="float">
            <text:p>1.5898098946</text:p>
          </table:table-cell>
          <table:table-cell table:formula="of:=IF(OR(ISBLANK([.E59]);[.I59]&lt;=0);&quot;&quot;;[.I59])" office:value-type="float" office:value="1.58980989456177" calcext:value-type="float">
            <text:p>1.58980989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7827" calcext:value-type="float">
            <text:p>1427750138.47827</text:p>
          </table:table-cell>
          <table:table-cell office:value-type="float" office:value="1427750140.03579" calcext:value-type="float">
            <text:p>1427750140.03579</text:p>
          </table:table-cell>
          <table:table-cell office:value-type="float" office:value="1427750140.06909" calcext:value-type="float">
            <text:p>1427750140.06909</text:p>
          </table:table-cell>
          <table:table-cell/>
          <table:table-cell table:formula="of:=MAX([.B60];[.D60];[.G60])-MAX([.A60];[.C60];[.E60])" office:value-type="float" office:value="1.59081983566284" calcext:value-type="float">
            <text:p>1.5908198357</text:p>
          </table:table-cell>
          <table:table-cell table:formula="of:=IF(ISBLANK([.E60]);&quot;&quot;;[.I60])" office:value-type="float" office:value="1.59081983566284" calcext:value-type="float">
            <text:p>1.5908198357</text:p>
          </table:table-cell>
          <table:table-cell table:formula="of:=IF(OR(ISBLANK([.E60]);[.I60]&lt;=0);&quot;&quot;;[.I60])" office:value-type="float" office:value="1.59081983566284" calcext:value-type="float">
            <text:p>1.59081983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7874" calcext:value-type="float">
            <text:p>1427750138.47874</text:p>
          </table:table-cell>
          <table:table-cell office:value-type="float" office:value="1427750140.03608" calcext:value-type="float">
            <text:p>1427750140.03608</text:p>
          </table:table-cell>
          <table:table-cell office:value-type="float" office:value="1427750140.06766" calcext:value-type="float">
            <text:p>1427750140.06766</text:p>
          </table:table-cell>
          <table:table-cell/>
          <table:table-cell table:formula="of:=MAX([.B61];[.D61];[.G61])-MAX([.A61];[.C61];[.E61])" office:value-type="float" office:value="1.58892011642456" calcext:value-type="float">
            <text:p>1.5889201164</text:p>
          </table:table-cell>
          <table:table-cell table:formula="of:=IF(ISBLANK([.E61]);&quot;&quot;;[.I61])" office:value-type="float" office:value="1.58892011642456" calcext:value-type="float">
            <text:p>1.5889201164</text:p>
          </table:table-cell>
          <table:table-cell table:formula="of:=IF(OR(ISBLANK([.E61]);[.I61]&lt;=0);&quot;&quot;;[.I61])" office:value-type="float" office:value="1.58892011642456" calcext:value-type="float">
            <text:p>1.58892011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7923" calcext:value-type="float">
            <text:p>1427750138.47923</text:p>
          </table:table-cell>
          <table:table-cell office:value-type="float" office:value="1427750140.03597" calcext:value-type="float">
            <text:p>1427750140.03597</text:p>
          </table:table-cell>
          <table:table-cell office:value-type="float" office:value="1427750140.06759" calcext:value-type="float">
            <text:p>1427750140.06759</text:p>
          </table:table-cell>
          <table:table-cell/>
          <table:table-cell table:formula="of:=MAX([.B62];[.D62];[.G62])-MAX([.A62];[.C62];[.E62])" office:value-type="float" office:value="1.58836007118225" calcext:value-type="float">
            <text:p>1.5883600712</text:p>
          </table:table-cell>
          <table:table-cell table:formula="of:=IF(ISBLANK([.E62]);&quot;&quot;;[.I62])" office:value-type="float" office:value="1.58836007118225" calcext:value-type="float">
            <text:p>1.5883600712</text:p>
          </table:table-cell>
          <table:table-cell table:formula="of:=IF(OR(ISBLANK([.E62]);[.I62]&lt;=0);&quot;&quot;;[.I62])" office:value-type="float" office:value="1.58836007118225" calcext:value-type="float">
            <text:p>1.58836007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8018" calcext:value-type="float">
            <text:p>1427750138.48018</text:p>
          </table:table-cell>
          <table:table-cell office:value-type="float" office:value="1427750140.03591" calcext:value-type="float">
            <text:p>1427750140.03591</text:p>
          </table:table-cell>
          <table:table-cell office:value-type="float" office:value="1427750140.07216" calcext:value-type="float">
            <text:p>1427750140.07216</text:p>
          </table:table-cell>
          <table:table-cell/>
          <table:table-cell table:formula="of:=MAX([.B63];[.D63];[.G63])-MAX([.A63];[.C63];[.E63])" office:value-type="float" office:value="1.59197998046875" calcext:value-type="float">
            <text:p>1.5919799805</text:p>
          </table:table-cell>
          <table:table-cell table:formula="of:=IF(ISBLANK([.E63]);&quot;&quot;;[.I63])" office:value-type="float" office:value="1.59197998046875" calcext:value-type="float">
            <text:p>1.5919799805</text:p>
          </table:table-cell>
          <table:table-cell table:formula="of:=IF(OR(ISBLANK([.E63]);[.I63]&lt;=0);&quot;&quot;;[.I63])" office:value-type="float" office:value="1.59197998046875" calcext:value-type="float">
            <text:p>1.59197998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8067" calcext:value-type="float">
            <text:p>1427750138.48067</text:p>
          </table:table-cell>
          <table:table-cell office:value-type="float" office:value="1427750140.12475" calcext:value-type="float">
            <text:p>1427750140.12475</text:p>
          </table:table-cell>
          <table:table-cell office:value-type="float" office:value="1427750140.16067" calcext:value-type="float">
            <text:p>1427750140.16067</text:p>
          </table:table-cell>
          <table:table-cell/>
          <table:table-cell table:formula="of:=MAX([.B64];[.D64];[.G64])-MAX([.A64];[.C64];[.E64])" office:value-type="float" office:value="1.6800000667572" calcext:value-type="float">
            <text:p>1.6800000668</text:p>
          </table:table-cell>
          <table:table-cell table:formula="of:=IF(ISBLANK([.E64]);&quot;&quot;;[.I64])" office:value-type="float" office:value="1.6800000667572" calcext:value-type="float">
            <text:p>1.6800000668</text:p>
          </table:table-cell>
          <table:table-cell table:formula="of:=IF(OR(ISBLANK([.E64]);[.I64]&lt;=0);&quot;&quot;;[.I64])" office:value-type="float" office:value="1.6800000667572" calcext:value-type="float">
            <text:p>1.68000006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8113" calcext:value-type="float">
            <text:p>1427750138.48113</text:p>
          </table:table-cell>
          <table:table-cell office:value-type="float" office:value="1427750139.51485" calcext:value-type="float">
            <text:p>1427750139.51485</text:p>
          </table:table-cell>
          <table:table-cell office:value-type="float" office:value="1427750140.03616" calcext:value-type="float">
            <text:p>1427750140.03616</text:p>
          </table:table-cell>
          <table:table-cell/>
          <table:table-cell table:formula="of:=MAX([.B65];[.D65];[.G65])-MAX([.A65];[.C65];[.E65])" office:value-type="float" office:value="1.55503010749817" calcext:value-type="float">
            <text:p>1.5550301075</text:p>
          </table:table-cell>
          <table:table-cell table:formula="of:=IF(ISBLANK([.E65]);&quot;&quot;;[.I65])" office:value-type="float" office:value="1.55503010749817" calcext:value-type="float">
            <text:p>1.5550301075</text:p>
          </table:table-cell>
          <table:table-cell table:formula="of:=IF(OR(ISBLANK([.E65]);[.I65]&lt;=0);&quot;&quot;;[.I65])" office:value-type="float" office:value="1.55503010749817" calcext:value-type="float">
            <text:p>1.55503010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8158" calcext:value-type="float">
            <text:p>1427750138.48158</text:p>
          </table:table-cell>
          <table:table-cell office:value-type="float" office:value="1427750140.03613" calcext:value-type="float">
            <text:p>1427750140.03613</text:p>
          </table:table-cell>
          <table:table-cell office:value-type="float" office:value="1427750140.06913" calcext:value-type="float">
            <text:p>1427750140.06913</text:p>
          </table:table-cell>
          <table:table-cell/>
          <table:table-cell table:formula="of:=MAX([.B66];[.D66];[.G66])-MAX([.A66];[.C66];[.E66])" office:value-type="float" office:value="1.58754992485046" calcext:value-type="float">
            <text:p>1.5875499249</text:p>
          </table:table-cell>
          <table:table-cell table:formula="of:=IF(ISBLANK([.E66]);&quot;&quot;;[.I66])" office:value-type="float" office:value="1.58754992485046" calcext:value-type="float">
            <text:p>1.5875499249</text:p>
          </table:table-cell>
          <table:table-cell table:formula="of:=IF(OR(ISBLANK([.E66]);[.I66]&lt;=0);&quot;&quot;;[.I66])" office:value-type="float" office:value="1.58754992485046" calcext:value-type="float">
            <text:p>1.58754992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8203" calcext:value-type="float">
            <text:p>1427750138.48203</text:p>
          </table:table-cell>
          <table:table-cell office:value-type="float" office:value="1427750140.03633" calcext:value-type="float">
            <text:p>1427750140.03633</text:p>
          </table:table-cell>
          <table:table-cell office:value-type="float" office:value="1427750140.07544" calcext:value-type="float">
            <text:p>1427750140.07544</text:p>
          </table:table-cell>
          <table:table-cell/>
          <table:table-cell table:formula="of:=MAX([.B67];[.D67];[.G67])-MAX([.A67];[.C67];[.E67])" office:value-type="float" office:value="1.5934100151062" calcext:value-type="float">
            <text:p>1.5934100151</text:p>
          </table:table-cell>
          <table:table-cell table:formula="of:=IF(ISBLANK([.E67]);&quot;&quot;;[.I67])" office:value-type="float" office:value="1.5934100151062" calcext:value-type="float">
            <text:p>1.5934100151</text:p>
          </table:table-cell>
          <table:table-cell table:formula="of:=IF(OR(ISBLANK([.E67]);[.I67]&lt;=0);&quot;&quot;;[.I67])" office:value-type="float" office:value="1.5934100151062" calcext:value-type="float">
            <text:p>1.59341001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38.48248" calcext:value-type="float">
            <text:p>1427750138.48248</text:p>
          </table:table-cell>
          <table:table-cell office:value-type="float" office:value="1427750140.03602" calcext:value-type="float">
            <text:p>1427750140.03602</text:p>
          </table:table-cell>
          <table:table-cell office:value-type="float" office:value="1427750140.07539" calcext:value-type="float">
            <text:p>1427750140.07539</text:p>
          </table:table-cell>
          <table:table-cell/>
          <table:table-cell table:formula="of:=MAX([.B68];[.D68];[.G68])-MAX([.A68];[.C68];[.E68])" office:value-type="float" office:value="1.59291005134583" calcext:value-type="float">
            <text:p>1.5929100513</text:p>
          </table:table-cell>
          <table:table-cell table:formula="of:=IF(ISBLANK([.E68]);&quot;&quot;;[.I68])" office:value-type="float" office:value="1.59291005134583" calcext:value-type="float">
            <text:p>1.5929100513</text:p>
          </table:table-cell>
          <table:table-cell table:formula="of:=IF(OR(ISBLANK([.E68]);[.I68]&lt;=0);&quot;&quot;;[.I68])" office:value-type="float" office:value="1.59291005134583" calcext:value-type="float">
            <text:p>1.59291005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40.16069" calcext:value-type="float">
            <text:p>1427750140.16069</text:p>
          </table:table-cell>
          <table:table-cell office:value-type="float" office:value="1427750141.78906" calcext:value-type="float">
            <text:p>1427750141.78906</text:p>
          </table:table-cell>
          <table:table-cell table:number-columns-repeated="4"/>
          <table:table-cell table:formula="of:=MAX([.B69];[.D69];[.G69])-MAX([.A69];[.C69];[.E69])" office:value-type="float" office:value="1.6283700466156" calcext:value-type="float">
            <text:p>1.6283700466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069" calcext:value-type="float">
            <text:p>1427750140.16069</text:p>
          </table:table-cell>
          <table:table-cell office:value-type="float" office:value="1427750141.66824" calcext:value-type="float">
            <text:p>1427750141.66824</text:p>
          </table:table-cell>
          <table:table-cell office:value-type="float" office:value="1427750141.70037" calcext:value-type="float">
            <text:p>1427750141.70037</text:p>
          </table:table-cell>
          <table:table-cell/>
          <table:table-cell table:formula="of:=MAX([.B70];[.D70];[.G70])-MAX([.A70];[.C70];[.E70])" office:value-type="float" office:value="1.53968000411987" calcext:value-type="float">
            <text:p>1.5396800041</text:p>
          </table:table-cell>
          <table:table-cell table:formula="of:=IF(ISBLANK([.E70]);&quot;&quot;;[.I70])" office:value-type="float" office:value="1.53968000411987" calcext:value-type="float">
            <text:p>1.5396800041</text:p>
          </table:table-cell>
          <table:table-cell table:formula="of:=IF(OR(ISBLANK([.E70]);[.I70]&lt;=0);&quot;&quot;;[.I70])" office:value-type="float" office:value="1.53968000411987" calcext:value-type="float">
            <text:p>1.53968000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129" calcext:value-type="float">
            <text:p>1427750140.16129</text:p>
          </table:table-cell>
          <table:table-cell office:value-type="float" office:value="1427750141.75364" calcext:value-type="float">
            <text:p>1427750141.75364</text:p>
          </table:table-cell>
          <table:table-cell office:value-type="float" office:value="1427750141.78906" calcext:value-type="float">
            <text:p>1427750141.78906</text:p>
          </table:table-cell>
          <table:table-cell/>
          <table:table-cell table:formula="of:=MAX([.B71];[.D71];[.G71])-MAX([.A71];[.C71];[.E71])" office:value-type="float" office:value="1.62777018547058" calcext:value-type="float">
            <text:p>1.6277701855</text:p>
          </table:table-cell>
          <table:table-cell table:formula="of:=IF(ISBLANK([.E71]);&quot;&quot;;[.I71])" office:value-type="float" office:value="1.62777018547058" calcext:value-type="float">
            <text:p>1.6277701855</text:p>
          </table:table-cell>
          <table:table-cell table:formula="of:=IF(OR(ISBLANK([.E71]);[.I71]&lt;=0);&quot;&quot;;[.I71])" office:value-type="float" office:value="1.62777018547058" calcext:value-type="float">
            <text:p>1.62777018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237" calcext:value-type="float">
            <text:p>1427750140.16237</text:p>
          </table:table-cell>
          <table:table-cell office:value-type="float" office:value="1427750141.66817" calcext:value-type="float">
            <text:p>1427750141.66817</text:p>
          </table:table-cell>
          <table:table-cell office:value-type="float" office:value="1427750141.70352" calcext:value-type="float">
            <text:p>1427750141.70352</text:p>
          </table:table-cell>
          <table:table-cell/>
          <table:table-cell table:formula="of:=MAX([.B72];[.D72];[.G72])-MAX([.A72];[.C72];[.E72])" office:value-type="float" office:value="1.54115009307861" calcext:value-type="float">
            <text:p>1.5411500931</text:p>
          </table:table-cell>
          <table:table-cell table:formula="of:=IF(ISBLANK([.E72]);&quot;&quot;;[.I72])" office:value-type="float" office:value="1.54115009307861" calcext:value-type="float">
            <text:p>1.5411500931</text:p>
          </table:table-cell>
          <table:table-cell table:formula="of:=IF(OR(ISBLANK([.E72]);[.I72]&lt;=0);&quot;&quot;;[.I72])" office:value-type="float" office:value="1.54115009307861" calcext:value-type="float">
            <text:p>1.54115009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338" calcext:value-type="float">
            <text:p>1427750140.16338</text:p>
          </table:table-cell>
          <table:table-cell office:value-type="float" office:value="1427750141.66829" calcext:value-type="float">
            <text:p>1427750141.66829</text:p>
          </table:table-cell>
          <table:table-cell office:value-type="float" office:value="1427750141.70436" calcext:value-type="float">
            <text:p>1427750141.70436</text:p>
          </table:table-cell>
          <table:table-cell/>
          <table:table-cell table:formula="of:=MAX([.B73];[.D73];[.G73])-MAX([.A73];[.C73];[.E73])" office:value-type="float" office:value="1.54098010063171" calcext:value-type="float">
            <text:p>1.5409801006</text:p>
          </table:table-cell>
          <table:table-cell table:formula="of:=IF(ISBLANK([.E73]);&quot;&quot;;[.I73])" office:value-type="float" office:value="1.54098010063171" calcext:value-type="float">
            <text:p>1.5409801006</text:p>
          </table:table-cell>
          <table:table-cell table:formula="of:=IF(OR(ISBLANK([.E73]);[.I73]&lt;=0);&quot;&quot;;[.I73])" office:value-type="float" office:value="1.54098010063171" calcext:value-type="float">
            <text:p>1.54098010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389" calcext:value-type="float">
            <text:p>1427750140.16389</text:p>
          </table:table-cell>
          <table:table-cell office:value-type="float" office:value="1427750141.66835" calcext:value-type="float">
            <text:p>1427750141.66835</text:p>
          </table:table-cell>
          <table:table-cell office:value-type="float" office:value="1427750141.70052" calcext:value-type="float">
            <text:p>1427750141.70052</text:p>
          </table:table-cell>
          <table:table-cell/>
          <table:table-cell table:formula="of:=MAX([.B74];[.D74];[.G74])-MAX([.A74];[.C74];[.E74])" office:value-type="float" office:value="1.53663015365601" calcext:value-type="float">
            <text:p>1.5366301537</text:p>
          </table:table-cell>
          <table:table-cell table:formula="of:=IF(ISBLANK([.E74]);&quot;&quot;;[.I74])" office:value-type="float" office:value="1.53663015365601" calcext:value-type="float">
            <text:p>1.5366301537</text:p>
          </table:table-cell>
          <table:table-cell table:formula="of:=IF(OR(ISBLANK([.E74]);[.I74]&lt;=0);&quot;&quot;;[.I74])" office:value-type="float" office:value="1.53663015365601" calcext:value-type="float">
            <text:p>1.53663015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437" calcext:value-type="float">
            <text:p>1427750140.16437</text:p>
          </table:table-cell>
          <table:table-cell office:value-type="float" office:value="1427750141.66845" calcext:value-type="float">
            <text:p>1427750141.66845</text:p>
          </table:table-cell>
          <table:table-cell office:value-type="float" office:value="1427750141.70351" calcext:value-type="float">
            <text:p>1427750141.70351</text:p>
          </table:table-cell>
          <table:table-cell/>
          <table:table-cell table:formula="of:=MAX([.B75];[.D75];[.G75])-MAX([.A75];[.C75];[.E75])" office:value-type="float" office:value="1.53913998603821" calcext:value-type="float">
            <text:p>1.539139986</text:p>
          </table:table-cell>
          <table:table-cell table:formula="of:=IF(ISBLANK([.E75]);&quot;&quot;;[.I75])" office:value-type="float" office:value="1.53913998603821" calcext:value-type="float">
            <text:p>1.539139986</text:p>
          </table:table-cell>
          <table:table-cell table:formula="of:=IF(OR(ISBLANK([.E75]);[.I75]&lt;=0);&quot;&quot;;[.I75])" office:value-type="float" office:value="1.53913998603821" calcext:value-type="float">
            <text:p>1.5391399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484" calcext:value-type="float">
            <text:p>1427750140.16484</text:p>
          </table:table-cell>
          <table:table-cell office:value-type="float" office:value="1427750141.66856" calcext:value-type="float">
            <text:p>1427750141.66856</text:p>
          </table:table-cell>
          <table:table-cell office:value-type="float" office:value="1427750141.70092" calcext:value-type="float">
            <text:p>1427750141.70092</text:p>
          </table:table-cell>
          <table:table-cell/>
          <table:table-cell table:formula="of:=MAX([.B76];[.D76];[.G76])-MAX([.A76];[.C76];[.E76])" office:value-type="float" office:value="1.53608012199402" calcext:value-type="float">
            <text:p>1.536080122</text:p>
          </table:table-cell>
          <table:table-cell table:formula="of:=IF(ISBLANK([.E76]);&quot;&quot;;[.I76])" office:value-type="float" office:value="1.53608012199402" calcext:value-type="float">
            <text:p>1.536080122</text:p>
          </table:table-cell>
          <table:table-cell table:formula="of:=IF(OR(ISBLANK([.E76]);[.I76]&lt;=0);&quot;&quot;;[.I76])" office:value-type="float" office:value="1.53608012199402" calcext:value-type="float">
            <text:p>1.5360801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534" calcext:value-type="float">
            <text:p>1427750140.16534</text:p>
          </table:table-cell>
          <table:table-cell office:value-type="float" office:value="1427750141.6684" calcext:value-type="float">
            <text:p>1427750141.6684</text:p>
          </table:table-cell>
          <table:table-cell office:value-type="float" office:value="1427750141.70352" calcext:value-type="float">
            <text:p>1427750141.70352</text:p>
          </table:table-cell>
          <table:table-cell/>
          <table:table-cell table:formula="of:=MAX([.B77];[.D77];[.G77])-MAX([.A77];[.C77];[.E77])" office:value-type="float" office:value="1.53818011283875" calcext:value-type="float">
            <text:p>1.5381801128</text:p>
          </table:table-cell>
          <table:table-cell table:formula="of:=IF(ISBLANK([.E77]);&quot;&quot;;[.I77])" office:value-type="float" office:value="1.53818011283875" calcext:value-type="float">
            <text:p>1.5381801128</text:p>
          </table:table-cell>
          <table:table-cell table:formula="of:=IF(OR(ISBLANK([.E77]);[.I77]&lt;=0);&quot;&quot;;[.I77])" office:value-type="float" office:value="1.53818011283875" calcext:value-type="float">
            <text:p>1.53818011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583" calcext:value-type="float">
            <text:p>1427750140.16583</text:p>
          </table:table-cell>
          <table:table-cell office:value-type="float" office:value="1427750141.6685" calcext:value-type="float">
            <text:p>1427750141.6685</text:p>
          </table:table-cell>
          <table:table-cell office:value-type="float" office:value="1427750141.70365" calcext:value-type="float">
            <text:p>1427750141.70365</text:p>
          </table:table-cell>
          <table:table-cell/>
          <table:table-cell table:formula="of:=MAX([.B78];[.D78];[.G78])-MAX([.A78];[.C78];[.E78])" office:value-type="float" office:value="1.5378201007843" calcext:value-type="float">
            <text:p>1.5378201008</text:p>
          </table:table-cell>
          <table:table-cell table:formula="of:=IF(ISBLANK([.E78]);&quot;&quot;;[.I78])" office:value-type="float" office:value="1.5378201007843" calcext:value-type="float">
            <text:p>1.5378201008</text:p>
          </table:table-cell>
          <table:table-cell table:formula="of:=IF(OR(ISBLANK([.E78]);[.I78]&lt;=0);&quot;&quot;;[.I78])" office:value-type="float" office:value="1.5378201007843" calcext:value-type="float">
            <text:p>1.53782010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0.16632" calcext:value-type="float">
            <text:p>1427750140.16632</text:p>
          </table:table-cell>
          <table:table-cell office:value-type="float" office:value="1427750141.66861" calcext:value-type="float">
            <text:p>1427750141.66861</text:p>
          </table:table-cell>
          <table:table-cell office:value-type="float" office:value="1427750141.70052" calcext:value-type="float">
            <text:p>1427750141.70052</text:p>
          </table:table-cell>
          <table:table-cell/>
          <table:table-cell table:formula="of:=MAX([.B79];[.D79];[.G79])-MAX([.A79];[.C79];[.E79])" office:value-type="float" office:value="1.53419995307922" calcext:value-type="float">
            <text:p>1.5341999531</text:p>
          </table:table-cell>
          <table:table-cell table:formula="of:=IF(ISBLANK([.E79]);&quot;&quot;;[.I79])" office:value-type="float" office:value="1.53419995307922" calcext:value-type="float">
            <text:p>1.5341999531</text:p>
          </table:table-cell>
          <table:table-cell table:formula="of:=IF(OR(ISBLANK([.E79]);[.I79]&lt;=0);&quot;&quot;;[.I79])" office:value-type="float" office:value="1.53419995307922" calcext:value-type="float">
            <text:p>1.53419995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41.78907" calcext:value-type="float">
            <text:p>1427750141.78907</text:p>
          </table:table-cell>
          <table:table-cell office:value-type="float" office:value="1427750143.40661" calcext:value-type="float">
            <text:p>1427750143.40661</text:p>
          </table:table-cell>
          <table:table-cell table:number-columns-repeated="4"/>
          <table:table-cell table:formula="of:=MAX([.B80];[.D80];[.G80])-MAX([.A80];[.C80];[.E80])" office:value-type="float" office:value="1.61754012107849" calcext:value-type="float">
            <text:p>1.6175401211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8907" calcext:value-type="float">
            <text:p>1427750141.78907</text:p>
          </table:table-cell>
          <table:table-cell office:value-type="float" office:value="1427750143.11772" calcext:value-type="float">
            <text:p>1427750143.11772</text:p>
          </table:table-cell>
          <table:table-cell office:value-type="float" office:value="1427750143.19976" calcext:value-type="float">
            <text:p>1427750143.19976</text:p>
          </table:table-cell>
          <table:table-cell/>
          <table:table-cell table:formula="of:=MAX([.B81];[.D81];[.G81])-MAX([.A81];[.C81];[.E81])" office:value-type="float" office:value="1.41069006919861" calcext:value-type="float">
            <text:p>1.4106900692</text:p>
          </table:table-cell>
          <table:table-cell table:formula="of:=IF(ISBLANK([.E81]);&quot;&quot;;[.I81])" office:value-type="float" office:value="1.41069006919861" calcext:value-type="float">
            <text:p>1.4106900692</text:p>
          </table:table-cell>
          <table:table-cell table:formula="of:=IF(OR(ISBLANK([.E81]);[.I81]&lt;=0);&quot;&quot;;[.I81])" office:value-type="float" office:value="1.41069006919861" calcext:value-type="float">
            <text:p>1.41069006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8959" calcext:value-type="float">
            <text:p>1427750141.78959</text:p>
          </table:table-cell>
          <table:table-cell office:value-type="float" office:value="1427750143.28194" calcext:value-type="float">
            <text:p>1427750143.28194</text:p>
          </table:table-cell>
          <table:table-cell office:value-type="float" office:value="1427750143.32152" calcext:value-type="float">
            <text:p>1427750143.32152</text:p>
          </table:table-cell>
          <table:table-cell/>
          <table:table-cell table:formula="of:=MAX([.B82];[.D82];[.G82])-MAX([.A82];[.C82];[.E82])" office:value-type="float" office:value="1.53193020820618" calcext:value-type="float">
            <text:p>1.5319302082</text:p>
          </table:table-cell>
          <table:table-cell table:formula="of:=IF(ISBLANK([.E82]);&quot;&quot;;[.I82])" office:value-type="float" office:value="1.53193020820618" calcext:value-type="float">
            <text:p>1.5319302082</text:p>
          </table:table-cell>
          <table:table-cell table:formula="of:=IF(OR(ISBLANK([.E82]);[.I82]&lt;=0);&quot;&quot;;[.I82])" office:value-type="float" office:value="1.53193020820618" calcext:value-type="float">
            <text:p>1.53193020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9006" calcext:value-type="float">
            <text:p>1427750141.79006</text:p>
          </table:table-cell>
          <table:table-cell office:value-type="float" office:value="1427750143.19972" calcext:value-type="float">
            <text:p>1427750143.19972</text:p>
          </table:table-cell>
          <table:table-cell office:value-type="float" office:value="1427750143.28234" calcext:value-type="float">
            <text:p>1427750143.28234</text:p>
          </table:table-cell>
          <table:table-cell/>
          <table:table-cell table:formula="of:=MAX([.B83];[.D83];[.G83])-MAX([.A83];[.C83];[.E83])" office:value-type="float" office:value="1.49228000640869" calcext:value-type="float">
            <text:p>1.4922800064</text:p>
          </table:table-cell>
          <table:table-cell table:formula="of:=IF(ISBLANK([.E83]);&quot;&quot;;[.I83])" office:value-type="float" office:value="1.49228000640869" calcext:value-type="float">
            <text:p>1.4922800064</text:p>
          </table:table-cell>
          <table:table-cell table:formula="of:=IF(OR(ISBLANK([.E83]);[.I83]&lt;=0);&quot;&quot;;[.I83])" office:value-type="float" office:value="1.49228000640869" calcext:value-type="float">
            <text:p>1.49228000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9056" calcext:value-type="float">
            <text:p>1427750141.79056</text:p>
          </table:table-cell>
          <table:table-cell office:value-type="float" office:value="1427750143.28483" calcext:value-type="float">
            <text:p>1427750143.28483</text:p>
          </table:table-cell>
          <table:table-cell office:value-type="float" office:value="1427750143.32348" calcext:value-type="float">
            <text:p>1427750143.32348</text:p>
          </table:table-cell>
          <table:table-cell/>
          <table:table-cell table:formula="of:=MAX([.B84];[.D84];[.G84])-MAX([.A84];[.C84];[.E84])" office:value-type="float" office:value="1.53291988372803" calcext:value-type="float">
            <text:p>1.5329198837</text:p>
          </table:table-cell>
          <table:table-cell table:formula="of:=IF(ISBLANK([.E84]);&quot;&quot;;[.I84])" office:value-type="float" office:value="1.53291988372803" calcext:value-type="float">
            <text:p>1.5329198837</text:p>
          </table:table-cell>
          <table:table-cell table:formula="of:=IF(OR(ISBLANK([.E84]);[.I84]&lt;=0);&quot;&quot;;[.I84])" office:value-type="float" office:value="1.53291988372803" calcext:value-type="float">
            <text:p>1.53291988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9103" calcext:value-type="float">
            <text:p>1427750141.79103</text:p>
          </table:table-cell>
          <table:table-cell office:value-type="float" office:value="1427750142.50897" calcext:value-type="float">
            <text:p>1427750142.50897</text:p>
          </table:table-cell>
          <table:table-cell office:value-type="float" office:value="1427750142.54291" calcext:value-type="float">
            <text:p>1427750142.54291</text:p>
          </table:table-cell>
          <table:table-cell/>
          <table:table-cell table:formula="of:=MAX([.B85];[.D85];[.G85])-MAX([.A85];[.C85];[.E85])" office:value-type="float" office:value="0.751880168914795" calcext:value-type="float">
            <text:p>0.7518801689</text:p>
          </table:table-cell>
          <table:table-cell table:formula="of:=IF(ISBLANK([.E85]);&quot;&quot;;[.I85])" office:value-type="float" office:value="0.751880168914795" calcext:value-type="float">
            <text:p>0.7518801689</text:p>
          </table:table-cell>
          <table:table-cell table:formula="of:=IF(OR(ISBLANK([.E85]);[.I85]&lt;=0);&quot;&quot;;[.I85])" office:value-type="float" office:value="0.751880168914795" calcext:value-type="float">
            <text:p>0.75188016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9172" calcext:value-type="float">
            <text:p>1427750141.79172</text:p>
          </table:table-cell>
          <table:table-cell office:value-type="float" office:value="1427750143.37515" calcext:value-type="float">
            <text:p>1427750143.37515</text:p>
          </table:table-cell>
          <table:table-cell office:value-type="float" office:value="1427750143.4066" calcext:value-type="float">
            <text:p>1427750143.4066</text:p>
          </table:table-cell>
          <table:table-cell/>
          <table:table-cell table:formula="of:=MAX([.B86];[.D86];[.G86])-MAX([.A86];[.C86];[.E86])" office:value-type="float" office:value="1.61488008499146" calcext:value-type="float">
            <text:p>1.614880085</text:p>
          </table:table-cell>
          <table:table-cell table:formula="of:=IF(ISBLANK([.E86]);&quot;&quot;;[.I86])" office:value-type="float" office:value="1.61488008499146" calcext:value-type="float">
            <text:p>1.614880085</text:p>
          </table:table-cell>
          <table:table-cell table:formula="of:=IF(OR(ISBLANK([.E86]);[.I86]&lt;=0);&quot;&quot;;[.I86])" office:value-type="float" office:value="1.61488008499146" calcext:value-type="float">
            <text:p>1.6148800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9222" calcext:value-type="float">
            <text:p>1427750141.79222</text:p>
          </table:table-cell>
          <table:table-cell office:value-type="float" office:value="1427750142.94646" calcext:value-type="float">
            <text:p>1427750142.94646</text:p>
          </table:table-cell>
          <table:table-cell office:value-type="float" office:value="1427750143.03167" calcext:value-type="float">
            <text:p>1427750143.03167</text:p>
          </table:table-cell>
          <table:table-cell/>
          <table:table-cell table:formula="of:=MAX([.B87];[.D87];[.G87])-MAX([.A87];[.C87];[.E87])" office:value-type="float" office:value="1.23944997787476" calcext:value-type="float">
            <text:p>1.2394499779</text:p>
          </table:table-cell>
          <table:table-cell table:formula="of:=IF(ISBLANK([.E87]);&quot;&quot;;[.I87])" office:value-type="float" office:value="1.23944997787476" calcext:value-type="float">
            <text:p>1.2394499779</text:p>
          </table:table-cell>
          <table:table-cell table:formula="of:=IF(OR(ISBLANK([.E87]);[.I87]&lt;=0);&quot;&quot;;[.I87])" office:value-type="float" office:value="1.23944997787476" calcext:value-type="float">
            <text:p>1.23944997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9269" calcext:value-type="float">
            <text:p>1427750141.79269</text:p>
          </table:table-cell>
          <table:table-cell office:value-type="float" office:value="1427750142.39358" calcext:value-type="float">
            <text:p>1427750142.39358</text:p>
          </table:table-cell>
          <table:table-cell office:value-type="float" office:value="1427750142.42465" calcext:value-type="float">
            <text:p>1427750142.42465</text:p>
          </table:table-cell>
          <table:table-cell/>
          <table:table-cell table:formula="of:=MAX([.B88];[.D88];[.G88])-MAX([.A88];[.C88];[.E88])" office:value-type="float" office:value="0.631959915161133" calcext:value-type="float">
            <text:p>0.6319599152</text:p>
          </table:table-cell>
          <table:table-cell table:formula="of:=IF(ISBLANK([.E88]);&quot;&quot;;[.I88])" office:value-type="float" office:value="0.631959915161133" calcext:value-type="float">
            <text:p>0.6319599152</text:p>
          </table:table-cell>
          <table:table-cell table:formula="of:=IF(OR(ISBLANK([.E88]);[.I88]&lt;=0);&quot;&quot;;[.I88])" office:value-type="float" office:value="0.631959915161133" calcext:value-type="float">
            <text:p>0.63195991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9327" calcext:value-type="float">
            <text:p>1427750141.79327</text:p>
          </table:table-cell>
          <table:table-cell office:value-type="float" office:value="1427750143.03163" calcext:value-type="float">
            <text:p>1427750143.03163</text:p>
          </table:table-cell>
          <table:table-cell office:value-type="float" office:value="1427750143.11776" calcext:value-type="float">
            <text:p>1427750143.11776</text:p>
          </table:table-cell>
          <table:table-cell/>
          <table:table-cell table:formula="of:=MAX([.B89];[.D89];[.G89])-MAX([.A89];[.C89];[.E89])" office:value-type="float" office:value="1.32448983192444" calcext:value-type="float">
            <text:p>1.3244898319</text:p>
          </table:table-cell>
          <table:table-cell table:formula="of:=IF(ISBLANK([.E89]);&quot;&quot;;[.I89])" office:value-type="float" office:value="1.32448983192444" calcext:value-type="float">
            <text:p>1.3244898319</text:p>
          </table:table-cell>
          <table:table-cell table:formula="of:=IF(OR(ISBLANK([.E89]);[.I89]&lt;=0);&quot;&quot;;[.I89])" office:value-type="float" office:value="1.32448983192444" calcext:value-type="float">
            <text:p>1.32448983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1.79374" calcext:value-type="float">
            <text:p>1427750141.79374</text:p>
          </table:table-cell>
          <table:table-cell office:value-type="float" office:value="1427750142.86501" calcext:value-type="float">
            <text:p>1427750142.86501</text:p>
          </table:table-cell>
          <table:table-cell office:value-type="float" office:value="1427750142.9465" calcext:value-type="float">
            <text:p>1427750142.9465</text:p>
          </table:table-cell>
          <table:table-cell/>
          <table:table-cell table:formula="of:=MAX([.B90];[.D90];[.G90])-MAX([.A90];[.C90];[.E90])" office:value-type="float" office:value="1.15276002883911" calcext:value-type="float">
            <text:p>1.1527600288</text:p>
          </table:table-cell>
          <table:table-cell table:formula="of:=IF(ISBLANK([.E90]);&quot;&quot;;[.I90])" office:value-type="float" office:value="1.15276002883911" calcext:value-type="float">
            <text:p>1.1527600288</text:p>
          </table:table-cell>
          <table:table-cell table:formula="of:=IF(OR(ISBLANK([.E90]);[.I90]&lt;=0);&quot;&quot;;[.I90])" office:value-type="float" office:value="1.15276002883911" calcext:value-type="float">
            <text:p>1.15276002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43.40662" calcext:value-type="float">
            <text:p>1427750143.40662</text:p>
          </table:table-cell>
          <table:table-cell office:value-type="float" office:value="1427750145.02417" calcext:value-type="float">
            <text:p>1427750145.02417</text:p>
          </table:table-cell>
          <table:table-cell table:number-columns-repeated="4"/>
          <table:table-cell table:formula="of:=MAX([.B91];[.D91];[.G91])-MAX([.A91];[.C91];[.E91])" office:value-type="float" office:value="1.61754989624023" calcext:value-type="float">
            <text:p>1.6175498962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0662" calcext:value-type="float">
            <text:p>1427750143.40662</text:p>
          </table:table-cell>
          <table:table-cell office:value-type="float" office:value="1427750144.99433" calcext:value-type="float">
            <text:p>1427750144.99433</text:p>
          </table:table-cell>
          <table:table-cell office:value-type="float" office:value="1427750145.02416" calcext:value-type="float">
            <text:p>1427750145.02416</text:p>
          </table:table-cell>
          <table:table-cell/>
          <table:table-cell table:formula="of:=MAX([.B92];[.D92];[.G92])-MAX([.A92];[.C92];[.E92])" office:value-type="float" office:value="1.61753988265991" calcext:value-type="float">
            <text:p>1.6175398827</text:p>
          </table:table-cell>
          <table:table-cell table:formula="of:=IF(ISBLANK([.E92]);&quot;&quot;;[.I92])" office:value-type="float" office:value="1.61753988265991" calcext:value-type="float">
            <text:p>1.6175398827</text:p>
          </table:table-cell>
          <table:table-cell table:formula="of:=IF(OR(ISBLANK([.E92]);[.I92]&lt;=0);&quot;&quot;;[.I92])" office:value-type="float" office:value="1.61753988265991" calcext:value-type="float">
            <text:p>1.61753988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0809" calcext:value-type="float">
            <text:p>1427750143.40809</text:p>
          </table:table-cell>
          <table:table-cell office:value-type="float" office:value="1427750144.91269" calcext:value-type="float">
            <text:p>1427750144.91269</text:p>
          </table:table-cell>
          <table:table-cell office:value-type="float" office:value="1427750144.9435" calcext:value-type="float">
            <text:p>1427750144.9435</text:p>
          </table:table-cell>
          <table:table-cell/>
          <table:table-cell table:formula="of:=MAX([.B93];[.D93];[.G93])-MAX([.A93];[.C93];[.E93])" office:value-type="float" office:value="1.53540992736816" calcext:value-type="float">
            <text:p>1.5354099274</text:p>
          </table:table-cell>
          <table:table-cell table:formula="of:=IF(ISBLANK([.E93]);&quot;&quot;;[.I93])" office:value-type="float" office:value="1.53540992736816" calcext:value-type="float">
            <text:p>1.5354099274</text:p>
          </table:table-cell>
          <table:table-cell table:formula="of:=IF(OR(ISBLANK([.E93]);[.I93]&lt;=0);&quot;&quot;;[.I93])" office:value-type="float" office:value="1.53540992736816" calcext:value-type="float">
            <text:p>1.53540992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0944" calcext:value-type="float">
            <text:p>1427750143.40944</text:p>
          </table:table-cell>
          <table:table-cell office:value-type="float" office:value="1427750144.91258" calcext:value-type="float">
            <text:p>1427750144.91258</text:p>
          </table:table-cell>
          <table:table-cell office:value-type="float" office:value="1427750144.95157" calcext:value-type="float">
            <text:p>1427750144.95157</text:p>
          </table:table-cell>
          <table:table-cell/>
          <table:table-cell table:formula="of:=MAX([.B94];[.D94];[.G94])-MAX([.A94];[.C94];[.E94])" office:value-type="float" office:value="1.54212999343872" calcext:value-type="float">
            <text:p>1.5421299934</text:p>
          </table:table-cell>
          <table:table-cell table:formula="of:=IF(ISBLANK([.E94]);&quot;&quot;;[.I94])" office:value-type="float" office:value="1.54212999343872" calcext:value-type="float">
            <text:p>1.5421299934</text:p>
          </table:table-cell>
          <table:table-cell table:formula="of:=IF(OR(ISBLANK([.E94]);[.I94]&lt;=0);&quot;&quot;;[.I94])" office:value-type="float" office:value="1.54212999343872" calcext:value-type="float">
            <text:p>1.54212999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1074" calcext:value-type="float">
            <text:p>1427750143.41074</text:p>
          </table:table-cell>
          <table:table-cell office:value-type="float" office:value="1427750144.91253" calcext:value-type="float">
            <text:p>1427750144.91253</text:p>
          </table:table-cell>
          <table:table-cell office:value-type="float" office:value="1427750144.9515" calcext:value-type="float">
            <text:p>1427750144.9515</text:p>
          </table:table-cell>
          <table:table-cell/>
          <table:table-cell table:formula="of:=MAX([.B95];[.D95];[.G95])-MAX([.A95];[.C95];[.E95])" office:value-type="float" office:value="1.5407600402832" calcext:value-type="float">
            <text:p>1.5407600403</text:p>
          </table:table-cell>
          <table:table-cell table:formula="of:=IF(ISBLANK([.E95]);&quot;&quot;;[.I95])" office:value-type="float" office:value="1.5407600402832" calcext:value-type="float">
            <text:p>1.5407600403</text:p>
          </table:table-cell>
          <table:table-cell table:formula="of:=IF(OR(ISBLANK([.E95]);[.I95]&lt;=0);&quot;&quot;;[.I95])" office:value-type="float" office:value="1.5407600402832" calcext:value-type="float">
            <text:p>1.54076004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1211" calcext:value-type="float">
            <text:p>1427750143.41211</text:p>
          </table:table-cell>
          <table:table-cell office:value-type="float" office:value="1427750144.91247" calcext:value-type="float">
            <text:p>1427750144.91247</text:p>
          </table:table-cell>
          <table:table-cell office:value-type="float" office:value="1427750144.94749" calcext:value-type="float">
            <text:p>1427750144.94749</text:p>
          </table:table-cell>
          <table:table-cell/>
          <table:table-cell table:formula="of:=MAX([.B96];[.D96];[.G96])-MAX([.A96];[.C96];[.E96])" office:value-type="float" office:value="1.5353798866272" calcext:value-type="float">
            <text:p>1.5353798866</text:p>
          </table:table-cell>
          <table:table-cell table:formula="of:=IF(ISBLANK([.E96]);&quot;&quot;;[.I96])" office:value-type="float" office:value="1.5353798866272" calcext:value-type="float">
            <text:p>1.5353798866</text:p>
          </table:table-cell>
          <table:table-cell table:formula="of:=IF(OR(ISBLANK([.E96]);[.I96]&lt;=0);&quot;&quot;;[.I96])" office:value-type="float" office:value="1.5353798866272" calcext:value-type="float">
            <text:p>1.53537988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1335" calcext:value-type="float">
            <text:p>1427750143.41335</text:p>
          </table:table-cell>
          <table:table-cell office:value-type="float" office:value="1427750144.91275" calcext:value-type="float">
            <text:p>1427750144.91275</text:p>
          </table:table-cell>
          <table:table-cell office:value-type="float" office:value="1427750144.94601" calcext:value-type="float">
            <text:p>1427750144.94601</text:p>
          </table:table-cell>
          <table:table-cell/>
          <table:table-cell table:formula="of:=MAX([.B97];[.D97];[.G97])-MAX([.A97];[.C97];[.E97])" office:value-type="float" office:value="1.53266000747681" calcext:value-type="float">
            <text:p>1.5326600075</text:p>
          </table:table-cell>
          <table:table-cell table:formula="of:=IF(ISBLANK([.E97]);&quot;&quot;;[.I97])" office:value-type="float" office:value="1.53266000747681" calcext:value-type="float">
            <text:p>1.5326600075</text:p>
          </table:table-cell>
          <table:table-cell table:formula="of:=IF(OR(ISBLANK([.E97]);[.I97]&lt;=0);&quot;&quot;;[.I97])" office:value-type="float" office:value="1.53266000747681" calcext:value-type="float">
            <text:p>1.53266000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1455" calcext:value-type="float">
            <text:p>1427750143.41455</text:p>
          </table:table-cell>
          <table:table-cell office:value-type="float" office:value="1427750144.9128" calcext:value-type="float">
            <text:p>1427750144.9128</text:p>
          </table:table-cell>
          <table:table-cell office:value-type="float" office:value="1427750144.94752" calcext:value-type="float">
            <text:p>1427750144.94752</text:p>
          </table:table-cell>
          <table:table-cell/>
          <table:table-cell table:formula="of:=MAX([.B98];[.D98];[.G98])-MAX([.A98];[.C98];[.E98])" office:value-type="float" office:value="1.53296995162964" calcext:value-type="float">
            <text:p>1.5329699516</text:p>
          </table:table-cell>
          <table:table-cell table:formula="of:=IF(ISBLANK([.E98]);&quot;&quot;;[.I98])" office:value-type="float" office:value="1.53296995162964" calcext:value-type="float">
            <text:p>1.5329699516</text:p>
          </table:table-cell>
          <table:table-cell table:formula="of:=IF(OR(ISBLANK([.E98]);[.I98]&lt;=0);&quot;&quot;;[.I98])" office:value-type="float" office:value="1.53296995162964" calcext:value-type="float">
            <text:p>1.53296995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1588" calcext:value-type="float">
            <text:p>1427750143.41588</text:p>
          </table:table-cell>
          <table:table-cell office:value-type="float" office:value="1427750144.91496" calcext:value-type="float">
            <text:p>1427750144.91496</text:p>
          </table:table-cell>
          <table:table-cell office:value-type="float" office:value="1427750144.95156" calcext:value-type="float">
            <text:p>1427750144.95156</text:p>
          </table:table-cell>
          <table:table-cell/>
          <table:table-cell table:formula="of:=MAX([.B99];[.D99];[.G99])-MAX([.A99];[.C99];[.E99])" office:value-type="float" office:value="1.53568005561829" calcext:value-type="float">
            <text:p>1.5356800556</text:p>
          </table:table-cell>
          <table:table-cell table:formula="of:=IF(ISBLANK([.E99]);&quot;&quot;;[.I99])" office:value-type="float" office:value="1.53568005561829" calcext:value-type="float">
            <text:p>1.5356800556</text:p>
          </table:table-cell>
          <table:table-cell table:formula="of:=IF(OR(ISBLANK([.E99]);[.I99]&lt;=0);&quot;&quot;;[.I99])" office:value-type="float" office:value="1.53568005561829" calcext:value-type="float">
            <text:p>1.53568005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1779" calcext:value-type="float">
            <text:p>1427750143.41779</text:p>
          </table:table-cell>
          <table:table-cell office:value-type="float" office:value="1427750144.91241" calcext:value-type="float">
            <text:p>1427750144.91241</text:p>
          </table:table-cell>
          <table:table-cell office:value-type="float" office:value="1427750144.95149" calcext:value-type="float">
            <text:p>1427750144.95149</text:p>
          </table:table-cell>
          <table:table-cell/>
          <table:table-cell table:formula="of:=MAX([.B100];[.D100];[.G100])-MAX([.A100];[.C100];[.E100])" office:value-type="float" office:value="1.53369998931885" calcext:value-type="float">
            <text:p>1.5336999893</text:p>
          </table:table-cell>
          <table:table-cell table:formula="of:=IF(ISBLANK([.E100]);&quot;&quot;;[.I100])" office:value-type="float" office:value="1.53369998931885" calcext:value-type="float">
            <text:p>1.5336999893</text:p>
          </table:table-cell>
          <table:table-cell table:formula="of:=IF(OR(ISBLANK([.E100]);[.I100]&lt;=0);&quot;&quot;;[.I100])" office:value-type="float" office:value="1.53369998931885" calcext:value-type="float">
            <text:p>1.53369998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3.41982" calcext:value-type="float">
            <text:p>1427750143.41982</text:p>
          </table:table-cell>
          <table:table-cell office:value-type="float" office:value="1427750144.91264" calcext:value-type="float">
            <text:p>1427750144.91264</text:p>
          </table:table-cell>
          <table:table-cell office:value-type="float" office:value="1427750144.95158" calcext:value-type="float">
            <text:p>1427750144.95158</text:p>
          </table:table-cell>
          <table:table-cell/>
          <table:table-cell table:formula="of:=MAX([.B101];[.D101];[.G101])-MAX([.A101];[.C101];[.E101])" office:value-type="float" office:value="1.5317599773407" calcext:value-type="float">
            <text:p>1.5317599773</text:p>
          </table:table-cell>
          <table:table-cell table:formula="of:=IF(ISBLANK([.E101]);&quot;&quot;;[.I101])" office:value-type="float" office:value="1.5317599773407" calcext:value-type="float">
            <text:p>1.5317599773</text:p>
          </table:table-cell>
          <table:table-cell table:formula="of:=IF(OR(ISBLANK([.E101]);[.I101]&lt;=0);&quot;&quot;;[.I101])" office:value-type="float" office:value="1.5317599773407" calcext:value-type="float">
            <text:p>1.53175997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45.02418" calcext:value-type="float">
            <text:p>1427750145.02418</text:p>
          </table:table-cell>
          <table:table-cell office:value-type="float" office:value="1427750146.87443" calcext:value-type="float">
            <text:p>1427750146.87443</text:p>
          </table:table-cell>
          <table:table-cell table:number-columns-repeated="4"/>
          <table:table-cell table:formula="of:=MAX([.B102];[.D102];[.G102])-MAX([.A102];[.C102];[.E102])" office:value-type="float" office:value="1.85025000572205" calcext:value-type="float">
            <text:p>1.8502500057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45.02418" calcext:value-type="float">
            <text:p>1427750145.02418</text:p>
          </table:table-cell>
          <table:table-cell office:value-type="float" office:value="1427750146.74177" calcext:value-type="float">
            <text:p>1427750146.74177</text:p>
          </table:table-cell>
          <table:table-cell office:value-type="float" office:value="1427750146.78187" calcext:value-type="float">
            <text:p>1427750146.78187</text:p>
          </table:table-cell>
          <table:table-cell/>
          <table:table-cell table:formula="of:=MAX([.B103];[.D103];[.G103])-MAX([.A103];[.C103];[.E103])" office:value-type="float" office:value="1.75768995285034" calcext:value-type="float">
            <text:p>1.7576899529</text:p>
          </table:table-cell>
          <table:table-cell table:formula="of:=IF(ISBLANK([.E103]);&quot;&quot;;[.I103])" office:value-type="float" office:value="1.75768995285034" calcext:value-type="float">
            <text:p>1.7576899529</text:p>
          </table:table-cell>
          <table:table-cell table:formula="of:=IF(OR(ISBLANK([.E103]);[.I103]&lt;=0);&quot;&quot;;[.I103])" office:value-type="float" office:value="1.75768995285034" calcext:value-type="float">
            <text:p>1.75768995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5.02554" calcext:value-type="float">
            <text:p>1427750145.02554</text:p>
          </table:table-cell>
          <table:table-cell office:value-type="float" office:value="1427750146.74165" calcext:value-type="float">
            <text:p>1427750146.74165</text:p>
          </table:table-cell>
          <table:table-cell office:value-type="float" office:value="1427750146.77721" calcext:value-type="float">
            <text:p>1427750146.77721</text:p>
          </table:table-cell>
          <table:table-cell/>
          <table:table-cell table:formula="of:=MAX([.B104];[.D104];[.G104])-MAX([.A104];[.C104];[.E104])" office:value-type="float" office:value="1.75166988372803" calcext:value-type="float">
            <text:p>1.7516698837</text:p>
          </table:table-cell>
          <table:table-cell table:formula="of:=IF(ISBLANK([.E104]);&quot;&quot;;[.I104])" office:value-type="float" office:value="1.75166988372803" calcext:value-type="float">
            <text:p>1.7516698837</text:p>
          </table:table-cell>
          <table:table-cell table:formula="of:=IF(OR(ISBLANK([.E104]);[.I104]&lt;=0);&quot;&quot;;[.I104])" office:value-type="float" office:value="1.75166988372803" calcext:value-type="float">
            <text:p>1.75166988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5.02684" calcext:value-type="float">
            <text:p>1427750145.02684</text:p>
          </table:table-cell>
          <table:table-cell office:value-type="float" office:value="1427750146.83873" calcext:value-type="float">
            <text:p>1427750146.83873</text:p>
          </table:table-cell>
          <table:table-cell office:value-type="float" office:value="1427750146.87443" calcext:value-type="float">
            <text:p>1427750146.87443</text:p>
          </table:table-cell>
          <table:table-cell/>
          <table:table-cell table:formula="of:=MAX([.B105];[.D105];[.G105])-MAX([.A105];[.C105];[.E105])" office:value-type="float" office:value="1.84758996963501" calcext:value-type="float">
            <text:p>1.8475899696</text:p>
          </table:table-cell>
          <table:table-cell table:formula="of:=IF(ISBLANK([.E105]);&quot;&quot;;[.I105])" office:value-type="float" office:value="1.84758996963501" calcext:value-type="float">
            <text:p>1.8475899696</text:p>
          </table:table-cell>
          <table:table-cell table:formula="of:=IF(OR(ISBLANK([.E105]);[.I105]&lt;=0);&quot;&quot;;[.I105])" office:value-type="float" office:value="1.84758996963501" calcext:value-type="float">
            <text:p>1.84758996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5.02806" calcext:value-type="float">
            <text:p>1427750145.02806</text:p>
          </table:table-cell>
          <table:table-cell office:value-type="float" office:value="1427750146.74134" calcext:value-type="float">
            <text:p>1427750146.74134</text:p>
          </table:table-cell>
          <table:table-cell office:value-type="float" office:value="1427750146.77944" calcext:value-type="float">
            <text:p>1427750146.77944</text:p>
          </table:table-cell>
          <table:table-cell/>
          <table:table-cell table:formula="of:=MAX([.B106];[.D106];[.G106])-MAX([.A106];[.C106];[.E106])" office:value-type="float" office:value="1.75137996673584" calcext:value-type="float">
            <text:p>1.7513799667</text:p>
          </table:table-cell>
          <table:table-cell table:formula="of:=IF(ISBLANK([.E106]);&quot;&quot;;[.I106])" office:value-type="float" office:value="1.75137996673584" calcext:value-type="float">
            <text:p>1.7513799667</text:p>
          </table:table-cell>
          <table:table-cell table:formula="of:=IF(OR(ISBLANK([.E106]);[.I106]&lt;=0);&quot;&quot;;[.I106])" office:value-type="float" office:value="1.75137996673584" calcext:value-type="float">
            <text:p>1.75137996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5.02914" calcext:value-type="float">
            <text:p>1427750145.02914</text:p>
          </table:table-cell>
          <table:table-cell office:value-type="float" office:value="1427750146.74145" calcext:value-type="float">
            <text:p>1427750146.74145</text:p>
          </table:table-cell>
          <table:table-cell office:value-type="float" office:value="1427750146.77712" calcext:value-type="float">
            <text:p>1427750146.77712</text:p>
          </table:table-cell>
          <table:table-cell/>
          <table:table-cell table:formula="of:=MAX([.B107];[.D107];[.G107])-MAX([.A107];[.C107];[.E107])" office:value-type="float" office:value="1.74798011779785" calcext:value-type="float">
            <text:p>1.7479801178</text:p>
          </table:table-cell>
          <table:table-cell table:formula="of:=IF(ISBLANK([.E107]);&quot;&quot;;[.I107])" office:value-type="float" office:value="1.74798011779785" calcext:value-type="float">
            <text:p>1.7479801178</text:p>
          </table:table-cell>
          <table:table-cell table:formula="of:=IF(OR(ISBLANK([.E107]);[.I107]&lt;=0);&quot;&quot;;[.I107])" office:value-type="float" office:value="1.74798011779785" calcext:value-type="float">
            <text:p>1.74798011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5.0302" calcext:value-type="float">
            <text:p>1427750145.0302</text:p>
          </table:table-cell>
          <table:table-cell office:value-type="float" office:value="1427750146.74183" calcext:value-type="float">
            <text:p>1427750146.74183</text:p>
          </table:table-cell>
          <table:table-cell office:value-type="float" office:value="1427750146.77608" calcext:value-type="float">
            <text:p>1427750146.77608</text:p>
          </table:table-cell>
          <table:table-cell/>
          <table:table-cell table:formula="of:=MAX([.B108];[.D108];[.G108])-MAX([.A108];[.C108];[.E108])" office:value-type="float" office:value="1.74587988853455" calcext:value-type="float">
            <text:p>1.7458798885</text:p>
          </table:table-cell>
          <table:table-cell table:formula="of:=IF(ISBLANK([.E108]);&quot;&quot;;[.I108])" office:value-type="float" office:value="1.74587988853455" calcext:value-type="float">
            <text:p>1.7458798885</text:p>
          </table:table-cell>
          <table:table-cell table:formula="of:=IF(OR(ISBLANK([.E108]);[.I108]&lt;=0);&quot;&quot;;[.I108])" office:value-type="float" office:value="1.74587988853455" calcext:value-type="float">
            <text:p>1.74587988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5.03151" calcext:value-type="float">
            <text:p>1427750145.03151</text:p>
          </table:table-cell>
          <table:table-cell office:value-type="float" office:value="1427750146.74156" calcext:value-type="float">
            <text:p>1427750146.74156</text:p>
          </table:table-cell>
          <table:table-cell office:value-type="float" office:value="1427750146.77606" calcext:value-type="float">
            <text:p>1427750146.77606</text:p>
          </table:table-cell>
          <table:table-cell/>
          <table:table-cell table:formula="of:=MAX([.B109];[.D109];[.G109])-MAX([.A109];[.C109];[.E109])" office:value-type="float" office:value="1.74454998970032" calcext:value-type="float">
            <text:p>1.7445499897</text:p>
          </table:table-cell>
          <table:table-cell table:formula="of:=IF(ISBLANK([.E109]);&quot;&quot;;[.I109])" office:value-type="float" office:value="1.74454998970032" calcext:value-type="float">
            <text:p>1.7445499897</text:p>
          </table:table-cell>
          <table:table-cell table:formula="of:=IF(OR(ISBLANK([.E109]);[.I109]&lt;=0);&quot;&quot;;[.I109])" office:value-type="float" office:value="1.74454998970032" calcext:value-type="float">
            <text:p>1.74454998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5.03259" calcext:value-type="float">
            <text:p>1427750145.03259</text:p>
          </table:table-cell>
          <table:table-cell office:value-type="float" office:value="1427750146.74652" calcext:value-type="float">
            <text:p>1427750146.74652</text:p>
          </table:table-cell>
          <table:table-cell office:value-type="float" office:value="1427750146.78198" calcext:value-type="float">
            <text:p>1427750146.78198</text:p>
          </table:table-cell>
          <table:table-cell/>
          <table:table-cell table:formula="of:=MAX([.B110];[.D110];[.G110])-MAX([.A110];[.C110];[.E110])" office:value-type="float" office:value="1.74939012527466" calcext:value-type="float">
            <text:p>1.7493901253</text:p>
          </table:table-cell>
          <table:table-cell table:formula="of:=IF(ISBLANK([.E110]);&quot;&quot;;[.I110])" office:value-type="float" office:value="1.74939012527466" calcext:value-type="float">
            <text:p>1.7493901253</text:p>
          </table:table-cell>
          <table:table-cell table:formula="of:=IF(OR(ISBLANK([.E110]);[.I110]&lt;=0);&quot;&quot;;[.I110])" office:value-type="float" office:value="1.74939012527466" calcext:value-type="float">
            <text:p>1.7493901253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111];[.D111];[.G111])-MAX([.A111];[.C111];[.E111])" office:value-type="float" office:value="0" calcext:value-type="float">
            <text:p>0</text:p>
          </table:table-cell>
          <table:table-cell table:formula="of:=IF(ISBLANK([.E111]);&quot;&quot;;[.I111])" office:value-type="float" office:value="0" calcext:value-type="float">
            <text:p>0</text:p>
          </table:table-cell>
          <table:table-cell table:formula="of:=IF(OR(ISBLANK([.E111]);[.I111]&lt;=0);&quot;&quot;;[.I11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45.03472" calcext:value-type="float">
            <text:p>1427750145.03472</text:p>
          </table:table-cell>
          <table:table-cell office:value-type="float" office:value="1427750146.74189" calcext:value-type="float">
            <text:p>1427750146.74189</text:p>
          </table:table-cell>
          <table:table-cell office:value-type="float" office:value="1427750146.7747" calcext:value-type="float">
            <text:p>1427750146.7747</text:p>
          </table:table-cell>
          <table:table-cell/>
          <table:table-cell table:formula="of:=MAX([.B112];[.D112];[.G112])-MAX([.A112];[.C112];[.E112])" office:value-type="float" office:value="1.7399799823761" calcext:value-type="float">
            <text:p>1.7399799824</text:p>
          </table:table-cell>
          <table:table-cell table:formula="of:=IF(ISBLANK([.E112]);&quot;&quot;;[.I112])" office:value-type="float" office:value="1.7399799823761" calcext:value-type="float">
            <text:p>1.7399799824</text:p>
          </table:table-cell>
          <table:table-cell table:formula="of:=IF(OR(ISBLANK([.E112]);[.I112]&lt;=0);&quot;&quot;;[.I112])" office:value-type="float" office:value="1.7399799823761" calcext:value-type="float">
            <text:p>1.73997998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46.87444" calcext:value-type="float">
            <text:p>1427750146.87444</text:p>
          </table:table-cell>
          <table:table-cell office:value-type="float" office:value="1427750148.74487" calcext:value-type="float">
            <text:p>1427750148.74487</text:p>
          </table:table-cell>
          <table:table-cell table:number-columns-repeated="4"/>
          <table:table-cell table:formula="of:=MAX([.B113];[.D113];[.G113])-MAX([.A113];[.C113];[.E113])" office:value-type="float" office:value="1.87042999267578" calcext:value-type="float">
            <text:p>1.8704299927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7445" calcext:value-type="float">
            <text:p>1427750146.87445</text:p>
          </table:table-cell>
          <table:table-cell office:value-type="float" office:value="1427750148.62812" calcext:value-type="float">
            <text:p>1427750148.62812</text:p>
          </table:table-cell>
          <table:table-cell office:value-type="float" office:value="1427750148.6629" calcext:value-type="float">
            <text:p>1427750148.6629</text:p>
          </table:table-cell>
          <table:table-cell/>
          <table:table-cell table:formula="of:=MAX([.B114];[.D114];[.G114])-MAX([.A114];[.C114];[.E114])" office:value-type="float" office:value="1.78845000267029" calcext:value-type="float">
            <text:p>1.7884500027</text:p>
          </table:table-cell>
          <table:table-cell table:formula="of:=IF(ISBLANK([.E114]);&quot;&quot;;[.I114])" office:value-type="float" office:value="1.78845000267029" calcext:value-type="float">
            <text:p>1.7884500027</text:p>
          </table:table-cell>
          <table:table-cell table:formula="of:=IF(OR(ISBLANK([.E114]);[.I114]&lt;=0);&quot;&quot;;[.I114])" office:value-type="float" office:value="1.78845000267029" calcext:value-type="float">
            <text:p>1.78845000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7528" calcext:value-type="float">
            <text:p>1427750146.87528</text:p>
          </table:table-cell>
          <table:table-cell office:value-type="float" office:value="1427750148.62818" calcext:value-type="float">
            <text:p>1427750148.62818</text:p>
          </table:table-cell>
          <table:table-cell office:value-type="float" office:value="1427750148.66375" calcext:value-type="float">
            <text:p>1427750148.66375</text:p>
          </table:table-cell>
          <table:table-cell/>
          <table:table-cell table:formula="of:=MAX([.B115];[.D115];[.G115])-MAX([.A115];[.C115];[.E115])" office:value-type="float" office:value="1.78847002983093" calcext:value-type="float">
            <text:p>1.7884700298</text:p>
          </table:table-cell>
          <table:table-cell table:formula="of:=IF(ISBLANK([.E115]);&quot;&quot;;[.I115])" office:value-type="float" office:value="1.78847002983093" calcext:value-type="float">
            <text:p>1.7884700298</text:p>
          </table:table-cell>
          <table:table-cell table:formula="of:=IF(OR(ISBLANK([.E115]);[.I115]&lt;=0);&quot;&quot;;[.I115])" office:value-type="float" office:value="1.78847002983093" calcext:value-type="float">
            <text:p>1.78847002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7601" calcext:value-type="float">
            <text:p>1427750146.87601</text:p>
          </table:table-cell>
          <table:table-cell office:value-type="float" office:value="1427750148.62834" calcext:value-type="float">
            <text:p>1427750148.62834</text:p>
          </table:table-cell>
          <table:table-cell office:value-type="float" office:value="1427750148.66271" calcext:value-type="float">
            <text:p>1427750148.66271</text:p>
          </table:table-cell>
          <table:table-cell/>
          <table:table-cell table:formula="of:=MAX([.B116];[.D116];[.G116])-MAX([.A116];[.C116];[.E116])" office:value-type="float" office:value="1.78670001029968" calcext:value-type="float">
            <text:p>1.7867000103</text:p>
          </table:table-cell>
          <table:table-cell table:formula="of:=IF(ISBLANK([.E116]);&quot;&quot;;[.I116])" office:value-type="float" office:value="1.78670001029968" calcext:value-type="float">
            <text:p>1.7867000103</text:p>
          </table:table-cell>
          <table:table-cell table:formula="of:=IF(OR(ISBLANK([.E116]);[.I116]&lt;=0);&quot;&quot;;[.I116])" office:value-type="float" office:value="1.78670001029968" calcext:value-type="float">
            <text:p>1.78670001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7667" calcext:value-type="float">
            <text:p>1427750146.87667</text:p>
          </table:table-cell>
          <table:table-cell office:value-type="float" office:value="1427750148.62823" calcext:value-type="float">
            <text:p>1427750148.62823</text:p>
          </table:table-cell>
          <table:table-cell office:value-type="float" office:value="1427750148.66275" calcext:value-type="float">
            <text:p>1427750148.66275</text:p>
          </table:table-cell>
          <table:table-cell/>
          <table:table-cell table:formula="of:=MAX([.B117];[.D117];[.G117])-MAX([.A117];[.C117];[.E117])" office:value-type="float" office:value="1.78608012199402" calcext:value-type="float">
            <text:p>1.786080122</text:p>
          </table:table-cell>
          <table:table-cell table:formula="of:=IF(ISBLANK([.E117]);&quot;&quot;;[.I117])" office:value-type="float" office:value="1.78608012199402" calcext:value-type="float">
            <text:p>1.786080122</text:p>
          </table:table-cell>
          <table:table-cell table:formula="of:=IF(OR(ISBLANK([.E117]);[.I117]&lt;=0);&quot;&quot;;[.I117])" office:value-type="float" office:value="1.78608012199402" calcext:value-type="float">
            <text:p>1.7860801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7732" calcext:value-type="float">
            <text:p>1427750146.87732</text:p>
          </table:table-cell>
          <table:table-cell office:value-type="float" office:value="1427750148.62829" calcext:value-type="float">
            <text:p>1427750148.62829</text:p>
          </table:table-cell>
          <table:table-cell office:value-type="float" office:value="1427750148.6627" calcext:value-type="float">
            <text:p>1427750148.6627</text:p>
          </table:table-cell>
          <table:table-cell/>
          <table:table-cell table:formula="of:=MAX([.B118];[.D118];[.G118])-MAX([.A118];[.C118];[.E118])" office:value-type="float" office:value="1.7853798866272" calcext:value-type="float">
            <text:p>1.7853798866</text:p>
          </table:table-cell>
          <table:table-cell table:formula="of:=IF(ISBLANK([.E118]);&quot;&quot;;[.I118])" office:value-type="float" office:value="1.7853798866272" calcext:value-type="float">
            <text:p>1.7853798866</text:p>
          </table:table-cell>
          <table:table-cell table:formula="of:=IF(OR(ISBLANK([.E118]);[.I118]&lt;=0);&quot;&quot;;[.I118])" office:value-type="float" office:value="1.7853798866272" calcext:value-type="float">
            <text:p>1.78537988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7797" calcext:value-type="float">
            <text:p>1427750146.87797</text:p>
          </table:table-cell>
          <table:table-cell office:value-type="float" office:value="1427750148.6284" calcext:value-type="float">
            <text:p>1427750148.6284</text:p>
          </table:table-cell>
          <table:table-cell office:value-type="float" office:value="1427750148.66274" calcext:value-type="float">
            <text:p>1427750148.66274</text:p>
          </table:table-cell>
          <table:table-cell/>
          <table:table-cell table:formula="of:=MAX([.B119];[.D119];[.G119])-MAX([.A119];[.C119];[.E119])" office:value-type="float" office:value="1.78477001190186" calcext:value-type="float">
            <text:p>1.7847700119</text:p>
          </table:table-cell>
          <table:table-cell table:formula="of:=IF(ISBLANK([.E119]);&quot;&quot;;[.I119])" office:value-type="float" office:value="1.78477001190186" calcext:value-type="float">
            <text:p>1.7847700119</text:p>
          </table:table-cell>
          <table:table-cell table:formula="of:=IF(OR(ISBLANK([.E119]);[.I119]&lt;=0);&quot;&quot;;[.I119])" office:value-type="float" office:value="1.78477001190186" calcext:value-type="float">
            <text:p>1.78477001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7863" calcext:value-type="float">
            <text:p>1427750146.87863</text:p>
          </table:table-cell>
          <table:table-cell office:value-type="float" office:value="1427750148.62851" calcext:value-type="float">
            <text:p>1427750148.62851</text:p>
          </table:table-cell>
          <table:table-cell office:value-type="float" office:value="1427750148.66423" calcext:value-type="float">
            <text:p>1427750148.66423</text:p>
          </table:table-cell>
          <table:table-cell/>
          <table:table-cell table:formula="of:=MAX([.B120];[.D120];[.G120])-MAX([.A120];[.C120];[.E120])" office:value-type="float" office:value="1.78560018539429" calcext:value-type="float">
            <text:p>1.7856001854</text:p>
          </table:table-cell>
          <table:table-cell table:formula="of:=IF(ISBLANK([.E120]);&quot;&quot;;[.I120])" office:value-type="float" office:value="1.78560018539429" calcext:value-type="float">
            <text:p>1.7856001854</text:p>
          </table:table-cell>
          <table:table-cell table:formula="of:=IF(OR(ISBLANK([.E120]);[.I120]&lt;=0);&quot;&quot;;[.I120])" office:value-type="float" office:value="1.78560018539429" calcext:value-type="float">
            <text:p>1.78560018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7928" calcext:value-type="float">
            <text:p>1427750146.87928</text:p>
          </table:table-cell>
          <table:table-cell office:value-type="float" office:value="1427750148.62845" calcext:value-type="float">
            <text:p>1427750148.62845</text:p>
          </table:table-cell>
          <table:table-cell office:value-type="float" office:value="1427750148.66292" calcext:value-type="float">
            <text:p>1427750148.66292</text:p>
          </table:table-cell>
          <table:table-cell/>
          <table:table-cell table:formula="of:=MAX([.B121];[.D121];[.G121])-MAX([.A121];[.C121];[.E121])" office:value-type="float" office:value="1.78363990783691" calcext:value-type="float">
            <text:p>1.7836399078</text:p>
          </table:table-cell>
          <table:table-cell table:formula="of:=IF(ISBLANK([.E121]);&quot;&quot;;[.I121])" office:value-type="float" office:value="1.78363990783691" calcext:value-type="float">
            <text:p>1.7836399078</text:p>
          </table:table-cell>
          <table:table-cell table:formula="of:=IF(OR(ISBLANK([.E121]);[.I121]&lt;=0);&quot;&quot;;[.I121])" office:value-type="float" office:value="1.78363990783691" calcext:value-type="float">
            <text:p>1.78363990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7997" calcext:value-type="float">
            <text:p>1427750146.87997</text:p>
          </table:table-cell>
          <table:table-cell office:value-type="float" office:value="1427750148.71586" calcext:value-type="float">
            <text:p>1427750148.71586</text:p>
          </table:table-cell>
          <table:table-cell office:value-type="float" office:value="1427750148.74486" calcext:value-type="float">
            <text:p>1427750148.74486</text:p>
          </table:table-cell>
          <table:table-cell/>
          <table:table-cell table:formula="of:=MAX([.B122];[.D122];[.G122])-MAX([.A122];[.C122];[.E122])" office:value-type="float" office:value="1.8648898601532" calcext:value-type="float">
            <text:p>1.8648898602</text:p>
          </table:table-cell>
          <table:table-cell table:formula="of:=IF(ISBLANK([.E122]);&quot;&quot;;[.I122])" office:value-type="float" office:value="1.8648898601532" calcext:value-type="float">
            <text:p>1.8648898602</text:p>
          </table:table-cell>
          <table:table-cell table:formula="of:=IF(OR(ISBLANK([.E122]);[.I122]&lt;=0);&quot;&quot;;[.I122])" office:value-type="float" office:value="1.8648898601532" calcext:value-type="float">
            <text:p>1.86488986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6.88063" calcext:value-type="float">
            <text:p>1427750146.88063</text:p>
          </table:table-cell>
          <table:table-cell office:value-type="float" office:value="1427750148.62856" calcext:value-type="float">
            <text:p>1427750148.62856</text:p>
          </table:table-cell>
          <table:table-cell office:value-type="float" office:value="1427750148.66286" calcext:value-type="float">
            <text:p>1427750148.66286</text:p>
          </table:table-cell>
          <table:table-cell/>
          <table:table-cell table:formula="of:=MAX([.B123];[.D123];[.G123])-MAX([.A123];[.C123];[.E123])" office:value-type="float" office:value="1.78222990036011" calcext:value-type="float">
            <text:p>1.7822299004</text:p>
          </table:table-cell>
          <table:table-cell table:formula="of:=IF(ISBLANK([.E123]);&quot;&quot;;[.I123])" office:value-type="float" office:value="1.78222990036011" calcext:value-type="float">
            <text:p>1.7822299004</text:p>
          </table:table-cell>
          <table:table-cell table:formula="of:=IF(OR(ISBLANK([.E123]);[.I123]&lt;=0);&quot;&quot;;[.I123])" office:value-type="float" office:value="1.78222990036011" calcext:value-type="float">
            <text:p>1.7822299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48.74488" calcext:value-type="float">
            <text:p>1427750148.74488</text:p>
          </table:table-cell>
          <table:table-cell office:value-type="float" office:value="1427750150.64755" calcext:value-type="float">
            <text:p>1427750150.64755</text:p>
          </table:table-cell>
          <table:table-cell table:number-columns-repeated="4"/>
          <table:table-cell table:formula="of:=MAX([.B124];[.D124];[.G124])-MAX([.A124];[.C124];[.E124])" office:value-type="float" office:value="1.90267014503479" calcext:value-type="float">
            <text:p>1.902670145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4488" calcext:value-type="float">
            <text:p>1427750148.74488</text:p>
          </table:table-cell>
          <table:table-cell office:value-type="float" office:value="1427750150.02588" calcext:value-type="float">
            <text:p>1427750150.02588</text:p>
          </table:table-cell>
          <table:table-cell office:value-type="float" office:value="1427750150.52031" calcext:value-type="float">
            <text:p>1427750150.52031</text:p>
          </table:table-cell>
          <table:table-cell/>
          <table:table-cell table:formula="of:=MAX([.B125];[.D125];[.G125])-MAX([.A125];[.C125];[.E125])" office:value-type="float" office:value="1.77542996406555" calcext:value-type="float">
            <text:p>1.7754299641</text:p>
          </table:table-cell>
          <table:table-cell table:formula="of:=IF(ISBLANK([.E125]);&quot;&quot;;[.I125])" office:value-type="float" office:value="1.77542996406555" calcext:value-type="float">
            <text:p>1.7754299641</text:p>
          </table:table-cell>
          <table:table-cell table:formula="of:=IF(OR(ISBLANK([.E125]);[.I125]&lt;=0);&quot;&quot;;[.I125])" office:value-type="float" office:value="1.77542996406555" calcext:value-type="float">
            <text:p>1.77542996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4538" calcext:value-type="float">
            <text:p>1427750148.74538</text:p>
          </table:table-cell>
          <table:table-cell office:value-type="float" office:value="1427750150.51999" calcext:value-type="float">
            <text:p>1427750150.51999</text:p>
          </table:table-cell>
          <table:table-cell office:value-type="float" office:value="1427750150.5515" calcext:value-type="float">
            <text:p>1427750150.5515</text:p>
          </table:table-cell>
          <table:table-cell/>
          <table:table-cell table:formula="of:=MAX([.B126];[.D126];[.G126])-MAX([.A126];[.C126];[.E126])" office:value-type="float" office:value="1.80612015724182" calcext:value-type="float">
            <text:p>1.8061201572</text:p>
          </table:table-cell>
          <table:table-cell table:formula="of:=IF(ISBLANK([.E126]);&quot;&quot;;[.I126])" office:value-type="float" office:value="1.80612015724182" calcext:value-type="float">
            <text:p>1.8061201572</text:p>
          </table:table-cell>
          <table:table-cell table:formula="of:=IF(OR(ISBLANK([.E126]);[.I126]&lt;=0);&quot;&quot;;[.I126])" office:value-type="float" office:value="1.80612015724182" calcext:value-type="float">
            <text:p>1.80612015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4599" calcext:value-type="float">
            <text:p>1427750148.74599</text:p>
          </table:table-cell>
          <table:table-cell office:value-type="float" office:value="1427750150.52006" calcext:value-type="float">
            <text:p>1427750150.52006</text:p>
          </table:table-cell>
          <table:table-cell office:value-type="float" office:value="1427750150.55524" calcext:value-type="float">
            <text:p>1427750150.55524</text:p>
          </table:table-cell>
          <table:table-cell/>
          <table:table-cell table:formula="of:=MAX([.B127];[.D127];[.G127])-MAX([.A127];[.C127];[.E127])" office:value-type="float" office:value="1.80924987792969" calcext:value-type="float">
            <text:p>1.8092498779</text:p>
          </table:table-cell>
          <table:table-cell table:formula="of:=IF(ISBLANK([.E127]);&quot;&quot;;[.I127])" office:value-type="float" office:value="1.80924987792969" calcext:value-type="float">
            <text:p>1.8092498779</text:p>
          </table:table-cell>
          <table:table-cell table:formula="of:=IF(OR(ISBLANK([.E127]);[.I127]&lt;=0);&quot;&quot;;[.I127])" office:value-type="float" office:value="1.80924987792969" calcext:value-type="float">
            <text:p>1.80924987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4647" calcext:value-type="float">
            <text:p>1427750148.74647</text:p>
          </table:table-cell>
          <table:table-cell office:value-type="float" office:value="1427750150.52028" calcext:value-type="float">
            <text:p>1427750150.52028</text:p>
          </table:table-cell>
          <table:table-cell office:value-type="float" office:value="1427750150.54757" calcext:value-type="float">
            <text:p>1427750150.54757</text:p>
          </table:table-cell>
          <table:table-cell/>
          <table:table-cell table:formula="of:=MAX([.B128];[.D128];[.G128])-MAX([.A128];[.C128];[.E128])" office:value-type="float" office:value="1.80110001564026" calcext:value-type="float">
            <text:p>1.8011000156</text:p>
          </table:table-cell>
          <table:table-cell table:formula="of:=IF(ISBLANK([.E128]);&quot;&quot;;[.I128])" office:value-type="float" office:value="1.80110001564026" calcext:value-type="float">
            <text:p>1.8011000156</text:p>
          </table:table-cell>
          <table:table-cell table:formula="of:=IF(OR(ISBLANK([.E128]);[.I128]&lt;=0);&quot;&quot;;[.I128])" office:value-type="float" office:value="1.80110001564026" calcext:value-type="float">
            <text:p>1.80110001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4697" calcext:value-type="float">
            <text:p>1427750148.74697</text:p>
          </table:table-cell>
          <table:table-cell office:value-type="float" office:value="1427750150.61381" calcext:value-type="float">
            <text:p>1427750150.61381</text:p>
          </table:table-cell>
          <table:table-cell office:value-type="float" office:value="1427750150.64754" calcext:value-type="float">
            <text:p>1427750150.64754</text:p>
          </table:table-cell>
          <table:table-cell/>
          <table:table-cell table:formula="of:=MAX([.B129];[.D129];[.G129])-MAX([.A129];[.C129];[.E129])" office:value-type="float" office:value="1.90057015419006" calcext:value-type="float">
            <text:p>1.9005701542</text:p>
          </table:table-cell>
          <table:table-cell table:formula="of:=IF(ISBLANK([.E129]);&quot;&quot;;[.I129])" office:value-type="float" office:value="1.90057015419006" calcext:value-type="float">
            <text:p>1.9005701542</text:p>
          </table:table-cell>
          <table:table-cell table:formula="of:=IF(OR(ISBLANK([.E129]);[.I129]&lt;=0);&quot;&quot;;[.I129])" office:value-type="float" office:value="1.90057015419006" calcext:value-type="float">
            <text:p>1.90057015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4748" calcext:value-type="float">
            <text:p>1427750148.74748</text:p>
          </table:table-cell>
          <table:table-cell office:value-type="float" office:value="1427750150.52012" calcext:value-type="float">
            <text:p>1427750150.52012</text:p>
          </table:table-cell>
          <table:table-cell office:value-type="float" office:value="1427750150.55154" calcext:value-type="float">
            <text:p>1427750150.55154</text:p>
          </table:table-cell>
          <table:table-cell/>
          <table:table-cell table:formula="of:=MAX([.B130];[.D130];[.G130])-MAX([.A130];[.C130];[.E130])" office:value-type="float" office:value="1.8040599822998" calcext:value-type="float">
            <text:p>1.8040599823</text:p>
          </table:table-cell>
          <table:table-cell table:formula="of:=IF(ISBLANK([.E130]);&quot;&quot;;[.I130])" office:value-type="float" office:value="1.8040599822998" calcext:value-type="float">
            <text:p>1.8040599823</text:p>
          </table:table-cell>
          <table:table-cell table:formula="of:=IF(OR(ISBLANK([.E130]);[.I130]&lt;=0);&quot;&quot;;[.I130])" office:value-type="float" office:value="1.8040599822998" calcext:value-type="float">
            <text:p>1.80405998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4798" calcext:value-type="float">
            <text:p>1427750148.74798</text:p>
          </table:table-cell>
          <table:table-cell office:value-type="float" office:value="1427750150.52023" calcext:value-type="float">
            <text:p>1427750150.52023</text:p>
          </table:table-cell>
          <table:table-cell office:value-type="float" office:value="1427750150.55049" calcext:value-type="float">
            <text:p>1427750150.55049</text:p>
          </table:table-cell>
          <table:table-cell/>
          <table:table-cell table:formula="of:=MAX([.B131];[.D131];[.G131])-MAX([.A131];[.C131];[.E131])" office:value-type="float" office:value="1.80250978469849" calcext:value-type="float">
            <text:p>1.8025097847</text:p>
          </table:table-cell>
          <table:table-cell table:formula="of:=IF(ISBLANK([.E131]);&quot;&quot;;[.I131])" office:value-type="float" office:value="1.80250978469849" calcext:value-type="float">
            <text:p>1.8025097847</text:p>
          </table:table-cell>
          <table:table-cell table:formula="of:=IF(OR(ISBLANK([.E131]);[.I131]&lt;=0);&quot;&quot;;[.I131])" office:value-type="float" office:value="1.80250978469849" calcext:value-type="float">
            <text:p>1.80250978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4895" calcext:value-type="float">
            <text:p>1427750148.74895</text:p>
          </table:table-cell>
          <table:table-cell office:value-type="float" office:value="1427750150.52018" calcext:value-type="float">
            <text:p>1427750150.52018</text:p>
          </table:table-cell>
          <table:table-cell office:value-type="float" office:value="1427750150.55274" calcext:value-type="float">
            <text:p>1427750150.55274</text:p>
          </table:table-cell>
          <table:table-cell/>
          <table:table-cell table:formula="of:=MAX([.B132];[.D132];[.G132])-MAX([.A132];[.C132];[.E132])" office:value-type="float" office:value="1.80379009246826" calcext:value-type="float">
            <text:p>1.8037900925</text:p>
          </table:table-cell>
          <table:table-cell table:formula="of:=IF(ISBLANK([.E132]);&quot;&quot;;[.I132])" office:value-type="float" office:value="1.80379009246826" calcext:value-type="float">
            <text:p>1.8037900925</text:p>
          </table:table-cell>
          <table:table-cell table:formula="of:=IF(OR(ISBLANK([.E132]);[.I132]&lt;=0);&quot;&quot;;[.I132])" office:value-type="float" office:value="1.80379009246826" calcext:value-type="float">
            <text:p>1.80379009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5017" calcext:value-type="float">
            <text:p>1427750148.75017</text:p>
          </table:table-cell>
          <table:table-cell office:value-type="float" office:value="1427750150.52036" calcext:value-type="float">
            <text:p>1427750150.52036</text:p>
          </table:table-cell>
          <table:table-cell office:value-type="float" office:value="1427750150.55157" calcext:value-type="float">
            <text:p>1427750150.55157</text:p>
          </table:table-cell>
          <table:table-cell/>
          <table:table-cell table:formula="of:=MAX([.B133];[.D133];[.G133])-MAX([.A133];[.C133];[.E133])" office:value-type="float" office:value="1.80139994621277" calcext:value-type="float">
            <text:p>1.8013999462</text:p>
          </table:table-cell>
          <table:table-cell table:formula="of:=IF(ISBLANK([.E133]);&quot;&quot;;[.I133])" office:value-type="float" office:value="1.80139994621277" calcext:value-type="float">
            <text:p>1.8013999462</text:p>
          </table:table-cell>
          <table:table-cell table:formula="of:=IF(OR(ISBLANK([.E133]);[.I133]&lt;=0);&quot;&quot;;[.I133])" office:value-type="float" office:value="1.80139994621277" calcext:value-type="float">
            <text:p>1.80139994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48.75083" calcext:value-type="float">
            <text:p>1427750148.75083</text:p>
          </table:table-cell>
          <table:table-cell office:value-type="float" office:value="1427750150.52419" calcext:value-type="float">
            <text:p>1427750150.52419</text:p>
          </table:table-cell>
          <table:table-cell office:value-type="float" office:value="1427750150.56255" calcext:value-type="float">
            <text:p>1427750150.56255</text:p>
          </table:table-cell>
          <table:table-cell/>
          <table:table-cell table:formula="of:=MAX([.B134];[.D134];[.G134])-MAX([.A134];[.C134];[.E134])" office:value-type="float" office:value="1.81172013282776" calcext:value-type="float">
            <text:p>1.8117201328</text:p>
          </table:table-cell>
          <table:table-cell table:formula="of:=IF(ISBLANK([.E134]);&quot;&quot;;[.I134])" office:value-type="float" office:value="1.81172013282776" calcext:value-type="float">
            <text:p>1.8117201328</text:p>
          </table:table-cell>
          <table:table-cell table:formula="of:=IF(OR(ISBLANK([.E134]);[.I134]&lt;=0);&quot;&quot;;[.I134])" office:value-type="float" office:value="1.81172013282776" calcext:value-type="float">
            <text:p>1.81172013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50.64756" calcext:value-type="float">
            <text:p>1427750150.64756</text:p>
          </table:table-cell>
          <table:table-cell office:value-type="float" office:value="1427750152.35387" calcext:value-type="float">
            <text:p>1427750152.35387</text:p>
          </table:table-cell>
          <table:table-cell table:number-columns-repeated="4"/>
          <table:table-cell table:formula="of:=MAX([.B135];[.D135];[.G135])-MAX([.A135];[.C135];[.E135])" office:value-type="float" office:value="1.70631003379822" calcext:value-type="float">
            <text:p>1.7063100338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4756" calcext:value-type="float">
            <text:p>1427750150.64756</text:p>
          </table:table-cell>
          <table:table-cell office:value-type="float" office:value="1427750152.22959" calcext:value-type="float">
            <text:p>1427750152.22959</text:p>
          </table:table-cell>
          <table:table-cell office:value-type="float" office:value="1427750152.26421" calcext:value-type="float">
            <text:p>1427750152.26421</text:p>
          </table:table-cell>
          <table:table-cell/>
          <table:table-cell table:formula="of:=MAX([.B136];[.D136];[.G136])-MAX([.A136];[.C136];[.E136])" office:value-type="float" office:value="1.61665010452271" calcext:value-type="float">
            <text:p>1.6166501045</text:p>
          </table:table-cell>
          <table:table-cell table:formula="of:=IF(ISBLANK([.E136]);&quot;&quot;;[.I136])" office:value-type="float" office:value="1.61665010452271" calcext:value-type="float">
            <text:p>1.6166501045</text:p>
          </table:table-cell>
          <table:table-cell table:formula="of:=IF(OR(ISBLANK([.E136]);[.I136]&lt;=0);&quot;&quot;;[.I136])" office:value-type="float" office:value="1.61665010452271" calcext:value-type="float">
            <text:p>1.61665010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4832" calcext:value-type="float">
            <text:p>1427750150.64832</text:p>
          </table:table-cell>
          <table:table-cell office:value-type="float" office:value="1427750151.82297" calcext:value-type="float">
            <text:p>1427750151.82297</text:p>
          </table:table-cell>
          <table:table-cell office:value-type="float" office:value="1427750152.22985" calcext:value-type="float">
            <text:p>1427750152.22985</text:p>
          </table:table-cell>
          <table:table-cell/>
          <table:table-cell table:formula="of:=MAX([.B137];[.D137];[.G137])-MAX([.A137];[.C137];[.E137])" office:value-type="float" office:value="1.58153009414673" calcext:value-type="float">
            <text:p>1.5815300941</text:p>
          </table:table-cell>
          <table:table-cell table:formula="of:=IF(ISBLANK([.E137]);&quot;&quot;;[.I137])" office:value-type="float" office:value="1.58153009414673" calcext:value-type="float">
            <text:p>1.5815300941</text:p>
          </table:table-cell>
          <table:table-cell table:formula="of:=IF(OR(ISBLANK([.E137]);[.I137]&lt;=0);&quot;&quot;;[.I137])" office:value-type="float" office:value="1.58153009414673" calcext:value-type="float">
            <text:p>1.58153009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4921" calcext:value-type="float">
            <text:p>1427750150.64921</text:p>
          </table:table-cell>
          <table:table-cell office:value-type="float" office:value="1427750152.32001" calcext:value-type="float">
            <text:p>1427750152.32001</text:p>
          </table:table-cell>
          <table:table-cell office:value-type="float" office:value="1427750152.35386" calcext:value-type="float">
            <text:p>1427750152.35386</text:p>
          </table:table-cell>
          <table:table-cell/>
          <table:table-cell table:formula="of:=MAX([.B138];[.D138];[.G138])-MAX([.A138];[.C138];[.E138])" office:value-type="float" office:value="1.70464992523193" calcext:value-type="float">
            <text:p>1.7046499252</text:p>
          </table:table-cell>
          <table:table-cell table:formula="of:=IF(ISBLANK([.E138]);&quot;&quot;;[.I138])" office:value-type="float" office:value="1.70464992523193" calcext:value-type="float">
            <text:p>1.7046499252</text:p>
          </table:table-cell>
          <table:table-cell table:formula="of:=IF(OR(ISBLANK([.E138]);[.I138]&lt;=0);&quot;&quot;;[.I138])" office:value-type="float" office:value="1.70464992523193" calcext:value-type="float">
            <text:p>1.70464992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4991" calcext:value-type="float">
            <text:p>1427750150.64991</text:p>
          </table:table-cell>
          <table:table-cell office:value-type="float" office:value="1427750151.82303" calcext:value-type="float">
            <text:p>1427750151.82303</text:p>
          </table:table-cell>
          <table:table-cell office:value-type="float" office:value="1427750152.22994" calcext:value-type="float">
            <text:p>1427750152.22994</text:p>
          </table:table-cell>
          <table:table-cell/>
          <table:table-cell table:formula="of:=MAX([.B139];[.D139];[.G139])-MAX([.A139];[.C139];[.E139])" office:value-type="float" office:value="1.58002996444702" calcext:value-type="float">
            <text:p>1.5800299644</text:p>
          </table:table-cell>
          <table:table-cell table:formula="of:=IF(ISBLANK([.E139]);&quot;&quot;;[.I139])" office:value-type="float" office:value="1.58002996444702" calcext:value-type="float">
            <text:p>1.5800299644</text:p>
          </table:table-cell>
          <table:table-cell table:formula="of:=IF(OR(ISBLANK([.E139]);[.I139]&lt;=0);&quot;&quot;;[.I139])" office:value-type="float" office:value="1.58002996444702" calcext:value-type="float">
            <text:p>1.58002996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506" calcext:value-type="float">
            <text:p>1427750150.6506</text:p>
          </table:table-cell>
          <table:table-cell office:value-type="float" office:value="1427750152.22965" calcext:value-type="float">
            <text:p>1427750152.22965</text:p>
          </table:table-cell>
          <table:table-cell office:value-type="float" office:value="1427750152.26611" calcext:value-type="float">
            <text:p>1427750152.26611</text:p>
          </table:table-cell>
          <table:table-cell/>
          <table:table-cell table:formula="of:=MAX([.B140];[.D140];[.G140])-MAX([.A140];[.C140];[.E140])" office:value-type="float" office:value="1.61550998687744" calcext:value-type="float">
            <text:p>1.6155099869</text:p>
          </table:table-cell>
          <table:table-cell table:formula="of:=IF(ISBLANK([.E140]);&quot;&quot;;[.I140])" office:value-type="float" office:value="1.61550998687744" calcext:value-type="float">
            <text:p>1.6155099869</text:p>
          </table:table-cell>
          <table:table-cell table:formula="of:=IF(OR(ISBLANK([.E140]);[.I140]&lt;=0);&quot;&quot;;[.I140])" office:value-type="float" office:value="1.61550998687744" calcext:value-type="float">
            <text:p>1.61550998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5129" calcext:value-type="float">
            <text:p>1427750150.65129</text:p>
          </table:table-cell>
          <table:table-cell office:value-type="float" office:value="1427750151.65905" calcext:value-type="float">
            <text:p>1427750151.65905</text:p>
          </table:table-cell>
          <table:table-cell office:value-type="float" office:value="1427750151.73797" calcext:value-type="float">
            <text:p>1427750151.73797</text:p>
          </table:table-cell>
          <table:table-cell/>
          <table:table-cell table:formula="of:=MAX([.B141];[.D141];[.G141])-MAX([.A141];[.C141];[.E141])" office:value-type="float" office:value="1.0866801738739" calcext:value-type="float">
            <text:p>1.0866801739</text:p>
          </table:table-cell>
          <table:table-cell table:formula="of:=IF(ISBLANK([.E141]);&quot;&quot;;[.I141])" office:value-type="float" office:value="1.0866801738739" calcext:value-type="float">
            <text:p>1.0866801739</text:p>
          </table:table-cell>
          <table:table-cell table:formula="of:=IF(OR(ISBLANK([.E141]);[.I141]&lt;=0);&quot;&quot;;[.I141])" office:value-type="float" office:value="1.0866801738739" calcext:value-type="float">
            <text:p>1.08668017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5199" calcext:value-type="float">
            <text:p>1427750150.65199</text:p>
          </table:table-cell>
          <table:table-cell office:value-type="float" office:value="1427750152.22971" calcext:value-type="float">
            <text:p>1427750152.22971</text:p>
          </table:table-cell>
          <table:table-cell office:value-type="float" office:value="1427750152.26517" calcext:value-type="float">
            <text:p>1427750152.26517</text:p>
          </table:table-cell>
          <table:table-cell/>
          <table:table-cell table:formula="of:=MAX([.B142];[.D142];[.G142])-MAX([.A142];[.C142];[.E142])" office:value-type="float" office:value="1.61318016052246" calcext:value-type="float">
            <text:p>1.6131801605</text:p>
          </table:table-cell>
          <table:table-cell table:formula="of:=IF(ISBLANK([.E142]);&quot;&quot;;[.I142])" office:value-type="float" office:value="1.61318016052246" calcext:value-type="float">
            <text:p>1.6131801605</text:p>
          </table:table-cell>
          <table:table-cell table:formula="of:=IF(OR(ISBLANK([.E142]);[.I142]&lt;=0);&quot;&quot;;[.I142])" office:value-type="float" office:value="1.61318016052246" calcext:value-type="float">
            <text:p>1.61318016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5272" calcext:value-type="float">
            <text:p>1427750150.65272</text:p>
          </table:table-cell>
          <table:table-cell office:value-type="float" office:value="1427750152.22982" calcext:value-type="float">
            <text:p>1427750152.22982</text:p>
          </table:table-cell>
          <table:table-cell office:value-type="float" office:value="1427750152.26612" calcext:value-type="float">
            <text:p>1427750152.26612</text:p>
          </table:table-cell>
          <table:table-cell/>
          <table:table-cell table:formula="of:=MAX([.B143];[.D143];[.G143])-MAX([.A143];[.C143];[.E143])" office:value-type="float" office:value="1.61339998245239" calcext:value-type="float">
            <text:p>1.6133999825</text:p>
          </table:table-cell>
          <table:table-cell table:formula="of:=IF(ISBLANK([.E143]);&quot;&quot;;[.I143])" office:value-type="float" office:value="1.61339998245239" calcext:value-type="float">
            <text:p>1.6133999825</text:p>
          </table:table-cell>
          <table:table-cell table:formula="of:=IF(OR(ISBLANK([.E143]);[.I143]&lt;=0);&quot;&quot;;[.I143])" office:value-type="float" office:value="1.61339998245239" calcext:value-type="float">
            <text:p>1.61339998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5343" calcext:value-type="float">
            <text:p>1427750150.65343</text:p>
          </table:table-cell>
          <table:table-cell office:value-type="float" office:value="1427750152.22976" calcext:value-type="float">
            <text:p>1427750152.22976</text:p>
          </table:table-cell>
          <table:table-cell office:value-type="float" office:value="1427750152.26417" calcext:value-type="float">
            <text:p>1427750152.26417</text:p>
          </table:table-cell>
          <table:table-cell/>
          <table:table-cell table:formula="of:=MAX([.B144];[.D144];[.G144])-MAX([.A144];[.C144];[.E144])" office:value-type="float" office:value="1.61073994636536" calcext:value-type="float">
            <text:p>1.6107399464</text:p>
          </table:table-cell>
          <table:table-cell table:formula="of:=IF(ISBLANK([.E144]);&quot;&quot;;[.I144])" office:value-type="float" office:value="1.61073994636536" calcext:value-type="float">
            <text:p>1.6107399464</text:p>
          </table:table-cell>
          <table:table-cell table:formula="of:=IF(OR(ISBLANK([.E144]);[.I144]&lt;=0);&quot;&quot;;[.I144])" office:value-type="float" office:value="1.61073994636536" calcext:value-type="float">
            <text:p>1.61073994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0.65413" calcext:value-type="float">
            <text:p>1427750150.65413</text:p>
          </table:table-cell>
          <table:table-cell office:value-type="float" office:value="1427750152.2299" calcext:value-type="float">
            <text:p>1427750152.2299</text:p>
          </table:table-cell>
          <table:table-cell office:value-type="float" office:value="1427750152.26424" calcext:value-type="float">
            <text:p>1427750152.26424</text:p>
          </table:table-cell>
          <table:table-cell/>
          <table:table-cell table:formula="of:=MAX([.B145];[.D145];[.G145])-MAX([.A145];[.C145];[.E145])" office:value-type="float" office:value="1.61011004447937" calcext:value-type="float">
            <text:p>1.6101100445</text:p>
          </table:table-cell>
          <table:table-cell table:formula="of:=IF(ISBLANK([.E145]);&quot;&quot;;[.I145])" office:value-type="float" office:value="1.61011004447937" calcext:value-type="float">
            <text:p>1.6101100445</text:p>
          </table:table-cell>
          <table:table-cell table:formula="of:=IF(OR(ISBLANK([.E145]);[.I145]&lt;=0);&quot;&quot;;[.I145])" office:value-type="float" office:value="1.61011004447937" calcext:value-type="float">
            <text:p>1.61011004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52.35388" calcext:value-type="float">
            <text:p>1427750152.35388</text:p>
          </table:table-cell>
          <table:table-cell office:value-type="float" office:value="1427750154.20134" calcext:value-type="float">
            <text:p>1427750154.20134</text:p>
          </table:table-cell>
          <table:table-cell table:number-columns-repeated="4"/>
          <table:table-cell table:formula="of:=MAX([.B146];[.D146];[.G146])-MAX([.A146];[.C146];[.E146])" office:value-type="float" office:value="1.8474600315094" calcext:value-type="float">
            <text:p>1.8474600315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5388" calcext:value-type="float">
            <text:p>1427750152.35388</text:p>
          </table:table-cell>
          <table:table-cell office:value-type="float" office:value="1427750154.08573" calcext:value-type="float">
            <text:p>1427750154.08573</text:p>
          </table:table-cell>
          <table:table-cell office:value-type="float" office:value="1427750154.12098" calcext:value-type="float">
            <text:p>1427750154.12098</text:p>
          </table:table-cell>
          <table:table-cell/>
          <table:table-cell table:formula="of:=MAX([.B147];[.D147];[.G147])-MAX([.A147];[.C147];[.E147])" office:value-type="float" office:value="1.7671000957489" calcext:value-type="float">
            <text:p>1.7671000957</text:p>
          </table:table-cell>
          <table:table-cell table:formula="of:=IF(ISBLANK([.E147]);&quot;&quot;;[.I147])" office:value-type="float" office:value="1.7671000957489" calcext:value-type="float">
            <text:p>1.7671000957</text:p>
          </table:table-cell>
          <table:table-cell table:formula="of:=IF(OR(ISBLANK([.E147]);[.I147]&lt;=0);&quot;&quot;;[.I147])" office:value-type="float" office:value="1.7671000957489" calcext:value-type="float">
            <text:p>1.76710009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5463" calcext:value-type="float">
            <text:p>1427750152.35463</text:p>
          </table:table-cell>
          <table:table-cell office:value-type="float" office:value="1427750154.08587" calcext:value-type="float">
            <text:p>1427750154.08587</text:p>
          </table:table-cell>
          <table:table-cell office:value-type="float" office:value="1427750154.12337" calcext:value-type="float">
            <text:p>1427750154.12337</text:p>
          </table:table-cell>
          <table:table-cell/>
          <table:table-cell table:formula="of:=MAX([.B148];[.D148];[.G148])-MAX([.A148];[.C148];[.E148])" office:value-type="float" office:value="1.76873993873596" calcext:value-type="float">
            <text:p>1.7687399387</text:p>
          </table:table-cell>
          <table:table-cell table:formula="of:=IF(ISBLANK([.E148]);&quot;&quot;;[.I148])" office:value-type="float" office:value="1.76873993873596" calcext:value-type="float">
            <text:p>1.7687399387</text:p>
          </table:table-cell>
          <table:table-cell table:formula="of:=IF(OR(ISBLANK([.E148]);[.I148]&lt;=0);&quot;&quot;;[.I148])" office:value-type="float" office:value="1.76873993873596" calcext:value-type="float">
            <text:p>1.76873993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5536" calcext:value-type="float">
            <text:p>1427750152.35536</text:p>
          </table:table-cell>
          <table:table-cell office:value-type="float" office:value="1427750154.08582" calcext:value-type="float">
            <text:p>1427750154.08582</text:p>
          </table:table-cell>
          <table:table-cell office:value-type="float" office:value="1427750154.12575" calcext:value-type="float">
            <text:p>1427750154.12575</text:p>
          </table:table-cell>
          <table:table-cell/>
          <table:table-cell table:formula="of:=MAX([.B149];[.D149];[.G149])-MAX([.A149];[.C149];[.E149])" office:value-type="float" office:value="1.77039003372192" calcext:value-type="float">
            <text:p>1.7703900337</text:p>
          </table:table-cell>
          <table:table-cell table:formula="of:=IF(ISBLANK([.E149]);&quot;&quot;;[.I149])" office:value-type="float" office:value="1.77039003372192" calcext:value-type="float">
            <text:p>1.7703900337</text:p>
          </table:table-cell>
          <table:table-cell table:formula="of:=IF(OR(ISBLANK([.E149]);[.I149]&lt;=0);&quot;&quot;;[.I149])" office:value-type="float" office:value="1.77039003372192" calcext:value-type="float">
            <text:p>1.77039003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5605" calcext:value-type="float">
            <text:p>1427750152.35605</text:p>
          </table:table-cell>
          <table:table-cell office:value-type="float" office:value="1427750154.17193" calcext:value-type="float">
            <text:p>1427750154.17193</text:p>
          </table:table-cell>
          <table:table-cell office:value-type="float" office:value="1427750154.20133" calcext:value-type="float">
            <text:p>1427750154.20133</text:p>
          </table:table-cell>
          <table:table-cell/>
          <table:table-cell table:formula="of:=MAX([.B150];[.D150];[.G150])-MAX([.A150];[.C150];[.E150])" office:value-type="float" office:value="1.84527993202209" calcext:value-type="float">
            <text:p>1.845279932</text:p>
          </table:table-cell>
          <table:table-cell table:formula="of:=IF(ISBLANK([.E150]);&quot;&quot;;[.I150])" office:value-type="float" office:value="1.84527993202209" calcext:value-type="float">
            <text:p>1.845279932</text:p>
          </table:table-cell>
          <table:table-cell table:formula="of:=IF(OR(ISBLANK([.E150]);[.I150]&lt;=0);&quot;&quot;;[.I150])" office:value-type="float" office:value="1.84527993202209" calcext:value-type="float">
            <text:p>1.8452799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5676" calcext:value-type="float">
            <text:p>1427750152.35676</text:p>
          </table:table-cell>
          <table:table-cell office:value-type="float" office:value="1427750154.08592" calcext:value-type="float">
            <text:p>1427750154.08592</text:p>
          </table:table-cell>
          <table:table-cell office:value-type="float" office:value="1427750154.12577" calcext:value-type="float">
            <text:p>1427750154.12577</text:p>
          </table:table-cell>
          <table:table-cell/>
          <table:table-cell table:formula="of:=MAX([.B151];[.D151];[.G151])-MAX([.A151];[.C151];[.E151])" office:value-type="float" office:value="1.76901006698608" calcext:value-type="float">
            <text:p>1.769010067</text:p>
          </table:table-cell>
          <table:table-cell table:formula="of:=IF(ISBLANK([.E151]);&quot;&quot;;[.I151])" office:value-type="float" office:value="1.76901006698608" calcext:value-type="float">
            <text:p>1.769010067</text:p>
          </table:table-cell>
          <table:table-cell table:formula="of:=IF(OR(ISBLANK([.E151]);[.I151]&lt;=0);&quot;&quot;;[.I151])" office:value-type="float" office:value="1.76901006698608" calcext:value-type="float">
            <text:p>1.7690100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5747" calcext:value-type="float">
            <text:p>1427750152.35747</text:p>
          </table:table-cell>
          <table:table-cell office:value-type="float" office:value="1427750153.47851" calcext:value-type="float">
            <text:p>1427750153.47851</text:p>
          </table:table-cell>
          <table:table-cell office:value-type="float" office:value="1427750154.08577" calcext:value-type="float">
            <text:p>1427750154.08577</text:p>
          </table:table-cell>
          <table:table-cell/>
          <table:table-cell table:formula="of:=MAX([.B152];[.D152];[.G152])-MAX([.A152];[.C152];[.E152])" office:value-type="float" office:value="1.72829985618591" calcext:value-type="float">
            <text:p>1.7282998562</text:p>
          </table:table-cell>
          <table:table-cell table:formula="of:=IF(ISBLANK([.E152]);&quot;&quot;;[.I152])" office:value-type="float" office:value="1.72829985618591" calcext:value-type="float">
            <text:p>1.7282998562</text:p>
          </table:table-cell>
          <table:table-cell table:formula="of:=IF(OR(ISBLANK([.E152]);[.I152]&lt;=0);&quot;&quot;;[.I152])" office:value-type="float" office:value="1.72829985618591" calcext:value-type="float">
            <text:p>1.72829985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5816" calcext:value-type="float">
            <text:p>1427750152.35816</text:p>
          </table:table-cell>
          <table:table-cell office:value-type="float" office:value="1427750154.08598" calcext:value-type="float">
            <text:p>1427750154.08598</text:p>
          </table:table-cell>
          <table:table-cell office:value-type="float" office:value="1427750154.11863" calcext:value-type="float">
            <text:p>1427750154.11863</text:p>
          </table:table-cell>
          <table:table-cell/>
          <table:table-cell table:formula="of:=MAX([.B153];[.D153];[.G153])-MAX([.A153];[.C153];[.E153])" office:value-type="float" office:value="1.76046991348267" calcext:value-type="float">
            <text:p>1.7604699135</text:p>
          </table:table-cell>
          <table:table-cell table:formula="of:=IF(ISBLANK([.E153]);&quot;&quot;;[.I153])" office:value-type="float" office:value="1.76046991348267" calcext:value-type="float">
            <text:p>1.7604699135</text:p>
          </table:table-cell>
          <table:table-cell table:formula="of:=IF(OR(ISBLANK([.E153]);[.I153]&lt;=0);&quot;&quot;;[.I153])" office:value-type="float" office:value="1.76046991348267" calcext:value-type="float">
            <text:p>1.76046991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5885" calcext:value-type="float">
            <text:p>1427750152.35885</text:p>
          </table:table-cell>
          <table:table-cell office:value-type="float" office:value="1427750154.08603" calcext:value-type="float">
            <text:p>1427750154.08603</text:p>
          </table:table-cell>
          <table:table-cell office:value-type="float" office:value="1427750154.1234" calcext:value-type="float">
            <text:p>1427750154.1234</text:p>
          </table:table-cell>
          <table:table-cell/>
          <table:table-cell table:formula="of:=MAX([.B154];[.D154];[.G154])-MAX([.A154];[.C154];[.E154])" office:value-type="float" office:value="1.76454997062683" calcext:value-type="float">
            <text:p>1.7645499706</text:p>
          </table:table-cell>
          <table:table-cell table:formula="of:=IF(ISBLANK([.E154]);&quot;&quot;;[.I154])" office:value-type="float" office:value="1.76454997062683" calcext:value-type="float">
            <text:p>1.7645499706</text:p>
          </table:table-cell>
          <table:table-cell table:formula="of:=IF(OR(ISBLANK([.E154]);[.I154]&lt;=0);&quot;&quot;;[.I154])" office:value-type="float" office:value="1.76454997062683" calcext:value-type="float">
            <text:p>1.76454997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5972" calcext:value-type="float">
            <text:p>1427750152.35972</text:p>
          </table:table-cell>
          <table:table-cell office:value-type="float" office:value="1427750154.08615" calcext:value-type="float">
            <text:p>1427750154.08615</text:p>
          </table:table-cell>
          <table:table-cell office:value-type="float" office:value="1427750154.12338" calcext:value-type="float">
            <text:p>1427750154.12338</text:p>
          </table:table-cell>
          <table:table-cell/>
          <table:table-cell table:formula="of:=MAX([.B155];[.D155];[.G155])-MAX([.A155];[.C155];[.E155])" office:value-type="float" office:value="1.76365995407105" calcext:value-type="float">
            <text:p>1.7636599541</text:p>
          </table:table-cell>
          <table:table-cell table:formula="of:=IF(ISBLANK([.E155]);&quot;&quot;;[.I155])" office:value-type="float" office:value="1.76365995407105" calcext:value-type="float">
            <text:p>1.7636599541</text:p>
          </table:table-cell>
          <table:table-cell table:formula="of:=IF(OR(ISBLANK([.E155]);[.I155]&lt;=0);&quot;&quot;;[.I155])" office:value-type="float" office:value="1.76365995407105" calcext:value-type="float">
            <text:p>1.76365995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2.3602" calcext:value-type="float">
            <text:p>1427750152.3602</text:p>
          </table:table-cell>
          <table:table-cell office:value-type="float" office:value="1427750154.08609" calcext:value-type="float">
            <text:p>1427750154.08609</text:p>
          </table:table-cell>
          <table:table-cell office:value-type="float" office:value="1427750154.11858" calcext:value-type="float">
            <text:p>1427750154.11858</text:p>
          </table:table-cell>
          <table:table-cell/>
          <table:table-cell table:formula="of:=MAX([.B156];[.D156];[.G156])-MAX([.A156];[.C156];[.E156])" office:value-type="float" office:value="1.75838017463684" calcext:value-type="float">
            <text:p>1.7583801746</text:p>
          </table:table-cell>
          <table:table-cell table:formula="of:=IF(ISBLANK([.E156]);&quot;&quot;;[.I156])" office:value-type="float" office:value="1.75838017463684" calcext:value-type="float">
            <text:p>1.7583801746</text:p>
          </table:table-cell>
          <table:table-cell table:formula="of:=IF(OR(ISBLANK([.E156]);[.I156]&lt;=0);&quot;&quot;;[.I156])" office:value-type="float" office:value="1.75838017463684" calcext:value-type="float">
            <text:p>1.75838017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54.20135" calcext:value-type="float">
            <text:p>1427750154.20135</text:p>
          </table:table-cell>
          <table:table-cell office:value-type="float" office:value="1427750155.84077" calcext:value-type="float">
            <text:p>1427750155.84077</text:p>
          </table:table-cell>
          <table:table-cell table:number-columns-repeated="4"/>
          <table:table-cell table:formula="of:=MAX([.B157];[.D157];[.G157])-MAX([.A157];[.C157];[.E157])" office:value-type="float" office:value="1.63942003250122" calcext:value-type="float">
            <text:p>1.6394200325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0135" calcext:value-type="float">
            <text:p>1427750154.20135</text:p>
          </table:table-cell>
          <table:table-cell office:value-type="float" office:value="1427750155.71375" calcext:value-type="float">
            <text:p>1427750155.71375</text:p>
          </table:table-cell>
          <table:table-cell office:value-type="float" office:value="1427750155.7542" calcext:value-type="float">
            <text:p>1427750155.7542</text:p>
          </table:table-cell>
          <table:table-cell/>
          <table:table-cell table:formula="of:=MAX([.B158];[.D158];[.G158])-MAX([.A158];[.C158];[.E158])" office:value-type="float" office:value="1.55285000801086" calcext:value-type="float">
            <text:p>1.552850008</text:p>
          </table:table-cell>
          <table:table-cell table:formula="of:=IF(ISBLANK([.E158]);&quot;&quot;;[.I158])" office:value-type="float" office:value="1.55285000801086" calcext:value-type="float">
            <text:p>1.552850008</text:p>
          </table:table-cell>
          <table:table-cell table:formula="of:=IF(OR(ISBLANK([.E158]);[.I158]&lt;=0);&quot;&quot;;[.I158])" office:value-type="float" office:value="1.55285000801086" calcext:value-type="float">
            <text:p>1.5528500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027" calcext:value-type="float">
            <text:p>1427750154.2027</text:p>
          </table:table-cell>
          <table:table-cell office:value-type="float" office:value="1427750155.71369" calcext:value-type="float">
            <text:p>1427750155.71369</text:p>
          </table:table-cell>
          <table:table-cell office:value-type="float" office:value="1427750155.74938" calcext:value-type="float">
            <text:p>1427750155.74938</text:p>
          </table:table-cell>
          <table:table-cell/>
          <table:table-cell table:formula="of:=MAX([.B159];[.D159];[.G159])-MAX([.A159];[.C159];[.E159])" office:value-type="float" office:value="1.54668021202087" calcext:value-type="float">
            <text:p>1.546680212</text:p>
          </table:table-cell>
          <table:table-cell table:formula="of:=IF(ISBLANK([.E159]);&quot;&quot;;[.I159])" office:value-type="float" office:value="1.54668021202087" calcext:value-type="float">
            <text:p>1.546680212</text:p>
          </table:table-cell>
          <table:table-cell table:formula="of:=IF(OR(ISBLANK([.E159]);[.I159]&lt;=0);&quot;&quot;;[.I159])" office:value-type="float" office:value="1.54668021202087" calcext:value-type="float">
            <text:p>1.5466802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0405" calcext:value-type="float">
            <text:p>1427750154.20405</text:p>
          </table:table-cell>
          <table:table-cell office:value-type="float" office:value="1427750155.7138" calcext:value-type="float">
            <text:p>1427750155.7138</text:p>
          </table:table-cell>
          <table:table-cell office:value-type="float" office:value="1427750155.74948" calcext:value-type="float">
            <text:p>1427750155.74948</text:p>
          </table:table-cell>
          <table:table-cell/>
          <table:table-cell table:formula="of:=MAX([.B160];[.D160];[.G160])-MAX([.A160];[.C160];[.E160])" office:value-type="float" office:value="1.54542994499207" calcext:value-type="float">
            <text:p>1.545429945</text:p>
          </table:table-cell>
          <table:table-cell table:formula="of:=IF(ISBLANK([.E160]);&quot;&quot;;[.I160])" office:value-type="float" office:value="1.54542994499207" calcext:value-type="float">
            <text:p>1.545429945</text:p>
          </table:table-cell>
          <table:table-cell table:formula="of:=IF(OR(ISBLANK([.E160]);[.I160]&lt;=0);&quot;&quot;;[.I160])" office:value-type="float" office:value="1.54542994499207" calcext:value-type="float">
            <text:p>1.5454299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0639" calcext:value-type="float">
            <text:p>1427750154.20639</text:p>
          </table:table-cell>
          <table:table-cell office:value-type="float" office:value="1427750155.71385" calcext:value-type="float">
            <text:p>1427750155.71385</text:p>
          </table:table-cell>
          <table:table-cell office:value-type="float" office:value="1427750155.74945" calcext:value-type="float">
            <text:p>1427750155.74945</text:p>
          </table:table-cell>
          <table:table-cell/>
          <table:table-cell table:formula="of:=MAX([.B161];[.D161];[.G161])-MAX([.A161];[.C161];[.E161])" office:value-type="float" office:value="1.5430600643158" calcext:value-type="float">
            <text:p>1.5430600643</text:p>
          </table:table-cell>
          <table:table-cell table:formula="of:=IF(ISBLANK([.E161]);&quot;&quot;;[.I161])" office:value-type="float" office:value="1.5430600643158" calcext:value-type="float">
            <text:p>1.5430600643</text:p>
          </table:table-cell>
          <table:table-cell table:formula="of:=IF(OR(ISBLANK([.E161]);[.I161]&lt;=0);&quot;&quot;;[.I161])" office:value-type="float" office:value="1.5430600643158" calcext:value-type="float">
            <text:p>1.54306006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0778" calcext:value-type="float">
            <text:p>1427750154.20778</text:p>
          </table:table-cell>
          <table:table-cell office:value-type="float" office:value="1427750155.8048" calcext:value-type="float">
            <text:p>1427750155.8048</text:p>
          </table:table-cell>
          <table:table-cell office:value-type="float" office:value="1427750155.84076" calcext:value-type="float">
            <text:p>1427750155.84076</text:p>
          </table:table-cell>
          <table:table-cell/>
          <table:table-cell table:formula="of:=MAX([.B162];[.D162];[.G162])-MAX([.A162];[.C162];[.E162])" office:value-type="float" office:value="1.63298010826111" calcext:value-type="float">
            <text:p>1.6329801083</text:p>
          </table:table-cell>
          <table:table-cell table:formula="of:=IF(ISBLANK([.E162]);&quot;&quot;;[.I162])" office:value-type="float" office:value="1.63298010826111" calcext:value-type="float">
            <text:p>1.6329801083</text:p>
          </table:table-cell>
          <table:table-cell table:formula="of:=IF(OR(ISBLANK([.E162]);[.I162]&lt;=0);&quot;&quot;;[.I162])" office:value-type="float" office:value="1.63298010826111" calcext:value-type="float">
            <text:p>1.63298010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0909" calcext:value-type="float">
            <text:p>1427750154.20909</text:p>
          </table:table-cell>
          <table:table-cell office:value-type="float" office:value="1427750155.71482" calcext:value-type="float">
            <text:p>1427750155.71482</text:p>
          </table:table-cell>
          <table:table-cell office:value-type="float" office:value="1427750155.75412" calcext:value-type="float">
            <text:p>1427750155.75412</text:p>
          </table:table-cell>
          <table:table-cell/>
          <table:table-cell table:formula="of:=MAX([.B163];[.D163];[.G163])-MAX([.A163];[.C163];[.E163])" office:value-type="float" office:value="1.54503011703491" calcext:value-type="float">
            <text:p>1.545030117</text:p>
          </table:table-cell>
          <table:table-cell table:formula="of:=IF(ISBLANK([.E163]);&quot;&quot;;[.I163])" office:value-type="float" office:value="1.54503011703491" calcext:value-type="float">
            <text:p>1.545030117</text:p>
          </table:table-cell>
          <table:table-cell table:formula="of:=IF(OR(ISBLANK([.E163]);[.I163]&lt;=0);&quot;&quot;;[.I163])" office:value-type="float" office:value="1.54503011703491" calcext:value-type="float">
            <text:p>1.5450301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1041" calcext:value-type="float">
            <text:p>1427750154.21041</text:p>
          </table:table-cell>
          <table:table-cell office:value-type="float" office:value="1427750155.71395" calcext:value-type="float">
            <text:p>1427750155.71395</text:p>
          </table:table-cell>
          <table:table-cell office:value-type="float" office:value="1427750155.74949" calcext:value-type="float">
            <text:p>1427750155.74949</text:p>
          </table:table-cell>
          <table:table-cell/>
          <table:table-cell table:formula="of:=MAX([.B164];[.D164];[.G164])-MAX([.A164];[.C164];[.E164])" office:value-type="float" office:value="1.53907990455627" calcext:value-type="float">
            <text:p>1.5390799046</text:p>
          </table:table-cell>
          <table:table-cell table:formula="of:=IF(ISBLANK([.E164]);&quot;&quot;;[.I164])" office:value-type="float" office:value="1.53907990455627" calcext:value-type="float">
            <text:p>1.5390799046</text:p>
          </table:table-cell>
          <table:table-cell table:formula="of:=IF(OR(ISBLANK([.E164]);[.I164]&lt;=0);&quot;&quot;;[.I164])" office:value-type="float" office:value="1.53907990455627" calcext:value-type="float">
            <text:p>1.53907990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1172" calcext:value-type="float">
            <text:p>1427750154.21172</text:p>
          </table:table-cell>
          <table:table-cell office:value-type="float" office:value="1427750155.7139" calcext:value-type="float">
            <text:p>1427750155.7139</text:p>
          </table:table-cell>
          <table:table-cell office:value-type="float" office:value="1427750155.75417" calcext:value-type="float">
            <text:p>1427750155.75417</text:p>
          </table:table-cell>
          <table:table-cell/>
          <table:table-cell table:formula="of:=MAX([.B165];[.D165];[.G165])-MAX([.A165];[.C165];[.E165])" office:value-type="float" office:value="1.54244995117188" calcext:value-type="float">
            <text:p>1.5424499512</text:p>
          </table:table-cell>
          <table:table-cell table:formula="of:=IF(ISBLANK([.E165]);&quot;&quot;;[.I165])" office:value-type="float" office:value="1.54244995117188" calcext:value-type="float">
            <text:p>1.5424499512</text:p>
          </table:table-cell>
          <table:table-cell table:formula="of:=IF(OR(ISBLANK([.E165]);[.I165]&lt;=0);&quot;&quot;;[.I165])" office:value-type="float" office:value="1.54244995117188" calcext:value-type="float">
            <text:p>1.54244995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1304" calcext:value-type="float">
            <text:p>1427750154.21304</text:p>
          </table:table-cell>
          <table:table-cell office:value-type="float" office:value="1427750155.714" calcext:value-type="float">
            <text:p>1427750155.714</text:p>
          </table:table-cell>
          <table:table-cell office:value-type="float" office:value="1427750155.74698" calcext:value-type="float">
            <text:p>1427750155.74698</text:p>
          </table:table-cell>
          <table:table-cell/>
          <table:table-cell table:formula="of:=MAX([.B166];[.D166];[.G166])-MAX([.A166];[.C166];[.E166])" office:value-type="float" office:value="1.53393983840942" calcext:value-type="float">
            <text:p>1.5339398384</text:p>
          </table:table-cell>
          <table:table-cell table:formula="of:=IF(ISBLANK([.E166]);&quot;&quot;;[.I166])" office:value-type="float" office:value="1.53393983840942" calcext:value-type="float">
            <text:p>1.5339398384</text:p>
          </table:table-cell>
          <table:table-cell table:formula="of:=IF(OR(ISBLANK([.E166]);[.I166]&lt;=0);&quot;&quot;;[.I166])" office:value-type="float" office:value="1.53393983840942" calcext:value-type="float">
            <text:p>1.53393983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4.21434" calcext:value-type="float">
            <text:p>1427750154.21434</text:p>
          </table:table-cell>
          <table:table-cell office:value-type="float" office:value="1427750155.71352" calcext:value-type="float">
            <text:p>1427750155.71352</text:p>
          </table:table-cell>
          <table:table-cell office:value-type="float" office:value="1427750155.74942" calcext:value-type="float">
            <text:p>1427750155.74942</text:p>
          </table:table-cell>
          <table:table-cell/>
          <table:table-cell table:formula="of:=MAX([.B167];[.D167];[.G167])-MAX([.A167];[.C167];[.E167])" office:value-type="float" office:value="1.53507995605469" calcext:value-type="float">
            <text:p>1.5350799561</text:p>
          </table:table-cell>
          <table:table-cell table:formula="of:=IF(ISBLANK([.E167]);&quot;&quot;;[.I167])" office:value-type="float" office:value="1.53507995605469" calcext:value-type="float">
            <text:p>1.5350799561</text:p>
          </table:table-cell>
          <table:table-cell table:formula="of:=IF(OR(ISBLANK([.E167]);[.I167]&lt;=0);&quot;&quot;;[.I167])" office:value-type="float" office:value="1.53507995605469" calcext:value-type="float">
            <text:p>1.53507995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55.84078" calcext:value-type="float">
            <text:p>1427750155.84078</text:p>
          </table:table-cell>
          <table:table-cell office:value-type="float" office:value="1427750157.43767" calcext:value-type="float">
            <text:p>1427750157.43767</text:p>
          </table:table-cell>
          <table:table-cell table:number-columns-repeated="4"/>
          <table:table-cell table:formula="of:=MAX([.B168];[.D168];[.G168])-MAX([.A168];[.C168];[.E168])" office:value-type="float" office:value="1.59688997268677" calcext:value-type="float">
            <text:p>1.5968899727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4078" calcext:value-type="float">
            <text:p>1427750155.84078</text:p>
          </table:table-cell>
          <table:table-cell office:value-type="float" office:value="1427750157.30902" calcext:value-type="float">
            <text:p>1427750157.30902</text:p>
          </table:table-cell>
          <table:table-cell office:value-type="float" office:value="1427750157.34359" calcext:value-type="float">
            <text:p>1427750157.34359</text:p>
          </table:table-cell>
          <table:table-cell/>
          <table:table-cell table:formula="of:=MAX([.B169];[.D169];[.G169])-MAX([.A169];[.C169];[.E169])" office:value-type="float" office:value="1.50281000137329" calcext:value-type="float">
            <text:p>1.5028100014</text:p>
          </table:table-cell>
          <table:table-cell table:formula="of:=IF(ISBLANK([.E169]);&quot;&quot;;[.I169])" office:value-type="float" office:value="1.50281000137329" calcext:value-type="float">
            <text:p>1.5028100014</text:p>
          </table:table-cell>
          <table:table-cell table:formula="of:=IF(OR(ISBLANK([.E169]);[.I169]&lt;=0);&quot;&quot;;[.I169])" office:value-type="float" office:value="1.50281000137329" calcext:value-type="float">
            <text:p>1.50281000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4215" calcext:value-type="float">
            <text:p>1427750155.84215</text:p>
          </table:table-cell>
          <table:table-cell office:value-type="float" office:value="1427750157.30918" calcext:value-type="float">
            <text:p>1427750157.30918</text:p>
          </table:table-cell>
          <table:table-cell office:value-type="float" office:value="1427750157.35062" calcext:value-type="float">
            <text:p>1427750157.35062</text:p>
          </table:table-cell>
          <table:table-cell/>
          <table:table-cell table:formula="of:=MAX([.B170];[.D170];[.G170])-MAX([.A170];[.C170];[.E170])" office:value-type="float" office:value="1.50847005844116" calcext:value-type="float">
            <text:p>1.5084700584</text:p>
          </table:table-cell>
          <table:table-cell table:formula="of:=IF(ISBLANK([.E170]);&quot;&quot;;[.I170])" office:value-type="float" office:value="1.50847005844116" calcext:value-type="float">
            <text:p>1.5084700584</text:p>
          </table:table-cell>
          <table:table-cell table:formula="of:=IF(OR(ISBLANK([.E170]);[.I170]&lt;=0);&quot;&quot;;[.I170])" office:value-type="float" office:value="1.50847005844116" calcext:value-type="float">
            <text:p>1.50847005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4341" calcext:value-type="float">
            <text:p>1427750155.84341</text:p>
          </table:table-cell>
          <table:table-cell office:value-type="float" office:value="1427750157.30933" calcext:value-type="float">
            <text:p>1427750157.30933</text:p>
          </table:table-cell>
          <table:table-cell office:value-type="float" office:value="1427750157.35067" calcext:value-type="float">
            <text:p>1427750157.35067</text:p>
          </table:table-cell>
          <table:table-cell/>
          <table:table-cell table:formula="of:=MAX([.B171];[.D171];[.G171])-MAX([.A171];[.C171];[.E171])" office:value-type="float" office:value="1.50726008415222" calcext:value-type="float">
            <text:p>1.5072600842</text:p>
          </table:table-cell>
          <table:table-cell table:formula="of:=IF(ISBLANK([.E171]);&quot;&quot;;[.I171])" office:value-type="float" office:value="1.50726008415222" calcext:value-type="float">
            <text:p>1.5072600842</text:p>
          </table:table-cell>
          <table:table-cell table:formula="of:=IF(OR(ISBLANK([.E171]);[.I171]&lt;=0);&quot;&quot;;[.I171])" office:value-type="float" office:value="1.50726008415222" calcext:value-type="float">
            <text:p>1.50726008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4471" calcext:value-type="float">
            <text:p>1427750155.84471</text:p>
          </table:table-cell>
          <table:table-cell office:value-type="float" office:value="1427750157.30912" calcext:value-type="float">
            <text:p>1427750157.30912</text:p>
          </table:table-cell>
          <table:table-cell office:value-type="float" office:value="1427750157.3471" calcext:value-type="float">
            <text:p>1427750157.3471</text:p>
          </table:table-cell>
          <table:table-cell/>
          <table:table-cell table:formula="of:=MAX([.B172];[.D172];[.G172])-MAX([.A172];[.C172];[.E172])" office:value-type="float" office:value="1.50238990783691" calcext:value-type="float">
            <text:p>1.5023899078</text:p>
          </table:table-cell>
          <table:table-cell table:formula="of:=IF(ISBLANK([.E172]);&quot;&quot;;[.I172])" office:value-type="float" office:value="1.50238990783691" calcext:value-type="float">
            <text:p>1.5023899078</text:p>
          </table:table-cell>
          <table:table-cell table:formula="of:=IF(OR(ISBLANK([.E172]);[.I172]&lt;=0);&quot;&quot;;[.I172])" office:value-type="float" office:value="1.50238990783691" calcext:value-type="float">
            <text:p>1.50238990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4593" calcext:value-type="float">
            <text:p>1427750155.84593</text:p>
          </table:table-cell>
          <table:table-cell office:value-type="float" office:value="1427750157.30928" calcext:value-type="float">
            <text:p>1427750157.30928</text:p>
          </table:table-cell>
          <table:table-cell office:value-type="float" office:value="1427750157.34713" calcext:value-type="float">
            <text:p>1427750157.34713</text:p>
          </table:table-cell>
          <table:table-cell/>
          <table:table-cell table:formula="of:=MAX([.B173];[.D173];[.G173])-MAX([.A173];[.C173];[.E173])" office:value-type="float" office:value="1.50119996070862" calcext:value-type="float">
            <text:p>1.5011999607</text:p>
          </table:table-cell>
          <table:table-cell table:formula="of:=IF(ISBLANK([.E173]);&quot;&quot;;[.I173])" office:value-type="float" office:value="1.50119996070862" calcext:value-type="float">
            <text:p>1.5011999607</text:p>
          </table:table-cell>
          <table:table-cell table:formula="of:=IF(OR(ISBLANK([.E173]);[.I173]&lt;=0);&quot;&quot;;[.I173])" office:value-type="float" office:value="1.50119996070862" calcext:value-type="float">
            <text:p>1.50119996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4723" calcext:value-type="float">
            <text:p>1427750155.84723</text:p>
          </table:table-cell>
          <table:table-cell office:value-type="float" office:value="1427750157.30907" calcext:value-type="float">
            <text:p>1427750157.30907</text:p>
          </table:table-cell>
          <table:table-cell office:value-type="float" office:value="1427750157.34367" calcext:value-type="float">
            <text:p>1427750157.34367</text:p>
          </table:table-cell>
          <table:table-cell/>
          <table:table-cell table:formula="of:=MAX([.B174];[.D174];[.G174])-MAX([.A174];[.C174];[.E174])" office:value-type="float" office:value="1.49643993377686" calcext:value-type="float">
            <text:p>1.4964399338</text:p>
          </table:table-cell>
          <table:table-cell table:formula="of:=IF(ISBLANK([.E174]);&quot;&quot;;[.I174])" office:value-type="float" office:value="1.49643993377686" calcext:value-type="float">
            <text:p>1.4964399338</text:p>
          </table:table-cell>
          <table:table-cell table:formula="of:=IF(OR(ISBLANK([.E174]);[.I174]&lt;=0);&quot;&quot;;[.I174])" office:value-type="float" office:value="1.49643993377686" calcext:value-type="float">
            <text:p>1.49643993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4859" calcext:value-type="float">
            <text:p>1427750155.84859</text:p>
          </table:table-cell>
          <table:table-cell office:value-type="float" office:value="1427750157.40175" calcext:value-type="float">
            <text:p>1427750157.40175</text:p>
          </table:table-cell>
          <table:table-cell office:value-type="float" office:value="1427750157.43766" calcext:value-type="float">
            <text:p>1427750157.43766</text:p>
          </table:table-cell>
          <table:table-cell/>
          <table:table-cell table:formula="of:=MAX([.B175];[.D175];[.G175])-MAX([.A175];[.C175];[.E175])" office:value-type="float" office:value="1.58907008171082" calcext:value-type="float">
            <text:p>1.5890700817</text:p>
          </table:table-cell>
          <table:table-cell table:formula="of:=IF(ISBLANK([.E175]);&quot;&quot;;[.I175])" office:value-type="float" office:value="1.58907008171082" calcext:value-type="float">
            <text:p>1.5890700817</text:p>
          </table:table-cell>
          <table:table-cell table:formula="of:=IF(OR(ISBLANK([.E175]);[.I175]&lt;=0);&quot;&quot;;[.I175])" office:value-type="float" office:value="1.58907008171082" calcext:value-type="float">
            <text:p>1.58907008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4989" calcext:value-type="float">
            <text:p>1427750155.84989</text:p>
          </table:table-cell>
          <table:table-cell office:value-type="float" office:value="1427750157.30923" calcext:value-type="float">
            <text:p>1427750157.30923</text:p>
          </table:table-cell>
          <table:table-cell office:value-type="float" office:value="1427750157.35064" calcext:value-type="float">
            <text:p>1427750157.35064</text:p>
          </table:table-cell>
          <table:table-cell/>
          <table:table-cell table:formula="of:=MAX([.B176];[.D176];[.G176])-MAX([.A176];[.C176];[.E176])" office:value-type="float" office:value="1.50075006484985" calcext:value-type="float">
            <text:p>1.5007500648</text:p>
          </table:table-cell>
          <table:table-cell table:formula="of:=IF(ISBLANK([.E176]);&quot;&quot;;[.I176])" office:value-type="float" office:value="1.50075006484985" calcext:value-type="float">
            <text:p>1.5007500648</text:p>
          </table:table-cell>
          <table:table-cell table:formula="of:=IF(OR(ISBLANK([.E176]);[.I176]&lt;=0);&quot;&quot;;[.I176])" office:value-type="float" office:value="1.50075006484985" calcext:value-type="float">
            <text:p>1.50075006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5121" calcext:value-type="float">
            <text:p>1427750155.85121</text:p>
          </table:table-cell>
          <table:table-cell office:value-type="float" office:value="1427750157.31" calcext:value-type="float">
            <text:p>1427750157.31</text:p>
          </table:table-cell>
          <table:table-cell office:value-type="float" office:value="1427750157.35067" calcext:value-type="float">
            <text:p>1427750157.35067</text:p>
          </table:table-cell>
          <table:table-cell/>
          <table:table-cell table:formula="of:=MAX([.B177];[.D177];[.G177])-MAX([.A177];[.C177];[.E177])" office:value-type="float" office:value="1.49945998191834" calcext:value-type="float">
            <text:p>1.4994599819</text:p>
          </table:table-cell>
          <table:table-cell table:formula="of:=IF(ISBLANK([.E177]);&quot;&quot;;[.I177])" office:value-type="float" office:value="1.49945998191834" calcext:value-type="float">
            <text:p>1.4994599819</text:p>
          </table:table-cell>
          <table:table-cell table:formula="of:=IF(OR(ISBLANK([.E177]);[.I177]&lt;=0);&quot;&quot;;[.I177])" office:value-type="float" office:value="1.49945998191834" calcext:value-type="float">
            <text:p>1.49945998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5.85289" calcext:value-type="float">
            <text:p>1427750155.85289</text:p>
          </table:table-cell>
          <table:table-cell office:value-type="float" office:value="1427750157.30938" calcext:value-type="float">
            <text:p>1427750157.30938</text:p>
          </table:table-cell>
          <table:table-cell office:value-type="float" office:value="1427750157.35063" calcext:value-type="float">
            <text:p>1427750157.35063</text:p>
          </table:table-cell>
          <table:table-cell/>
          <table:table-cell table:formula="of:=MAX([.B178];[.D178];[.G178])-MAX([.A178];[.C178];[.E178])" office:value-type="float" office:value="1.4977400302887" calcext:value-type="float">
            <text:p>1.4977400303</text:p>
          </table:table-cell>
          <table:table-cell table:formula="of:=IF(ISBLANK([.E178]);&quot;&quot;;[.I178])" office:value-type="float" office:value="1.4977400302887" calcext:value-type="float">
            <text:p>1.4977400303</text:p>
          </table:table-cell>
          <table:table-cell table:formula="of:=IF(OR(ISBLANK([.E178]);[.I178]&lt;=0);&quot;&quot;;[.I178])" office:value-type="float" office:value="1.4977400302887" calcext:value-type="float">
            <text:p>1.49774003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57.43768" calcext:value-type="float">
            <text:p>1427750157.43768</text:p>
          </table:table-cell>
          <table:table-cell office:value-type="float" office:value="1427750159.55028" calcext:value-type="float">
            <text:p>1427750159.55028</text:p>
          </table:table-cell>
          <table:table-cell table:number-columns-repeated="4"/>
          <table:table-cell table:formula="of:=MAX([.B179];[.D179];[.G179])-MAX([.A179];[.C179];[.E179])" office:value-type="float" office:value="2.11260008811951" calcext:value-type="float">
            <text:p>2.1126000881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3768" calcext:value-type="float">
            <text:p>1427750157.43768</text:p>
          </table:table-cell>
          <table:table-cell office:value-type="float" office:value="1427750159.42386" calcext:value-type="float">
            <text:p>1427750159.42386</text:p>
          </table:table-cell>
          <table:table-cell office:value-type="float" office:value="1427750159.45942" calcext:value-type="float">
            <text:p>1427750159.45942</text:p>
          </table:table-cell>
          <table:table-cell/>
          <table:table-cell table:formula="of:=MAX([.B180];[.D180];[.G180])-MAX([.A180];[.C180];[.E180])" office:value-type="float" office:value="2.0217399597168" calcext:value-type="float">
            <text:p>2.0217399597</text:p>
          </table:table-cell>
          <table:table-cell table:formula="of:=IF(ISBLANK([.E180]);&quot;&quot;;[.I180])" office:value-type="float" office:value="2.0217399597168" calcext:value-type="float">
            <text:p>2.0217399597</text:p>
          </table:table-cell>
          <table:table-cell table:formula="of:=IF(OR(ISBLANK([.E180]);[.I180]&lt;=0);&quot;&quot;;[.I180])" office:value-type="float" office:value="2.0217399597168" calcext:value-type="float">
            <text:p>2.0217399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3905" calcext:value-type="float">
            <text:p>1427750157.43905</text:p>
          </table:table-cell>
          <table:table-cell office:value-type="float" office:value="1427750159.30157" calcext:value-type="float">
            <text:p>1427750159.30157</text:p>
          </table:table-cell>
          <table:table-cell office:value-type="float" office:value="1427750159.42438" calcext:value-type="float">
            <text:p>1427750159.42438</text:p>
          </table:table-cell>
          <table:table-cell/>
          <table:table-cell table:formula="of:=MAX([.B181];[.D181];[.G181])-MAX([.A181];[.C181];[.E181])" office:value-type="float" office:value="1.98533010482788" calcext:value-type="float">
            <text:p>1.9853301048</text:p>
          </table:table-cell>
          <table:table-cell table:formula="of:=IF(ISBLANK([.E181]);&quot;&quot;;[.I181])" office:value-type="float" office:value="1.98533010482788" calcext:value-type="float">
            <text:p>1.9853301048</text:p>
          </table:table-cell>
          <table:table-cell table:formula="of:=IF(OR(ISBLANK([.E181]);[.I181]&lt;=0);&quot;&quot;;[.I181])" office:value-type="float" office:value="1.98533010482788" calcext:value-type="float">
            <text:p>1.98533010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4043" calcext:value-type="float">
            <text:p>1427750157.44043</text:p>
          </table:table-cell>
          <table:table-cell office:value-type="float" office:value="1427750159.51667" calcext:value-type="float">
            <text:p>1427750159.51667</text:p>
          </table:table-cell>
          <table:table-cell office:value-type="float" office:value="1427750159.55027" calcext:value-type="float">
            <text:p>1427750159.55027</text:p>
          </table:table-cell>
          <table:table-cell/>
          <table:table-cell table:formula="of:=MAX([.B182];[.D182];[.G182])-MAX([.A182];[.C182];[.E182])" office:value-type="float" office:value="2.10984015464783" calcext:value-type="float">
            <text:p>2.1098401546</text:p>
          </table:table-cell>
          <table:table-cell table:formula="of:=IF(ISBLANK([.E182]);&quot;&quot;;[.I182])" office:value-type="float" office:value="2.10984015464783" calcext:value-type="float">
            <text:p>2.1098401546</text:p>
          </table:table-cell>
          <table:table-cell table:formula="of:=IF(OR(ISBLANK([.E182]);[.I182]&lt;=0);&quot;&quot;;[.I182])" office:value-type="float" office:value="2.10984015464783" calcext:value-type="float">
            <text:p>2.10984015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42" calcext:value-type="float">
            <text:p>1427750157.442</text:p>
          </table:table-cell>
          <table:table-cell office:value-type="float" office:value="1427750159.42447" calcext:value-type="float">
            <text:p>1427750159.42447</text:p>
          </table:table-cell>
          <table:table-cell office:value-type="float" office:value="1427750159.46555" calcext:value-type="float">
            <text:p>1427750159.46555</text:p>
          </table:table-cell>
          <table:table-cell/>
          <table:table-cell table:formula="of:=MAX([.B183];[.D183];[.G183])-MAX([.A183];[.C183];[.E183])" office:value-type="float" office:value="2.02355003356934" calcext:value-type="float">
            <text:p>2.0235500336</text:p>
          </table:table-cell>
          <table:table-cell table:formula="of:=IF(ISBLANK([.E183]);&quot;&quot;;[.I183])" office:value-type="float" office:value="2.02355003356934" calcext:value-type="float">
            <text:p>2.0235500336</text:p>
          </table:table-cell>
          <table:table-cell table:formula="of:=IF(OR(ISBLANK([.E183]);[.I183]&lt;=0);&quot;&quot;;[.I183])" office:value-type="float" office:value="2.02355003356934" calcext:value-type="float">
            <text:p>2.02355003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4338" calcext:value-type="float">
            <text:p>1427750157.44338</text:p>
          </table:table-cell>
          <table:table-cell office:value-type="float" office:value="1427750159.42393" calcext:value-type="float">
            <text:p>1427750159.42393</text:p>
          </table:table-cell>
          <table:table-cell office:value-type="float" office:value="1427750159.46139" calcext:value-type="float">
            <text:p>1427750159.46139</text:p>
          </table:table-cell>
          <table:table-cell/>
          <table:table-cell table:formula="of:=MAX([.B184];[.D184];[.G184])-MAX([.A184];[.C184];[.E184])" office:value-type="float" office:value="2.01800990104675" calcext:value-type="float">
            <text:p>2.018009901</text:p>
          </table:table-cell>
          <table:table-cell table:formula="of:=IF(ISBLANK([.E184]);&quot;&quot;;[.I184])" office:value-type="float" office:value="2.01800990104675" calcext:value-type="float">
            <text:p>2.018009901</text:p>
          </table:table-cell>
          <table:table-cell table:formula="of:=IF(OR(ISBLANK([.E184]);[.I184]&lt;=0);&quot;&quot;;[.I184])" office:value-type="float" office:value="2.01800990104675" calcext:value-type="float">
            <text:p>2.0180099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4469" calcext:value-type="float">
            <text:p>1427750157.44469</text:p>
          </table:table-cell>
          <table:table-cell office:value-type="float" office:value="1427750159.42464" calcext:value-type="float">
            <text:p>1427750159.42464</text:p>
          </table:table-cell>
          <table:table-cell office:value-type="float" office:value="1427750159.46748" calcext:value-type="float">
            <text:p>1427750159.46748</text:p>
          </table:table-cell>
          <table:table-cell/>
          <table:table-cell table:formula="of:=MAX([.B185];[.D185];[.G185])-MAX([.A185];[.C185];[.E185])" office:value-type="float" office:value="2.02278995513916" calcext:value-type="float">
            <text:p>2.0227899551</text:p>
          </table:table-cell>
          <table:table-cell table:formula="of:=IF(ISBLANK([.E185]);&quot;&quot;;[.I185])" office:value-type="float" office:value="2.02278995513916" calcext:value-type="float">
            <text:p>2.0227899551</text:p>
          </table:table-cell>
          <table:table-cell table:formula="of:=IF(OR(ISBLANK([.E185]);[.I185]&lt;=0);&quot;&quot;;[.I185])" office:value-type="float" office:value="2.02278995513916" calcext:value-type="float">
            <text:p>2.02278995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4599" calcext:value-type="float">
            <text:p>1427750157.44599</text:p>
          </table:table-cell>
          <table:table-cell office:value-type="float" office:value="1427750159.42657" calcext:value-type="float">
            <text:p>1427750159.42657</text:p>
          </table:table-cell>
          <table:table-cell office:value-type="float" office:value="1427750159.46754" calcext:value-type="float">
            <text:p>1427750159.46754</text:p>
          </table:table-cell>
          <table:table-cell/>
          <table:table-cell table:formula="of:=MAX([.B186];[.D186];[.G186])-MAX([.A186];[.C186];[.E186])" office:value-type="float" office:value="2.02154994010925" calcext:value-type="float">
            <text:p>2.0215499401</text:p>
          </table:table-cell>
          <table:table-cell table:formula="of:=IF(ISBLANK([.E186]);&quot;&quot;;[.I186])" office:value-type="float" office:value="2.02154994010925" calcext:value-type="float">
            <text:p>2.0215499401</text:p>
          </table:table-cell>
          <table:table-cell table:formula="of:=IF(OR(ISBLANK([.E186]);[.I186]&lt;=0);&quot;&quot;;[.I186])" office:value-type="float" office:value="2.02154994010925" calcext:value-type="float">
            <text:p>2.02154994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4729" calcext:value-type="float">
            <text:p>1427750157.44729</text:p>
          </table:table-cell>
          <table:table-cell office:value-type="float" office:value="1427750159.42456" calcext:value-type="float">
            <text:p>1427750159.42456</text:p>
          </table:table-cell>
          <table:table-cell office:value-type="float" office:value="1427750159.4663" calcext:value-type="float">
            <text:p>1427750159.4663</text:p>
          </table:table-cell>
          <table:table-cell/>
          <table:table-cell table:formula="of:=MAX([.B187];[.D187];[.G187])-MAX([.A187];[.C187];[.E187])" office:value-type="float" office:value="2.01901006698608" calcext:value-type="float">
            <text:p>2.019010067</text:p>
          </table:table-cell>
          <table:table-cell table:formula="of:=IF(ISBLANK([.E187]);&quot;&quot;;[.I187])" office:value-type="float" office:value="2.01901006698608" calcext:value-type="float">
            <text:p>2.019010067</text:p>
          </table:table-cell>
          <table:table-cell table:formula="of:=IF(OR(ISBLANK([.E187]);[.I187]&lt;=0);&quot;&quot;;[.I187])" office:value-type="float" office:value="2.01901006698608" calcext:value-type="float">
            <text:p>2.0190100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4863" calcext:value-type="float">
            <text:p>1427750157.44863</text:p>
          </table:table-cell>
          <table:table-cell office:value-type="float" office:value="1427750159.42401" calcext:value-type="float">
            <text:p>1427750159.42401</text:p>
          </table:table-cell>
          <table:table-cell office:value-type="float" office:value="1427750159.46876" calcext:value-type="float">
            <text:p>1427750159.46876</text:p>
          </table:table-cell>
          <table:table-cell/>
          <table:table-cell table:formula="of:=MAX([.B188];[.D188];[.G188])-MAX([.A188];[.C188];[.E188])" office:value-type="float" office:value="2.02012991905212" calcext:value-type="float">
            <text:p>2.0201299191</text:p>
          </table:table-cell>
          <table:table-cell table:formula="of:=IF(ISBLANK([.E188]);&quot;&quot;;[.I188])" office:value-type="float" office:value="2.02012991905212" calcext:value-type="float">
            <text:p>2.0201299191</text:p>
          </table:table-cell>
          <table:table-cell table:formula="of:=IF(OR(ISBLANK([.E188]);[.I188]&lt;=0);&quot;&quot;;[.I188])" office:value-type="float" office:value="2.02012991905212" calcext:value-type="float">
            <text:p>2.02012991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7.44993" calcext:value-type="float">
            <text:p>1427750157.44993</text:p>
          </table:table-cell>
          <table:table-cell office:value-type="float" office:value="1427750159.4241" calcext:value-type="float">
            <text:p>1427750159.4241</text:p>
          </table:table-cell>
          <table:table-cell office:value-type="float" office:value="1427750159.45538" calcext:value-type="float">
            <text:p>1427750159.45538</text:p>
          </table:table-cell>
          <table:table-cell/>
          <table:table-cell table:formula="of:=MAX([.B189];[.D189];[.G189])-MAX([.A189];[.C189];[.E189])" office:value-type="float" office:value="2.00545001029968" calcext:value-type="float">
            <text:p>2.0054500103</text:p>
          </table:table-cell>
          <table:table-cell table:formula="of:=IF(ISBLANK([.E189]);&quot;&quot;;[.I189])" office:value-type="float" office:value="2.00545001029968" calcext:value-type="float">
            <text:p>2.0054500103</text:p>
          </table:table-cell>
          <table:table-cell table:formula="of:=IF(OR(ISBLANK([.E189]);[.I189]&lt;=0);&quot;&quot;;[.I189])" office:value-type="float" office:value="2.00545001029968" calcext:value-type="float">
            <text:p>2.00545001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59.55029" calcext:value-type="float">
            <text:p>1427750159.55029</text:p>
          </table:table-cell>
          <table:table-cell office:value-type="float" office:value="1427750161.15197" calcext:value-type="float">
            <text:p>1427750161.15197</text:p>
          </table:table-cell>
          <table:table-cell table:number-columns-repeated="4"/>
          <table:table-cell table:formula="of:=MAX([.B190];[.D190];[.G190])-MAX([.A190];[.C190];[.E190])" office:value-type="float" office:value="1.60167980194092" calcext:value-type="float">
            <text:p>1.6016798019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503" calcext:value-type="float">
            <text:p>1427750159.5503</text:p>
          </table:table-cell>
          <table:table-cell office:value-type="float" office:value="1427750161.02348" calcext:value-type="float">
            <text:p>1427750161.02348</text:p>
          </table:table-cell>
          <table:table-cell office:value-type="float" office:value="1427750161.06118" calcext:value-type="float">
            <text:p>1427750161.06118</text:p>
          </table:table-cell>
          <table:table-cell/>
          <table:table-cell table:formula="of:=MAX([.B191];[.D191];[.G191])-MAX([.A191];[.C191];[.E191])" office:value-type="float" office:value="1.5108802318573" calcext:value-type="float">
            <text:p>1.5108802319</text:p>
          </table:table-cell>
          <table:table-cell table:formula="of:=IF(ISBLANK([.E191]);&quot;&quot;;[.I191])" office:value-type="float" office:value="1.5108802318573" calcext:value-type="float">
            <text:p>1.5108802319</text:p>
          </table:table-cell>
          <table:table-cell table:formula="of:=IF(OR(ISBLANK([.E191]);[.I191]&lt;=0);&quot;&quot;;[.I191])" office:value-type="float" office:value="1.5108802318573" calcext:value-type="float">
            <text:p>1.51088023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517" calcext:value-type="float">
            <text:p>1427750159.5517</text:p>
          </table:table-cell>
          <table:table-cell office:value-type="float" office:value="1427750161.02359" calcext:value-type="float">
            <text:p>1427750161.02359</text:p>
          </table:table-cell>
          <table:table-cell office:value-type="float" office:value="1427750161.05678" calcext:value-type="float">
            <text:p>1427750161.05678</text:p>
          </table:table-cell>
          <table:table-cell/>
          <table:table-cell table:formula="of:=MAX([.B192];[.D192];[.G192])-MAX([.A192];[.C192];[.E192])" office:value-type="float" office:value="1.50507998466492" calcext:value-type="float">
            <text:p>1.5050799847</text:p>
          </table:table-cell>
          <table:table-cell table:formula="of:=IF(ISBLANK([.E192]);&quot;&quot;;[.I192])" office:value-type="float" office:value="1.50507998466492" calcext:value-type="float">
            <text:p>1.5050799847</text:p>
          </table:table-cell>
          <table:table-cell table:formula="of:=IF(OR(ISBLANK([.E192]);[.I192]&lt;=0);&quot;&quot;;[.I192])" office:value-type="float" office:value="1.50507998466492" calcext:value-type="float">
            <text:p>1.50507998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5299" calcext:value-type="float">
            <text:p>1427750159.55299</text:p>
          </table:table-cell>
          <table:table-cell office:value-type="float" office:value="1427750161.02335" calcext:value-type="float">
            <text:p>1427750161.02335</text:p>
          </table:table-cell>
          <table:table-cell office:value-type="float" office:value="1427750161.05669" calcext:value-type="float">
            <text:p>1427750161.05669</text:p>
          </table:table-cell>
          <table:table-cell/>
          <table:table-cell table:formula="of:=MAX([.B193];[.D193];[.G193])-MAX([.A193];[.C193];[.E193])" office:value-type="float" office:value="1.50370001792908" calcext:value-type="float">
            <text:p>1.5037000179</text:p>
          </table:table-cell>
          <table:table-cell table:formula="of:=IF(ISBLANK([.E193]);&quot;&quot;;[.I193])" office:value-type="float" office:value="1.50370001792908" calcext:value-type="float">
            <text:p>1.5037000179</text:p>
          </table:table-cell>
          <table:table-cell table:formula="of:=IF(OR(ISBLANK([.E193]);[.I193]&lt;=0);&quot;&quot;;[.I193])" office:value-type="float" office:value="1.50370001792908" calcext:value-type="float">
            <text:p>1.50370001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5421" calcext:value-type="float">
            <text:p>1427750159.55421</text:p>
          </table:table-cell>
          <table:table-cell office:value-type="float" office:value="1427750161.11632" calcext:value-type="float">
            <text:p>1427750161.11632</text:p>
          </table:table-cell>
          <table:table-cell office:value-type="float" office:value="1427750161.15196" calcext:value-type="float">
            <text:p>1427750161.15196</text:p>
          </table:table-cell>
          <table:table-cell/>
          <table:table-cell table:formula="of:=MAX([.B194];[.D194];[.G194])-MAX([.A194];[.C194];[.E194])" office:value-type="float" office:value="1.59774994850159" calcext:value-type="float">
            <text:p>1.5977499485</text:p>
          </table:table-cell>
          <table:table-cell table:formula="of:=IF(ISBLANK([.E194]);&quot;&quot;;[.I194])" office:value-type="float" office:value="1.59774994850159" calcext:value-type="float">
            <text:p>1.5977499485</text:p>
          </table:table-cell>
          <table:table-cell table:formula="of:=IF(OR(ISBLANK([.E194]);[.I194]&lt;=0);&quot;&quot;;[.I194])" office:value-type="float" office:value="1.59774994850159" calcext:value-type="float">
            <text:p>1.59774994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5535" calcext:value-type="float">
            <text:p>1427750159.55535</text:p>
          </table:table-cell>
          <table:table-cell office:value-type="float" office:value="1427750161.02354" calcext:value-type="float">
            <text:p>1427750161.02354</text:p>
          </table:table-cell>
          <table:table-cell office:value-type="float" office:value="1427750161.06117" calcext:value-type="float">
            <text:p>1427750161.06117</text:p>
          </table:table-cell>
          <table:table-cell/>
          <table:table-cell table:formula="of:=MAX([.B195];[.D195];[.G195])-MAX([.A195];[.C195];[.E195])" office:value-type="float" office:value="1.50582003593445" calcext:value-type="float">
            <text:p>1.5058200359</text:p>
          </table:table-cell>
          <table:table-cell table:formula="of:=IF(ISBLANK([.E195]);&quot;&quot;;[.I195])" office:value-type="float" office:value="1.50582003593445" calcext:value-type="float">
            <text:p>1.5058200359</text:p>
          </table:table-cell>
          <table:table-cell table:formula="of:=IF(OR(ISBLANK([.E195]);[.I195]&lt;=0);&quot;&quot;;[.I195])" office:value-type="float" office:value="1.50582003593445" calcext:value-type="float">
            <text:p>1.50582003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5649" calcext:value-type="float">
            <text:p>1427750159.55649</text:p>
          </table:table-cell>
          <table:table-cell office:value-type="float" office:value="1427750161.02365" calcext:value-type="float">
            <text:p>1427750161.02365</text:p>
          </table:table-cell>
          <table:table-cell office:value-type="float" office:value="1427750161.05572" calcext:value-type="float">
            <text:p>1427750161.05572</text:p>
          </table:table-cell>
          <table:table-cell/>
          <table:table-cell table:formula="of:=MAX([.B196];[.D196];[.G196])-MAX([.A196];[.C196];[.E196])" office:value-type="float" office:value="1.49923014640808" calcext:value-type="float">
            <text:p>1.4992301464</text:p>
          </table:table-cell>
          <table:table-cell table:formula="of:=IF(ISBLANK([.E196]);&quot;&quot;;[.I196])" office:value-type="float" office:value="1.49923014640808" calcext:value-type="float">
            <text:p>1.4992301464</text:p>
          </table:table-cell>
          <table:table-cell table:formula="of:=IF(OR(ISBLANK([.E196]);[.I196]&lt;=0);&quot;&quot;;[.I196])" office:value-type="float" office:value="1.49923014640808" calcext:value-type="float">
            <text:p>1.49923014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576" calcext:value-type="float">
            <text:p>1427750159.5576</text:p>
          </table:table-cell>
          <table:table-cell office:value-type="float" office:value="1427750161.02957" calcext:value-type="float">
            <text:p>1427750161.02957</text:p>
          </table:table-cell>
          <table:table-cell office:value-type="float" office:value="1427750161.06677" calcext:value-type="float">
            <text:p>1427750161.06677</text:p>
          </table:table-cell>
          <table:table-cell/>
          <table:table-cell table:formula="of:=MAX([.B197];[.D197];[.G197])-MAX([.A197];[.C197];[.E197])" office:value-type="float" office:value="1.5091700553894" calcext:value-type="float">
            <text:p>1.5091700554</text:p>
          </table:table-cell>
          <table:table-cell table:formula="of:=IF(ISBLANK([.E197]);&quot;&quot;;[.I197])" office:value-type="float" office:value="1.5091700553894" calcext:value-type="float">
            <text:p>1.5091700554</text:p>
          </table:table-cell>
          <table:table-cell table:formula="of:=IF(OR(ISBLANK([.E197]);[.I197]&lt;=0);&quot;&quot;;[.I197])" office:value-type="float" office:value="1.5091700553894" calcext:value-type="float">
            <text:p>1.50917005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5881" calcext:value-type="float">
            <text:p>1427750159.55881</text:p>
          </table:table-cell>
          <table:table-cell office:value-type="float" office:value="1427750161.02342" calcext:value-type="float">
            <text:p>1427750161.02342</text:p>
          </table:table-cell>
          <table:table-cell office:value-type="float" office:value="1427750161.06172" calcext:value-type="float">
            <text:p>1427750161.06172</text:p>
          </table:table-cell>
          <table:table-cell/>
          <table:table-cell table:formula="of:=MAX([.B198];[.D198];[.G198])-MAX([.A198];[.C198];[.E198])" office:value-type="float" office:value="1.50290989875793" calcext:value-type="float">
            <text:p>1.5029098988</text:p>
          </table:table-cell>
          <table:table-cell table:formula="of:=IF(ISBLANK([.E198]);&quot;&quot;;[.I198])" office:value-type="float" office:value="1.50290989875793" calcext:value-type="float">
            <text:p>1.5029098988</text:p>
          </table:table-cell>
          <table:table-cell table:formula="of:=IF(OR(ISBLANK([.E198]);[.I198]&lt;=0);&quot;&quot;;[.I198])" office:value-type="float" office:value="1.50290989875793" calcext:value-type="float">
            <text:p>1.50290989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5972" calcext:value-type="float">
            <text:p>1427750159.55972</text:p>
          </table:table-cell>
          <table:table-cell office:value-type="float" office:value="1427750161.02377" calcext:value-type="float">
            <text:p>1427750161.02377</text:p>
          </table:table-cell>
          <table:table-cell office:value-type="float" office:value="1427750161.06119" calcext:value-type="float">
            <text:p>1427750161.06119</text:p>
          </table:table-cell>
          <table:table-cell/>
          <table:table-cell table:formula="of:=MAX([.B199];[.D199];[.G199])-MAX([.A199];[.C199];[.E199])" office:value-type="float" office:value="1.50146985054016" calcext:value-type="float">
            <text:p>1.5014698505</text:p>
          </table:table-cell>
          <table:table-cell table:formula="of:=IF(ISBLANK([.E199]);&quot;&quot;;[.I199])" office:value-type="float" office:value="1.50146985054016" calcext:value-type="float">
            <text:p>1.5014698505</text:p>
          </table:table-cell>
          <table:table-cell table:formula="of:=IF(OR(ISBLANK([.E199]);[.I199]&lt;=0);&quot;&quot;;[.I199])" office:value-type="float" office:value="1.50146985054016" calcext:value-type="float">
            <text:p>1.50146985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59.5602" calcext:value-type="float">
            <text:p>1427750159.5602</text:p>
          </table:table-cell>
          <table:table-cell office:value-type="float" office:value="1427750161.02371" calcext:value-type="float">
            <text:p>1427750161.02371</text:p>
          </table:table-cell>
          <table:table-cell office:value-type="float" office:value="1427750161.05342" calcext:value-type="float">
            <text:p>1427750161.05342</text:p>
          </table:table-cell>
          <table:table-cell/>
          <table:table-cell table:formula="of:=MAX([.B200];[.D200];[.G200])-MAX([.A200];[.C200];[.E200])" office:value-type="float" office:value="1.49322009086609" calcext:value-type="float">
            <text:p>1.4932200909</text:p>
          </table:table-cell>
          <table:table-cell table:formula="of:=IF(ISBLANK([.E200]);&quot;&quot;;[.I200])" office:value-type="float" office:value="1.49322009086609" calcext:value-type="float">
            <text:p>1.4932200909</text:p>
          </table:table-cell>
          <table:table-cell table:formula="of:=IF(OR(ISBLANK([.E200]);[.I200]&lt;=0);&quot;&quot;;[.I200])" office:value-type="float" office:value="1.49322009086609" calcext:value-type="float">
            <text:p>1.49322009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61.15198" calcext:value-type="float">
            <text:p>1427750161.15198</text:p>
          </table:table-cell>
          <table:table-cell office:value-type="float" office:value="1427750162.84192" calcext:value-type="float">
            <text:p>1427750162.84192</text:p>
          </table:table-cell>
          <table:table-cell table:number-columns-repeated="4"/>
          <table:table-cell table:formula="of:=MAX([.B201];[.D201];[.G201])-MAX([.A201];[.C201];[.E201])" office:value-type="float" office:value="1.68993997573853" calcext:value-type="float">
            <text:p>1.6899399757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5198" calcext:value-type="float">
            <text:p>1427750161.15198</text:p>
          </table:table-cell>
          <table:table-cell office:value-type="float" office:value="1427750162.7175" calcext:value-type="float">
            <text:p>1427750162.7175</text:p>
          </table:table-cell>
          <table:table-cell office:value-type="float" office:value="1427750162.75152" calcext:value-type="float">
            <text:p>1427750162.75152</text:p>
          </table:table-cell>
          <table:table-cell/>
          <table:table-cell table:formula="of:=MAX([.B202];[.D202];[.G202])-MAX([.A202];[.C202];[.E202])" office:value-type="float" office:value="1.59953999519348" calcext:value-type="float">
            <text:p>1.5995399952</text:p>
          </table:table-cell>
          <table:table-cell table:formula="of:=IF(ISBLANK([.E202]);&quot;&quot;;[.I202])" office:value-type="float" office:value="1.59953999519348" calcext:value-type="float">
            <text:p>1.5995399952</text:p>
          </table:table-cell>
          <table:table-cell table:formula="of:=IF(OR(ISBLANK([.E202]);[.I202]&lt;=0);&quot;&quot;;[.I202])" office:value-type="float" office:value="1.59953999519348" calcext:value-type="float">
            <text:p>1.59953999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5311" calcext:value-type="float">
            <text:p>1427750161.15311</text:p>
          </table:table-cell>
          <table:table-cell office:value-type="float" office:value="1427750162.80537" calcext:value-type="float">
            <text:p>1427750162.80537</text:p>
          </table:table-cell>
          <table:table-cell office:value-type="float" office:value="1427750162.84192" calcext:value-type="float">
            <text:p>1427750162.84192</text:p>
          </table:table-cell>
          <table:table-cell/>
          <table:table-cell table:formula="of:=MAX([.B203];[.D203];[.G203])-MAX([.A203];[.C203];[.E203])" office:value-type="float" office:value="1.68880987167358" calcext:value-type="float">
            <text:p>1.6888098717</text:p>
          </table:table-cell>
          <table:table-cell table:formula="of:=IF(ISBLANK([.E203]);&quot;&quot;;[.I203])" office:value-type="float" office:value="1.68880987167358" calcext:value-type="float">
            <text:p>1.6888098717</text:p>
          </table:table-cell>
          <table:table-cell table:formula="of:=IF(OR(ISBLANK([.E203]);[.I203]&lt;=0);&quot;&quot;;[.I203])" office:value-type="float" office:value="1.68880987167358" calcext:value-type="float">
            <text:p>1.68880987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5418" calcext:value-type="float">
            <text:p>1427750161.15418</text:p>
          </table:table-cell>
          <table:table-cell office:value-type="float" office:value="1427750162.7177" calcext:value-type="float">
            <text:p>1427750162.7177</text:p>
          </table:table-cell>
          <table:table-cell office:value-type="float" office:value="1427750162.75151" calcext:value-type="float">
            <text:p>1427750162.75151</text:p>
          </table:table-cell>
          <table:table-cell/>
          <table:table-cell table:formula="of:=MAX([.B204];[.D204];[.G204])-MAX([.A204];[.C204];[.E204])" office:value-type="float" office:value="1.59732985496521" calcext:value-type="float">
            <text:p>1.597329855</text:p>
          </table:table-cell>
          <table:table-cell table:formula="of:=IF(ISBLANK([.E204]);&quot;&quot;;[.I204])" office:value-type="float" office:value="1.59732985496521" calcext:value-type="float">
            <text:p>1.597329855</text:p>
          </table:table-cell>
          <table:table-cell table:formula="of:=IF(OR(ISBLANK([.E204]);[.I204]&lt;=0);&quot;&quot;;[.I204])" office:value-type="float" office:value="1.59732985496521" calcext:value-type="float">
            <text:p>1.5973298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5529" calcext:value-type="float">
            <text:p>1427750161.15529</text:p>
          </table:table-cell>
          <table:table-cell office:value-type="float" office:value="1427750162.71756" calcext:value-type="float">
            <text:p>1427750162.71756</text:p>
          </table:table-cell>
          <table:table-cell office:value-type="float" office:value="1427750162.74921" calcext:value-type="float">
            <text:p>1427750162.74921</text:p>
          </table:table-cell>
          <table:table-cell/>
          <table:table-cell table:formula="of:=MAX([.B205];[.D205];[.G205])-MAX([.A205];[.C205];[.E205])" office:value-type="float" office:value="1.5939199924469" calcext:value-type="float">
            <text:p>1.5939199924</text:p>
          </table:table-cell>
          <table:table-cell table:formula="of:=IF(ISBLANK([.E205]);&quot;&quot;;[.I205])" office:value-type="float" office:value="1.5939199924469" calcext:value-type="float">
            <text:p>1.5939199924</text:p>
          </table:table-cell>
          <table:table-cell table:formula="of:=IF(OR(ISBLANK([.E205]);[.I205]&lt;=0);&quot;&quot;;[.I205])" office:value-type="float" office:value="1.5939199924469" calcext:value-type="float">
            <text:p>1.59391999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5714" calcext:value-type="float">
            <text:p>1427750161.15714</text:p>
          </table:table-cell>
          <table:table-cell office:value-type="float" office:value="1427750162.71744" calcext:value-type="float">
            <text:p>1427750162.71744</text:p>
          </table:table-cell>
          <table:table-cell office:value-type="float" office:value="1427750162.75159" calcext:value-type="float">
            <text:p>1427750162.75159</text:p>
          </table:table-cell>
          <table:table-cell/>
          <table:table-cell table:formula="of:=MAX([.B206];[.D206];[.G206])-MAX([.A206];[.C206];[.E206])" office:value-type="float" office:value="1.59444999694824" calcext:value-type="float">
            <text:p>1.5944499969</text:p>
          </table:table-cell>
          <table:table-cell table:formula="of:=IF(ISBLANK([.E206]);&quot;&quot;;[.I206])" office:value-type="float" office:value="1.59444999694824" calcext:value-type="float">
            <text:p>1.5944499969</text:p>
          </table:table-cell>
          <table:table-cell table:formula="of:=IF(OR(ISBLANK([.E206]);[.I206]&lt;=0);&quot;&quot;;[.I206])" office:value-type="float" office:value="1.59444999694824" calcext:value-type="float">
            <text:p>1.59444999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5846" calcext:value-type="float">
            <text:p>1427750161.15846</text:p>
          </table:table-cell>
          <table:table-cell office:value-type="float" office:value="1427750162.55267" calcext:value-type="float">
            <text:p>1427750162.55267</text:p>
          </table:table-cell>
          <table:table-cell office:value-type="float" office:value="1427750162.63628" calcext:value-type="float">
            <text:p>1427750162.63628</text:p>
          </table:table-cell>
          <table:table-cell/>
          <table:table-cell table:formula="of:=MAX([.B207];[.D207];[.G207])-MAX([.A207];[.C207];[.E207])" office:value-type="float" office:value="1.47782015800476" calcext:value-type="float">
            <text:p>1.477820158</text:p>
          </table:table-cell>
          <table:table-cell table:formula="of:=IF(ISBLANK([.E207]);&quot;&quot;;[.I207])" office:value-type="float" office:value="1.47782015800476" calcext:value-type="float">
            <text:p>1.477820158</text:p>
          </table:table-cell>
          <table:table-cell table:formula="of:=IF(OR(ISBLANK([.E207]);[.I207]&lt;=0);&quot;&quot;;[.I207])" office:value-type="float" office:value="1.47782015800476" calcext:value-type="float">
            <text:p>1.4778201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5982" calcext:value-type="float">
            <text:p>1427750161.15982</text:p>
          </table:table-cell>
          <table:table-cell office:value-type="float" office:value="1427750162.55261" calcext:value-type="float">
            <text:p>1427750162.55261</text:p>
          </table:table-cell>
          <table:table-cell office:value-type="float" office:value="1427750162.71765" calcext:value-type="float">
            <text:p>1427750162.71765</text:p>
          </table:table-cell>
          <table:table-cell/>
          <table:table-cell table:formula="of:=MAX([.B208];[.D208];[.G208])-MAX([.A208];[.C208];[.E208])" office:value-type="float" office:value="1.55782985687256" calcext:value-type="float">
            <text:p>1.5578298569</text:p>
          </table:table-cell>
          <table:table-cell table:formula="of:=IF(ISBLANK([.E208]);&quot;&quot;;[.I208])" office:value-type="float" office:value="1.55782985687256" calcext:value-type="float">
            <text:p>1.5578298569</text:p>
          </table:table-cell>
          <table:table-cell table:formula="of:=IF(OR(ISBLANK([.E208]);[.I208]&lt;=0);&quot;&quot;;[.I208])" office:value-type="float" office:value="1.55782985687256" calcext:value-type="float">
            <text:p>1.55782985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6113" calcext:value-type="float">
            <text:p>1427750161.16113</text:p>
          </table:table-cell>
          <table:table-cell office:value-type="float" office:value="1427750162.72235" calcext:value-type="float">
            <text:p>1427750162.72235</text:p>
          </table:table-cell>
          <table:table-cell office:value-type="float" office:value="1427750162.7541" calcext:value-type="float">
            <text:p>1427750162.7541</text:p>
          </table:table-cell>
          <table:table-cell/>
          <table:table-cell table:formula="of:=MAX([.B209];[.D209];[.G209])-MAX([.A209];[.C209];[.E209])" office:value-type="float" office:value="1.59297013282776" calcext:value-type="float">
            <text:p>1.5929701328</text:p>
          </table:table-cell>
          <table:table-cell table:formula="of:=IF(ISBLANK([.E209]);&quot;&quot;;[.I209])" office:value-type="float" office:value="1.59297013282776" calcext:value-type="float">
            <text:p>1.5929701328</text:p>
          </table:table-cell>
          <table:table-cell table:formula="of:=IF(OR(ISBLANK([.E209]);[.I209]&lt;=0);&quot;&quot;;[.I209])" office:value-type="float" office:value="1.59297013282776" calcext:value-type="float">
            <text:p>1.59297013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6243" calcext:value-type="float">
            <text:p>1427750161.16243</text:p>
          </table:table-cell>
          <table:table-cell office:value-type="float" office:value="1427750162.71805" calcext:value-type="float">
            <text:p>1427750162.71805</text:p>
          </table:table-cell>
          <table:table-cell office:value-type="float" office:value="1427750162.75155" calcext:value-type="float">
            <text:p>1427750162.75155</text:p>
          </table:table-cell>
          <table:table-cell/>
          <table:table-cell table:formula="of:=MAX([.B210];[.D210];[.G210])-MAX([.A210];[.C210];[.E210])" office:value-type="float" office:value="1.58911991119385" calcext:value-type="float">
            <text:p>1.5891199112</text:p>
          </table:table-cell>
          <table:table-cell table:formula="of:=IF(ISBLANK([.E210]);&quot;&quot;;[.I210])" office:value-type="float" office:value="1.58911991119385" calcext:value-type="float">
            <text:p>1.5891199112</text:p>
          </table:table-cell>
          <table:table-cell table:formula="of:=IF(OR(ISBLANK([.E210]);[.I210]&lt;=0);&quot;&quot;;[.I210])" office:value-type="float" office:value="1.58911991119385" calcext:value-type="float">
            <text:p>1.5891199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1.16373" calcext:value-type="float">
            <text:p>1427750161.16373</text:p>
          </table:table-cell>
          <table:table-cell office:value-type="float" office:value="1427750162.71761" calcext:value-type="float">
            <text:p>1427750162.71761</text:p>
          </table:table-cell>
          <table:table-cell office:value-type="float" office:value="1427750162.75407" calcext:value-type="float">
            <text:p>1427750162.75407</text:p>
          </table:table-cell>
          <table:table-cell/>
          <table:table-cell table:formula="of:=MAX([.B211];[.D211];[.G211])-MAX([.A211];[.C211];[.E211])" office:value-type="float" office:value="1.59034013748169" calcext:value-type="float">
            <text:p>1.5903401375</text:p>
          </table:table-cell>
          <table:table-cell table:formula="of:=IF(ISBLANK([.E211]);&quot;&quot;;[.I211])" office:value-type="float" office:value="1.59034013748169" calcext:value-type="float">
            <text:p>1.5903401375</text:p>
          </table:table-cell>
          <table:table-cell table:formula="of:=IF(OR(ISBLANK([.E211]);[.I211]&lt;=0);&quot;&quot;;[.I211])" office:value-type="float" office:value="1.59034013748169" calcext:value-type="float">
            <text:p>1.5903401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62.84193" calcext:value-type="float">
            <text:p>1427750162.84193</text:p>
          </table:table-cell>
          <table:table-cell office:value-type="float" office:value="1427750164.3701" calcext:value-type="float">
            <text:p>1427750164.3701</text:p>
          </table:table-cell>
          <table:table-cell table:number-columns-repeated="4"/>
          <table:table-cell table:formula="of:=MAX([.B212];[.D212];[.G212])-MAX([.A212];[.C212];[.E212])" office:value-type="float" office:value="1.52817010879517" calcext:value-type="float">
            <text:p>1.5281701088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194" calcext:value-type="float">
            <text:p>1427750162.84194</text:p>
          </table:table-cell>
          <table:table-cell office:value-type="float" office:value="1427750164.24698" calcext:value-type="float">
            <text:p>1427750164.24698</text:p>
          </table:table-cell>
          <table:table-cell office:value-type="float" office:value="1427750164.2801" calcext:value-type="float">
            <text:p>1427750164.2801</text:p>
          </table:table-cell>
          <table:table-cell/>
          <table:table-cell table:formula="of:=MAX([.B213];[.D213];[.G213])-MAX([.A213];[.C213];[.E213])" office:value-type="float" office:value="1.43816018104553" calcext:value-type="float">
            <text:p>1.438160181</text:p>
          </table:table-cell>
          <table:table-cell table:formula="of:=IF(ISBLANK([.E213]);&quot;&quot;;[.I213])" office:value-type="float" office:value="1.43816018104553" calcext:value-type="float">
            <text:p>1.438160181</text:p>
          </table:table-cell>
          <table:table-cell table:formula="of:=IF(OR(ISBLANK([.E213]);[.I213]&lt;=0);&quot;&quot;;[.I213])" office:value-type="float" office:value="1.43816018104553" calcext:value-type="float">
            <text:p>1.4381601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245" calcext:value-type="float">
            <text:p>1427750162.84245</text:p>
          </table:table-cell>
          <table:table-cell office:value-type="float" office:value="1427750163.82369" calcext:value-type="float">
            <text:p>1427750163.82369</text:p>
          </table:table-cell>
          <table:table-cell office:value-type="float" office:value="1427750163.91089" calcext:value-type="float">
            <text:p>1427750163.91089</text:p>
          </table:table-cell>
          <table:table-cell/>
          <table:table-cell table:formula="of:=MAX([.B214];[.D214];[.G214])-MAX([.A214];[.C214];[.E214])" office:value-type="float" office:value="1.06844019889832" calcext:value-type="float">
            <text:p>1.0684401989</text:p>
          </table:table-cell>
          <table:table-cell table:formula="of:=IF(ISBLANK([.E214]);&quot;&quot;;[.I214])" office:value-type="float" office:value="1.06844019889832" calcext:value-type="float">
            <text:p>1.0684401989</text:p>
          </table:table-cell>
          <table:table-cell table:formula="of:=IF(OR(ISBLANK([.E214]);[.I214]&lt;=0);&quot;&quot;;[.I214])" office:value-type="float" office:value="1.06844019889832" calcext:value-type="float">
            <text:p>1.06844019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292" calcext:value-type="float">
            <text:p>1427750162.84292</text:p>
          </table:table-cell>
          <table:table-cell office:value-type="float" office:value="1427750163.46111" calcext:value-type="float">
            <text:p>1427750163.46111</text:p>
          </table:table-cell>
          <table:table-cell office:value-type="float" office:value="1427750163.49608" calcext:value-type="float">
            <text:p>1427750163.49608</text:p>
          </table:table-cell>
          <table:table-cell/>
          <table:table-cell table:formula="of:=MAX([.B215];[.D215];[.G215])-MAX([.A215];[.C215];[.E215])" office:value-type="float" office:value="0.653159856796265" calcext:value-type="float">
            <text:p>0.6531598568</text:p>
          </table:table-cell>
          <table:table-cell table:formula="of:=IF(ISBLANK([.E215]);&quot;&quot;;[.I215])" office:value-type="float" office:value="0.653159856796265" calcext:value-type="float">
            <text:p>0.6531598568</text:p>
          </table:table-cell>
          <table:table-cell table:formula="of:=IF(OR(ISBLANK([.E215]);[.I215]&lt;=0);&quot;&quot;;[.I215])" office:value-type="float" office:value="0.653159856796265" calcext:value-type="float">
            <text:p>0.65315985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344" calcext:value-type="float">
            <text:p>1427750162.84344</text:p>
          </table:table-cell>
          <table:table-cell office:value-type="float" office:value="1427750164.16055" calcext:value-type="float">
            <text:p>1427750164.16055</text:p>
          </table:table-cell>
          <table:table-cell office:value-type="float" office:value="1427750164.24702" calcext:value-type="float">
            <text:p>1427750164.24702</text:p>
          </table:table-cell>
          <table:table-cell/>
          <table:table-cell table:formula="of:=MAX([.B216];[.D216];[.G216])-MAX([.A216];[.C216];[.E216])" office:value-type="float" office:value="1.40357995033264" calcext:value-type="float">
            <text:p>1.4035799503</text:p>
          </table:table-cell>
          <table:table-cell table:formula="of:=IF(ISBLANK([.E216]);&quot;&quot;;[.I216])" office:value-type="float" office:value="1.40357995033264" calcext:value-type="float">
            <text:p>1.4035799503</text:p>
          </table:table-cell>
          <table:table-cell table:formula="of:=IF(OR(ISBLANK([.E216]);[.I216]&lt;=0);&quot;&quot;;[.I216])" office:value-type="float" office:value="1.40357995033264" calcext:value-type="float">
            <text:p>1.40357995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393" calcext:value-type="float">
            <text:p>1427750162.84393</text:p>
          </table:table-cell>
          <table:table-cell office:value-type="float" office:value="1427750164.3363" calcext:value-type="float">
            <text:p>1427750164.3363</text:p>
          </table:table-cell>
          <table:table-cell office:value-type="float" office:value="1427750164.37009" calcext:value-type="float">
            <text:p>1427750164.37009</text:p>
          </table:table-cell>
          <table:table-cell/>
          <table:table-cell table:formula="of:=MAX([.B217];[.D217];[.G217])-MAX([.A217];[.C217];[.E217])" office:value-type="float" office:value="1.52616000175476" calcext:value-type="float">
            <text:p>1.5261600018</text:p>
          </table:table-cell>
          <table:table-cell table:formula="of:=IF(ISBLANK([.E217]);&quot;&quot;;[.I217])" office:value-type="float" office:value="1.52616000175476" calcext:value-type="float">
            <text:p>1.5261600018</text:p>
          </table:table-cell>
          <table:table-cell table:formula="of:=IF(OR(ISBLANK([.E217]);[.I217]&lt;=0);&quot;&quot;;[.I217])" office:value-type="float" office:value="1.52616000175476" calcext:value-type="float">
            <text:p>1.52616000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439" calcext:value-type="float">
            <text:p>1427750162.84439</text:p>
          </table:table-cell>
          <table:table-cell office:value-type="float" office:value="1427750163.91085" calcext:value-type="float">
            <text:p>1427750163.91085</text:p>
          </table:table-cell>
          <table:table-cell office:value-type="float" office:value="1427750163.99357" calcext:value-type="float">
            <text:p>1427750163.99357</text:p>
          </table:table-cell>
          <table:table-cell/>
          <table:table-cell table:formula="of:=MAX([.B218];[.D218];[.G218])-MAX([.A218];[.C218];[.E218])" office:value-type="float" office:value="1.1491801738739" calcext:value-type="float">
            <text:p>1.1491801739</text:p>
          </table:table-cell>
          <table:table-cell table:formula="of:=IF(ISBLANK([.E218]);&quot;&quot;;[.I218])" office:value-type="float" office:value="1.1491801738739" calcext:value-type="float">
            <text:p>1.1491801739</text:p>
          </table:table-cell>
          <table:table-cell table:formula="of:=IF(OR(ISBLANK([.E218]);[.I218]&lt;=0);&quot;&quot;;[.I218])" office:value-type="float" office:value="1.1491801738739" calcext:value-type="float">
            <text:p>1.14918017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489" calcext:value-type="float">
            <text:p>1427750162.84489</text:p>
          </table:table-cell>
          <table:table-cell office:value-type="float" office:value="1427750164.07794" calcext:value-type="float">
            <text:p>1427750164.07794</text:p>
          </table:table-cell>
          <table:table-cell office:value-type="float" office:value="1427750164.16059" calcext:value-type="float">
            <text:p>1427750164.16059</text:p>
          </table:table-cell>
          <table:table-cell/>
          <table:table-cell table:formula="of:=MAX([.B219];[.D219];[.G219])-MAX([.A219];[.C219];[.E219])" office:value-type="float" office:value="1.31569981575012" calcext:value-type="float">
            <text:p>1.3156998158</text:p>
          </table:table-cell>
          <table:table-cell table:formula="of:=IF(ISBLANK([.E219]);&quot;&quot;;[.I219])" office:value-type="float" office:value="1.31569981575012" calcext:value-type="float">
            <text:p>1.3156998158</text:p>
          </table:table-cell>
          <table:table-cell table:formula="of:=IF(OR(ISBLANK([.E219]);[.I219]&lt;=0);&quot;&quot;;[.I219])" office:value-type="float" office:value="1.31569981575012" calcext:value-type="float">
            <text:p>1.31569981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54" calcext:value-type="float">
            <text:p>1427750162.8454</text:p>
          </table:table-cell>
          <table:table-cell office:value-type="float" office:value="1427750163.73009" calcext:value-type="float">
            <text:p>1427750163.73009</text:p>
          </table:table-cell>
          <table:table-cell office:value-type="float" office:value="1427750163.82373" calcext:value-type="float">
            <text:p>1427750163.82373</text:p>
          </table:table-cell>
          <table:table-cell/>
          <table:table-cell table:formula="of:=MAX([.B220];[.D220];[.G220])-MAX([.A220];[.C220];[.E220])" office:value-type="float" office:value="0.97832989692688" calcext:value-type="float">
            <text:p>0.9783298969</text:p>
          </table:table-cell>
          <table:table-cell table:formula="of:=IF(ISBLANK([.E220]);&quot;&quot;;[.I220])" office:value-type="float" office:value="0.97832989692688" calcext:value-type="float">
            <text:p>0.9783298969</text:p>
          </table:table-cell>
          <table:table-cell table:formula="of:=IF(OR(ISBLANK([.E220]);[.I220]&lt;=0);&quot;&quot;;[.I220])" office:value-type="float" office:value="0.97832989692688" calcext:value-type="float">
            <text:p>0.97832989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588" calcext:value-type="float">
            <text:p>1427750162.84588</text:p>
          </table:table-cell>
          <table:table-cell office:value-type="float" office:value="1427750163.37723" calcext:value-type="float">
            <text:p>1427750163.37723</text:p>
          </table:table-cell>
          <table:table-cell office:value-type="float" office:value="1427750163.41523" calcext:value-type="float">
            <text:p>1427750163.41523</text:p>
          </table:table-cell>
          <table:table-cell/>
          <table:table-cell table:formula="of:=MAX([.B221];[.D221];[.G221])-MAX([.A221];[.C221];[.E221])" office:value-type="float" office:value="0.569350004196167" calcext:value-type="float">
            <text:p>0.5693500042</text:p>
          </table:table-cell>
          <table:table-cell table:formula="of:=IF(ISBLANK([.E221]);&quot;&quot;;[.I221])" office:value-type="float" office:value="0.569350004196167" calcext:value-type="float">
            <text:p>0.5693500042</text:p>
          </table:table-cell>
          <table:table-cell table:formula="of:=IF(OR(ISBLANK([.E221]);[.I221]&lt;=0);&quot;&quot;;[.I221])" office:value-type="float" office:value="0.569350004196167" calcext:value-type="float">
            <text:p>0.56935000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2.84664" calcext:value-type="float">
            <text:p>1427750162.84664</text:p>
          </table:table-cell>
          <table:table-cell office:value-type="float" office:value="1427750164.24692" calcext:value-type="float">
            <text:p>1427750164.24692</text:p>
          </table:table-cell>
          <table:table-cell office:value-type="float" office:value="1427750164.28007" calcext:value-type="float">
            <text:p>1427750164.28007</text:p>
          </table:table-cell>
          <table:table-cell/>
          <table:table-cell table:formula="of:=MAX([.B222];[.D222];[.G222])-MAX([.A222];[.C222];[.E222])" office:value-type="float" office:value="1.43342995643616" calcext:value-type="float">
            <text:p>1.4334299564</text:p>
          </table:table-cell>
          <table:table-cell table:formula="of:=IF(ISBLANK([.E222]);&quot;&quot;;[.I222])" office:value-type="float" office:value="1.43342995643616" calcext:value-type="float">
            <text:p>1.4334299564</text:p>
          </table:table-cell>
          <table:table-cell table:formula="of:=IF(OR(ISBLANK([.E222]);[.I222]&lt;=0);&quot;&quot;;[.I222])" office:value-type="float" office:value="1.43342995643616" calcext:value-type="float">
            <text:p>1.43342995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64.37011" calcext:value-type="float">
            <text:p>1427750164.37011</text:p>
          </table:table-cell>
          <table:table-cell office:value-type="float" office:value="1427750166.00815" calcext:value-type="float">
            <text:p>1427750166.00815</text:p>
          </table:table-cell>
          <table:table-cell table:number-columns-repeated="4"/>
          <table:table-cell table:formula="of:=MAX([.B223];[.D223];[.G223])-MAX([.A223];[.C223];[.E223])" office:value-type="float" office:value="1.63804006576538" calcext:value-type="float">
            <text:p>1.6380400658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7012" calcext:value-type="float">
            <text:p>1427750164.37012</text:p>
          </table:table-cell>
          <table:table-cell office:value-type="float" office:value="1427750165.78869" calcext:value-type="float">
            <text:p>1427750165.78869</text:p>
          </table:table-cell>
          <table:table-cell office:value-type="float" office:value="1427750165.88383" calcext:value-type="float">
            <text:p>1427750165.88383</text:p>
          </table:table-cell>
          <table:table-cell/>
          <table:table-cell table:formula="of:=MAX([.B224];[.D224];[.G224])-MAX([.A224];[.C224];[.E224])" office:value-type="float" office:value="1.51371002197266" calcext:value-type="float">
            <text:p>1.513710022</text:p>
          </table:table-cell>
          <table:table-cell table:formula="of:=IF(ISBLANK([.E224]);&quot;&quot;;[.I224])" office:value-type="float" office:value="1.51371002197266" calcext:value-type="float">
            <text:p>1.513710022</text:p>
          </table:table-cell>
          <table:table-cell table:formula="of:=IF(OR(ISBLANK([.E224]);[.I224]&lt;=0);&quot;&quot;;[.I224])" office:value-type="float" office:value="1.51371002197266" calcext:value-type="float">
            <text:p>1.513710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7151" calcext:value-type="float">
            <text:p>1427750164.37151</text:p>
          </table:table-cell>
          <table:table-cell office:value-type="float" office:value="1427750165.97542" calcext:value-type="float">
            <text:p>1427750165.97542</text:p>
          </table:table-cell>
          <table:table-cell office:value-type="float" office:value="1427750166.00814" calcext:value-type="float">
            <text:p>1427750166.00814</text:p>
          </table:table-cell>
          <table:table-cell/>
          <table:table-cell table:formula="of:=MAX([.B225];[.D225];[.G225])-MAX([.A225];[.C225];[.E225])" office:value-type="float" office:value="1.63663005828857" calcext:value-type="float">
            <text:p>1.6366300583</text:p>
          </table:table-cell>
          <table:table-cell table:formula="of:=IF(ISBLANK([.E225]);&quot;&quot;;[.I225])" office:value-type="float" office:value="1.63663005828857" calcext:value-type="float">
            <text:p>1.6366300583</text:p>
          </table:table-cell>
          <table:table-cell table:formula="of:=IF(OR(ISBLANK([.E225]);[.I225]&lt;=0);&quot;&quot;;[.I225])" office:value-type="float" office:value="1.63663005828857" calcext:value-type="float">
            <text:p>1.63663005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7281" calcext:value-type="float">
            <text:p>1427750164.37281</text:p>
          </table:table-cell>
          <table:table-cell office:value-type="float" office:value="1427750165.43981" calcext:value-type="float">
            <text:p>1427750165.43981</text:p>
          </table:table-cell>
          <table:table-cell office:value-type="float" office:value="1427750165.52255" calcext:value-type="float">
            <text:p>1427750165.52255</text:p>
          </table:table-cell>
          <table:table-cell/>
          <table:table-cell table:formula="of:=MAX([.B226];[.D226];[.G226])-MAX([.A226];[.C226];[.E226])" office:value-type="float" office:value="1.14974021911621" calcext:value-type="float">
            <text:p>1.1497402191</text:p>
          </table:table-cell>
          <table:table-cell table:formula="of:=IF(ISBLANK([.E226]);&quot;&quot;;[.I226])" office:value-type="float" office:value="1.14974021911621" calcext:value-type="float">
            <text:p>1.1497402191</text:p>
          </table:table-cell>
          <table:table-cell table:formula="of:=IF(OR(ISBLANK([.E226]);[.I226]&lt;=0);&quot;&quot;;[.I226])" office:value-type="float" office:value="1.14974021911621" calcext:value-type="float">
            <text:p>1.14974021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7414" calcext:value-type="float">
            <text:p>1427750164.37414</text:p>
          </table:table-cell>
          <table:table-cell office:value-type="float" office:value="1427750165.6061" calcext:value-type="float">
            <text:p>1427750165.6061</text:p>
          </table:table-cell>
          <table:table-cell office:value-type="float" office:value="1427750165.69033" calcext:value-type="float">
            <text:p>1427750165.69033</text:p>
          </table:table-cell>
          <table:table-cell/>
          <table:table-cell table:formula="of:=MAX([.B227];[.D227];[.G227])-MAX([.A227];[.C227];[.E227])" office:value-type="float" office:value="1.31619000434875" calcext:value-type="float">
            <text:p>1.3161900043</text:p>
          </table:table-cell>
          <table:table-cell table:formula="of:=IF(ISBLANK([.E227]);&quot;&quot;;[.I227])" office:value-type="float" office:value="1.31619000434875" calcext:value-type="float">
            <text:p>1.3161900043</text:p>
          </table:table-cell>
          <table:table-cell table:formula="of:=IF(OR(ISBLANK([.E227]);[.I227]&lt;=0);&quot;&quot;;[.I227])" office:value-type="float" office:value="1.31619000434875" calcext:value-type="float">
            <text:p>1.31619000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755" calcext:value-type="float">
            <text:p>1427750164.3755</text:p>
          </table:table-cell>
          <table:table-cell office:value-type="float" office:value="1427750165.60604" calcext:value-type="float">
            <text:p>1427750165.60604</text:p>
          </table:table-cell>
          <table:table-cell office:value-type="float" office:value="1427750165.6903" calcext:value-type="float">
            <text:p>1427750165.6903</text:p>
          </table:table-cell>
          <table:table-cell/>
          <table:table-cell table:formula="of:=MAX([.B228];[.D228];[.G228])-MAX([.A228];[.C228];[.E228])" office:value-type="float" office:value="1.31480002403259" calcext:value-type="float">
            <text:p>1.314800024</text:p>
          </table:table-cell>
          <table:table-cell table:formula="of:=IF(ISBLANK([.E228]);&quot;&quot;;[.I228])" office:value-type="float" office:value="1.31480002403259" calcext:value-type="float">
            <text:p>1.314800024</text:p>
          </table:table-cell>
          <table:table-cell table:formula="of:=IF(OR(ISBLANK([.E228]);[.I228]&lt;=0);&quot;&quot;;[.I228])" office:value-type="float" office:value="1.31480002403259" calcext:value-type="float">
            <text:p>1.3148000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78" calcext:value-type="float">
            <text:p>1427750164.378</text:p>
          </table:table-cell>
          <table:table-cell office:value-type="float" office:value="1427750165.78875" calcext:value-type="float">
            <text:p>1427750165.78875</text:p>
          </table:table-cell>
          <table:table-cell office:value-type="float" office:value="1427750165.88386" calcext:value-type="float">
            <text:p>1427750165.88386</text:p>
          </table:table-cell>
          <table:table-cell/>
          <table:table-cell table:formula="of:=MAX([.B229];[.D229];[.G229])-MAX([.A229];[.C229];[.E229])" office:value-type="float" office:value="1.50586009025574" calcext:value-type="float">
            <text:p>1.5058600903</text:p>
          </table:table-cell>
          <table:table-cell table:formula="of:=IF(ISBLANK([.E229]);&quot;&quot;;[.I229])" office:value-type="float" office:value="1.50586009025574" calcext:value-type="float">
            <text:p>1.5058600903</text:p>
          </table:table-cell>
          <table:table-cell table:formula="of:=IF(OR(ISBLANK([.E229]);[.I229]&lt;=0);&quot;&quot;;[.I229])" office:value-type="float" office:value="1.50586009025574" calcext:value-type="float">
            <text:p>1.50586009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7933" calcext:value-type="float">
            <text:p>1427750164.37933</text:p>
          </table:table-cell>
          <table:table-cell office:value-type="float" office:value="1427750164.94137" calcext:value-type="float">
            <text:p>1427750164.94137</text:p>
          </table:table-cell>
          <table:table-cell office:value-type="float" office:value="1427750164.97888" calcext:value-type="float">
            <text:p>1427750164.97888</text:p>
          </table:table-cell>
          <table:table-cell/>
          <table:table-cell table:formula="of:=MAX([.B230];[.D230];[.G230])-MAX([.A230];[.C230];[.E230])" office:value-type="float" office:value="0.599550008773804" calcext:value-type="float">
            <text:p>0.5995500088</text:p>
          </table:table-cell>
          <table:table-cell table:formula="of:=IF(ISBLANK([.E230]);&quot;&quot;;[.I230])" office:value-type="float" office:value="0.599550008773804" calcext:value-type="float">
            <text:p>0.5995500088</text:p>
          </table:table-cell>
          <table:table-cell table:formula="of:=IF(OR(ISBLANK([.E230]);[.I230]&lt;=0);&quot;&quot;;[.I230])" office:value-type="float" office:value="0.599550008773804" calcext:value-type="float">
            <text:p>0.59955000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8123" calcext:value-type="float">
            <text:p>1427750164.38123</text:p>
          </table:table-cell>
          <table:table-cell office:value-type="float" office:value="1427750165.06042" calcext:value-type="float">
            <text:p>1427750165.06042</text:p>
          </table:table-cell>
          <table:table-cell office:value-type="float" office:value="1427750165.09821" calcext:value-type="float">
            <text:p>1427750165.09821</text:p>
          </table:table-cell>
          <table:table-cell/>
          <table:table-cell table:formula="of:=MAX([.B231];[.D231];[.G231])-MAX([.A231];[.C231];[.E231])" office:value-type="float" office:value="0.71697998046875" calcext:value-type="float">
            <text:p>0.7169799805</text:p>
          </table:table-cell>
          <table:table-cell table:formula="of:=IF(ISBLANK([.E231]);&quot;&quot;;[.I231])" office:value-type="float" office:value="0.71697998046875" calcext:value-type="float">
            <text:p>0.7169799805</text:p>
          </table:table-cell>
          <table:table-cell table:formula="of:=IF(OR(ISBLANK([.E231]);[.I231]&lt;=0);&quot;&quot;;[.I231])" office:value-type="float" office:value="0.71697998046875" calcext:value-type="float">
            <text:p>0.71697998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8315" calcext:value-type="float">
            <text:p>1427750164.38315</text:p>
          </table:table-cell>
          <table:table-cell office:value-type="float" office:value="1427750165.88379" calcext:value-type="float">
            <text:p>1427750165.88379</text:p>
          </table:table-cell>
          <table:table-cell office:value-type="float" office:value="1427750165.92709" calcext:value-type="float">
            <text:p>1427750165.92709</text:p>
          </table:table-cell>
          <table:table-cell/>
          <table:table-cell table:formula="of:=MAX([.B232];[.D232];[.G232])-MAX([.A232];[.C232];[.E232])" office:value-type="float" office:value="1.54393982887268" calcext:value-type="float">
            <text:p>1.5439398289</text:p>
          </table:table-cell>
          <table:table-cell table:formula="of:=IF(ISBLANK([.E232]);&quot;&quot;;[.I232])" office:value-type="float" office:value="1.54393982887268" calcext:value-type="float">
            <text:p>1.5439398289</text:p>
          </table:table-cell>
          <table:table-cell table:formula="of:=IF(OR(ISBLANK([.E232]);[.I232]&lt;=0);&quot;&quot;;[.I232])" office:value-type="float" office:value="1.54393982887268" calcext:value-type="float">
            <text:p>1.54393982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4.38388" calcext:value-type="float">
            <text:p>1427750164.38388</text:p>
          </table:table-cell>
          <table:table-cell office:value-type="float" office:value="1427750165.52251" calcext:value-type="float">
            <text:p>1427750165.52251</text:p>
          </table:table-cell>
          <table:table-cell office:value-type="float" office:value="1427750165.60613" calcext:value-type="float">
            <text:p>1427750165.60613</text:p>
          </table:table-cell>
          <table:table-cell/>
          <table:table-cell table:formula="of:=MAX([.B233];[.D233];[.G233])-MAX([.A233];[.C233];[.E233])" office:value-type="float" office:value="1.22224998474121" calcext:value-type="float">
            <text:p>1.2222499847</text:p>
          </table:table-cell>
          <table:table-cell table:formula="of:=IF(ISBLANK([.E233]);&quot;&quot;;[.I233])" office:value-type="float" office:value="1.22224998474121" calcext:value-type="float">
            <text:p>1.2222499847</text:p>
          </table:table-cell>
          <table:table-cell table:formula="of:=IF(OR(ISBLANK([.E233]);[.I233]&lt;=0);&quot;&quot;;[.I233])" office:value-type="float" office:value="1.22224998474121" calcext:value-type="float">
            <text:p>1.22224998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66.00816" calcext:value-type="float">
            <text:p>1427750166.00816</text:p>
          </table:table-cell>
          <table:table-cell office:value-type="float" office:value="1427750167.6752" calcext:value-type="float">
            <text:p>1427750167.6752</text:p>
          </table:table-cell>
          <table:table-cell table:number-columns-repeated="4"/>
          <table:table-cell table:formula="of:=MAX([.B234];[.D234];[.G234])-MAX([.A234];[.C234];[.E234])" office:value-type="float" office:value="1.66703987121582" calcext:value-type="float">
            <text:p>1.6670398712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0816" calcext:value-type="float">
            <text:p>1427750166.00816</text:p>
          </table:table-cell>
          <table:table-cell office:value-type="float" office:value="1427750167.6432" calcext:value-type="float">
            <text:p>1427750167.6432</text:p>
          </table:table-cell>
          <table:table-cell office:value-type="float" office:value="1427750167.67519" calcext:value-type="float">
            <text:p>1427750167.67519</text:p>
          </table:table-cell>
          <table:table-cell/>
          <table:table-cell table:formula="of:=MAX([.B235];[.D235];[.G235])-MAX([.A235];[.C235];[.E235])" office:value-type="float" office:value="1.6670298576355" calcext:value-type="float">
            <text:p>1.6670298576</text:p>
          </table:table-cell>
          <table:table-cell table:formula="of:=IF(ISBLANK([.E235]);&quot;&quot;;[.I235])" office:value-type="float" office:value="1.6670298576355" calcext:value-type="float">
            <text:p>1.6670298576</text:p>
          </table:table-cell>
          <table:table-cell table:formula="of:=IF(OR(ISBLANK([.E235]);[.I235]&lt;=0);&quot;&quot;;[.I235])" office:value-type="float" office:value="1.6670298576355" calcext:value-type="float">
            <text:p>1.66702985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0952" calcext:value-type="float">
            <text:p>1427750166.00952</text:p>
          </table:table-cell>
          <table:table-cell office:value-type="float" office:value="1427750167.55081" calcext:value-type="float">
            <text:p>1427750167.55081</text:p>
          </table:table-cell>
          <table:table-cell office:value-type="float" office:value="1427750167.5857" calcext:value-type="float">
            <text:p>1427750167.5857</text:p>
          </table:table-cell>
          <table:table-cell/>
          <table:table-cell table:formula="of:=MAX([.B236];[.D236];[.G236])-MAX([.A236];[.C236];[.E236])" office:value-type="float" office:value="1.57617998123169" calcext:value-type="float">
            <text:p>1.5761799812</text:p>
          </table:table-cell>
          <table:table-cell table:formula="of:=IF(ISBLANK([.E236]);&quot;&quot;;[.I236])" office:value-type="float" office:value="1.57617998123169" calcext:value-type="float">
            <text:p>1.5761799812</text:p>
          </table:table-cell>
          <table:table-cell table:formula="of:=IF(OR(ISBLANK([.E236]);[.I236]&lt;=0);&quot;&quot;;[.I236])" office:value-type="float" office:value="1.57617998123169" calcext:value-type="float">
            <text:p>1.57617998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1082" calcext:value-type="float">
            <text:p>1427750166.01082</text:p>
          </table:table-cell>
          <table:table-cell office:value-type="float" office:value="1427750167.55093" calcext:value-type="float">
            <text:p>1427750167.55093</text:p>
          </table:table-cell>
          <table:table-cell office:value-type="float" office:value="1427750167.58342" calcext:value-type="float">
            <text:p>1427750167.58342</text:p>
          </table:table-cell>
          <table:table-cell/>
          <table:table-cell table:formula="of:=MAX([.B237];[.D237];[.G237])-MAX([.A237];[.C237];[.E237])" office:value-type="float" office:value="1.57260012626648" calcext:value-type="float">
            <text:p>1.5726001263</text:p>
          </table:table-cell>
          <table:table-cell table:formula="of:=IF(ISBLANK([.E237]);&quot;&quot;;[.I237])" office:value-type="float" office:value="1.57260012626648" calcext:value-type="float">
            <text:p>1.5726001263</text:p>
          </table:table-cell>
          <table:table-cell table:formula="of:=IF(OR(ISBLANK([.E237]);[.I237]&lt;=0);&quot;&quot;;[.I237])" office:value-type="float" office:value="1.57260012626648" calcext:value-type="float">
            <text:p>1.57260012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1219" calcext:value-type="float">
            <text:p>1427750166.01219</text:p>
          </table:table-cell>
          <table:table-cell office:value-type="float" office:value="1427750167.55158" calcext:value-type="float">
            <text:p>1427750167.55158</text:p>
          </table:table-cell>
          <table:table-cell office:value-type="float" office:value="1427750167.58746" calcext:value-type="float">
            <text:p>1427750167.58746</text:p>
          </table:table-cell>
          <table:table-cell/>
          <table:table-cell table:formula="of:=MAX([.B238];[.D238];[.G238])-MAX([.A238];[.C238];[.E238])" office:value-type="float" office:value="1.57526993751526" calcext:value-type="float">
            <text:p>1.5752699375</text:p>
          </table:table-cell>
          <table:table-cell table:formula="of:=IF(ISBLANK([.E238]);&quot;&quot;;[.I238])" office:value-type="float" office:value="1.57526993751526" calcext:value-type="float">
            <text:p>1.5752699375</text:p>
          </table:table-cell>
          <table:table-cell table:formula="of:=IF(OR(ISBLANK([.E238]);[.I238]&lt;=0);&quot;&quot;;[.I238])" office:value-type="float" office:value="1.57526993751526" calcext:value-type="float">
            <text:p>1.57526993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135" calcext:value-type="float">
            <text:p>1427750166.0135</text:p>
          </table:table-cell>
          <table:table-cell office:value-type="float" office:value="1427750167.55104" calcext:value-type="float">
            <text:p>1427750167.55104</text:p>
          </table:table-cell>
          <table:table-cell office:value-type="float" office:value="1427750167.58821" calcext:value-type="float">
            <text:p>1427750167.58821</text:p>
          </table:table-cell>
          <table:table-cell/>
          <table:table-cell table:formula="of:=MAX([.B239];[.D239];[.G239])-MAX([.A239];[.C239];[.E239])" office:value-type="float" office:value="1.57471013069153" calcext:value-type="float">
            <text:p>1.5747101307</text:p>
          </table:table-cell>
          <table:table-cell table:formula="of:=IF(ISBLANK([.E239]);&quot;&quot;;[.I239])" office:value-type="float" office:value="1.57471013069153" calcext:value-type="float">
            <text:p>1.5747101307</text:p>
          </table:table-cell>
          <table:table-cell table:formula="of:=IF(OR(ISBLANK([.E239]);[.I239]&lt;=0);&quot;&quot;;[.I239])" office:value-type="float" office:value="1.57471013069153" calcext:value-type="float">
            <text:p>1.57471013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148" calcext:value-type="float">
            <text:p>1427750166.0148</text:p>
          </table:table-cell>
          <table:table-cell office:value-type="float" office:value="1427750167.55098" calcext:value-type="float">
            <text:p>1427750167.55098</text:p>
          </table:table-cell>
          <table:table-cell office:value-type="float" office:value="1427750167.58749" calcext:value-type="float">
            <text:p>1427750167.58749</text:p>
          </table:table-cell>
          <table:table-cell/>
          <table:table-cell table:formula="of:=MAX([.B240];[.D240];[.G240])-MAX([.A240];[.C240];[.E240])" office:value-type="float" office:value="1.5726900100708" calcext:value-type="float">
            <text:p>1.5726900101</text:p>
          </table:table-cell>
          <table:table-cell table:formula="of:=IF(ISBLANK([.E240]);&quot;&quot;;[.I240])" office:value-type="float" office:value="1.5726900100708" calcext:value-type="float">
            <text:p>1.5726900101</text:p>
          </table:table-cell>
          <table:table-cell table:formula="of:=IF(OR(ISBLANK([.E240]);[.I240]&lt;=0);&quot;&quot;;[.I240])" office:value-type="float" office:value="1.5726900100708" calcext:value-type="float">
            <text:p>1.57269001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1589" calcext:value-type="float">
            <text:p>1427750166.01589</text:p>
          </table:table-cell>
          <table:table-cell office:value-type="float" office:value="1427750167.55115" calcext:value-type="float">
            <text:p>1427750167.55115</text:p>
          </table:table-cell>
          <table:table-cell office:value-type="float" office:value="1427750167.5875" calcext:value-type="float">
            <text:p>1427750167.5875</text:p>
          </table:table-cell>
          <table:table-cell/>
          <table:table-cell table:formula="of:=MAX([.B241];[.D241];[.G241])-MAX([.A241];[.C241];[.E241])" office:value-type="float" office:value="1.57161021232605" calcext:value-type="float">
            <text:p>1.5716102123</text:p>
          </table:table-cell>
          <table:table-cell table:formula="of:=IF(ISBLANK([.E241]);&quot;&quot;;[.I241])" office:value-type="float" office:value="1.57161021232605" calcext:value-type="float">
            <text:p>1.5716102123</text:p>
          </table:table-cell>
          <table:table-cell table:formula="of:=IF(OR(ISBLANK([.E241]);[.I241]&lt;=0);&quot;&quot;;[.I241])" office:value-type="float" office:value="1.57161021232605" calcext:value-type="float">
            <text:p>1.57161021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167" calcext:value-type="float">
            <text:p>1427750166.0167</text:p>
          </table:table-cell>
          <table:table-cell office:value-type="float" office:value="1427750167.55087" calcext:value-type="float">
            <text:p>1427750167.55087</text:p>
          </table:table-cell>
          <table:table-cell office:value-type="float" office:value="1427750167.58572" calcext:value-type="float">
            <text:p>1427750167.58572</text:p>
          </table:table-cell>
          <table:table-cell/>
          <table:table-cell table:formula="of:=MAX([.B242];[.D242];[.G242])-MAX([.A242];[.C242];[.E242])" office:value-type="float" office:value="1.56902003288269" calcext:value-type="float">
            <text:p>1.5690200329</text:p>
          </table:table-cell>
          <table:table-cell table:formula="of:=IF(ISBLANK([.E242]);&quot;&quot;;[.I242])" office:value-type="float" office:value="1.56902003288269" calcext:value-type="float">
            <text:p>1.5690200329</text:p>
          </table:table-cell>
          <table:table-cell table:formula="of:=IF(OR(ISBLANK([.E242]);[.I242]&lt;=0);&quot;&quot;;[.I242])" office:value-type="float" office:value="1.56902003288269" calcext:value-type="float">
            <text:p>1.56902003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1748" calcext:value-type="float">
            <text:p>1427750166.01748</text:p>
          </table:table-cell>
          <table:table-cell office:value-type="float" office:value="1427750167.5512" calcext:value-type="float">
            <text:p>1427750167.5512</text:p>
          </table:table-cell>
          <table:table-cell office:value-type="float" office:value="1427750167.58571" calcext:value-type="float">
            <text:p>1427750167.58571</text:p>
          </table:table-cell>
          <table:table-cell/>
          <table:table-cell table:formula="of:=MAX([.B243];[.D243];[.G243])-MAX([.A243];[.C243];[.E243])" office:value-type="float" office:value="1.56823015213013" calcext:value-type="float">
            <text:p>1.5682301521</text:p>
          </table:table-cell>
          <table:table-cell table:formula="of:=IF(ISBLANK([.E243]);&quot;&quot;;[.I243])" office:value-type="float" office:value="1.56823015213013" calcext:value-type="float">
            <text:p>1.5682301521</text:p>
          </table:table-cell>
          <table:table-cell table:formula="of:=IF(OR(ISBLANK([.E243]);[.I243]&lt;=0);&quot;&quot;;[.I243])" office:value-type="float" office:value="1.56823015213013" calcext:value-type="float">
            <text:p>1.56823015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6.01835" calcext:value-type="float">
            <text:p>1427750166.01835</text:p>
          </table:table-cell>
          <table:table-cell office:value-type="float" office:value="1427750167.55109" calcext:value-type="float">
            <text:p>1427750167.55109</text:p>
          </table:table-cell>
          <table:table-cell office:value-type="float" office:value="1427750167.57968" calcext:value-type="float">
            <text:p>1427750167.57968</text:p>
          </table:table-cell>
          <table:table-cell/>
          <table:table-cell table:formula="of:=MAX([.B244];[.D244];[.G244])-MAX([.A244];[.C244];[.E244])" office:value-type="float" office:value="1.56133008003235" calcext:value-type="float">
            <text:p>1.56133008</text:p>
          </table:table-cell>
          <table:table-cell table:formula="of:=IF(ISBLANK([.E244]);&quot;&quot;;[.I244])" office:value-type="float" office:value="1.56133008003235" calcext:value-type="float">
            <text:p>1.56133008</text:p>
          </table:table-cell>
          <table:table-cell table:formula="of:=IF(OR(ISBLANK([.E244]);[.I244]&lt;=0);&quot;&quot;;[.I244])" office:value-type="float" office:value="1.56133008003235" calcext:value-type="float">
            <text:p>1.56133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67.67521" calcext:value-type="float">
            <text:p>1427750167.67521</text:p>
          </table:table-cell>
          <table:table-cell office:value-type="float" office:value="1427750169.31573" calcext:value-type="float">
            <text:p>1427750169.31573</text:p>
          </table:table-cell>
          <table:table-cell table:number-columns-repeated="4"/>
          <table:table-cell table:formula="of:=MAX([.B245];[.D245];[.G245])-MAX([.A245];[.C245];[.E245])" office:value-type="float" office:value="1.6405200958252" calcext:value-type="float">
            <text:p>1.6405200958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7521" calcext:value-type="float">
            <text:p>1427750167.67521</text:p>
          </table:table-cell>
          <table:table-cell office:value-type="float" office:value="1427750169.19071" calcext:value-type="float">
            <text:p>1427750169.19071</text:p>
          </table:table-cell>
          <table:table-cell office:value-type="float" office:value="1427750169.23144" calcext:value-type="float">
            <text:p>1427750169.23144</text:p>
          </table:table-cell>
          <table:table-cell/>
          <table:table-cell table:formula="of:=MAX([.B246];[.D246];[.G246])-MAX([.A246];[.C246];[.E246])" office:value-type="float" office:value="1.55623006820679" calcext:value-type="float">
            <text:p>1.5562300682</text:p>
          </table:table-cell>
          <table:table-cell table:formula="of:=IF(ISBLANK([.E246]);&quot;&quot;;[.I246])" office:value-type="float" office:value="1.55623006820679" calcext:value-type="float">
            <text:p>1.5562300682</text:p>
          </table:table-cell>
          <table:table-cell table:formula="of:=IF(OR(ISBLANK([.E246]);[.I246]&lt;=0);&quot;&quot;;[.I246])" office:value-type="float" office:value="1.55623006820679" calcext:value-type="float">
            <text:p>1.55623006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7583" calcext:value-type="float">
            <text:p>1427750167.67583</text:p>
          </table:table-cell>
          <table:table-cell office:value-type="float" office:value="1427750169.18413" calcext:value-type="float">
            <text:p>1427750169.18413</text:p>
          </table:table-cell>
          <table:table-cell office:value-type="float" office:value="1427750169.22276" calcext:value-type="float">
            <text:p>1427750169.22276</text:p>
          </table:table-cell>
          <table:table-cell/>
          <table:table-cell table:formula="of:=MAX([.B247];[.D247];[.G247])-MAX([.A247];[.C247];[.E247])" office:value-type="float" office:value="1.54693007469177" calcext:value-type="float">
            <text:p>1.5469300747</text:p>
          </table:table-cell>
          <table:table-cell table:formula="of:=IF(ISBLANK([.E247]);&quot;&quot;;[.I247])" office:value-type="float" office:value="1.54693007469177" calcext:value-type="float">
            <text:p>1.5469300747</text:p>
          </table:table-cell>
          <table:table-cell table:formula="of:=IF(OR(ISBLANK([.E247]);[.I247]&lt;=0);&quot;&quot;;[.I247])" office:value-type="float" office:value="1.54693007469177" calcext:value-type="float">
            <text:p>1.54693007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7635" calcext:value-type="float">
            <text:p>1427750167.67635</text:p>
          </table:table-cell>
          <table:table-cell office:value-type="float" office:value="1427750169.18398" calcext:value-type="float">
            <text:p>1427750169.18398</text:p>
          </table:table-cell>
          <table:table-cell office:value-type="float" office:value="1427750169.2197" calcext:value-type="float">
            <text:p>1427750169.2197</text:p>
          </table:table-cell>
          <table:table-cell/>
          <table:table-cell table:formula="of:=MAX([.B248];[.D248];[.G248])-MAX([.A248];[.C248];[.E248])" office:value-type="float" office:value="1.54334998130798" calcext:value-type="float">
            <text:p>1.5433499813</text:p>
          </table:table-cell>
          <table:table-cell table:formula="of:=IF(ISBLANK([.E248]);&quot;&quot;;[.I248])" office:value-type="float" office:value="1.54334998130798" calcext:value-type="float">
            <text:p>1.5433499813</text:p>
          </table:table-cell>
          <table:table-cell table:formula="of:=IF(OR(ISBLANK([.E248]);[.I248]&lt;=0);&quot;&quot;;[.I248])" office:value-type="float" office:value="1.54334998130798" calcext:value-type="float">
            <text:p>1.54334998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7687" calcext:value-type="float">
            <text:p>1427750167.67687</text:p>
          </table:table-cell>
          <table:table-cell office:value-type="float" office:value="1427750169.28171" calcext:value-type="float">
            <text:p>1427750169.28171</text:p>
          </table:table-cell>
          <table:table-cell office:value-type="float" office:value="1427750169.31536" calcext:value-type="float">
            <text:p>1427750169.31536</text:p>
          </table:table-cell>
          <table:table-cell/>
          <table:table-cell table:formula="of:=MAX([.B249];[.D249];[.G249])-MAX([.A249];[.C249];[.E249])" office:value-type="float" office:value="1.63848996162415" calcext:value-type="float">
            <text:p>1.6384899616</text:p>
          </table:table-cell>
          <table:table-cell table:formula="of:=IF(ISBLANK([.E249]);&quot;&quot;;[.I249])" office:value-type="float" office:value="1.63848996162415" calcext:value-type="float">
            <text:p>1.6384899616</text:p>
          </table:table-cell>
          <table:table-cell table:formula="of:=IF(OR(ISBLANK([.E249]);[.I249]&lt;=0);&quot;&quot;;[.I249])" office:value-type="float" office:value="1.63848996162415" calcext:value-type="float">
            <text:p>1.63848996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7734" calcext:value-type="float">
            <text:p>1427750167.67734</text:p>
          </table:table-cell>
          <table:table-cell office:value-type="float" office:value="1427750168.85839" calcext:value-type="float">
            <text:p>1427750168.85839</text:p>
          </table:table-cell>
          <table:table-cell office:value-type="float" office:value="1427750168.94041" calcext:value-type="float">
            <text:p>1427750168.94041</text:p>
          </table:table-cell>
          <table:table-cell/>
          <table:table-cell table:formula="of:=MAX([.B250];[.D250];[.G250])-MAX([.A250];[.C250];[.E250])" office:value-type="float" office:value="1.26306986808777" calcext:value-type="float">
            <text:p>1.2630698681</text:p>
          </table:table-cell>
          <table:table-cell table:formula="of:=IF(ISBLANK([.E250]);&quot;&quot;;[.I250])" office:value-type="float" office:value="1.26306986808777" calcext:value-type="float">
            <text:p>1.2630698681</text:p>
          </table:table-cell>
          <table:table-cell table:formula="of:=IF(OR(ISBLANK([.E250]);[.I250]&lt;=0);&quot;&quot;;[.I250])" office:value-type="float" office:value="1.26306986808777" calcext:value-type="float">
            <text:p>1.26306986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7787" calcext:value-type="float">
            <text:p>1427750167.67787</text:p>
          </table:table-cell>
          <table:table-cell office:value-type="float" office:value="1427750168.77673" calcext:value-type="float">
            <text:p>1427750168.77673</text:p>
          </table:table-cell>
          <table:table-cell office:value-type="float" office:value="1427750168.85878" calcext:value-type="float">
            <text:p>1427750168.85878</text:p>
          </table:table-cell>
          <table:table-cell/>
          <table:table-cell table:formula="of:=MAX([.B251];[.D251];[.G251])-MAX([.A251];[.C251];[.E251])" office:value-type="float" office:value="1.18090987205505" calcext:value-type="float">
            <text:p>1.1809098721</text:p>
          </table:table-cell>
          <table:table-cell table:formula="of:=IF(ISBLANK([.E251]);&quot;&quot;;[.I251])" office:value-type="float" office:value="1.18090987205505" calcext:value-type="float">
            <text:p>1.1809098721</text:p>
          </table:table-cell>
          <table:table-cell table:formula="of:=IF(OR(ISBLANK([.E251]);[.I251]&lt;=0);&quot;&quot;;[.I251])" office:value-type="float" office:value="1.18090987205505" calcext:value-type="float">
            <text:p>1.18090987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7851" calcext:value-type="float">
            <text:p>1427750167.67851</text:p>
          </table:table-cell>
          <table:table-cell office:value-type="float" office:value="1427750169.18392" calcext:value-type="float">
            <text:p>1427750169.18392</text:p>
          </table:table-cell>
          <table:table-cell office:value-type="float" office:value="1427750169.22274" calcext:value-type="float">
            <text:p>1427750169.22274</text:p>
          </table:table-cell>
          <table:table-cell/>
          <table:table-cell table:formula="of:=MAX([.B252];[.D252];[.G252])-MAX([.A252];[.C252];[.E252])" office:value-type="float" office:value="1.54422998428345" calcext:value-type="float">
            <text:p>1.5442299843</text:p>
          </table:table-cell>
          <table:table-cell table:formula="of:=IF(ISBLANK([.E252]);&quot;&quot;;[.I252])" office:value-type="float" office:value="1.54422998428345" calcext:value-type="float">
            <text:p>1.5442299843</text:p>
          </table:table-cell>
          <table:table-cell table:formula="of:=IF(OR(ISBLANK([.E252]);[.I252]&lt;=0);&quot;&quot;;[.I252])" office:value-type="float" office:value="1.54422998428345" calcext:value-type="float">
            <text:p>1.54422998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7905" calcext:value-type="float">
            <text:p>1427750167.67905</text:p>
          </table:table-cell>
          <table:table-cell office:value-type="float" office:value="1427750169.18404" calcext:value-type="float">
            <text:p>1427750169.18404</text:p>
          </table:table-cell>
          <table:table-cell office:value-type="float" office:value="1427750169.22288" calcext:value-type="float">
            <text:p>1427750169.22288</text:p>
          </table:table-cell>
          <table:table-cell/>
          <table:table-cell table:formula="of:=MAX([.B253];[.D253];[.G253])-MAX([.A253];[.C253];[.E253])" office:value-type="float" office:value="1.54382991790771" calcext:value-type="float">
            <text:p>1.5438299179</text:p>
          </table:table-cell>
          <table:table-cell table:formula="of:=IF(ISBLANK([.E253]);&quot;&quot;;[.I253])" office:value-type="float" office:value="1.54382991790771" calcext:value-type="float">
            <text:p>1.5438299179</text:p>
          </table:table-cell>
          <table:table-cell table:formula="of:=IF(OR(ISBLANK([.E253]);[.I253]&lt;=0);&quot;&quot;;[.I253])" office:value-type="float" office:value="1.54382991790771" calcext:value-type="float">
            <text:p>1.54382991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7962" calcext:value-type="float">
            <text:p>1427750167.67962</text:p>
          </table:table-cell>
          <table:table-cell office:value-type="float" office:value="1427750169.18387" calcext:value-type="float">
            <text:p>1427750169.18387</text:p>
          </table:table-cell>
          <table:table-cell office:value-type="float" office:value="1427750169.21979" calcext:value-type="float">
            <text:p>1427750169.21979</text:p>
          </table:table-cell>
          <table:table-cell/>
          <table:table-cell table:formula="of:=MAX([.B254];[.D254];[.G254])-MAX([.A254];[.C254];[.E254])" office:value-type="float" office:value="1.54016995429993" calcext:value-type="float">
            <text:p>1.5401699543</text:p>
          </table:table-cell>
          <table:table-cell table:formula="of:=IF(ISBLANK([.E254]);&quot;&quot;;[.I254])" office:value-type="float" office:value="1.54016995429993" calcext:value-type="float">
            <text:p>1.5401699543</text:p>
          </table:table-cell>
          <table:table-cell table:formula="of:=IF(OR(ISBLANK([.E254]);[.I254]&lt;=0);&quot;&quot;;[.I254])" office:value-type="float" office:value="1.54016995429993" calcext:value-type="float">
            <text:p>1.54016995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7.68015" calcext:value-type="float">
            <text:p>1427750167.68015</text:p>
          </table:table-cell>
          <table:table-cell office:value-type="float" office:value="1427750168.61356" calcext:value-type="float">
            <text:p>1427750168.61356</text:p>
          </table:table-cell>
          <table:table-cell office:value-type="float" office:value="1427750169.18407" calcext:value-type="float">
            <text:p>1427750169.18407</text:p>
          </table:table-cell>
          <table:table-cell/>
          <table:table-cell table:formula="of:=MAX([.B255];[.D255];[.G255])-MAX([.A255];[.C255];[.E255])" office:value-type="float" office:value="1.50392007827759" calcext:value-type="float">
            <text:p>1.5039200783</text:p>
          </table:table-cell>
          <table:table-cell table:formula="of:=IF(ISBLANK([.E255]);&quot;&quot;;[.I255])" office:value-type="float" office:value="1.50392007827759" calcext:value-type="float">
            <text:p>1.5039200783</text:p>
          </table:table-cell>
          <table:table-cell table:formula="of:=IF(OR(ISBLANK([.E255]);[.I255]&lt;=0);&quot;&quot;;[.I255])" office:value-type="float" office:value="1.50392007827759" calcext:value-type="float">
            <text:p>1.50392007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69.31574" calcext:value-type="float">
            <text:p>1427750169.31574</text:p>
          </table:table-cell>
          <table:table-cell office:value-type="float" office:value="1427750170.94802" calcext:value-type="float">
            <text:p>1427750170.94802</text:p>
          </table:table-cell>
          <table:table-cell table:number-columns-repeated="4"/>
          <table:table-cell table:formula="of:=MAX([.B256];[.D256];[.G256])-MAX([.A256];[.C256];[.E256])" office:value-type="float" office:value="1.63227987289429" calcext:value-type="float">
            <text:p>1.6322798729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1575" calcext:value-type="float">
            <text:p>1427750169.31575</text:p>
          </table:table-cell>
          <table:table-cell office:value-type="float" office:value="1427750170.82103" calcext:value-type="float">
            <text:p>1427750170.82103</text:p>
          </table:table-cell>
          <table:table-cell office:value-type="float" office:value="1427750170.85661" calcext:value-type="float">
            <text:p>1427750170.85661</text:p>
          </table:table-cell>
          <table:table-cell/>
          <table:table-cell table:formula="of:=MAX([.B257];[.D257];[.G257])-MAX([.A257];[.C257];[.E257])" office:value-type="float" office:value="1.54086017608643" calcext:value-type="float">
            <text:p>1.5408601761</text:p>
          </table:table-cell>
          <table:table-cell table:formula="of:=IF(ISBLANK([.E257]);&quot;&quot;;[.I257])" office:value-type="float" office:value="1.54086017608643" calcext:value-type="float">
            <text:p>1.5408601761</text:p>
          </table:table-cell>
          <table:table-cell table:formula="of:=IF(OR(ISBLANK([.E257]);[.I257]&lt;=0);&quot;&quot;;[.I257])" office:value-type="float" office:value="1.54086017608643" calcext:value-type="float">
            <text:p>1.54086017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168" calcext:value-type="float">
            <text:p>1427750169.3168</text:p>
          </table:table-cell>
          <table:table-cell office:value-type="float" office:value="1427750170.91328" calcext:value-type="float">
            <text:p>1427750170.91328</text:p>
          </table:table-cell>
          <table:table-cell office:value-type="float" office:value="1427750170.94801" calcext:value-type="float">
            <text:p>1427750170.94801</text:p>
          </table:table-cell>
          <table:table-cell/>
          <table:table-cell table:formula="of:=MAX([.B258];[.D258];[.G258])-MAX([.A258];[.C258];[.E258])" office:value-type="float" office:value="1.63120985031128" calcext:value-type="float">
            <text:p>1.6312098503</text:p>
          </table:table-cell>
          <table:table-cell table:formula="of:=IF(ISBLANK([.E258]);&quot;&quot;;[.I258])" office:value-type="float" office:value="1.63120985031128" calcext:value-type="float">
            <text:p>1.6312098503</text:p>
          </table:table-cell>
          <table:table-cell table:formula="of:=IF(OR(ISBLANK([.E258]);[.I258]&lt;=0);&quot;&quot;;[.I258])" office:value-type="float" office:value="1.63120985031128" calcext:value-type="float">
            <text:p>1.63120985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1783" calcext:value-type="float">
            <text:p>1427750169.31783</text:p>
          </table:table-cell>
          <table:table-cell office:value-type="float" office:value="1427750170.82177" calcext:value-type="float">
            <text:p>1427750170.82177</text:p>
          </table:table-cell>
          <table:table-cell office:value-type="float" office:value="1427750170.8516" calcext:value-type="float">
            <text:p>1427750170.8516</text:p>
          </table:table-cell>
          <table:table-cell/>
          <table:table-cell table:formula="of:=MAX([.B259];[.D259];[.G259])-MAX([.A259];[.C259];[.E259])" office:value-type="float" office:value="1.53376984596252" calcext:value-type="float">
            <text:p>1.533769846</text:p>
          </table:table-cell>
          <table:table-cell table:formula="of:=IF(ISBLANK([.E259]);&quot;&quot;;[.I259])" office:value-type="float" office:value="1.53376984596252" calcext:value-type="float">
            <text:p>1.533769846</text:p>
          </table:table-cell>
          <table:table-cell table:formula="of:=IF(OR(ISBLANK([.E259]);[.I259]&lt;=0);&quot;&quot;;[.I259])" office:value-type="float" office:value="1.53376984596252" calcext:value-type="float">
            <text:p>1.5337698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1915" calcext:value-type="float">
            <text:p>1427750169.31915</text:p>
          </table:table-cell>
          <table:table-cell office:value-type="float" office:value="1427750170.82135" calcext:value-type="float">
            <text:p>1427750170.82135</text:p>
          </table:table-cell>
          <table:table-cell office:value-type="float" office:value="1427750170.85551" calcext:value-type="float">
            <text:p>1427750170.85551</text:p>
          </table:table-cell>
          <table:table-cell/>
          <table:table-cell table:formula="of:=MAX([.B260];[.D260];[.G260])-MAX([.A260];[.C260];[.E260])" office:value-type="float" office:value="1.53636002540588" calcext:value-type="float">
            <text:p>1.5363600254</text:p>
          </table:table-cell>
          <table:table-cell table:formula="of:=IF(ISBLANK([.E260]);&quot;&quot;;[.I260])" office:value-type="float" office:value="1.53636002540588" calcext:value-type="float">
            <text:p>1.5363600254</text:p>
          </table:table-cell>
          <table:table-cell table:formula="of:=IF(OR(ISBLANK([.E260]);[.I260]&lt;=0);&quot;&quot;;[.I260])" office:value-type="float" office:value="1.53636002540588" calcext:value-type="float">
            <text:p>1.53636002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2011" calcext:value-type="float">
            <text:p>1427750169.32011</text:p>
          </table:table-cell>
          <table:table-cell office:value-type="float" office:value="1427750170.82908" calcext:value-type="float">
            <text:p>1427750170.82908</text:p>
          </table:table-cell>
          <table:table-cell office:value-type="float" office:value="1427750170.86354" calcext:value-type="float">
            <text:p>1427750170.86354</text:p>
          </table:table-cell>
          <table:table-cell/>
          <table:table-cell table:formula="of:=MAX([.B261];[.D261];[.G261])-MAX([.A261];[.C261];[.E261])" office:value-type="float" office:value="1.54342985153198" calcext:value-type="float">
            <text:p>1.5434298515</text:p>
          </table:table-cell>
          <table:table-cell table:formula="of:=IF(ISBLANK([.E261]);&quot;&quot;;[.I261])" office:value-type="float" office:value="1.54342985153198" calcext:value-type="float">
            <text:p>1.5434298515</text:p>
          </table:table-cell>
          <table:table-cell table:formula="of:=IF(OR(ISBLANK([.E261]);[.I261]&lt;=0);&quot;&quot;;[.I261])" office:value-type="float" office:value="1.54342985153198" calcext:value-type="float">
            <text:p>1.54342985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2125" calcext:value-type="float">
            <text:p>1427750169.32125</text:p>
          </table:table-cell>
          <table:table-cell office:value-type="float" office:value="1427750170.82145" calcext:value-type="float">
            <text:p>1427750170.82145</text:p>
          </table:table-cell>
          <table:table-cell office:value-type="float" office:value="1427750170.85552" calcext:value-type="float">
            <text:p>1427750170.85552</text:p>
          </table:table-cell>
          <table:table-cell/>
          <table:table-cell table:formula="of:=MAX([.B262];[.D262];[.G262])-MAX([.A262];[.C262];[.E262])" office:value-type="float" office:value="1.53427004814148" calcext:value-type="float">
            <text:p>1.5342700481</text:p>
          </table:table-cell>
          <table:table-cell table:formula="of:=IF(ISBLANK([.E262]);&quot;&quot;;[.I262])" office:value-type="float" office:value="1.53427004814148" calcext:value-type="float">
            <text:p>1.5342700481</text:p>
          </table:table-cell>
          <table:table-cell table:formula="of:=IF(OR(ISBLANK([.E262]);[.I262]&lt;=0);&quot;&quot;;[.I262])" office:value-type="float" office:value="1.53427004814148" calcext:value-type="float">
            <text:p>1.53427004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2259" calcext:value-type="float">
            <text:p>1427750169.32259</text:p>
          </table:table-cell>
          <table:table-cell office:value-type="float" office:value="1427750170.82114" calcext:value-type="float">
            <text:p>1427750170.82114</text:p>
          </table:table-cell>
          <table:table-cell office:value-type="float" office:value="1427750170.85546" calcext:value-type="float">
            <text:p>1427750170.85546</text:p>
          </table:table-cell>
          <table:table-cell/>
          <table:table-cell table:formula="of:=MAX([.B263];[.D263];[.G263])-MAX([.A263];[.C263];[.E263])" office:value-type="float" office:value="1.53286981582642" calcext:value-type="float">
            <text:p>1.5328698158</text:p>
          </table:table-cell>
          <table:table-cell table:formula="of:=IF(ISBLANK([.E263]);&quot;&quot;;[.I263])" office:value-type="float" office:value="1.53286981582642" calcext:value-type="float">
            <text:p>1.5328698158</text:p>
          </table:table-cell>
          <table:table-cell table:formula="of:=IF(OR(ISBLANK([.E263]);[.I263]&lt;=0);&quot;&quot;;[.I263])" office:value-type="float" office:value="1.53286981582642" calcext:value-type="float">
            <text:p>1.53286981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2393" calcext:value-type="float">
            <text:p>1427750169.32393</text:p>
          </table:table-cell>
          <table:table-cell office:value-type="float" office:value="1427750170.82166" calcext:value-type="float">
            <text:p>1427750170.82166</text:p>
          </table:table-cell>
          <table:table-cell office:value-type="float" office:value="1427750170.85662" calcext:value-type="float">
            <text:p>1427750170.85662</text:p>
          </table:table-cell>
          <table:table-cell/>
          <table:table-cell table:formula="of:=MAX([.B264];[.D264];[.G264])-MAX([.A264];[.C264];[.E264])" office:value-type="float" office:value="1.53269004821777" calcext:value-type="float">
            <text:p>1.5326900482</text:p>
          </table:table-cell>
          <table:table-cell table:formula="of:=IF(ISBLANK([.E264]);&quot;&quot;;[.I264])" office:value-type="float" office:value="1.53269004821777" calcext:value-type="float">
            <text:p>1.5326900482</text:p>
          </table:table-cell>
          <table:table-cell table:formula="of:=IF(OR(ISBLANK([.E264]);[.I264]&lt;=0);&quot;&quot;;[.I264])" office:value-type="float" office:value="1.53269004821777" calcext:value-type="float">
            <text:p>1.53269004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2526" calcext:value-type="float">
            <text:p>1427750169.32526</text:p>
          </table:table-cell>
          <table:table-cell office:value-type="float" office:value="1427750170.82156" calcext:value-type="float">
            <text:p>1427750170.82156</text:p>
          </table:table-cell>
          <table:table-cell office:value-type="float" office:value="1427750170.85943" calcext:value-type="float">
            <text:p>1427750170.85943</text:p>
          </table:table-cell>
          <table:table-cell/>
          <table:table-cell table:formula="of:=MAX([.B265];[.D265];[.G265])-MAX([.A265];[.C265];[.E265])" office:value-type="float" office:value="1.53417015075684" calcext:value-type="float">
            <text:p>1.5341701508</text:p>
          </table:table-cell>
          <table:table-cell table:formula="of:=IF(ISBLANK([.E265]);&quot;&quot;;[.I265])" office:value-type="float" office:value="1.53417015075684" calcext:value-type="float">
            <text:p>1.5341701508</text:p>
          </table:table-cell>
          <table:table-cell table:formula="of:=IF(OR(ISBLANK([.E265]);[.I265]&lt;=0);&quot;&quot;;[.I265])" office:value-type="float" office:value="1.53417015075684" calcext:value-type="float">
            <text:p>1.53417015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69.32655" calcext:value-type="float">
            <text:p>1427750169.32655</text:p>
          </table:table-cell>
          <table:table-cell office:value-type="float" office:value="1427750170.82124" calcext:value-type="float">
            <text:p>1427750170.82124</text:p>
          </table:table-cell>
          <table:table-cell office:value-type="float" office:value="1427750170.85548" calcext:value-type="float">
            <text:p>1427750170.85548</text:p>
          </table:table-cell>
          <table:table-cell/>
          <table:table-cell table:formula="of:=MAX([.B266];[.D266];[.G266])-MAX([.A266];[.C266];[.E266])" office:value-type="float" office:value="1.52892994880676" calcext:value-type="float">
            <text:p>1.5289299488</text:p>
          </table:table-cell>
          <table:table-cell table:formula="of:=IF(ISBLANK([.E266]);&quot;&quot;;[.I266])" office:value-type="float" office:value="1.52892994880676" calcext:value-type="float">
            <text:p>1.5289299488</text:p>
          </table:table-cell>
          <table:table-cell table:formula="of:=IF(OR(ISBLANK([.E266]);[.I266]&lt;=0);&quot;&quot;;[.I266])" office:value-type="float" office:value="1.52892994880676" calcext:value-type="float">
            <text:p>1.52892994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70.94803" calcext:value-type="float">
            <text:p>1427750170.94803</text:p>
          </table:table-cell>
          <table:table-cell office:value-type="float" office:value="1427750172.58978" calcext:value-type="float">
            <text:p>1427750172.58978</text:p>
          </table:table-cell>
          <table:table-cell table:number-columns-repeated="4"/>
          <table:table-cell table:formula="of:=MAX([.B267];[.D267];[.G267])-MAX([.A267];[.C267];[.E267])" office:value-type="float" office:value="1.64175009727478" calcext:value-type="float">
            <text:p>1.6417500973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4803" calcext:value-type="float">
            <text:p>1427750170.94803</text:p>
          </table:table-cell>
          <table:table-cell office:value-type="float" office:value="1427750172.47473" calcext:value-type="float">
            <text:p>1427750172.47473</text:p>
          </table:table-cell>
          <table:table-cell office:value-type="float" office:value="1427750172.51101" calcext:value-type="float">
            <text:p>1427750172.51101</text:p>
          </table:table-cell>
          <table:table-cell/>
          <table:table-cell table:formula="of:=MAX([.B268];[.D268];[.G268])-MAX([.A268];[.C268];[.E268])" office:value-type="float" office:value="1.56297993659973" calcext:value-type="float">
            <text:p>1.5629799366</text:p>
          </table:table-cell>
          <table:table-cell table:formula="of:=IF(ISBLANK([.E268]);&quot;&quot;;[.I268])" office:value-type="float" office:value="1.56297993659973" calcext:value-type="float">
            <text:p>1.5629799366</text:p>
          </table:table-cell>
          <table:table-cell table:formula="of:=IF(OR(ISBLANK([.E268]);[.I268]&lt;=0);&quot;&quot;;[.I268])" office:value-type="float" office:value="1.56297993659973" calcext:value-type="float">
            <text:p>1.56297993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4971" calcext:value-type="float">
            <text:p>1427750170.94971</text:p>
          </table:table-cell>
          <table:table-cell office:value-type="float" office:value="1427750172.475" calcext:value-type="float">
            <text:p>1427750172.475</text:p>
          </table:table-cell>
          <table:table-cell office:value-type="float" office:value="1427750172.51148" calcext:value-type="float">
            <text:p>1427750172.51148</text:p>
          </table:table-cell>
          <table:table-cell/>
          <table:table-cell table:formula="of:=MAX([.B269];[.D269];[.G269])-MAX([.A269];[.C269];[.E269])" office:value-type="float" office:value="1.56177020072937" calcext:value-type="float">
            <text:p>1.5617702007</text:p>
          </table:table-cell>
          <table:table-cell table:formula="of:=IF(ISBLANK([.E269]);&quot;&quot;;[.I269])" office:value-type="float" office:value="1.56177020072937" calcext:value-type="float">
            <text:p>1.5617702007</text:p>
          </table:table-cell>
          <table:table-cell table:formula="of:=IF(OR(ISBLANK([.E269]);[.I269]&lt;=0);&quot;&quot;;[.I269])" office:value-type="float" office:value="1.56177020072937" calcext:value-type="float">
            <text:p>1.56177020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5107" calcext:value-type="float">
            <text:p>1427750170.95107</text:p>
          </table:table-cell>
          <table:table-cell office:value-type="float" office:value="1427750172.47453" calcext:value-type="float">
            <text:p>1427750172.47453</text:p>
          </table:table-cell>
          <table:table-cell office:value-type="float" office:value="1427750172.51097" calcext:value-type="float">
            <text:p>1427750172.51097</text:p>
          </table:table-cell>
          <table:table-cell/>
          <table:table-cell table:formula="of:=MAX([.B270];[.D270];[.G270])-MAX([.A270];[.C270];[.E270])" office:value-type="float" office:value="1.5599000453949" calcext:value-type="float">
            <text:p>1.5599000454</text:p>
          </table:table-cell>
          <table:table-cell table:formula="of:=IF(ISBLANK([.E270]);&quot;&quot;;[.I270])" office:value-type="float" office:value="1.5599000453949" calcext:value-type="float">
            <text:p>1.5599000454</text:p>
          </table:table-cell>
          <table:table-cell table:formula="of:=IF(OR(ISBLANK([.E270]);[.I270]&lt;=0);&quot;&quot;;[.I270])" office:value-type="float" office:value="1.5599000453949" calcext:value-type="float">
            <text:p>1.55990004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524" calcext:value-type="float">
            <text:p>1427750170.9524</text:p>
          </table:table-cell>
          <table:table-cell office:value-type="float" office:value="1427750172.47484" calcext:value-type="float">
            <text:p>1427750172.47484</text:p>
          </table:table-cell>
          <table:table-cell office:value-type="float" office:value="1427750172.51104" calcext:value-type="float">
            <text:p>1427750172.51104</text:p>
          </table:table-cell>
          <table:table-cell/>
          <table:table-cell table:formula="of:=MAX([.B271];[.D271];[.G271])-MAX([.A271];[.C271];[.E271])" office:value-type="float" office:value="1.55864000320435" calcext:value-type="float">
            <text:p>1.5586400032</text:p>
          </table:table-cell>
          <table:table-cell table:formula="of:=IF(ISBLANK([.E271]);&quot;&quot;;[.I271])" office:value-type="float" office:value="1.55864000320435" calcext:value-type="float">
            <text:p>1.5586400032</text:p>
          </table:table-cell>
          <table:table-cell table:formula="of:=IF(OR(ISBLANK([.E271]);[.I271]&lt;=0);&quot;&quot;;[.I271])" office:value-type="float" office:value="1.55864000320435" calcext:value-type="float">
            <text:p>1.55864000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5393" calcext:value-type="float">
            <text:p>1427750170.95393</text:p>
          </table:table-cell>
          <table:table-cell office:value-type="float" office:value="1427750172.47478" calcext:value-type="float">
            <text:p>1427750172.47478</text:p>
          </table:table-cell>
          <table:table-cell office:value-type="float" office:value="1427750172.51101" calcext:value-type="float">
            <text:p>1427750172.51101</text:p>
          </table:table-cell>
          <table:table-cell/>
          <table:table-cell table:formula="of:=MAX([.B272];[.D272];[.G272])-MAX([.A272];[.C272];[.E272])" office:value-type="float" office:value="1.55708003044128" calcext:value-type="float">
            <text:p>1.5570800304</text:p>
          </table:table-cell>
          <table:table-cell table:formula="of:=IF(ISBLANK([.E272]);&quot;&quot;;[.I272])" office:value-type="float" office:value="1.55708003044128" calcext:value-type="float">
            <text:p>1.5570800304</text:p>
          </table:table-cell>
          <table:table-cell table:formula="of:=IF(OR(ISBLANK([.E272]);[.I272]&lt;=0);&quot;&quot;;[.I272])" office:value-type="float" office:value="1.55708003044128" calcext:value-type="float">
            <text:p>1.55708003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5525" calcext:value-type="float">
            <text:p>1427750170.95525</text:p>
          </table:table-cell>
          <table:table-cell office:value-type="float" office:value="1427750172.47495" calcext:value-type="float">
            <text:p>1427750172.47495</text:p>
          </table:table-cell>
          <table:table-cell office:value-type="float" office:value="1427750172.51369" calcext:value-type="float">
            <text:p>1427750172.51369</text:p>
          </table:table-cell>
          <table:table-cell/>
          <table:table-cell table:formula="of:=MAX([.B273];[.D273];[.G273])-MAX([.A273];[.C273];[.E273])" office:value-type="float" office:value="1.55843997001648" calcext:value-type="float">
            <text:p>1.55843997</text:p>
          </table:table-cell>
          <table:table-cell table:formula="of:=IF(ISBLANK([.E273]);&quot;&quot;;[.I273])" office:value-type="float" office:value="1.55843997001648" calcext:value-type="float">
            <text:p>1.55843997</text:p>
          </table:table-cell>
          <table:table-cell table:formula="of:=IF(OR(ISBLANK([.E273]);[.I273]&lt;=0);&quot;&quot;;[.I273])" office:value-type="float" office:value="1.55843997001648" calcext:value-type="float">
            <text:p>1.558439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5658" calcext:value-type="float">
            <text:p>1427750170.95658</text:p>
          </table:table-cell>
          <table:table-cell office:value-type="float" office:value="1427750172.47489" calcext:value-type="float">
            <text:p>1427750172.47489</text:p>
          </table:table-cell>
          <table:table-cell office:value-type="float" office:value="1427750172.50756" calcext:value-type="float">
            <text:p>1427750172.50756</text:p>
          </table:table-cell>
          <table:table-cell/>
          <table:table-cell table:formula="of:=MAX([.B274];[.D274];[.G274])-MAX([.A274];[.C274];[.E274])" office:value-type="float" office:value="1.55098009109497" calcext:value-type="float">
            <text:p>1.5509800911</text:p>
          </table:table-cell>
          <table:table-cell table:formula="of:=IF(ISBLANK([.E274]);&quot;&quot;;[.I274])" office:value-type="float" office:value="1.55098009109497" calcext:value-type="float">
            <text:p>1.5509800911</text:p>
          </table:table-cell>
          <table:table-cell table:formula="of:=IF(OR(ISBLANK([.E274]);[.I274]&lt;=0);&quot;&quot;;[.I274])" office:value-type="float" office:value="1.55098009109497" calcext:value-type="float">
            <text:p>1.55098009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5846" calcext:value-type="float">
            <text:p>1427750170.95846</text:p>
          </table:table-cell>
          <table:table-cell office:value-type="float" office:value="1427750172.47458" calcext:value-type="float">
            <text:p>1427750172.47458</text:p>
          </table:table-cell>
          <table:table-cell office:value-type="float" office:value="1427750172.51144" calcext:value-type="float">
            <text:p>1427750172.51144</text:p>
          </table:table-cell>
          <table:table-cell/>
          <table:table-cell table:formula="of:=MAX([.B275];[.D275];[.G275])-MAX([.A275];[.C275];[.E275])" office:value-type="float" office:value="1.55297994613647" calcext:value-type="float">
            <text:p>1.5529799461</text:p>
          </table:table-cell>
          <table:table-cell table:formula="of:=IF(ISBLANK([.E275]);&quot;&quot;;[.I275])" office:value-type="float" office:value="1.55297994613647" calcext:value-type="float">
            <text:p>1.5529799461</text:p>
          </table:table-cell>
          <table:table-cell table:formula="of:=IF(OR(ISBLANK([.E275]);[.I275]&lt;=0);&quot;&quot;;[.I275])" office:value-type="float" office:value="1.55297994613647" calcext:value-type="float">
            <text:p>1.55297994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5962" calcext:value-type="float">
            <text:p>1427750170.95962</text:p>
          </table:table-cell>
          <table:table-cell office:value-type="float" office:value="1427750172.47506" calcext:value-type="float">
            <text:p>1427750172.47506</text:p>
          </table:table-cell>
          <table:table-cell office:value-type="float" office:value="1427750172.50948" calcext:value-type="float">
            <text:p>1427750172.50948</text:p>
          </table:table-cell>
          <table:table-cell/>
          <table:table-cell table:formula="of:=MAX([.B276];[.D276];[.G276])-MAX([.A276];[.C276];[.E276])" office:value-type="float" office:value="1.54986000061035" calcext:value-type="float">
            <text:p>1.5498600006</text:p>
          </table:table-cell>
          <table:table-cell table:formula="of:=IF(ISBLANK([.E276]);&quot;&quot;;[.I276])" office:value-type="float" office:value="1.54986000061035" calcext:value-type="float">
            <text:p>1.5498600006</text:p>
          </table:table-cell>
          <table:table-cell table:formula="of:=IF(OR(ISBLANK([.E276]);[.I276]&lt;=0);&quot;&quot;;[.I276])" office:value-type="float" office:value="1.54986000061035" calcext:value-type="float">
            <text:p>1.54986000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0.96007" calcext:value-type="float">
            <text:p>1427750170.96007</text:p>
          </table:table-cell>
          <table:table-cell office:value-type="float" office:value="1427750172.56053" calcext:value-type="float">
            <text:p>1427750172.56053</text:p>
          </table:table-cell>
          <table:table-cell office:value-type="float" office:value="1427750172.58977" calcext:value-type="float">
            <text:p>1427750172.58977</text:p>
          </table:table-cell>
          <table:table-cell/>
          <table:table-cell table:formula="of:=MAX([.B277];[.D277];[.G277])-MAX([.A277];[.C277];[.E277])" office:value-type="float" office:value="1.62970018386841" calcext:value-type="float">
            <text:p>1.6297001839</text:p>
          </table:table-cell>
          <table:table-cell table:formula="of:=IF(ISBLANK([.E277]);&quot;&quot;;[.I277])" office:value-type="float" office:value="1.62970018386841" calcext:value-type="float">
            <text:p>1.6297001839</text:p>
          </table:table-cell>
          <table:table-cell table:formula="of:=IF(OR(ISBLANK([.E277]);[.I277]&lt;=0);&quot;&quot;;[.I277])" office:value-type="float" office:value="1.62970018386841" calcext:value-type="float">
            <text:p>1.62970018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72.58979" calcext:value-type="float">
            <text:p>1427750172.58979</text:p>
          </table:table-cell>
          <table:table-cell office:value-type="float" office:value="1427750174.14506" calcext:value-type="float">
            <text:p>1427750174.14506</text:p>
          </table:table-cell>
          <table:table-cell table:number-columns-repeated="4"/>
          <table:table-cell table:formula="of:=MAX([.B278];[.D278];[.G278])-MAX([.A278];[.C278];[.E278])" office:value-type="float" office:value="1.55526995658875" calcext:value-type="float">
            <text:p>1.5552699566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8979" calcext:value-type="float">
            <text:p>1427750172.58979</text:p>
          </table:table-cell>
          <table:table-cell office:value-type="float" office:value="1427750174.0252" calcext:value-type="float">
            <text:p>1427750174.0252</text:p>
          </table:table-cell>
          <table:table-cell office:value-type="float" office:value="1427750174.06342" calcext:value-type="float">
            <text:p>1427750174.06342</text:p>
          </table:table-cell>
          <table:table-cell/>
          <table:table-cell table:formula="of:=MAX([.B279];[.D279];[.G279])-MAX([.A279];[.C279];[.E279])" office:value-type="float" office:value="1.47362995147705" calcext:value-type="float">
            <text:p>1.4736299515</text:p>
          </table:table-cell>
          <table:table-cell table:formula="of:=IF(ISBLANK([.E279]);&quot;&quot;;[.I279])" office:value-type="float" office:value="1.47362995147705" calcext:value-type="float">
            <text:p>1.4736299515</text:p>
          </table:table-cell>
          <table:table-cell table:formula="of:=IF(OR(ISBLANK([.E279]);[.I279]&lt;=0);&quot;&quot;;[.I279])" office:value-type="float" office:value="1.47362995147705" calcext:value-type="float">
            <text:p>1.47362995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9156" calcext:value-type="float">
            <text:p>1427750172.59156</text:p>
          </table:table-cell>
          <table:table-cell office:value-type="float" office:value="1427750174.0253" calcext:value-type="float">
            <text:p>1427750174.0253</text:p>
          </table:table-cell>
          <table:table-cell office:value-type="float" office:value="1427750174.05858" calcext:value-type="float">
            <text:p>1427750174.05858</text:p>
          </table:table-cell>
          <table:table-cell/>
          <table:table-cell table:formula="of:=MAX([.B280];[.D280];[.G280])-MAX([.A280];[.C280];[.E280])" office:value-type="float" office:value="1.46702003479004" calcext:value-type="float">
            <text:p>1.4670200348</text:p>
          </table:table-cell>
          <table:table-cell table:formula="of:=IF(ISBLANK([.E280]);&quot;&quot;;[.I280])" office:value-type="float" office:value="1.46702003479004" calcext:value-type="float">
            <text:p>1.4670200348</text:p>
          </table:table-cell>
          <table:table-cell table:formula="of:=IF(OR(ISBLANK([.E280]);[.I280]&lt;=0);&quot;&quot;;[.I280])" office:value-type="float" office:value="1.46702003479004" calcext:value-type="float">
            <text:p>1.46702003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9213" calcext:value-type="float">
            <text:p>1427750172.59213</text:p>
          </table:table-cell>
          <table:table-cell office:value-type="float" office:value="1427750174.02515" calcext:value-type="float">
            <text:p>1427750174.02515</text:p>
          </table:table-cell>
          <table:table-cell office:value-type="float" office:value="1427750174.05861" calcext:value-type="float">
            <text:p>1427750174.05861</text:p>
          </table:table-cell>
          <table:table-cell/>
          <table:table-cell table:formula="of:=MAX([.B281];[.D281];[.G281])-MAX([.A281];[.C281];[.E281])" office:value-type="float" office:value="1.46648001670837" calcext:value-type="float">
            <text:p>1.4664800167</text:p>
          </table:table-cell>
          <table:table-cell table:formula="of:=IF(ISBLANK([.E281]);&quot;&quot;;[.I281])" office:value-type="float" office:value="1.46648001670837" calcext:value-type="float">
            <text:p>1.4664800167</text:p>
          </table:table-cell>
          <table:table-cell table:formula="of:=IF(OR(ISBLANK([.E281]);[.I281]&lt;=0);&quot;&quot;;[.I281])" office:value-type="float" office:value="1.46648001670837" calcext:value-type="float">
            <text:p>1.46648001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9269" calcext:value-type="float">
            <text:p>1427750172.59269</text:p>
          </table:table-cell>
          <table:table-cell office:value-type="float" office:value="1427750174.0254" calcext:value-type="float">
            <text:p>1427750174.0254</text:p>
          </table:table-cell>
          <table:table-cell office:value-type="float" office:value="1427750174.05442" calcext:value-type="float">
            <text:p>1427750174.05442</text:p>
          </table:table-cell>
          <table:table-cell/>
          <table:table-cell table:formula="of:=MAX([.B282];[.D282];[.G282])-MAX([.A282];[.C282];[.E282])" office:value-type="float" office:value="1.46173000335693" calcext:value-type="float">
            <text:p>1.4617300034</text:p>
          </table:table-cell>
          <table:table-cell table:formula="of:=IF(ISBLANK([.E282]);&quot;&quot;;[.I282])" office:value-type="float" office:value="1.46173000335693" calcext:value-type="float">
            <text:p>1.4617300034</text:p>
          </table:table-cell>
          <table:table-cell table:formula="of:=IF(OR(ISBLANK([.E282]);[.I282]&lt;=0);&quot;&quot;;[.I282])" office:value-type="float" office:value="1.46173000335693" calcext:value-type="float">
            <text:p>1.46173000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9325" calcext:value-type="float">
            <text:p>1427750172.59325</text:p>
          </table:table-cell>
          <table:table-cell office:value-type="float" office:value="1427750174.02504" calcext:value-type="float">
            <text:p>1427750174.02504</text:p>
          </table:table-cell>
          <table:table-cell office:value-type="float" office:value="1427750174.06133" calcext:value-type="float">
            <text:p>1427750174.06133</text:p>
          </table:table-cell>
          <table:table-cell/>
          <table:table-cell table:formula="of:=MAX([.B283];[.D283];[.G283])-MAX([.A283];[.C283];[.E283])" office:value-type="float" office:value="1.46808004379272" calcext:value-type="float">
            <text:p>1.4680800438</text:p>
          </table:table-cell>
          <table:table-cell table:formula="of:=IF(ISBLANK([.E283]);&quot;&quot;;[.I283])" office:value-type="float" office:value="1.46808004379272" calcext:value-type="float">
            <text:p>1.4680800438</text:p>
          </table:table-cell>
          <table:table-cell table:formula="of:=IF(OR(ISBLANK([.E283]);[.I283]&lt;=0);&quot;&quot;;[.I283])" office:value-type="float" office:value="1.46808004379272" calcext:value-type="float">
            <text:p>1.46808004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9404" calcext:value-type="float">
            <text:p>1427750172.59404</text:p>
          </table:table-cell>
          <table:table-cell office:value-type="float" office:value="1427750174.02535" calcext:value-type="float">
            <text:p>1427750174.02535</text:p>
          </table:table-cell>
          <table:table-cell office:value-type="float" office:value="1427750174.05738" calcext:value-type="float">
            <text:p>1427750174.05738</text:p>
          </table:table-cell>
          <table:table-cell/>
          <table:table-cell table:formula="of:=MAX([.B284];[.D284];[.G284])-MAX([.A284];[.C284];[.E284])" office:value-type="float" office:value="1.46334004402161" calcext:value-type="float">
            <text:p>1.463340044</text:p>
          </table:table-cell>
          <table:table-cell table:formula="of:=IF(ISBLANK([.E284]);&quot;&quot;;[.I284])" office:value-type="float" office:value="1.46334004402161" calcext:value-type="float">
            <text:p>1.463340044</text:p>
          </table:table-cell>
          <table:table-cell table:formula="of:=IF(OR(ISBLANK([.E284]);[.I284]&lt;=0);&quot;&quot;;[.I284])" office:value-type="float" office:value="1.46334004402161" calcext:value-type="float">
            <text:p>1.4633400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9461" calcext:value-type="float">
            <text:p>1427750172.59461</text:p>
          </table:table-cell>
          <table:table-cell office:value-type="float" office:value="1427750174.11016" calcext:value-type="float">
            <text:p>1427750174.11016</text:p>
          </table:table-cell>
          <table:table-cell office:value-type="float" office:value="1427750174.14505" calcext:value-type="float">
            <text:p>1427750174.14505</text:p>
          </table:table-cell>
          <table:table-cell/>
          <table:table-cell table:formula="of:=MAX([.B285];[.D285];[.G285])-MAX([.A285];[.C285];[.E285])" office:value-type="float" office:value="1.55044007301331" calcext:value-type="float">
            <text:p>1.550440073</text:p>
          </table:table-cell>
          <table:table-cell table:formula="of:=IF(ISBLANK([.E285]);&quot;&quot;;[.I285])" office:value-type="float" office:value="1.55044007301331" calcext:value-type="float">
            <text:p>1.550440073</text:p>
          </table:table-cell>
          <table:table-cell table:formula="of:=IF(OR(ISBLANK([.E285]);[.I285]&lt;=0);&quot;&quot;;[.I285])" office:value-type="float" office:value="1.55044007301331" calcext:value-type="float">
            <text:p>1.5504400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9523" calcext:value-type="float">
            <text:p>1427750172.59523</text:p>
          </table:table-cell>
          <table:table-cell office:value-type="float" office:value="1427750174.02509" calcext:value-type="float">
            <text:p>1427750174.02509</text:p>
          </table:table-cell>
          <table:table-cell office:value-type="float" office:value="1427750174.05723" calcext:value-type="float">
            <text:p>1427750174.05723</text:p>
          </table:table-cell>
          <table:table-cell/>
          <table:table-cell table:formula="of:=MAX([.B286];[.D286];[.G286])-MAX([.A286];[.C286];[.E286])" office:value-type="float" office:value="1.46199989318848" calcext:value-type="float">
            <text:p>1.4619998932</text:p>
          </table:table-cell>
          <table:table-cell table:formula="of:=IF(ISBLANK([.E286]);&quot;&quot;;[.I286])" office:value-type="float" office:value="1.46199989318848" calcext:value-type="float">
            <text:p>1.4619998932</text:p>
          </table:table-cell>
          <table:table-cell table:formula="of:=IF(OR(ISBLANK([.E286]);[.I286]&lt;=0);&quot;&quot;;[.I286])" office:value-type="float" office:value="1.46199989318848" calcext:value-type="float">
            <text:p>1.46199989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9599" calcext:value-type="float">
            <text:p>1427750172.59599</text:p>
          </table:table-cell>
          <table:table-cell office:value-type="float" office:value="1427750174.02525" calcext:value-type="float">
            <text:p>1427750174.02525</text:p>
          </table:table-cell>
          <table:table-cell office:value-type="float" office:value="1427750174.05955" calcext:value-type="float">
            <text:p>1427750174.05955</text:p>
          </table:table-cell>
          <table:table-cell/>
          <table:table-cell table:formula="of:=MAX([.B287];[.D287];[.G287])-MAX([.A287];[.C287];[.E287])" office:value-type="float" office:value="1.46356010437012" calcext:value-type="float">
            <text:p>1.4635601044</text:p>
          </table:table-cell>
          <table:table-cell table:formula="of:=IF(ISBLANK([.E287]);&quot;&quot;;[.I287])" office:value-type="float" office:value="1.46356010437012" calcext:value-type="float">
            <text:p>1.4635601044</text:p>
          </table:table-cell>
          <table:table-cell table:formula="of:=IF(OR(ISBLANK([.E287]);[.I287]&lt;=0);&quot;&quot;;[.I287])" office:value-type="float" office:value="1.46356010437012" calcext:value-type="float">
            <text:p>1.46356010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2.59656" calcext:value-type="float">
            <text:p>1427750172.59656</text:p>
          </table:table-cell>
          <table:table-cell office:value-type="float" office:value="1427750174.02497" calcext:value-type="float">
            <text:p>1427750174.02497</text:p>
          </table:table-cell>
          <table:table-cell office:value-type="float" office:value="1427750174.05438" calcext:value-type="float">
            <text:p>1427750174.05438</text:p>
          </table:table-cell>
          <table:table-cell/>
          <table:table-cell table:formula="of:=MAX([.B288];[.D288];[.G288])-MAX([.A288];[.C288];[.E288])" office:value-type="float" office:value="1.45781993865967" calcext:value-type="float">
            <text:p>1.4578199387</text:p>
          </table:table-cell>
          <table:table-cell table:formula="of:=IF(ISBLANK([.E288]);&quot;&quot;;[.I288])" office:value-type="float" office:value="1.45781993865967" calcext:value-type="float">
            <text:p>1.4578199387</text:p>
          </table:table-cell>
          <table:table-cell table:formula="of:=IF(OR(ISBLANK([.E288]);[.I288]&lt;=0);&quot;&quot;;[.I288])" office:value-type="float" office:value="1.45781993865967" calcext:value-type="float">
            <text:p>1.45781993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74.14507" calcext:value-type="float">
            <text:p>1427750174.14507</text:p>
          </table:table-cell>
          <table:table-cell office:value-type="float" office:value="1427750175.77982" calcext:value-type="float">
            <text:p>1427750175.77982</text:p>
          </table:table-cell>
          <table:table-cell table:number-columns-repeated="4"/>
          <table:table-cell table:formula="of:=MAX([.B289];[.D289];[.G289])-MAX([.A289];[.C289];[.E289])" office:value-type="float" office:value="1.63474988937378" calcext:value-type="float">
            <text:p>1.6347498894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4508" calcext:value-type="float">
            <text:p>1427750174.14508</text:p>
          </table:table-cell>
          <table:table-cell office:value-type="float" office:value="1427750175.65614" calcext:value-type="float">
            <text:p>1427750175.65614</text:p>
          </table:table-cell>
          <table:table-cell office:value-type="float" office:value="1427750175.69442" calcext:value-type="float">
            <text:p>1427750175.69442</text:p>
          </table:table-cell>
          <table:table-cell/>
          <table:table-cell table:formula="of:=MAX([.B290];[.D290];[.G290])-MAX([.A290];[.C290];[.E290])" office:value-type="float" office:value="1.54934000968933" calcext:value-type="float">
            <text:p>1.5493400097</text:p>
          </table:table-cell>
          <table:table-cell table:formula="of:=IF(ISBLANK([.E290]);&quot;&quot;;[.I290])" office:value-type="float" office:value="1.54934000968933" calcext:value-type="float">
            <text:p>1.5493400097</text:p>
          </table:table-cell>
          <table:table-cell table:formula="of:=IF(OR(ISBLANK([.E290]);[.I290]&lt;=0);&quot;&quot;;[.I290])" office:value-type="float" office:value="1.54934000968933" calcext:value-type="float">
            <text:p>1.54934000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4689" calcext:value-type="float">
            <text:p>1427750174.14689</text:p>
          </table:table-cell>
          <table:table-cell office:value-type="float" office:value="1427750175.65626" calcext:value-type="float">
            <text:p>1427750175.65626</text:p>
          </table:table-cell>
          <table:table-cell office:value-type="float" office:value="1427750175.68938" calcext:value-type="float">
            <text:p>1427750175.68938</text:p>
          </table:table-cell>
          <table:table-cell/>
          <table:table-cell table:formula="of:=MAX([.B291];[.D291];[.G291])-MAX([.A291];[.C291];[.E291])" office:value-type="float" office:value="1.54249000549316" calcext:value-type="float">
            <text:p>1.5424900055</text:p>
          </table:table-cell>
          <table:table-cell table:formula="of:=IF(ISBLANK([.E291]);&quot;&quot;;[.I291])" office:value-type="float" office:value="1.54249000549316" calcext:value-type="float">
            <text:p>1.5424900055</text:p>
          </table:table-cell>
          <table:table-cell table:formula="of:=IF(OR(ISBLANK([.E291]);[.I291]&lt;=0);&quot;&quot;;[.I291])" office:value-type="float" office:value="1.54249000549316" calcext:value-type="float">
            <text:p>1.54249000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4855" calcext:value-type="float">
            <text:p>1427750174.14855</text:p>
          </table:table-cell>
          <table:table-cell office:value-type="float" office:value="1427750175.65638" calcext:value-type="float">
            <text:p>1427750175.65638</text:p>
          </table:table-cell>
          <table:table-cell office:value-type="float" office:value="1427750175.6916" calcext:value-type="float">
            <text:p>1427750175.6916</text:p>
          </table:table-cell>
          <table:table-cell/>
          <table:table-cell table:formula="of:=MAX([.B292];[.D292];[.G292])-MAX([.A292];[.C292];[.E292])" office:value-type="float" office:value="1.54305005073547" calcext:value-type="float">
            <text:p>1.5430500507</text:p>
          </table:table-cell>
          <table:table-cell table:formula="of:=IF(ISBLANK([.E292]);&quot;&quot;;[.I292])" office:value-type="float" office:value="1.54305005073547" calcext:value-type="float">
            <text:p>1.5430500507</text:p>
          </table:table-cell>
          <table:table-cell table:formula="of:=IF(OR(ISBLANK([.E292]);[.I292]&lt;=0);&quot;&quot;;[.I292])" office:value-type="float" office:value="1.54305005073547" calcext:value-type="float">
            <text:p>1.54305005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4979" calcext:value-type="float">
            <text:p>1427750174.14979</text:p>
          </table:table-cell>
          <table:table-cell office:value-type="float" office:value="1427750175.6562" calcext:value-type="float">
            <text:p>1427750175.6562</text:p>
          </table:table-cell>
          <table:table-cell office:value-type="float" office:value="1427750175.68937" calcext:value-type="float">
            <text:p>1427750175.68937</text:p>
          </table:table-cell>
          <table:table-cell/>
          <table:table-cell table:formula="of:=MAX([.B293];[.D293];[.G293])-MAX([.A293];[.C293];[.E293])" office:value-type="float" office:value="1.53957986831665" calcext:value-type="float">
            <text:p>1.5395798683</text:p>
          </table:table-cell>
          <table:table-cell table:formula="of:=IF(ISBLANK([.E293]);&quot;&quot;;[.I293])" office:value-type="float" office:value="1.53957986831665" calcext:value-type="float">
            <text:p>1.5395798683</text:p>
          </table:table-cell>
          <table:table-cell table:formula="of:=IF(OR(ISBLANK([.E293]);[.I293]&lt;=0);&quot;&quot;;[.I293])" office:value-type="float" office:value="1.53957986831665" calcext:value-type="float">
            <text:p>1.53957986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5115" calcext:value-type="float">
            <text:p>1427750174.15115</text:p>
          </table:table-cell>
          <table:table-cell office:value-type="float" office:value="1427750175.65645" calcext:value-type="float">
            <text:p>1427750175.65645</text:p>
          </table:table-cell>
          <table:table-cell office:value-type="float" office:value="1427750175.68925" calcext:value-type="float">
            <text:p>1427750175.68925</text:p>
          </table:table-cell>
          <table:table-cell/>
          <table:table-cell table:formula="of:=MAX([.B294];[.D294];[.G294])-MAX([.A294];[.C294];[.E294])" office:value-type="float" office:value="1.53810000419617" calcext:value-type="float">
            <text:p>1.5381000042</text:p>
          </table:table-cell>
          <table:table-cell table:formula="of:=IF(ISBLANK([.E294]);&quot;&quot;;[.I294])" office:value-type="float" office:value="1.53810000419617" calcext:value-type="float">
            <text:p>1.5381000042</text:p>
          </table:table-cell>
          <table:table-cell table:formula="of:=IF(OR(ISBLANK([.E294]);[.I294]&lt;=0);&quot;&quot;;[.I294])" office:value-type="float" office:value="1.53810000419617" calcext:value-type="float">
            <text:p>1.53810000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5186" calcext:value-type="float">
            <text:p>1427750174.15186</text:p>
          </table:table-cell>
          <table:table-cell office:value-type="float" office:value="1427750175.6565" calcext:value-type="float">
            <text:p>1427750175.6565</text:p>
          </table:table-cell>
          <table:table-cell office:value-type="float" office:value="1427750175.69164" calcext:value-type="float">
            <text:p>1427750175.69164</text:p>
          </table:table-cell>
          <table:table-cell/>
          <table:table-cell table:formula="of:=MAX([.B295];[.D295];[.G295])-MAX([.A295];[.C295];[.E295])" office:value-type="float" office:value="1.53977990150452" calcext:value-type="float">
            <text:p>1.5397799015</text:p>
          </table:table-cell>
          <table:table-cell table:formula="of:=IF(ISBLANK([.E295]);&quot;&quot;;[.I295])" office:value-type="float" office:value="1.53977990150452" calcext:value-type="float">
            <text:p>1.5397799015</text:p>
          </table:table-cell>
          <table:table-cell table:formula="of:=IF(OR(ISBLANK([.E295]);[.I295]&lt;=0);&quot;&quot;;[.I295])" office:value-type="float" office:value="1.53977990150452" calcext:value-type="float">
            <text:p>1.53977990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5245" calcext:value-type="float">
            <text:p>1427750174.15245</text:p>
          </table:table-cell>
          <table:table-cell office:value-type="float" office:value="1427750175.74504" calcext:value-type="float">
            <text:p>1427750175.74504</text:p>
          </table:table-cell>
          <table:table-cell office:value-type="float" office:value="1427750175.77981" calcext:value-type="float">
            <text:p>1427750175.77981</text:p>
          </table:table-cell>
          <table:table-cell/>
          <table:table-cell table:formula="of:=MAX([.B296];[.D296];[.G296])-MAX([.A296];[.C296];[.E296])" office:value-type="float" office:value="1.62735986709595" calcext:value-type="float">
            <text:p>1.6273598671</text:p>
          </table:table-cell>
          <table:table-cell table:formula="of:=IF(ISBLANK([.E296]);&quot;&quot;;[.I296])" office:value-type="float" office:value="1.62735986709595" calcext:value-type="float">
            <text:p>1.6273598671</text:p>
          </table:table-cell>
          <table:table-cell table:formula="of:=IF(OR(ISBLANK([.E296]);[.I296]&lt;=0);&quot;&quot;;[.I296])" office:value-type="float" office:value="1.62735986709595" calcext:value-type="float">
            <text:p>1.62735986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5298" calcext:value-type="float">
            <text:p>1427750174.15298</text:p>
          </table:table-cell>
          <table:table-cell office:value-type="float" office:value="1427750175.65655" calcext:value-type="float">
            <text:p>1427750175.65655</text:p>
          </table:table-cell>
          <table:table-cell office:value-type="float" office:value="1427750175.69443" calcext:value-type="float">
            <text:p>1427750175.69443</text:p>
          </table:table-cell>
          <table:table-cell/>
          <table:table-cell table:formula="of:=MAX([.B297];[.D297];[.G297])-MAX([.A297];[.C297];[.E297])" office:value-type="float" office:value="1.54145002365112" calcext:value-type="float">
            <text:p>1.5414500237</text:p>
          </table:table-cell>
          <table:table-cell table:formula="of:=IF(ISBLANK([.E297]);&quot;&quot;;[.I297])" office:value-type="float" office:value="1.54145002365112" calcext:value-type="float">
            <text:p>1.5414500237</text:p>
          </table:table-cell>
          <table:table-cell table:formula="of:=IF(OR(ISBLANK([.E297]);[.I297]&lt;=0);&quot;&quot;;[.I297])" office:value-type="float" office:value="1.54145002365112" calcext:value-type="float">
            <text:p>1.54145002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5391" calcext:value-type="float">
            <text:p>1427750174.15391</text:p>
          </table:table-cell>
          <table:table-cell office:value-type="float" office:value="1427750175.65661" calcext:value-type="float">
            <text:p>1427750175.65661</text:p>
          </table:table-cell>
          <table:table-cell office:value-type="float" office:value="1427750175.68905" calcext:value-type="float">
            <text:p>1427750175.68905</text:p>
          </table:table-cell>
          <table:table-cell/>
          <table:table-cell table:formula="of:=MAX([.B298];[.D298];[.G298])-MAX([.A298];[.C298];[.E298])" office:value-type="float" office:value="1.53514003753662" calcext:value-type="float">
            <text:p>1.5351400375</text:p>
          </table:table-cell>
          <table:table-cell table:formula="of:=IF(ISBLANK([.E298]);&quot;&quot;;[.I298])" office:value-type="float" office:value="1.53514003753662" calcext:value-type="float">
            <text:p>1.5351400375</text:p>
          </table:table-cell>
          <table:table-cell table:formula="of:=IF(OR(ISBLANK([.E298]);[.I298]&lt;=0);&quot;&quot;;[.I298])" office:value-type="float" office:value="1.53514003753662" calcext:value-type="float">
            <text:p>1.53514003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4.15442" calcext:value-type="float">
            <text:p>1427750174.15442</text:p>
          </table:table-cell>
          <table:table-cell office:value-type="float" office:value="1427750175.65666" calcext:value-type="float">
            <text:p>1427750175.65666</text:p>
          </table:table-cell>
          <table:table-cell office:value-type="float" office:value="1427750175.68941" calcext:value-type="float">
            <text:p>1427750175.68941</text:p>
          </table:table-cell>
          <table:table-cell/>
          <table:table-cell table:formula="of:=MAX([.B299];[.D299];[.G299])-MAX([.A299];[.C299];[.E299])" office:value-type="float" office:value="1.53499007225037" calcext:value-type="float">
            <text:p>1.5349900723</text:p>
          </table:table-cell>
          <table:table-cell table:formula="of:=IF(ISBLANK([.E299]);&quot;&quot;;[.I299])" office:value-type="float" office:value="1.53499007225037" calcext:value-type="float">
            <text:p>1.5349900723</text:p>
          </table:table-cell>
          <table:table-cell table:formula="of:=IF(OR(ISBLANK([.E299]);[.I299]&lt;=0);&quot;&quot;;[.I299])" office:value-type="float" office:value="1.53499007225037" calcext:value-type="float">
            <text:p>1.53499007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75.77983" calcext:value-type="float">
            <text:p>1427750175.77983</text:p>
          </table:table-cell>
          <table:table-cell office:value-type="float" office:value="1427750177.4277" calcext:value-type="float">
            <text:p>1427750177.4277</text:p>
          </table:table-cell>
          <table:table-cell table:number-columns-repeated="4"/>
          <table:table-cell table:formula="of:=MAX([.B300];[.D300];[.G300])-MAX([.A300];[.C300];[.E300])" office:value-type="float" office:value="1.64787006378174" calcext:value-type="float">
            <text:p>1.6478700638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7983" calcext:value-type="float">
            <text:p>1427750175.77983</text:p>
          </table:table-cell>
          <table:table-cell office:value-type="float" office:value="1427750177.3056" calcext:value-type="float">
            <text:p>1427750177.3056</text:p>
          </table:table-cell>
          <table:table-cell office:value-type="float" office:value="1427750177.34252" calcext:value-type="float">
            <text:p>1427750177.34252</text:p>
          </table:table-cell>
          <table:table-cell/>
          <table:table-cell table:formula="of:=MAX([.B301];[.D301];[.G301])-MAX([.A301];[.C301];[.E301])" office:value-type="float" office:value="1.56269001960754" calcext:value-type="float">
            <text:p>1.5626900196</text:p>
          </table:table-cell>
          <table:table-cell table:formula="of:=IF(ISBLANK([.E301]);&quot;&quot;;[.I301])" office:value-type="float" office:value="1.56269001960754" calcext:value-type="float">
            <text:p>1.5626900196</text:p>
          </table:table-cell>
          <table:table-cell table:formula="of:=IF(OR(ISBLANK([.E301]);[.I301]&lt;=0);&quot;&quot;;[.I301])" office:value-type="float" office:value="1.56269001960754" calcext:value-type="float">
            <text:p>1.56269001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8121" calcext:value-type="float">
            <text:p>1427750175.78121</text:p>
          </table:table-cell>
          <table:table-cell office:value-type="float" office:value="1427750177.30554" calcext:value-type="float">
            <text:p>1427750177.30554</text:p>
          </table:table-cell>
          <table:table-cell office:value-type="float" office:value="1427750177.33709" calcext:value-type="float">
            <text:p>1427750177.33709</text:p>
          </table:table-cell>
          <table:table-cell/>
          <table:table-cell table:formula="of:=MAX([.B302];[.D302];[.G302])-MAX([.A302];[.C302];[.E302])" office:value-type="float" office:value="1.55588006973267" calcext:value-type="float">
            <text:p>1.5558800697</text:p>
          </table:table-cell>
          <table:table-cell table:formula="of:=IF(ISBLANK([.E302]);&quot;&quot;;[.I302])" office:value-type="float" office:value="1.55588006973267" calcext:value-type="float">
            <text:p>1.5558800697</text:p>
          </table:table-cell>
          <table:table-cell table:formula="of:=IF(OR(ISBLANK([.E302]);[.I302]&lt;=0);&quot;&quot;;[.I302])" office:value-type="float" office:value="1.55588006973267" calcext:value-type="float">
            <text:p>1.55588006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8347" calcext:value-type="float">
            <text:p>1427750175.78347</text:p>
          </table:table-cell>
          <table:table-cell office:value-type="float" office:value="1427750177.30586" calcext:value-type="float">
            <text:p>1427750177.30586</text:p>
          </table:table-cell>
          <table:table-cell office:value-type="float" office:value="1427750177.34261" calcext:value-type="float">
            <text:p>1427750177.34261</text:p>
          </table:table-cell>
          <table:table-cell/>
          <table:table-cell table:formula="of:=MAX([.B303];[.D303];[.G303])-MAX([.A303];[.C303];[.E303])" office:value-type="float" office:value="1.55913996696472" calcext:value-type="float">
            <text:p>1.559139967</text:p>
          </table:table-cell>
          <table:table-cell table:formula="of:=IF(ISBLANK([.E303]);&quot;&quot;;[.I303])" office:value-type="float" office:value="1.55913996696472" calcext:value-type="float">
            <text:p>1.559139967</text:p>
          </table:table-cell>
          <table:table-cell table:formula="of:=IF(OR(ISBLANK([.E303]);[.I303]&lt;=0);&quot;&quot;;[.I303])" office:value-type="float" office:value="1.55913996696472" calcext:value-type="float">
            <text:p>1.5591399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8589" calcext:value-type="float">
            <text:p>1427750175.78589</text:p>
          </table:table-cell>
          <table:table-cell office:value-type="float" office:value="1427750177.31061" calcext:value-type="float">
            <text:p>1427750177.31061</text:p>
          </table:table-cell>
          <table:table-cell office:value-type="float" office:value="1427750177.34744" calcext:value-type="float">
            <text:p>1427750177.34744</text:p>
          </table:table-cell>
          <table:table-cell/>
          <table:table-cell table:formula="of:=MAX([.B304];[.D304];[.G304])-MAX([.A304];[.C304];[.E304])" office:value-type="float" office:value="1.56154990196228" calcext:value-type="float">
            <text:p>1.561549902</text:p>
          </table:table-cell>
          <table:table-cell table:formula="of:=IF(ISBLANK([.E304]);&quot;&quot;;[.I304])" office:value-type="float" office:value="1.56154990196228" calcext:value-type="float">
            <text:p>1.561549902</text:p>
          </table:table-cell>
          <table:table-cell table:formula="of:=IF(OR(ISBLANK([.E304]);[.I304]&lt;=0);&quot;&quot;;[.I304])" office:value-type="float" office:value="1.56154990196228" calcext:value-type="float">
            <text:p>1.5615499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8824" calcext:value-type="float">
            <text:p>1427750175.78824</text:p>
          </table:table-cell>
          <table:table-cell office:value-type="float" office:value="1427750177.30575" calcext:value-type="float">
            <text:p>1427750177.30575</text:p>
          </table:table-cell>
          <table:table-cell office:value-type="float" office:value="1427750177.3435" calcext:value-type="float">
            <text:p>1427750177.3435</text:p>
          </table:table-cell>
          <table:table-cell/>
          <table:table-cell table:formula="of:=MAX([.B305];[.D305];[.G305])-MAX([.A305];[.C305];[.E305])" office:value-type="float" office:value="1.55525994300842" calcext:value-type="float">
            <text:p>1.555259943</text:p>
          </table:table-cell>
          <table:table-cell table:formula="of:=IF(ISBLANK([.E305]);&quot;&quot;;[.I305])" office:value-type="float" office:value="1.55525994300842" calcext:value-type="float">
            <text:p>1.555259943</text:p>
          </table:table-cell>
          <table:table-cell table:formula="of:=IF(OR(ISBLANK([.E305]);[.I305]&lt;=0);&quot;&quot;;[.I305])" office:value-type="float" office:value="1.55525994300842" calcext:value-type="float">
            <text:p>1.5552599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8992" calcext:value-type="float">
            <text:p>1427750175.78992</text:p>
          </table:table-cell>
          <table:table-cell office:value-type="float" office:value="1427750177.3057" calcext:value-type="float">
            <text:p>1427750177.3057</text:p>
          </table:table-cell>
          <table:table-cell office:value-type="float" office:value="1427750177.33973" calcext:value-type="float">
            <text:p>1427750177.33973</text:p>
          </table:table-cell>
          <table:table-cell/>
          <table:table-cell table:formula="of:=MAX([.B306];[.D306];[.G306])-MAX([.A306];[.C306];[.E306])" office:value-type="float" office:value="1.54980993270874" calcext:value-type="float">
            <text:p>1.5498099327</text:p>
          </table:table-cell>
          <table:table-cell table:formula="of:=IF(ISBLANK([.E306]);&quot;&quot;;[.I306])" office:value-type="float" office:value="1.54980993270874" calcext:value-type="float">
            <text:p>1.5498099327</text:p>
          </table:table-cell>
          <table:table-cell table:formula="of:=IF(OR(ISBLANK([.E306]);[.I306]&lt;=0);&quot;&quot;;[.I306])" office:value-type="float" office:value="1.54980993270874" calcext:value-type="float">
            <text:p>1.54980993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9125" calcext:value-type="float">
            <text:p>1427750175.79125</text:p>
          </table:table-cell>
          <table:table-cell office:value-type="float" office:value="1427750177.39142" calcext:value-type="float">
            <text:p>1427750177.39142</text:p>
          </table:table-cell>
          <table:table-cell office:value-type="float" office:value="1427750177.4277" calcext:value-type="float">
            <text:p>1427750177.4277</text:p>
          </table:table-cell>
          <table:table-cell/>
          <table:table-cell table:formula="of:=MAX([.B307];[.D307];[.G307])-MAX([.A307];[.C307];[.E307])" office:value-type="float" office:value="1.63645005226135" calcext:value-type="float">
            <text:p>1.6364500523</text:p>
          </table:table-cell>
          <table:table-cell table:formula="of:=IF(ISBLANK([.E307]);&quot;&quot;;[.I307])" office:value-type="float" office:value="1.63645005226135" calcext:value-type="float">
            <text:p>1.6364500523</text:p>
          </table:table-cell>
          <table:table-cell table:formula="of:=IF(OR(ISBLANK([.E307]);[.I307]&lt;=0);&quot;&quot;;[.I307])" office:value-type="float" office:value="1.63645005226135" calcext:value-type="float">
            <text:p>1.63645005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9266" calcext:value-type="float">
            <text:p>1427750175.79266</text:p>
          </table:table-cell>
          <table:table-cell office:value-type="float" office:value="1427750177.30592" calcext:value-type="float">
            <text:p>1427750177.30592</text:p>
          </table:table-cell>
          <table:table-cell office:value-type="float" office:value="1427750177.34269" calcext:value-type="float">
            <text:p>1427750177.34269</text:p>
          </table:table-cell>
          <table:table-cell/>
          <table:table-cell table:formula="of:=MAX([.B308];[.D308];[.G308])-MAX([.A308];[.C308];[.E308])" office:value-type="float" office:value="1.55002999305725" calcext:value-type="float">
            <text:p>1.5500299931</text:p>
          </table:table-cell>
          <table:table-cell table:formula="of:=IF(ISBLANK([.E308]);&quot;&quot;;[.I308])" office:value-type="float" office:value="1.55002999305725" calcext:value-type="float">
            <text:p>1.5500299931</text:p>
          </table:table-cell>
          <table:table-cell table:formula="of:=IF(OR(ISBLANK([.E308]);[.I308]&lt;=0);&quot;&quot;;[.I308])" office:value-type="float" office:value="1.55002999305725" calcext:value-type="float">
            <text:p>1.55002999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941" calcext:value-type="float">
            <text:p>1427750175.7941</text:p>
          </table:table-cell>
          <table:table-cell office:value-type="float" office:value="1427750177.30565" calcext:value-type="float">
            <text:p>1427750177.30565</text:p>
          </table:table-cell>
          <table:table-cell office:value-type="float" office:value="1427750177.3426" calcext:value-type="float">
            <text:p>1427750177.3426</text:p>
          </table:table-cell>
          <table:table-cell/>
          <table:table-cell table:formula="of:=MAX([.B309];[.D309];[.G309])-MAX([.A309];[.C309];[.E309])" office:value-type="float" office:value="1.54850006103516" calcext:value-type="float">
            <text:p>1.548500061</text:p>
          </table:table-cell>
          <table:table-cell table:formula="of:=IF(ISBLANK([.E309]);&quot;&quot;;[.I309])" office:value-type="float" office:value="1.54850006103516" calcext:value-type="float">
            <text:p>1.548500061</text:p>
          </table:table-cell>
          <table:table-cell table:formula="of:=IF(OR(ISBLANK([.E309]);[.I309]&lt;=0);&quot;&quot;;[.I309])" office:value-type="float" office:value="1.54850006103516" calcext:value-type="float">
            <text:p>1.5485000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5.79549" calcext:value-type="float">
            <text:p>1427750175.79549</text:p>
          </table:table-cell>
          <table:table-cell office:value-type="float" office:value="1427750177.30581" calcext:value-type="float">
            <text:p>1427750177.30581</text:p>
          </table:table-cell>
          <table:table-cell office:value-type="float" office:value="1427750177.34266" calcext:value-type="float">
            <text:p>1427750177.34266</text:p>
          </table:table-cell>
          <table:table-cell/>
          <table:table-cell table:formula="of:=MAX([.B310];[.D310];[.G310])-MAX([.A310];[.C310];[.E310])" office:value-type="float" office:value="1.54716992378235" calcext:value-type="float">
            <text:p>1.5471699238</text:p>
          </table:table-cell>
          <table:table-cell table:formula="of:=IF(ISBLANK([.E310]);&quot;&quot;;[.I310])" office:value-type="float" office:value="1.54716992378235" calcext:value-type="float">
            <text:p>1.5471699238</text:p>
          </table:table-cell>
          <table:table-cell table:formula="of:=IF(OR(ISBLANK([.E310]);[.I310]&lt;=0);&quot;&quot;;[.I310])" office:value-type="float" office:value="1.54716992378235" calcext:value-type="float">
            <text:p>1.54716992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77.42771" calcext:value-type="float">
            <text:p>1427750177.42771</text:p>
          </table:table-cell>
          <table:table-cell office:value-type="float" office:value="1427750179.16626" calcext:value-type="float">
            <text:p>1427750179.16626</text:p>
          </table:table-cell>
          <table:table-cell table:number-columns-repeated="4"/>
          <table:table-cell table:formula="of:=MAX([.B311];[.D311];[.G311])-MAX([.A311];[.C311];[.E311])" office:value-type="float" office:value="1.73854994773865" calcext:value-type="float">
            <text:p>1.7385499477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2772" calcext:value-type="float">
            <text:p>1427750177.42772</text:p>
          </table:table-cell>
          <table:table-cell office:value-type="float" office:value="1427750178.17079" calcext:value-type="float">
            <text:p>1427750178.17079</text:p>
          </table:table-cell>
          <table:table-cell office:value-type="float" office:value="1427750178.20947" calcext:value-type="float">
            <text:p>1427750178.20947</text:p>
          </table:table-cell>
          <table:table-cell/>
          <table:table-cell table:formula="of:=MAX([.B312];[.D312];[.G312])-MAX([.A312];[.C312];[.E312])" office:value-type="float" office:value="0.781749963760376" calcext:value-type="float">
            <text:p>0.7817499638</text:p>
          </table:table-cell>
          <table:table-cell table:formula="of:=IF(ISBLANK([.E312]);&quot;&quot;;[.I312])" office:value-type="float" office:value="0.781749963760376" calcext:value-type="float">
            <text:p>0.7817499638</text:p>
          </table:table-cell>
          <table:table-cell table:formula="of:=IF(OR(ISBLANK([.E312]);[.I312]&lt;=0);&quot;&quot;;[.I312])" office:value-type="float" office:value="0.781749963760376" calcext:value-type="float">
            <text:p>0.78174996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285" calcext:value-type="float">
            <text:p>1427750177.4285</text:p>
          </table:table-cell>
          <table:table-cell office:value-type="float" office:value="1427750178.76256" calcext:value-type="float">
            <text:p>1427750178.76256</text:p>
          </table:table-cell>
          <table:table-cell office:value-type="float" office:value="1427750178.84328" calcext:value-type="float">
            <text:p>1427750178.84328</text:p>
          </table:table-cell>
          <table:table-cell/>
          <table:table-cell table:formula="of:=MAX([.B313];[.D313];[.G313])-MAX([.A313];[.C313];[.E313])" office:value-type="float" office:value="1.4147801399231" calcext:value-type="float">
            <text:p>1.4147801399</text:p>
          </table:table-cell>
          <table:table-cell table:formula="of:=IF(ISBLANK([.E313]);&quot;&quot;;[.I313])" office:value-type="float" office:value="1.4147801399231" calcext:value-type="float">
            <text:p>1.4147801399</text:p>
          </table:table-cell>
          <table:table-cell table:formula="of:=IF(OR(ISBLANK([.E313]);[.I313]&lt;=0);&quot;&quot;;[.I313])" office:value-type="float" office:value="1.4147801399231" calcext:value-type="float">
            <text:p>1.41478013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29" calcext:value-type="float">
            <text:p>1427750177.429</text:p>
          </table:table-cell>
          <table:table-cell office:value-type="float" office:value="1427750178.68248" calcext:value-type="float">
            <text:p>1427750178.68248</text:p>
          </table:table-cell>
          <table:table-cell office:value-type="float" office:value="1427750178.76264" calcext:value-type="float">
            <text:p>1427750178.76264</text:p>
          </table:table-cell>
          <table:table-cell/>
          <table:table-cell table:formula="of:=MAX([.B314];[.D314];[.G314])-MAX([.A314];[.C314];[.E314])" office:value-type="float" office:value="1.33364009857178" calcext:value-type="float">
            <text:p>1.3336400986</text:p>
          </table:table-cell>
          <table:table-cell table:formula="of:=IF(ISBLANK([.E314]);&quot;&quot;;[.I314])" office:value-type="float" office:value="1.33364009857178" calcext:value-type="float">
            <text:p>1.3336400986</text:p>
          </table:table-cell>
          <table:table-cell table:formula="of:=IF(OR(ISBLANK([.E314]);[.I314]&lt;=0);&quot;&quot;;[.I314])" office:value-type="float" office:value="1.33364009857178" calcext:value-type="float">
            <text:p>1.33364009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2949" calcext:value-type="float">
            <text:p>1427750177.42949</text:p>
          </table:table-cell>
          <table:table-cell office:value-type="float" office:value="1427750179.04919" calcext:value-type="float">
            <text:p>1427750179.04919</text:p>
          </table:table-cell>
          <table:table-cell office:value-type="float" office:value="1427750179.08623" calcext:value-type="float">
            <text:p>1427750179.08623</text:p>
          </table:table-cell>
          <table:table-cell/>
          <table:table-cell table:formula="of:=MAX([.B315];[.D315];[.G315])-MAX([.A315];[.C315];[.E315])" office:value-type="float" office:value="1.65673995018005" calcext:value-type="float">
            <text:p>1.6567399502</text:p>
          </table:table-cell>
          <table:table-cell table:formula="of:=IF(ISBLANK([.E315]);&quot;&quot;;[.I315])" office:value-type="float" office:value="1.65673995018005" calcext:value-type="float">
            <text:p>1.6567399502</text:p>
          </table:table-cell>
          <table:table-cell table:formula="of:=IF(OR(ISBLANK([.E315]);[.I315]&lt;=0);&quot;&quot;;[.I315])" office:value-type="float" office:value="1.65673995018005" calcext:value-type="float">
            <text:p>1.65673995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2998" calcext:value-type="float">
            <text:p>1427750177.42998</text:p>
          </table:table-cell>
          <table:table-cell office:value-type="float" office:value="1427750178.92677" calcext:value-type="float">
            <text:p>1427750178.92677</text:p>
          </table:table-cell>
          <table:table-cell office:value-type="float" office:value="1427750179.0493" calcext:value-type="float">
            <text:p>1427750179.0493</text:p>
          </table:table-cell>
          <table:table-cell/>
          <table:table-cell table:formula="of:=MAX([.B316];[.D316];[.G316])-MAX([.A316];[.C316];[.E316])" office:value-type="float" office:value="1.61931991577148" calcext:value-type="float">
            <text:p>1.6193199158</text:p>
          </table:table-cell>
          <table:table-cell table:formula="of:=IF(ISBLANK([.E316]);&quot;&quot;;[.I316])" office:value-type="float" office:value="1.61931991577148" calcext:value-type="float">
            <text:p>1.6193199158</text:p>
          </table:table-cell>
          <table:table-cell table:formula="of:=IF(OR(ISBLANK([.E316]);[.I316]&lt;=0);&quot;&quot;;[.I316])" office:value-type="float" office:value="1.61931991577148" calcext:value-type="float">
            <text:p>1.61931991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3047" calcext:value-type="float">
            <text:p>1427750177.43047</text:p>
          </table:table-cell>
          <table:table-cell office:value-type="float" office:value="1427750179.13593" calcext:value-type="float">
            <text:p>1427750179.13593</text:p>
          </table:table-cell>
          <table:table-cell office:value-type="float" office:value="1427750179.16625" calcext:value-type="float">
            <text:p>1427750179.16625</text:p>
          </table:table-cell>
          <table:table-cell/>
          <table:table-cell table:formula="of:=MAX([.B317];[.D317];[.G317])-MAX([.A317];[.C317];[.E317])" office:value-type="float" office:value="1.73578000068665" calcext:value-type="float">
            <text:p>1.7357800007</text:p>
          </table:table-cell>
          <table:table-cell table:formula="of:=IF(ISBLANK([.E317]);&quot;&quot;;[.I317])" office:value-type="float" office:value="1.73578000068665" calcext:value-type="float">
            <text:p>1.7357800007</text:p>
          </table:table-cell>
          <table:table-cell table:formula="of:=IF(OR(ISBLANK([.E317]);[.I317]&lt;=0);&quot;&quot;;[.I317])" office:value-type="float" office:value="1.73578000068665" calcext:value-type="float">
            <text:p>1.73578000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3097" calcext:value-type="float">
            <text:p>1427750177.43097</text:p>
          </table:table-cell>
          <table:table-cell office:value-type="float" office:value="1427750178.76261" calcext:value-type="float">
            <text:p>1427750178.76261</text:p>
          </table:table-cell>
          <table:table-cell office:value-type="float" office:value="1427750178.84331" calcext:value-type="float">
            <text:p>1427750178.84331</text:p>
          </table:table-cell>
          <table:table-cell/>
          <table:table-cell table:formula="of:=MAX([.B318];[.D318];[.G318])-MAX([.A318];[.C318];[.E318])" office:value-type="float" office:value="1.41234016418457" calcext:value-type="float">
            <text:p>1.4123401642</text:p>
          </table:table-cell>
          <table:table-cell table:formula="of:=IF(ISBLANK([.E318]);&quot;&quot;;[.I318])" office:value-type="float" office:value="1.41234016418457" calcext:value-type="float">
            <text:p>1.4123401642</text:p>
          </table:table-cell>
          <table:table-cell table:formula="of:=IF(OR(ISBLANK([.E318]);[.I318]&lt;=0);&quot;&quot;;[.I318])" office:value-type="float" office:value="1.41234016418457" calcext:value-type="float">
            <text:p>1.41234016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3155" calcext:value-type="float">
            <text:p>1427750177.43155</text:p>
          </table:table-cell>
          <table:table-cell office:value-type="float" office:value="1427750178.17463" calcext:value-type="float">
            <text:p>1427750178.17463</text:p>
          </table:table-cell>
          <table:table-cell office:value-type="float" office:value="1427750178.20744" calcext:value-type="float">
            <text:p>1427750178.20744</text:p>
          </table:table-cell>
          <table:table-cell/>
          <table:table-cell table:formula="of:=MAX([.B319];[.D319];[.G319])-MAX([.A319];[.C319];[.E319])" office:value-type="float" office:value="0.775889873504639" calcext:value-type="float">
            <text:p>0.7758898735</text:p>
          </table:table-cell>
          <table:table-cell table:formula="of:=IF(ISBLANK([.E319]);&quot;&quot;;[.I319])" office:value-type="float" office:value="0.775889873504639" calcext:value-type="float">
            <text:p>0.7758898735</text:p>
          </table:table-cell>
          <table:table-cell table:formula="of:=IF(OR(ISBLANK([.E319]);[.I319]&lt;=0);&quot;&quot;;[.I319])" office:value-type="float" office:value="0.775889873504639" calcext:value-type="float">
            <text:p>0.77588987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3222" calcext:value-type="float">
            <text:p>1427750177.43222</text:p>
          </table:table-cell>
          <table:table-cell office:value-type="float" office:value="1427750178.92668" calcext:value-type="float">
            <text:p>1427750178.92668</text:p>
          </table:table-cell>
          <table:table-cell office:value-type="float" office:value="1427750179.04925" calcext:value-type="float">
            <text:p>1427750179.04925</text:p>
          </table:table-cell>
          <table:table-cell/>
          <table:table-cell table:formula="of:=MAX([.B320];[.D320];[.G320])-MAX([.A320];[.C320];[.E320])" office:value-type="float" office:value="1.61702990531921" calcext:value-type="float">
            <text:p>1.6170299053</text:p>
          </table:table-cell>
          <table:table-cell table:formula="of:=IF(ISBLANK([.E320]);&quot;&quot;;[.I320])" office:value-type="float" office:value="1.61702990531921" calcext:value-type="float">
            <text:p>1.6170299053</text:p>
          </table:table-cell>
          <table:table-cell table:formula="of:=IF(OR(ISBLANK([.E320]);[.I320]&lt;=0);&quot;&quot;;[.I320])" office:value-type="float" office:value="1.61702990531921" calcext:value-type="float">
            <text:p>1.61702990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7.43339" calcext:value-type="float">
            <text:p>1427750177.43339</text:p>
          </table:table-cell>
          <table:table-cell office:value-type="float" office:value="1427750178.26033" calcext:value-type="float">
            <text:p>1427750178.26033</text:p>
          </table:table-cell>
          <table:table-cell office:value-type="float" office:value="1427750178.29364" calcext:value-type="float">
            <text:p>1427750178.29364</text:p>
          </table:table-cell>
          <table:table-cell/>
          <table:table-cell table:formula="of:=MAX([.B321];[.D321];[.G321])-MAX([.A321];[.C321];[.E321])" office:value-type="float" office:value="0.860249996185303" calcext:value-type="float">
            <text:p>0.8602499962</text:p>
          </table:table-cell>
          <table:table-cell table:formula="of:=IF(ISBLANK([.E321]);&quot;&quot;;[.I321])" office:value-type="float" office:value="0.860249996185303" calcext:value-type="float">
            <text:p>0.8602499962</text:p>
          </table:table-cell>
          <table:table-cell table:formula="of:=IF(OR(ISBLANK([.E321]);[.I321]&lt;=0);&quot;&quot;;[.I321])" office:value-type="float" office:value="0.860249996185303" calcext:value-type="float">
            <text:p>0.86024999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79.16627" calcext:value-type="float">
            <text:p>1427750179.16627</text:p>
          </table:table-cell>
          <table:table-cell office:value-type="float" office:value="1427750180.94003" calcext:value-type="float">
            <text:p>1427750180.94003</text:p>
          </table:table-cell>
          <table:table-cell table:number-columns-repeated="4"/>
          <table:table-cell table:formula="of:=MAX([.B322];[.D322];[.G322])-MAX([.A322];[.C322];[.E322])" office:value-type="float" office:value="1.77376008033752" calcext:value-type="float">
            <text:p>1.7737600803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6628" calcext:value-type="float">
            <text:p>1427750179.16628</text:p>
          </table:table-cell>
          <table:table-cell office:value-type="float" office:value="1427750180.81634" calcext:value-type="float">
            <text:p>1427750180.81634</text:p>
          </table:table-cell>
          <table:table-cell office:value-type="float" office:value="1427750180.85303" calcext:value-type="float">
            <text:p>1427750180.85303</text:p>
          </table:table-cell>
          <table:table-cell/>
          <table:table-cell table:formula="of:=MAX([.B323];[.D323];[.G323])-MAX([.A323];[.C323];[.E323])" office:value-type="float" office:value="1.68674993515015" calcext:value-type="float">
            <text:p>1.6867499352</text:p>
          </table:table-cell>
          <table:table-cell table:formula="of:=IF(ISBLANK([.E323]);&quot;&quot;;[.I323])" office:value-type="float" office:value="1.68674993515015" calcext:value-type="float">
            <text:p>1.6867499352</text:p>
          </table:table-cell>
          <table:table-cell table:formula="of:=IF(OR(ISBLANK([.E323]);[.I323]&lt;=0);&quot;&quot;;[.I323])" office:value-type="float" office:value="1.68674993515015" calcext:value-type="float">
            <text:p>1.68674993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677" calcext:value-type="float">
            <text:p>1427750179.1677</text:p>
          </table:table-cell>
          <table:table-cell office:value-type="float" office:value="1427750180.81628" calcext:value-type="float">
            <text:p>1427750180.81628</text:p>
          </table:table-cell>
          <table:table-cell office:value-type="float" office:value="1427750180.84924" calcext:value-type="float">
            <text:p>1427750180.84924</text:p>
          </table:table-cell>
          <table:table-cell/>
          <table:table-cell table:formula="of:=MAX([.B324];[.D324];[.G324])-MAX([.A324];[.C324];[.E324])" office:value-type="float" office:value="1.68154001235962" calcext:value-type="float">
            <text:p>1.6815400124</text:p>
          </table:table-cell>
          <table:table-cell table:formula="of:=IF(ISBLANK([.E324]);&quot;&quot;;[.I324])" office:value-type="float" office:value="1.68154001235962" calcext:value-type="float">
            <text:p>1.6815400124</text:p>
          </table:table-cell>
          <table:table-cell table:formula="of:=IF(OR(ISBLANK([.E324]);[.I324]&lt;=0);&quot;&quot;;[.I324])" office:value-type="float" office:value="1.68154001235962" calcext:value-type="float">
            <text:p>1.68154001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6911" calcext:value-type="float">
            <text:p>1427750179.16911</text:p>
          </table:table-cell>
          <table:table-cell office:value-type="float" office:value="1427750180.8164" calcext:value-type="float">
            <text:p>1427750180.8164</text:p>
          </table:table-cell>
          <table:table-cell office:value-type="float" office:value="1427750180.85236" calcext:value-type="float">
            <text:p>1427750180.85236</text:p>
          </table:table-cell>
          <table:table-cell/>
          <table:table-cell table:formula="of:=MAX([.B325];[.D325];[.G325])-MAX([.A325];[.C325];[.E325])" office:value-type="float" office:value="1.68324995040894" calcext:value-type="float">
            <text:p>1.6832499504</text:p>
          </table:table-cell>
          <table:table-cell table:formula="of:=IF(ISBLANK([.E325]);&quot;&quot;;[.I325])" office:value-type="float" office:value="1.68324995040894" calcext:value-type="float">
            <text:p>1.6832499504</text:p>
          </table:table-cell>
          <table:table-cell table:formula="of:=IF(OR(ISBLANK([.E325]);[.I325]&lt;=0);&quot;&quot;;[.I325])" office:value-type="float" office:value="1.68324995040894" calcext:value-type="float">
            <text:p>1.68324995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7158" calcext:value-type="float">
            <text:p>1427750179.17158</text:p>
          </table:table-cell>
          <table:table-cell office:value-type="float" office:value="1427750180.82337" calcext:value-type="float">
            <text:p>1427750180.82337</text:p>
          </table:table-cell>
          <table:table-cell office:value-type="float" office:value="1427750180.8623" calcext:value-type="float">
            <text:p>1427750180.8623</text:p>
          </table:table-cell>
          <table:table-cell/>
          <table:table-cell table:formula="of:=MAX([.B326];[.D326];[.G326])-MAX([.A326];[.C326];[.E326])" office:value-type="float" office:value="1.69071984291077" calcext:value-type="float">
            <text:p>1.6907198429</text:p>
          </table:table-cell>
          <table:table-cell table:formula="of:=IF(ISBLANK([.E326]);&quot;&quot;;[.I326])" office:value-type="float" office:value="1.69071984291077" calcext:value-type="float">
            <text:p>1.6907198429</text:p>
          </table:table-cell>
          <table:table-cell table:formula="of:=IF(OR(ISBLANK([.E326]);[.I326]&lt;=0);&quot;&quot;;[.I326])" office:value-type="float" office:value="1.69071984291077" calcext:value-type="float">
            <text:p>1.6907198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7287" calcext:value-type="float">
            <text:p>1427750179.17287</text:p>
          </table:table-cell>
          <table:table-cell office:value-type="float" office:value="1427750180.90895" calcext:value-type="float">
            <text:p>1427750180.90895</text:p>
          </table:table-cell>
          <table:table-cell office:value-type="float" office:value="1427750180.94002" calcext:value-type="float">
            <text:p>1427750180.94002</text:p>
          </table:table-cell>
          <table:table-cell/>
          <table:table-cell table:formula="of:=MAX([.B327];[.D327];[.G327])-MAX([.A327];[.C327];[.E327])" office:value-type="float" office:value="1.76715016365051" calcext:value-type="float">
            <text:p>1.7671501637</text:p>
          </table:table-cell>
          <table:table-cell table:formula="of:=IF(ISBLANK([.E327]);&quot;&quot;;[.I327])" office:value-type="float" office:value="1.76715016365051" calcext:value-type="float">
            <text:p>1.7671501637</text:p>
          </table:table-cell>
          <table:table-cell table:formula="of:=IF(OR(ISBLANK([.E327]);[.I327]&lt;=0);&quot;&quot;;[.I327])" office:value-type="float" office:value="1.76715016365051" calcext:value-type="float">
            <text:p>1.76715016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7417" calcext:value-type="float">
            <text:p>1427750179.17417</text:p>
          </table:table-cell>
          <table:table-cell office:value-type="float" office:value="1427750180.81656" calcext:value-type="float">
            <text:p>1427750180.81656</text:p>
          </table:table-cell>
          <table:table-cell office:value-type="float" office:value="1427750180.84679" calcext:value-type="float">
            <text:p>1427750180.84679</text:p>
          </table:table-cell>
          <table:table-cell/>
          <table:table-cell table:formula="of:=MAX([.B328];[.D328];[.G328])-MAX([.A328];[.C328];[.E328])" office:value-type="float" office:value="1.67262005805969" calcext:value-type="float">
            <text:p>1.6726200581</text:p>
          </table:table-cell>
          <table:table-cell table:formula="of:=IF(ISBLANK([.E328]);&quot;&quot;;[.I328])" office:value-type="float" office:value="1.67262005805969" calcext:value-type="float">
            <text:p>1.6726200581</text:p>
          </table:table-cell>
          <table:table-cell table:formula="of:=IF(OR(ISBLANK([.E328]);[.I328]&lt;=0);&quot;&quot;;[.I328])" office:value-type="float" office:value="1.67262005805969" calcext:value-type="float">
            <text:p>1.67262005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7548" calcext:value-type="float">
            <text:p>1427750179.17548</text:p>
          </table:table-cell>
          <table:table-cell office:value-type="float" office:value="1427750180.81651" calcext:value-type="float">
            <text:p>1427750180.81651</text:p>
          </table:table-cell>
          <table:table-cell office:value-type="float" office:value="1427750180.85437" calcext:value-type="float">
            <text:p>1427750180.85437</text:p>
          </table:table-cell>
          <table:table-cell/>
          <table:table-cell table:formula="of:=MAX([.B329];[.D329];[.G329])-MAX([.A329];[.C329];[.E329])" office:value-type="float" office:value="1.67889022827148" calcext:value-type="float">
            <text:p>1.6788902283</text:p>
          </table:table-cell>
          <table:table-cell table:formula="of:=IF(ISBLANK([.E329]);&quot;&quot;;[.I329])" office:value-type="float" office:value="1.67889022827148" calcext:value-type="float">
            <text:p>1.6788902283</text:p>
          </table:table-cell>
          <table:table-cell table:formula="of:=IF(OR(ISBLANK([.E329]);[.I329]&lt;=0);&quot;&quot;;[.I329])" office:value-type="float" office:value="1.67889022827148" calcext:value-type="float">
            <text:p>1.67889022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768" calcext:value-type="float">
            <text:p>1427750179.1768</text:p>
          </table:table-cell>
          <table:table-cell office:value-type="float" office:value="1427750180.81695" calcext:value-type="float">
            <text:p>1427750180.81695</text:p>
          </table:table-cell>
          <table:table-cell office:value-type="float" office:value="1427750180.85146" calcext:value-type="float">
            <text:p>1427750180.85146</text:p>
          </table:table-cell>
          <table:table-cell/>
          <table:table-cell table:formula="of:=MAX([.B330];[.D330];[.G330])-MAX([.A330];[.C330];[.E330])" office:value-type="float" office:value="1.67465996742249" calcext:value-type="float">
            <text:p>1.6746599674</text:p>
          </table:table-cell>
          <table:table-cell table:formula="of:=IF(ISBLANK([.E330]);&quot;&quot;;[.I330])" office:value-type="float" office:value="1.67465996742249" calcext:value-type="float">
            <text:p>1.6746599674</text:p>
          </table:table-cell>
          <table:table-cell table:formula="of:=IF(OR(ISBLANK([.E330]);[.I330]&lt;=0);&quot;&quot;;[.I330])" office:value-type="float" office:value="1.67465996742249" calcext:value-type="float">
            <text:p>1.67465996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7811" calcext:value-type="float">
            <text:p>1427750179.17811</text:p>
          </table:table-cell>
          <table:table-cell office:value-type="float" office:value="1427750180.81702" calcext:value-type="float">
            <text:p>1427750180.81702</text:p>
          </table:table-cell>
          <table:table-cell office:value-type="float" office:value="1427750180.85233" calcext:value-type="float">
            <text:p>1427750180.85233</text:p>
          </table:table-cell>
          <table:table-cell/>
          <table:table-cell table:formula="of:=MAX([.B331];[.D331];[.G331])-MAX([.A331];[.C331];[.E331])" office:value-type="float" office:value="1.67422008514404" calcext:value-type="float">
            <text:p>1.6742200851</text:p>
          </table:table-cell>
          <table:table-cell table:formula="of:=IF(ISBLANK([.E331]);&quot;&quot;;[.I331])" office:value-type="float" office:value="1.67422008514404" calcext:value-type="float">
            <text:p>1.6742200851</text:p>
          </table:table-cell>
          <table:table-cell table:formula="of:=IF(OR(ISBLANK([.E331]);[.I331]&lt;=0);&quot;&quot;;[.I331])" office:value-type="float" office:value="1.67422008514404" calcext:value-type="float">
            <text:p>1.67422008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79.17948" calcext:value-type="float">
            <text:p>1427750179.17948</text:p>
          </table:table-cell>
          <table:table-cell office:value-type="float" office:value="1427750180.81646" calcext:value-type="float">
            <text:p>1427750180.81646</text:p>
          </table:table-cell>
          <table:table-cell office:value-type="float" office:value="1427750180.85157" calcext:value-type="float">
            <text:p>1427750180.85157</text:p>
          </table:table-cell>
          <table:table-cell/>
          <table:table-cell table:formula="of:=MAX([.B332];[.D332];[.G332])-MAX([.A332];[.C332];[.E332])" office:value-type="float" office:value="1.67208981513977" calcext:value-type="float">
            <text:p>1.6720898151</text:p>
          </table:table-cell>
          <table:table-cell table:formula="of:=IF(ISBLANK([.E332]);&quot;&quot;;[.I332])" office:value-type="float" office:value="1.67208981513977" calcext:value-type="float">
            <text:p>1.6720898151</text:p>
          </table:table-cell>
          <table:table-cell table:formula="of:=IF(OR(ISBLANK([.E332]);[.I332]&lt;=0);&quot;&quot;;[.I332])" office:value-type="float" office:value="1.67208981513977" calcext:value-type="float">
            <text:p>1.67208981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80.94004" calcext:value-type="float">
            <text:p>1427750180.94004</text:p>
          </table:table-cell>
          <table:table-cell office:value-type="float" office:value="1427750182.87405" calcext:value-type="float">
            <text:p>1427750182.87405</text:p>
          </table:table-cell>
          <table:table-cell table:number-columns-repeated="4"/>
          <table:table-cell table:formula="of:=MAX([.B333];[.D333];[.G333])-MAX([.A333];[.C333];[.E333])" office:value-type="float" office:value="1.93400979042053" calcext:value-type="float">
            <text:p>1.9340097904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004" calcext:value-type="float">
            <text:p>1427750180.94004</text:p>
          </table:table-cell>
          <table:table-cell office:value-type="float" office:value="1427750182.75501" calcext:value-type="float">
            <text:p>1427750182.75501</text:p>
          </table:table-cell>
          <table:table-cell office:value-type="float" office:value="1427750182.78543" calcext:value-type="float">
            <text:p>1427750182.78543</text:p>
          </table:table-cell>
          <table:table-cell/>
          <table:table-cell table:formula="of:=MAX([.B334];[.D334];[.G334])-MAX([.A334];[.C334];[.E334])" office:value-type="float" office:value="1.84538984298706" calcext:value-type="float">
            <text:p>1.845389843</text:p>
          </table:table-cell>
          <table:table-cell table:formula="of:=IF(ISBLANK([.E334]);&quot;&quot;;[.I334])" office:value-type="float" office:value="1.84538984298706" calcext:value-type="float">
            <text:p>1.845389843</text:p>
          </table:table-cell>
          <table:table-cell table:formula="of:=IF(OR(ISBLANK([.E334]);[.I334]&lt;=0);&quot;&quot;;[.I334])" office:value-type="float" office:value="1.84538984298706" calcext:value-type="float">
            <text:p>1.8453898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095" calcext:value-type="float">
            <text:p>1427750180.94095</text:p>
          </table:table-cell>
          <table:table-cell office:value-type="float" office:value="1427750182.75429" calcext:value-type="float">
            <text:p>1427750182.75429</text:p>
          </table:table-cell>
          <table:table-cell office:value-type="float" office:value="1427750182.79059" calcext:value-type="float">
            <text:p>1427750182.79059</text:p>
          </table:table-cell>
          <table:table-cell/>
          <table:table-cell table:formula="of:=MAX([.B335];[.D335];[.G335])-MAX([.A335];[.C335];[.E335])" office:value-type="float" office:value="1.8496401309967" calcext:value-type="float">
            <text:p>1.849640131</text:p>
          </table:table-cell>
          <table:table-cell table:formula="of:=IF(ISBLANK([.E335]);&quot;&quot;;[.I335])" office:value-type="float" office:value="1.8496401309967" calcext:value-type="float">
            <text:p>1.849640131</text:p>
          </table:table-cell>
          <table:table-cell table:formula="of:=IF(OR(ISBLANK([.E335]);[.I335]&lt;=0);&quot;&quot;;[.I335])" office:value-type="float" office:value="1.8496401309967" calcext:value-type="float">
            <text:p>1.8496401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153" calcext:value-type="float">
            <text:p>1427750180.94153</text:p>
          </table:table-cell>
          <table:table-cell office:value-type="float" office:value="1427750182.75411" calcext:value-type="float">
            <text:p>1427750182.75411</text:p>
          </table:table-cell>
          <table:table-cell office:value-type="float" office:value="1427750182.79058" calcext:value-type="float">
            <text:p>1427750182.79058</text:p>
          </table:table-cell>
          <table:table-cell/>
          <table:table-cell table:formula="of:=MAX([.B336];[.D336];[.G336])-MAX([.A336];[.C336];[.E336])" office:value-type="float" office:value="1.84905004501343" calcext:value-type="float">
            <text:p>1.849050045</text:p>
          </table:table-cell>
          <table:table-cell table:formula="of:=IF(ISBLANK([.E336]);&quot;&quot;;[.I336])" office:value-type="float" office:value="1.84905004501343" calcext:value-type="float">
            <text:p>1.849050045</text:p>
          </table:table-cell>
          <table:table-cell table:formula="of:=IF(OR(ISBLANK([.E336]);[.I336]&lt;=0);&quot;&quot;;[.I336])" office:value-type="float" office:value="1.84905004501343" calcext:value-type="float">
            <text:p>1.8490500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227" calcext:value-type="float">
            <text:p>1427750180.94227</text:p>
          </table:table-cell>
          <table:table-cell office:value-type="float" office:value="1427750182.75448" calcext:value-type="float">
            <text:p>1427750182.75448</text:p>
          </table:table-cell>
          <table:table-cell office:value-type="float" office:value="1427750182.78565" calcext:value-type="float">
            <text:p>1427750182.78565</text:p>
          </table:table-cell>
          <table:table-cell/>
          <table:table-cell table:formula="of:=MAX([.B337];[.D337];[.G337])-MAX([.A337];[.C337];[.E337])" office:value-type="float" office:value="1.84337997436523" calcext:value-type="float">
            <text:p>1.8433799744</text:p>
          </table:table-cell>
          <table:table-cell table:formula="of:=IF(ISBLANK([.E337]);&quot;&quot;;[.I337])" office:value-type="float" office:value="1.84337997436523" calcext:value-type="float">
            <text:p>1.8433799744</text:p>
          </table:table-cell>
          <table:table-cell table:formula="of:=IF(OR(ISBLANK([.E337]);[.I337]&lt;=0);&quot;&quot;;[.I337])" office:value-type="float" office:value="1.84337997436523" calcext:value-type="float">
            <text:p>1.84337997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302" calcext:value-type="float">
            <text:p>1427750180.94302</text:p>
          </table:table-cell>
          <table:table-cell office:value-type="float" office:value="1427750182.75439" calcext:value-type="float">
            <text:p>1427750182.75439</text:p>
          </table:table-cell>
          <table:table-cell office:value-type="float" office:value="1427750182.78787" calcext:value-type="float">
            <text:p>1427750182.78787</text:p>
          </table:table-cell>
          <table:table-cell/>
          <table:table-cell table:formula="of:=MAX([.B338];[.D338];[.G338])-MAX([.A338];[.C338];[.E338])" office:value-type="float" office:value="1.8448498249054" calcext:value-type="float">
            <text:p>1.8448498249</text:p>
          </table:table-cell>
          <table:table-cell table:formula="of:=IF(ISBLANK([.E338]);&quot;&quot;;[.I338])" office:value-type="float" office:value="1.8448498249054" calcext:value-type="float">
            <text:p>1.8448498249</text:p>
          </table:table-cell>
          <table:table-cell table:formula="of:=IF(OR(ISBLANK([.E338]);[.I338]&lt;=0);&quot;&quot;;[.I338])" office:value-type="float" office:value="1.8448498249054" calcext:value-type="float">
            <text:p>1.84484982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376" calcext:value-type="float">
            <text:p>1427750180.94376</text:p>
          </table:table-cell>
          <table:table-cell office:value-type="float" office:value="1427750182.01983" calcext:value-type="float">
            <text:p>1427750182.01983</text:p>
          </table:table-cell>
          <table:table-cell office:value-type="float" office:value="1427750182.75453" calcext:value-type="float">
            <text:p>1427750182.75453</text:p>
          </table:table-cell>
          <table:table-cell/>
          <table:table-cell table:formula="of:=MAX([.B339];[.D339];[.G339])-MAX([.A339];[.C339];[.E339])" office:value-type="float" office:value="1.81077003479004" calcext:value-type="float">
            <text:p>1.8107700348</text:p>
          </table:table-cell>
          <table:table-cell table:formula="of:=IF(ISBLANK([.E339]);&quot;&quot;;[.I339])" office:value-type="float" office:value="1.81077003479004" calcext:value-type="float">
            <text:p>1.8107700348</text:p>
          </table:table-cell>
          <table:table-cell table:formula="of:=IF(OR(ISBLANK([.E339]);[.I339]&lt;=0);&quot;&quot;;[.I339])" office:value-type="float" office:value="1.81077003479004" calcext:value-type="float">
            <text:p>1.81077003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478" calcext:value-type="float">
            <text:p>1427750180.94478</text:p>
          </table:table-cell>
          <table:table-cell office:value-type="float" office:value="1427750182.84073" calcext:value-type="float">
            <text:p>1427750182.84073</text:p>
          </table:table-cell>
          <table:table-cell office:value-type="float" office:value="1427750182.87404" calcext:value-type="float">
            <text:p>1427750182.87404</text:p>
          </table:table-cell>
          <table:table-cell/>
          <table:table-cell table:formula="of:=MAX([.B340];[.D340];[.G340])-MAX([.A340];[.C340];[.E340])" office:value-type="float" office:value="1.92925977706909" calcext:value-type="float">
            <text:p>1.9292597771</text:p>
          </table:table-cell>
          <table:table-cell table:formula="of:=IF(ISBLANK([.E340]);&quot;&quot;;[.I340])" office:value-type="float" office:value="1.92925977706909" calcext:value-type="float">
            <text:p>1.9292597771</text:p>
          </table:table-cell>
          <table:table-cell table:formula="of:=IF(OR(ISBLANK([.E340]);[.I340]&lt;=0);&quot;&quot;;[.I340])" office:value-type="float" office:value="1.92925977706909" calcext:value-type="float">
            <text:p>1.92925977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576" calcext:value-type="float">
            <text:p>1427750180.94576</text:p>
          </table:table-cell>
          <table:table-cell office:value-type="float" office:value="1427750182.7542" calcext:value-type="float">
            <text:p>1427750182.7542</text:p>
          </table:table-cell>
          <table:table-cell office:value-type="float" office:value="1427750182.79065" calcext:value-type="float">
            <text:p>1427750182.79065</text:p>
          </table:table-cell>
          <table:table-cell/>
          <table:table-cell table:formula="of:=MAX([.B341];[.D341];[.G341])-MAX([.A341];[.C341];[.E341])" office:value-type="float" office:value="1.84488987922668" calcext:value-type="float">
            <text:p>1.8448898792</text:p>
          </table:table-cell>
          <table:table-cell table:formula="of:=IF(ISBLANK([.E341]);&quot;&quot;;[.I341])" office:value-type="float" office:value="1.84488987922668" calcext:value-type="float">
            <text:p>1.8448898792</text:p>
          </table:table-cell>
          <table:table-cell table:formula="of:=IF(OR(ISBLANK([.E341]);[.I341]&lt;=0);&quot;&quot;;[.I341])" office:value-type="float" office:value="1.84488987922668" calcext:value-type="float">
            <text:p>1.84488987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638" calcext:value-type="float">
            <text:p>1427750180.94638</text:p>
          </table:table-cell>
          <table:table-cell office:value-type="float" office:value="1427750182.75462" calcext:value-type="float">
            <text:p>1427750182.75462</text:p>
          </table:table-cell>
          <table:table-cell office:value-type="float" office:value="1427750182.79052" calcext:value-type="float">
            <text:p>1427750182.79052</text:p>
          </table:table-cell>
          <table:table-cell/>
          <table:table-cell table:formula="of:=MAX([.B342];[.D342];[.G342])-MAX([.A342];[.C342];[.E342])" office:value-type="float" office:value="1.84414005279541" calcext:value-type="float">
            <text:p>1.8441400528</text:p>
          </table:table-cell>
          <table:table-cell table:formula="of:=IF(ISBLANK([.E342]);&quot;&quot;;[.I342])" office:value-type="float" office:value="1.84414005279541" calcext:value-type="float">
            <text:p>1.8441400528</text:p>
          </table:table-cell>
          <table:table-cell table:formula="of:=IF(OR(ISBLANK([.E342]);[.I342]&lt;=0);&quot;&quot;;[.I342])" office:value-type="float" office:value="1.84414005279541" calcext:value-type="float">
            <text:p>1.84414005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0.947" calcext:value-type="float">
            <text:p>1427750180.947</text:p>
          </table:table-cell>
          <table:table-cell office:value-type="float" office:value="1427750182.75472" calcext:value-type="float">
            <text:p>1427750182.75472</text:p>
          </table:table-cell>
          <table:table-cell office:value-type="float" office:value="1427750182.79059" calcext:value-type="float">
            <text:p>1427750182.79059</text:p>
          </table:table-cell>
          <table:table-cell/>
          <table:table-cell table:formula="of:=MAX([.B343];[.D343];[.G343])-MAX([.A343];[.C343];[.E343])" office:value-type="float" office:value="1.84359002113342" calcext:value-type="float">
            <text:p>1.8435900211</text:p>
          </table:table-cell>
          <table:table-cell table:formula="of:=IF(ISBLANK([.E343]);&quot;&quot;;[.I343])" office:value-type="float" office:value="1.84359002113342" calcext:value-type="float">
            <text:p>1.8435900211</text:p>
          </table:table-cell>
          <table:table-cell table:formula="of:=IF(OR(ISBLANK([.E343]);[.I343]&lt;=0);&quot;&quot;;[.I343])" office:value-type="float" office:value="1.84359002113342" calcext:value-type="float">
            <text:p>1.84359002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82.87406" calcext:value-type="float">
            <text:p>1427750182.87406</text:p>
          </table:table-cell>
          <table:table-cell office:value-type="float" office:value="1427750184.39546" calcext:value-type="float">
            <text:p>1427750184.39546</text:p>
          </table:table-cell>
          <table:table-cell table:number-columns-repeated="4"/>
          <table:table-cell table:formula="of:=MAX([.B344];[.D344];[.G344])-MAX([.A344];[.C344];[.E344])" office:value-type="float" office:value="1.521399974823" calcext:value-type="float">
            <text:p>1.5213999748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7406" calcext:value-type="float">
            <text:p>1427750182.87406</text:p>
          </table:table-cell>
          <table:table-cell office:value-type="float" office:value="1427750184.27272" calcext:value-type="float">
            <text:p>1427750184.27272</text:p>
          </table:table-cell>
          <table:table-cell office:value-type="float" office:value="1427750184.30531" calcext:value-type="float">
            <text:p>1427750184.30531</text:p>
          </table:table-cell>
          <table:table-cell/>
          <table:table-cell table:formula="of:=MAX([.B345];[.D345];[.G345])-MAX([.A345];[.C345];[.E345])" office:value-type="float" office:value="1.43125009536743" calcext:value-type="float">
            <text:p>1.4312500954</text:p>
          </table:table-cell>
          <table:table-cell table:formula="of:=IF(ISBLANK([.E345]);&quot;&quot;;[.I345])" office:value-type="float" office:value="1.43125009536743" calcext:value-type="float">
            <text:p>1.4312500954</text:p>
          </table:table-cell>
          <table:table-cell table:formula="of:=IF(OR(ISBLANK([.E345]);[.I345]&lt;=0);&quot;&quot;;[.I345])" office:value-type="float" office:value="1.43125009536743" calcext:value-type="float">
            <text:p>1.43125009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7491" calcext:value-type="float">
            <text:p>1427750182.87491</text:p>
          </table:table-cell>
          <table:table-cell office:value-type="float" office:value="1427750184.11226" calcext:value-type="float">
            <text:p>1427750184.11226</text:p>
          </table:table-cell>
          <table:table-cell office:value-type="float" office:value="1427750184.19354" calcext:value-type="float">
            <text:p>1427750184.19354</text:p>
          </table:table-cell>
          <table:table-cell/>
          <table:table-cell table:formula="of:=MAX([.B346];[.D346];[.G346])-MAX([.A346];[.C346];[.E346])" office:value-type="float" office:value="1.31862998008728" calcext:value-type="float">
            <text:p>1.3186299801</text:p>
          </table:table-cell>
          <table:table-cell table:formula="of:=IF(ISBLANK([.E346]);&quot;&quot;;[.I346])" office:value-type="float" office:value="1.31862998008728" calcext:value-type="float">
            <text:p>1.3186299801</text:p>
          </table:table-cell>
          <table:table-cell table:formula="of:=IF(OR(ISBLANK([.E346]);[.I346]&lt;=0);&quot;&quot;;[.I346])" office:value-type="float" office:value="1.31862998008728" calcext:value-type="float">
            <text:p>1.31862998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7582" calcext:value-type="float">
            <text:p>1427750182.87582</text:p>
          </table:table-cell>
          <table:table-cell office:value-type="float" office:value="1427750183.76796" calcext:value-type="float">
            <text:p>1427750183.76796</text:p>
          </table:table-cell>
          <table:table-cell office:value-type="float" office:value="1427750183.85714" calcext:value-type="float">
            <text:p>1427750183.85714</text:p>
          </table:table-cell>
          <table:table-cell/>
          <table:table-cell table:formula="of:=MAX([.B347];[.D347];[.G347])-MAX([.A347];[.C347];[.E347])" office:value-type="float" office:value="0.981320142745972" calcext:value-type="float">
            <text:p>0.9813201427</text:p>
          </table:table-cell>
          <table:table-cell table:formula="of:=IF(ISBLANK([.E347]);&quot;&quot;;[.I347])" office:value-type="float" office:value="0.981320142745972" calcext:value-type="float">
            <text:p>0.9813201427</text:p>
          </table:table-cell>
          <table:table-cell table:formula="of:=IF(OR(ISBLANK([.E347]);[.I347]&lt;=0);&quot;&quot;;[.I347])" office:value-type="float" office:value="0.981320142745972" calcext:value-type="float">
            <text:p>0.98132014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7664" calcext:value-type="float">
            <text:p>1427750182.87664</text:p>
          </table:table-cell>
          <table:table-cell office:value-type="float" office:value="1427750184.1122" calcext:value-type="float">
            <text:p>1427750184.1122</text:p>
          </table:table-cell>
          <table:table-cell office:value-type="float" office:value="1427750184.19351" calcext:value-type="float">
            <text:p>1427750184.19351</text:p>
          </table:table-cell>
          <table:table-cell/>
          <table:table-cell table:formula="of:=MAX([.B348];[.D348];[.G348])-MAX([.A348];[.C348];[.E348])" office:value-type="float" office:value="1.31686997413635" calcext:value-type="float">
            <text:p>1.3168699741</text:p>
          </table:table-cell>
          <table:table-cell table:formula="of:=IF(ISBLANK([.E348]);&quot;&quot;;[.I348])" office:value-type="float" office:value="1.31686997413635" calcext:value-type="float">
            <text:p>1.3168699741</text:p>
          </table:table-cell>
          <table:table-cell table:formula="of:=IF(OR(ISBLANK([.E348]);[.I348]&lt;=0);&quot;&quot;;[.I348])" office:value-type="float" office:value="1.31686997413635" calcext:value-type="float">
            <text:p>1.31686997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7773" calcext:value-type="float">
            <text:p>1427750182.87773</text:p>
          </table:table-cell>
          <table:table-cell office:value-type="float" office:value="1427750183.44135" calcext:value-type="float">
            <text:p>1427750183.44135</text:p>
          </table:table-cell>
          <table:table-cell office:value-type="float" office:value="1427750183.47549" calcext:value-type="float">
            <text:p>1427750183.47549</text:p>
          </table:table-cell>
          <table:table-cell/>
          <table:table-cell table:formula="of:=MAX([.B349];[.D349];[.G349])-MAX([.A349];[.C349];[.E349])" office:value-type="float" office:value="0.597760200500488" calcext:value-type="float">
            <text:p>0.5977602005</text:p>
          </table:table-cell>
          <table:table-cell table:formula="of:=IF(ISBLANK([.E349]);&quot;&quot;;[.I349])" office:value-type="float" office:value="0.597760200500488" calcext:value-type="float">
            <text:p>0.5977602005</text:p>
          </table:table-cell>
          <table:table-cell table:formula="of:=IF(OR(ISBLANK([.E349]);[.I349]&lt;=0);&quot;&quot;;[.I349])" office:value-type="float" office:value="0.597760200500488" calcext:value-type="float">
            <text:p>0.59776020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7849" calcext:value-type="float">
            <text:p>1427750182.87849</text:p>
          </table:table-cell>
          <table:table-cell office:value-type="float" office:value="1427750184.36071" calcext:value-type="float">
            <text:p>1427750184.36071</text:p>
          </table:table-cell>
          <table:table-cell office:value-type="float" office:value="1427750184.39545" calcext:value-type="float">
            <text:p>1427750184.39545</text:p>
          </table:table-cell>
          <table:table-cell/>
          <table:table-cell table:formula="of:=MAX([.B350];[.D350];[.G350])-MAX([.A350];[.C350];[.E350])" office:value-type="float" office:value="1.51696014404297" calcext:value-type="float">
            <text:p>1.516960144</text:p>
          </table:table-cell>
          <table:table-cell table:formula="of:=IF(ISBLANK([.E350]);&quot;&quot;;[.I350])" office:value-type="float" office:value="1.51696014404297" calcext:value-type="float">
            <text:p>1.516960144</text:p>
          </table:table-cell>
          <table:table-cell table:formula="of:=IF(OR(ISBLANK([.E350]);[.I350]&lt;=0);&quot;&quot;;[.I350])" office:value-type="float" office:value="1.51696014404297" calcext:value-type="float">
            <text:p>1.5169601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7936" calcext:value-type="float">
            <text:p>1427750182.87936</text:p>
          </table:table-cell>
          <table:table-cell office:value-type="float" office:value="1427750183.85708" calcext:value-type="float">
            <text:p>1427750183.85708</text:p>
          </table:table-cell>
          <table:table-cell office:value-type="float" office:value="1427750183.94758" calcext:value-type="float">
            <text:p>1427750183.94758</text:p>
          </table:table-cell>
          <table:table-cell/>
          <table:table-cell table:formula="of:=MAX([.B351];[.D351];[.G351])-MAX([.A351];[.C351];[.E351])" office:value-type="float" office:value="1.0682201385498" calcext:value-type="float">
            <text:p>1.0682201385</text:p>
          </table:table-cell>
          <table:table-cell table:formula="of:=IF(ISBLANK([.E351]);&quot;&quot;;[.I351])" office:value-type="float" office:value="1.0682201385498" calcext:value-type="float">
            <text:p>1.0682201385</text:p>
          </table:table-cell>
          <table:table-cell table:formula="of:=IF(OR(ISBLANK([.E351]);[.I351]&lt;=0);&quot;&quot;;[.I351])" office:value-type="float" office:value="1.0682201385498" calcext:value-type="float">
            <text:p>1.06822013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8018" calcext:value-type="float">
            <text:p>1427750182.88018</text:p>
          </table:table-cell>
          <table:table-cell office:value-type="float" office:value="1427750184.2741" calcext:value-type="float">
            <text:p>1427750184.2741</text:p>
          </table:table-cell>
          <table:table-cell office:value-type="float" office:value="1427750184.31066" calcext:value-type="float">
            <text:p>1427750184.31066</text:p>
          </table:table-cell>
          <table:table-cell/>
          <table:table-cell table:formula="of:=MAX([.B352];[.D352];[.G352])-MAX([.A352];[.C352];[.E352])" office:value-type="float" office:value="1.43048000335693" calcext:value-type="float">
            <text:p>1.4304800034</text:p>
          </table:table-cell>
          <table:table-cell table:formula="of:=IF(ISBLANK([.E352]);&quot;&quot;;[.I352])" office:value-type="float" office:value="1.43048000335693" calcext:value-type="float">
            <text:p>1.4304800034</text:p>
          </table:table-cell>
          <table:table-cell table:formula="of:=IF(OR(ISBLANK([.E352]);[.I352]&lt;=0);&quot;&quot;;[.I352])" office:value-type="float" office:value="1.43048000335693" calcext:value-type="float">
            <text:p>1.43048000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81" calcext:value-type="float">
            <text:p>1427750182.881</text:p>
          </table:table-cell>
          <table:table-cell office:value-type="float" office:value="1427750184.03012" calcext:value-type="float">
            <text:p>1427750184.03012</text:p>
          </table:table-cell>
          <table:table-cell office:value-type="float" office:value="1427750184.1123" calcext:value-type="float">
            <text:p>1427750184.1123</text:p>
          </table:table-cell>
          <table:table-cell/>
          <table:table-cell table:formula="of:=MAX([.B353];[.D353];[.G353])-MAX([.A353];[.C353];[.E353])" office:value-type="float" office:value="1.23129987716675" calcext:value-type="float">
            <text:p>1.2312998772</text:p>
          </table:table-cell>
          <table:table-cell table:formula="of:=IF(ISBLANK([.E353]);&quot;&quot;;[.I353])" office:value-type="float" office:value="1.23129987716675" calcext:value-type="float">
            <text:p>1.2312998772</text:p>
          </table:table-cell>
          <table:table-cell table:formula="of:=IF(OR(ISBLANK([.E353]);[.I353]&lt;=0);&quot;&quot;;[.I353])" office:value-type="float" office:value="1.23129987716675" calcext:value-type="float">
            <text:p>1.23129987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2.88185" calcext:value-type="float">
            <text:p>1427750182.88185</text:p>
          </table:table-cell>
          <table:table-cell office:value-type="float" office:value="1427750183.37328" calcext:value-type="float">
            <text:p>1427750183.37328</text:p>
          </table:table-cell>
          <table:table-cell office:value-type="float" office:value="1427750183.40919" calcext:value-type="float">
            <text:p>1427750183.40919</text:p>
          </table:table-cell>
          <table:table-cell/>
          <table:table-cell table:formula="of:=MAX([.B354];[.D354];[.G354])-MAX([.A354];[.C354];[.E354])" office:value-type="float" office:value="0.527339935302734" calcext:value-type="float">
            <text:p>0.5273399353</text:p>
          </table:table-cell>
          <table:table-cell table:formula="of:=IF(ISBLANK([.E354]);&quot;&quot;;[.I354])" office:value-type="float" office:value="0.527339935302734" calcext:value-type="float">
            <text:p>0.5273399353</text:p>
          </table:table-cell>
          <table:table-cell table:formula="of:=IF(OR(ISBLANK([.E354]);[.I354]&lt;=0);&quot;&quot;;[.I354])" office:value-type="float" office:value="0.527339935302734" calcext:value-type="float">
            <text:p>0.52733993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84.39547" calcext:value-type="float">
            <text:p>1427750184.39547</text:p>
          </table:table-cell>
          <table:table-cell office:value-type="float" office:value="1427750186.22216" calcext:value-type="float">
            <text:p>1427750186.22216</text:p>
          </table:table-cell>
          <table:table-cell table:number-columns-repeated="4"/>
          <table:table-cell table:formula="of:=MAX([.B355];[.D355];[.G355])-MAX([.A355];[.C355];[.E355])" office:value-type="float" office:value="1.82669019699097" calcext:value-type="float">
            <text:p>1.826690197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39547" calcext:value-type="float">
            <text:p>1427750184.39547</text:p>
          </table:table-cell>
          <table:table-cell office:value-type="float" office:value="1427750186.09509" calcext:value-type="float">
            <text:p>1427750186.09509</text:p>
          </table:table-cell>
          <table:table-cell office:value-type="float" office:value="1427750186.13315" calcext:value-type="float">
            <text:p>1427750186.13315</text:p>
          </table:table-cell>
          <table:table-cell/>
          <table:table-cell table:formula="of:=MAX([.B356];[.D356];[.G356])-MAX([.A356];[.C356];[.E356])" office:value-type="float" office:value="1.73768019676209" calcext:value-type="float">
            <text:p>1.7376801968</text:p>
          </table:table-cell>
          <table:table-cell table:formula="of:=IF(ISBLANK([.E356]);&quot;&quot;;[.I356])" office:value-type="float" office:value="1.73768019676209" calcext:value-type="float">
            <text:p>1.7376801968</text:p>
          </table:table-cell>
          <table:table-cell table:formula="of:=IF(OR(ISBLANK([.E356]);[.I356]&lt;=0);&quot;&quot;;[.I356])" office:value-type="float" office:value="1.73768019676209" calcext:value-type="float">
            <text:p>1.73768019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39683" calcext:value-type="float">
            <text:p>1427750184.39683</text:p>
          </table:table-cell>
          <table:table-cell office:value-type="float" office:value="1427750186.09516" calcext:value-type="float">
            <text:p>1427750186.09516</text:p>
          </table:table-cell>
          <table:table-cell office:value-type="float" office:value="1427750186.13329" calcext:value-type="float">
            <text:p>1427750186.13329</text:p>
          </table:table-cell>
          <table:table-cell/>
          <table:table-cell table:formula="of:=MAX([.B357];[.D357];[.G357])-MAX([.A357];[.C357];[.E357])" office:value-type="float" office:value="1.73645997047424" calcext:value-type="float">
            <text:p>1.7364599705</text:p>
          </table:table-cell>
          <table:table-cell table:formula="of:=IF(ISBLANK([.E357]);&quot;&quot;;[.I357])" office:value-type="float" office:value="1.73645997047424" calcext:value-type="float">
            <text:p>1.7364599705</text:p>
          </table:table-cell>
          <table:table-cell table:formula="of:=IF(OR(ISBLANK([.E357]);[.I357]&lt;=0);&quot;&quot;;[.I357])" office:value-type="float" office:value="1.73645997047424" calcext:value-type="float">
            <text:p>1.73645997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39817" calcext:value-type="float">
            <text:p>1427750184.39817</text:p>
          </table:table-cell>
          <table:table-cell office:value-type="float" office:value="1427750186.09552" calcext:value-type="float">
            <text:p>1427750186.09552</text:p>
          </table:table-cell>
          <table:table-cell office:value-type="float" office:value="1427750186.12803" calcext:value-type="float">
            <text:p>1427750186.12803</text:p>
          </table:table-cell>
          <table:table-cell/>
          <table:table-cell table:formula="of:=MAX([.B358];[.D358];[.G358])-MAX([.A358];[.C358];[.E358])" office:value-type="float" office:value="1.72986006736755" calcext:value-type="float">
            <text:p>1.7298600674</text:p>
          </table:table-cell>
          <table:table-cell table:formula="of:=IF(ISBLANK([.E358]);&quot;&quot;;[.I358])" office:value-type="float" office:value="1.72986006736755" calcext:value-type="float">
            <text:p>1.7298600674</text:p>
          </table:table-cell>
          <table:table-cell table:formula="of:=IF(OR(ISBLANK([.E358]);[.I358]&lt;=0);&quot;&quot;;[.I358])" office:value-type="float" office:value="1.72986006736755" calcext:value-type="float">
            <text:p>1.72986006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3995" calcext:value-type="float">
            <text:p>1427750184.3995</text:p>
          </table:table-cell>
          <table:table-cell office:value-type="float" office:value="1427750186.09977" calcext:value-type="float">
            <text:p>1427750186.09977</text:p>
          </table:table-cell>
          <table:table-cell office:value-type="float" office:value="1427750186.13331" calcext:value-type="float">
            <text:p>1427750186.13331</text:p>
          </table:table-cell>
          <table:table-cell/>
          <table:table-cell table:formula="of:=MAX([.B359];[.D359];[.G359])-MAX([.A359];[.C359];[.E359])" office:value-type="float" office:value="1.73381018638611" calcext:value-type="float">
            <text:p>1.7338101864</text:p>
          </table:table-cell>
          <table:table-cell table:formula="of:=IF(ISBLANK([.E359]);&quot;&quot;;[.I359])" office:value-type="float" office:value="1.73381018638611" calcext:value-type="float">
            <text:p>1.7338101864</text:p>
          </table:table-cell>
          <table:table-cell table:formula="of:=IF(OR(ISBLANK([.E359]);[.I359]&lt;=0);&quot;&quot;;[.I359])" office:value-type="float" office:value="1.73381018638611" calcext:value-type="float">
            <text:p>1.73381018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4008" calcext:value-type="float">
            <text:p>1427750184.4008</text:p>
          </table:table-cell>
          <table:table-cell office:value-type="float" office:value="1427750186.09526" calcext:value-type="float">
            <text:p>1427750186.09526</text:p>
          </table:table-cell>
          <table:table-cell office:value-type="float" office:value="1427750186.13328" calcext:value-type="float">
            <text:p>1427750186.13328</text:p>
          </table:table-cell>
          <table:table-cell/>
          <table:table-cell table:formula="of:=MAX([.B360];[.D360];[.G360])-MAX([.A360];[.C360];[.E360])" office:value-type="float" office:value="1.7324800491333" calcext:value-type="float">
            <text:p>1.7324800491</text:p>
          </table:table-cell>
          <table:table-cell table:formula="of:=IF(ISBLANK([.E360]);&quot;&quot;;[.I360])" office:value-type="float" office:value="1.7324800491333" calcext:value-type="float">
            <text:p>1.7324800491</text:p>
          </table:table-cell>
          <table:table-cell table:formula="of:=IF(OR(ISBLANK([.E360]);[.I360]&lt;=0);&quot;&quot;;[.I360])" office:value-type="float" office:value="1.7324800491333" calcext:value-type="float">
            <text:p>1.73248004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4021" calcext:value-type="float">
            <text:p>1427750184.4021</text:p>
          </table:table-cell>
          <table:table-cell office:value-type="float" office:value="1427750186.09531" calcext:value-type="float">
            <text:p>1427750186.09531</text:p>
          </table:table-cell>
          <table:table-cell office:value-type="float" office:value="1427750186.13321" calcext:value-type="float">
            <text:p>1427750186.13321</text:p>
          </table:table-cell>
          <table:table-cell/>
          <table:table-cell table:formula="of:=MAX([.B361];[.D361];[.G361])-MAX([.A361];[.C361];[.E361])" office:value-type="float" office:value="1.7311098575592" calcext:value-type="float">
            <text:p>1.7311098576</text:p>
          </table:table-cell>
          <table:table-cell table:formula="of:=IF(ISBLANK([.E361]);&quot;&quot;;[.I361])" office:value-type="float" office:value="1.7311098575592" calcext:value-type="float">
            <text:p>1.7311098576</text:p>
          </table:table-cell>
          <table:table-cell table:formula="of:=IF(OR(ISBLANK([.E361]);[.I361]&lt;=0);&quot;&quot;;[.I361])" office:value-type="float" office:value="1.7311098575592" calcext:value-type="float">
            <text:p>1.73110985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40342" calcext:value-type="float">
            <text:p>1427750184.40342</text:p>
          </table:table-cell>
          <table:table-cell office:value-type="float" office:value="1427750186.1914" calcext:value-type="float">
            <text:p>1427750186.1914</text:p>
          </table:table-cell>
          <table:table-cell office:value-type="float" office:value="1427750186.22216" calcext:value-type="float">
            <text:p>1427750186.22216</text:p>
          </table:table-cell>
          <table:table-cell/>
          <table:table-cell table:formula="of:=MAX([.B362];[.D362];[.G362])-MAX([.A362];[.C362];[.E362])" office:value-type="float" office:value="1.81874012947083" calcext:value-type="float">
            <text:p>1.8187401295</text:p>
          </table:table-cell>
          <table:table-cell table:formula="of:=IF(ISBLANK([.E362]);&quot;&quot;;[.I362])" office:value-type="float" office:value="1.81874012947083" calcext:value-type="float">
            <text:p>1.8187401295</text:p>
          </table:table-cell>
          <table:table-cell table:formula="of:=IF(OR(ISBLANK([.E362]);[.I362]&lt;=0);&quot;&quot;;[.I362])" office:value-type="float" office:value="1.81874012947083" calcext:value-type="float">
            <text:p>1.81874012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40471" calcext:value-type="float">
            <text:p>1427750184.40471</text:p>
          </table:table-cell>
          <table:table-cell office:value-type="float" office:value="1427750186.09521" calcext:value-type="float">
            <text:p>1427750186.09521</text:p>
          </table:table-cell>
          <table:table-cell office:value-type="float" office:value="1427750186.12881" calcext:value-type="float">
            <text:p>1427750186.12881</text:p>
          </table:table-cell>
          <table:table-cell/>
          <table:table-cell table:formula="of:=MAX([.B363];[.D363];[.G363])-MAX([.A363];[.C363];[.E363])" office:value-type="float" office:value="1.72409987449646" calcext:value-type="float">
            <text:p>1.7240998745</text:p>
          </table:table-cell>
          <table:table-cell table:formula="of:=IF(ISBLANK([.E363]);&quot;&quot;;[.I363])" office:value-type="float" office:value="1.72409987449646" calcext:value-type="float">
            <text:p>1.7240998745</text:p>
          </table:table-cell>
          <table:table-cell table:formula="of:=IF(OR(ISBLANK([.E363]);[.I363]&lt;=0);&quot;&quot;;[.I363])" office:value-type="float" office:value="1.72409987449646" calcext:value-type="float">
            <text:p>1.72409987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40601" calcext:value-type="float">
            <text:p>1427750184.40601</text:p>
          </table:table-cell>
          <table:table-cell office:value-type="float" office:value="1427750186.0954" calcext:value-type="float">
            <text:p>1427750186.0954</text:p>
          </table:table-cell>
          <table:table-cell office:value-type="float" office:value="1427750186.13544" calcext:value-type="float">
            <text:p>1427750186.13544</text:p>
          </table:table-cell>
          <table:table-cell/>
          <table:table-cell table:formula="of:=MAX([.B364];[.D364];[.G364])-MAX([.A364];[.C364];[.E364])" office:value-type="float" office:value="1.72943019866943" calcext:value-type="float">
            <text:p>1.7294301987</text:p>
          </table:table-cell>
          <table:table-cell table:formula="of:=IF(ISBLANK([.E364]);&quot;&quot;;[.I364])" office:value-type="float" office:value="1.72943019866943" calcext:value-type="float">
            <text:p>1.7294301987</text:p>
          </table:table-cell>
          <table:table-cell table:formula="of:=IF(OR(ISBLANK([.E364]);[.I364]&lt;=0);&quot;&quot;;[.I364])" office:value-type="float" office:value="1.72943019866943" calcext:value-type="float">
            <text:p>1.72943019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4.40731" calcext:value-type="float">
            <text:p>1427750184.40731</text:p>
          </table:table-cell>
          <table:table-cell office:value-type="float" office:value="1427750186.09546" calcext:value-type="float">
            <text:p>1427750186.09546</text:p>
          </table:table-cell>
          <table:table-cell office:value-type="float" office:value="1427750186.12653" calcext:value-type="float">
            <text:p>1427750186.12653</text:p>
          </table:table-cell>
          <table:table-cell/>
          <table:table-cell table:formula="of:=MAX([.B365];[.D365];[.G365])-MAX([.A365];[.C365];[.E365])" office:value-type="float" office:value="1.71921992301941" calcext:value-type="float">
            <text:p>1.719219923</text:p>
          </table:table-cell>
          <table:table-cell table:formula="of:=IF(ISBLANK([.E365]);&quot;&quot;;[.I365])" office:value-type="float" office:value="1.71921992301941" calcext:value-type="float">
            <text:p>1.719219923</text:p>
          </table:table-cell>
          <table:table-cell table:formula="of:=IF(OR(ISBLANK([.E365]);[.I365]&lt;=0);&quot;&quot;;[.I365])" office:value-type="float" office:value="1.71921992301941" calcext:value-type="float">
            <text:p>1.7192199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86.22217" calcext:value-type="float">
            <text:p>1427750186.22217</text:p>
          </table:table-cell>
          <table:table-cell office:value-type="float" office:value="1427750187.97873" calcext:value-type="float">
            <text:p>1427750187.97873</text:p>
          </table:table-cell>
          <table:table-cell table:number-columns-repeated="4"/>
          <table:table-cell table:formula="of:=MAX([.B366];[.D366];[.G366])-MAX([.A366];[.C366];[.E366])" office:value-type="float" office:value="1.7565598487854" calcext:value-type="float">
            <text:p>1.7565598488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218" calcext:value-type="float">
            <text:p>1427750186.22218</text:p>
          </table:table-cell>
          <table:table-cell office:value-type="float" office:value="1427750187.85687" calcext:value-type="float">
            <text:p>1427750187.85687</text:p>
          </table:table-cell>
          <table:table-cell office:value-type="float" office:value="1427750187.89355" calcext:value-type="float">
            <text:p>1427750187.89355</text:p>
          </table:table-cell>
          <table:table-cell/>
          <table:table-cell table:formula="of:=MAX([.B367];[.D367];[.G367])-MAX([.A367];[.C367];[.E367])" office:value-type="float" office:value="1.67137002944946" calcext:value-type="float">
            <text:p>1.6713700294</text:p>
          </table:table-cell>
          <table:table-cell table:formula="of:=IF(ISBLANK([.E367]);&quot;&quot;;[.I367])" office:value-type="float" office:value="1.67137002944946" calcext:value-type="float">
            <text:p>1.6713700294</text:p>
          </table:table-cell>
          <table:table-cell table:formula="of:=IF(OR(ISBLANK([.E367]);[.I367]&lt;=0);&quot;&quot;;[.I367])" office:value-type="float" office:value="1.67137002944946" calcext:value-type="float">
            <text:p>1.67137002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292" calcext:value-type="float">
            <text:p>1427750186.22292</text:p>
          </table:table-cell>
          <table:table-cell office:value-type="float" office:value="1427750187.94323" calcext:value-type="float">
            <text:p>1427750187.94323</text:p>
          </table:table-cell>
          <table:table-cell office:value-type="float" office:value="1427750187.97873" calcext:value-type="float">
            <text:p>1427750187.97873</text:p>
          </table:table-cell>
          <table:table-cell/>
          <table:table-cell table:formula="of:=MAX([.B368];[.D368];[.G368])-MAX([.A368];[.C368];[.E368])" office:value-type="float" office:value="1.75581002235413" calcext:value-type="float">
            <text:p>1.7558100224</text:p>
          </table:table-cell>
          <table:table-cell table:formula="of:=IF(ISBLANK([.E368]);&quot;&quot;;[.I368])" office:value-type="float" office:value="1.75581002235413" calcext:value-type="float">
            <text:p>1.7558100224</text:p>
          </table:table-cell>
          <table:table-cell table:formula="of:=IF(OR(ISBLANK([.E368]);[.I368]&lt;=0);&quot;&quot;;[.I368])" office:value-type="float" office:value="1.75581002235413" calcext:value-type="float">
            <text:p>1.75581002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36" calcext:value-type="float">
            <text:p>1427750186.2236</text:p>
          </table:table-cell>
          <table:table-cell office:value-type="float" office:value="1427750187.85705" calcext:value-type="float">
            <text:p>1427750187.85705</text:p>
          </table:table-cell>
          <table:table-cell office:value-type="float" office:value="1427750187.89467" calcext:value-type="float">
            <text:p>1427750187.89467</text:p>
          </table:table-cell>
          <table:table-cell/>
          <table:table-cell table:formula="of:=MAX([.B369];[.D369];[.G369])-MAX([.A369];[.C369];[.E369])" office:value-type="float" office:value="1.67107009887695" calcext:value-type="float">
            <text:p>1.6710700989</text:p>
          </table:table-cell>
          <table:table-cell table:formula="of:=IF(ISBLANK([.E369]);&quot;&quot;;[.I369])" office:value-type="float" office:value="1.67107009887695" calcext:value-type="float">
            <text:p>1.6710700989</text:p>
          </table:table-cell>
          <table:table-cell table:formula="of:=IF(OR(ISBLANK([.E369]);[.I369]&lt;=0);&quot;&quot;;[.I369])" office:value-type="float" office:value="1.67107009887695" calcext:value-type="float">
            <text:p>1.67107009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426" calcext:value-type="float">
            <text:p>1427750186.22426</text:p>
          </table:table-cell>
          <table:table-cell office:value-type="float" office:value="1427750187.85714" calcext:value-type="float">
            <text:p>1427750187.85714</text:p>
          </table:table-cell>
          <table:table-cell office:value-type="float" office:value="1427750187.89358" calcext:value-type="float">
            <text:p>1427750187.89358</text:p>
          </table:table-cell>
          <table:table-cell/>
          <table:table-cell table:formula="of:=MAX([.B370];[.D370];[.G370])-MAX([.A370];[.C370];[.E370])" office:value-type="float" office:value="1.66931986808777" calcext:value-type="float">
            <text:p>1.6693198681</text:p>
          </table:table-cell>
          <table:table-cell table:formula="of:=IF(ISBLANK([.E370]);&quot;&quot;;[.I370])" office:value-type="float" office:value="1.66931986808777" calcext:value-type="float">
            <text:p>1.6693198681</text:p>
          </table:table-cell>
          <table:table-cell table:formula="of:=IF(OR(ISBLANK([.E370]);[.I370]&lt;=0);&quot;&quot;;[.I370])" office:value-type="float" office:value="1.66931986808777" calcext:value-type="float">
            <text:p>1.66931986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492" calcext:value-type="float">
            <text:p>1427750186.22492</text:p>
          </table:table-cell>
          <table:table-cell office:value-type="float" office:value="1427750187.85695" calcext:value-type="float">
            <text:p>1427750187.85695</text:p>
          </table:table-cell>
          <table:table-cell office:value-type="float" office:value="1427750187.88951" calcext:value-type="float">
            <text:p>1427750187.88951</text:p>
          </table:table-cell>
          <table:table-cell/>
          <table:table-cell table:formula="of:=MAX([.B371];[.D371];[.G371])-MAX([.A371];[.C371];[.E371])" office:value-type="float" office:value="1.66458988189697" calcext:value-type="float">
            <text:p>1.6645898819</text:p>
          </table:table-cell>
          <table:table-cell table:formula="of:=IF(ISBLANK([.E371]);&quot;&quot;;[.I371])" office:value-type="float" office:value="1.66458988189697" calcext:value-type="float">
            <text:p>1.6645898819</text:p>
          </table:table-cell>
          <table:table-cell table:formula="of:=IF(OR(ISBLANK([.E371]);[.I371]&lt;=0);&quot;&quot;;[.I371])" office:value-type="float" office:value="1.66458988189697" calcext:value-type="float">
            <text:p>1.66458988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587" calcext:value-type="float">
            <text:p>1427750186.22587</text:p>
          </table:table-cell>
          <table:table-cell office:value-type="float" office:value="1427750187.85723" calcext:value-type="float">
            <text:p>1427750187.85723</text:p>
          </table:table-cell>
          <table:table-cell office:value-type="float" office:value="1427750187.89314" calcext:value-type="float">
            <text:p>1427750187.89314</text:p>
          </table:table-cell>
          <table:table-cell/>
          <table:table-cell table:formula="of:=MAX([.B372];[.D372];[.G372])-MAX([.A372];[.C372];[.E372])" office:value-type="float" office:value="1.66727018356323" calcext:value-type="float">
            <text:p>1.6672701836</text:p>
          </table:table-cell>
          <table:table-cell table:formula="of:=IF(ISBLANK([.E372]);&quot;&quot;;[.I372])" office:value-type="float" office:value="1.66727018356323" calcext:value-type="float">
            <text:p>1.6672701836</text:p>
          </table:table-cell>
          <table:table-cell table:formula="of:=IF(OR(ISBLANK([.E372]);[.I372]&lt;=0);&quot;&quot;;[.I372])" office:value-type="float" office:value="1.66727018356323" calcext:value-type="float">
            <text:p>1.66727018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655" calcext:value-type="float">
            <text:p>1427750186.22655</text:p>
          </table:table-cell>
          <table:table-cell office:value-type="float" office:value="1427750187.85681" calcext:value-type="float">
            <text:p>1427750187.85681</text:p>
          </table:table-cell>
          <table:table-cell office:value-type="float" office:value="1427750187.88947" calcext:value-type="float">
            <text:p>1427750187.88947</text:p>
          </table:table-cell>
          <table:table-cell/>
          <table:table-cell table:formula="of:=MAX([.B373];[.D373];[.G373])-MAX([.A373];[.C373];[.E373])" office:value-type="float" office:value="1.66291999816895" calcext:value-type="float">
            <text:p>1.6629199982</text:p>
          </table:table-cell>
          <table:table-cell table:formula="of:=IF(ISBLANK([.E373]);&quot;&quot;;[.I373])" office:value-type="float" office:value="1.66291999816895" calcext:value-type="float">
            <text:p>1.6629199982</text:p>
          </table:table-cell>
          <table:table-cell table:formula="of:=IF(OR(ISBLANK([.E373]);[.I373]&lt;=0);&quot;&quot;;[.I373])" office:value-type="float" office:value="1.66291999816895" calcext:value-type="float">
            <text:p>1.66291999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721" calcext:value-type="float">
            <text:p>1427750186.22721</text:p>
          </table:table-cell>
          <table:table-cell office:value-type="float" office:value="1427750187.85732" calcext:value-type="float">
            <text:p>1427750187.85732</text:p>
          </table:table-cell>
          <table:table-cell office:value-type="float" office:value="1427750187.88955" calcext:value-type="float">
            <text:p>1427750187.88955</text:p>
          </table:table-cell>
          <table:table-cell/>
          <table:table-cell table:formula="of:=MAX([.B374];[.D374];[.G374])-MAX([.A374];[.C374];[.E374])" office:value-type="float" office:value="1.66233992576599" calcext:value-type="float">
            <text:p>1.6623399258</text:p>
          </table:table-cell>
          <table:table-cell table:formula="of:=IF(ISBLANK([.E374]);&quot;&quot;;[.I374])" office:value-type="float" office:value="1.66233992576599" calcext:value-type="float">
            <text:p>1.6623399258</text:p>
          </table:table-cell>
          <table:table-cell table:formula="of:=IF(OR(ISBLANK([.E374]);[.I374]&lt;=0);&quot;&quot;;[.I374])" office:value-type="float" office:value="1.66233992576599" calcext:value-type="float">
            <text:p>1.66233992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79" calcext:value-type="float">
            <text:p>1427750186.2279</text:p>
          </table:table-cell>
          <table:table-cell office:value-type="float" office:value="1427750187.86432" calcext:value-type="float">
            <text:p>1427750187.86432</text:p>
          </table:table-cell>
          <table:table-cell office:value-type="float" office:value="1427750187.89985" calcext:value-type="float">
            <text:p>1427750187.89985</text:p>
          </table:table-cell>
          <table:table-cell/>
          <table:table-cell table:formula="of:=MAX([.B375];[.D375];[.G375])-MAX([.A375];[.C375];[.E375])" office:value-type="float" office:value="1.67194986343384" calcext:value-type="float">
            <text:p>1.6719498634</text:p>
          </table:table-cell>
          <table:table-cell table:formula="of:=IF(ISBLANK([.E375]);&quot;&quot;;[.I375])" office:value-type="float" office:value="1.67194986343384" calcext:value-type="float">
            <text:p>1.6719498634</text:p>
          </table:table-cell>
          <table:table-cell table:formula="of:=IF(OR(ISBLANK([.E375]);[.I375]&lt;=0);&quot;&quot;;[.I375])" office:value-type="float" office:value="1.67194986343384" calcext:value-type="float">
            <text:p>1.67194986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6.22856" calcext:value-type="float">
            <text:p>1427750186.22856</text:p>
          </table:table-cell>
          <table:table-cell office:value-type="float" office:value="1427750187.85742" calcext:value-type="float">
            <text:p>1427750187.85742</text:p>
          </table:table-cell>
          <table:table-cell office:value-type="float" office:value="1427750187.89151" calcext:value-type="float">
            <text:p>1427750187.89151</text:p>
          </table:table-cell>
          <table:table-cell/>
          <table:table-cell table:formula="of:=MAX([.B376];[.D376];[.G376])-MAX([.A376];[.C376];[.E376])" office:value-type="float" office:value="1.66295003890991" calcext:value-type="float">
            <text:p>1.6629500389</text:p>
          </table:table-cell>
          <table:table-cell table:formula="of:=IF(ISBLANK([.E376]);&quot;&quot;;[.I376])" office:value-type="float" office:value="1.66295003890991" calcext:value-type="float">
            <text:p>1.6629500389</text:p>
          </table:table-cell>
          <table:table-cell table:formula="of:=IF(OR(ISBLANK([.E376]);[.I376]&lt;=0);&quot;&quot;;[.I376])" office:value-type="float" office:value="1.66295003890991" calcext:value-type="float">
            <text:p>1.66295003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87.97875" calcext:value-type="float">
            <text:p>1427750187.97875</text:p>
          </table:table-cell>
          <table:table-cell office:value-type="float" office:value="1427750189.77816" calcext:value-type="float">
            <text:p>1427750189.77816</text:p>
          </table:table-cell>
          <table:table-cell table:number-columns-repeated="4"/>
          <table:table-cell table:formula="of:=MAX([.B377];[.D377];[.G377])-MAX([.A377];[.C377];[.E377])" office:value-type="float" office:value="1.79941010475159" calcext:value-type="float">
            <text:p>1.7994101048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7875" calcext:value-type="float">
            <text:p>1427750187.97875</text:p>
          </table:table-cell>
          <table:table-cell office:value-type="float" office:value="1427750189.658" calcext:value-type="float">
            <text:p>1427750189.658</text:p>
          </table:table-cell>
          <table:table-cell office:value-type="float" office:value="1427750189.69156" calcext:value-type="float">
            <text:p>1427750189.69156</text:p>
          </table:table-cell>
          <table:table-cell/>
          <table:table-cell table:formula="of:=MAX([.B378];[.D378];[.G378])-MAX([.A378];[.C378];[.E378])" office:value-type="float" office:value="1.71281003952026" calcext:value-type="float">
            <text:p>1.7128100395</text:p>
          </table:table-cell>
          <table:table-cell table:formula="of:=IF(ISBLANK([.E378]);&quot;&quot;;[.I378])" office:value-type="float" office:value="1.71281003952026" calcext:value-type="float">
            <text:p>1.7128100395</text:p>
          </table:table-cell>
          <table:table-cell table:formula="of:=IF(OR(ISBLANK([.E378]);[.I378]&lt;=0);&quot;&quot;;[.I378])" office:value-type="float" office:value="1.71281003952026" calcext:value-type="float">
            <text:p>1.71281003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8022" calcext:value-type="float">
            <text:p>1427750187.98022</text:p>
          </table:table-cell>
          <table:table-cell office:value-type="float" office:value="1427750189.34348" calcext:value-type="float">
            <text:p>1427750189.34348</text:p>
          </table:table-cell>
          <table:table-cell office:value-type="float" office:value="1427750189.65826" calcext:value-type="float">
            <text:p>1427750189.65826</text:p>
          </table:table-cell>
          <table:table-cell/>
          <table:table-cell table:formula="of:=MAX([.B379];[.D379];[.G379])-MAX([.A379];[.C379];[.E379])" office:value-type="float" office:value="1.67804002761841" calcext:value-type="float">
            <text:p>1.6780400276</text:p>
          </table:table-cell>
          <table:table-cell table:formula="of:=IF(ISBLANK([.E379]);&quot;&quot;;[.I379])" office:value-type="float" office:value="1.67804002761841" calcext:value-type="float">
            <text:p>1.6780400276</text:p>
          </table:table-cell>
          <table:table-cell table:formula="of:=IF(OR(ISBLANK([.E379]);[.I379]&lt;=0);&quot;&quot;;[.I379])" office:value-type="float" office:value="1.67804002761841" calcext:value-type="float">
            <text:p>1.67804002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8158" calcext:value-type="float">
            <text:p>1427750187.98158</text:p>
          </table:table-cell>
          <table:table-cell office:value-type="float" office:value="1427750189.65822" calcext:value-type="float">
            <text:p>1427750189.65822</text:p>
          </table:table-cell>
          <table:table-cell office:value-type="float" office:value="1427750189.6942" calcext:value-type="float">
            <text:p>1427750189.6942</text:p>
          </table:table-cell>
          <table:table-cell/>
          <table:table-cell table:formula="of:=MAX([.B380];[.D380];[.G380])-MAX([.A380];[.C380];[.E380])" office:value-type="float" office:value="1.71262001991272" calcext:value-type="float">
            <text:p>1.7126200199</text:p>
          </table:table-cell>
          <table:table-cell table:formula="of:=IF(ISBLANK([.E380]);&quot;&quot;;[.I380])" office:value-type="float" office:value="1.71262001991272" calcext:value-type="float">
            <text:p>1.7126200199</text:p>
          </table:table-cell>
          <table:table-cell table:formula="of:=IF(OR(ISBLANK([.E380]);[.I380]&lt;=0);&quot;&quot;;[.I380])" office:value-type="float" office:value="1.71262001991272" calcext:value-type="float">
            <text:p>1.71262001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829" calcext:value-type="float">
            <text:p>1427750187.9829</text:p>
          </table:table-cell>
          <table:table-cell office:value-type="float" office:value="1427750189.65812" calcext:value-type="float">
            <text:p>1427750189.65812</text:p>
          </table:table-cell>
          <table:table-cell office:value-type="float" office:value="1427750189.69415" calcext:value-type="float">
            <text:p>1427750189.69415</text:p>
          </table:table-cell>
          <table:table-cell/>
          <table:table-cell table:formula="of:=MAX([.B381];[.D381];[.G381])-MAX([.A381];[.C381];[.E381])" office:value-type="float" office:value="1.7112500667572" calcext:value-type="float">
            <text:p>1.7112500668</text:p>
          </table:table-cell>
          <table:table-cell table:formula="of:=IF(ISBLANK([.E381]);&quot;&quot;;[.I381])" office:value-type="float" office:value="1.7112500667572" calcext:value-type="float">
            <text:p>1.7112500668</text:p>
          </table:table-cell>
          <table:table-cell table:formula="of:=IF(OR(ISBLANK([.E381]);[.I381]&lt;=0);&quot;&quot;;[.I381])" office:value-type="float" office:value="1.7112500667572" calcext:value-type="float">
            <text:p>1.71125006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8418" calcext:value-type="float">
            <text:p>1427750187.98418</text:p>
          </table:table-cell>
          <table:table-cell office:value-type="float" office:value="1427750189.65817" calcext:value-type="float">
            <text:p>1427750189.65817</text:p>
          </table:table-cell>
          <table:table-cell office:value-type="float" office:value="1427750189.69521" calcext:value-type="float">
            <text:p>1427750189.69521</text:p>
          </table:table-cell>
          <table:table-cell/>
          <table:table-cell table:formula="of:=MAX([.B382];[.D382];[.G382])-MAX([.A382];[.C382];[.E382])" office:value-type="float" office:value="1.71103000640869" calcext:value-type="float">
            <text:p>1.7110300064</text:p>
          </table:table-cell>
          <table:table-cell table:formula="of:=IF(ISBLANK([.E382]);&quot;&quot;;[.I382])" office:value-type="float" office:value="1.71103000640869" calcext:value-type="float">
            <text:p>1.7110300064</text:p>
          </table:table-cell>
          <table:table-cell table:formula="of:=IF(OR(ISBLANK([.E382]);[.I382]&lt;=0);&quot;&quot;;[.I382])" office:value-type="float" office:value="1.71103000640869" calcext:value-type="float">
            <text:p>1.71103000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8535" calcext:value-type="float">
            <text:p>1427750187.98535</text:p>
          </table:table-cell>
          <table:table-cell office:value-type="float" office:value="1427750189.66248" calcext:value-type="float">
            <text:p>1427750189.66248</text:p>
          </table:table-cell>
          <table:table-cell office:value-type="float" office:value="1427750189.69515" calcext:value-type="float">
            <text:p>1427750189.69515</text:p>
          </table:table-cell>
          <table:table-cell/>
          <table:table-cell table:formula="of:=MAX([.B383];[.D383];[.G383])-MAX([.A383];[.C383];[.E383])" office:value-type="float" office:value="1.70980000495911" calcext:value-type="float">
            <text:p>1.709800005</text:p>
          </table:table-cell>
          <table:table-cell table:formula="of:=IF(ISBLANK([.E383]);&quot;&quot;;[.I383])" office:value-type="float" office:value="1.70980000495911" calcext:value-type="float">
            <text:p>1.709800005</text:p>
          </table:table-cell>
          <table:table-cell table:formula="of:=IF(OR(ISBLANK([.E383]);[.I383]&lt;=0);&quot;&quot;;[.I383])" office:value-type="float" office:value="1.70980000495911" calcext:value-type="float">
            <text:p>1.7098000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8657" calcext:value-type="float">
            <text:p>1427750187.98657</text:p>
          </table:table-cell>
          <table:table-cell office:value-type="float" office:value="1427750189.7441" calcext:value-type="float">
            <text:p>1427750189.7441</text:p>
          </table:table-cell>
          <table:table-cell office:value-type="float" office:value="1427750189.77814" calcext:value-type="float">
            <text:p>1427750189.77814</text:p>
          </table:table-cell>
          <table:table-cell/>
          <table:table-cell table:formula="of:=MAX([.B384];[.D384];[.G384])-MAX([.A384];[.C384];[.E384])" office:value-type="float" office:value="1.79157018661499" calcext:value-type="float">
            <text:p>1.7915701866</text:p>
          </table:table-cell>
          <table:table-cell table:formula="of:=IF(ISBLANK([.E384]);&quot;&quot;;[.I384])" office:value-type="float" office:value="1.79157018661499" calcext:value-type="float">
            <text:p>1.7915701866</text:p>
          </table:table-cell>
          <table:table-cell table:formula="of:=IF(OR(ISBLANK([.E384]);[.I384]&lt;=0);&quot;&quot;;[.I384])" office:value-type="float" office:value="1.79157018661499" calcext:value-type="float">
            <text:p>1.79157018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8774" calcext:value-type="float">
            <text:p>1427750187.98774</text:p>
          </table:table-cell>
          <table:table-cell office:value-type="float" office:value="1427750189.65831" calcext:value-type="float">
            <text:p>1427750189.65831</text:p>
          </table:table-cell>
          <table:table-cell office:value-type="float" office:value="1427750189.69929" calcext:value-type="float">
            <text:p>1427750189.69929</text:p>
          </table:table-cell>
          <table:table-cell/>
          <table:table-cell table:formula="of:=MAX([.B385];[.D385];[.G385])-MAX([.A385];[.C385];[.E385])" office:value-type="float" office:value="1.71154999732971" calcext:value-type="float">
            <text:p>1.7115499973</text:p>
          </table:table-cell>
          <table:table-cell table:formula="of:=IF(ISBLANK([.E385]);&quot;&quot;;[.I385])" office:value-type="float" office:value="1.71154999732971" calcext:value-type="float">
            <text:p>1.7115499973</text:p>
          </table:table-cell>
          <table:table-cell table:formula="of:=IF(OR(ISBLANK([.E385]);[.I385]&lt;=0);&quot;&quot;;[.I385])" office:value-type="float" office:value="1.71154999732971" calcext:value-type="float">
            <text:p>1.71154999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8852" calcext:value-type="float">
            <text:p>1427750187.98852</text:p>
          </table:table-cell>
          <table:table-cell office:value-type="float" office:value="1427750189.65806" calcext:value-type="float">
            <text:p>1427750189.65806</text:p>
          </table:table-cell>
          <table:table-cell office:value-type="float" office:value="1427750189.69152" calcext:value-type="float">
            <text:p>1427750189.69152</text:p>
          </table:table-cell>
          <table:table-cell/>
          <table:table-cell table:formula="of:=MAX([.B386];[.D386];[.G386])-MAX([.A386];[.C386];[.E386])" office:value-type="float" office:value="1.70300006866455" calcext:value-type="float">
            <text:p>1.7030000687</text:p>
          </table:table-cell>
          <table:table-cell table:formula="of:=IF(ISBLANK([.E386]);&quot;&quot;;[.I386])" office:value-type="float" office:value="1.70300006866455" calcext:value-type="float">
            <text:p>1.7030000687</text:p>
          </table:table-cell>
          <table:table-cell table:formula="of:=IF(OR(ISBLANK([.E386]);[.I386]&lt;=0);&quot;&quot;;[.I386])" office:value-type="float" office:value="1.70300006866455" calcext:value-type="float">
            <text:p>1.70300006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7.98931" calcext:value-type="float">
            <text:p>1427750187.98931</text:p>
          </table:table-cell>
          <table:table-cell office:value-type="float" office:value="1427750189.65836" calcext:value-type="float">
            <text:p>1427750189.65836</text:p>
          </table:table-cell>
          <table:table-cell office:value-type="float" office:value="1427750189.69934" calcext:value-type="float">
            <text:p>1427750189.69934</text:p>
          </table:table-cell>
          <table:table-cell/>
          <table:table-cell table:formula="of:=MAX([.B387];[.D387];[.G387])-MAX([.A387];[.C387];[.E387])" office:value-type="float" office:value="1.71003007888794" calcext:value-type="float">
            <text:p>1.7100300789</text:p>
          </table:table-cell>
          <table:table-cell table:formula="of:=IF(ISBLANK([.E387]);&quot;&quot;;[.I387])" office:value-type="float" office:value="1.71003007888794" calcext:value-type="float">
            <text:p>1.7100300789</text:p>
          </table:table-cell>
          <table:table-cell table:formula="of:=IF(OR(ISBLANK([.E387]);[.I387]&lt;=0);&quot;&quot;;[.I387])" office:value-type="float" office:value="1.71003007888794" calcext:value-type="float">
            <text:p>1.71003007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89.77817" calcext:value-type="float">
            <text:p>1427750189.77817</text:p>
          </table:table-cell>
          <table:table-cell office:value-type="float" office:value="1427750191.46895" calcext:value-type="float">
            <text:p>1427750191.46895</text:p>
          </table:table-cell>
          <table:table-cell table:number-columns-repeated="4"/>
          <table:table-cell table:formula="of:=MAX([.B388];[.D388];[.G388])-MAX([.A388];[.C388];[.E388])" office:value-type="float" office:value="1.6907799243927" calcext:value-type="float">
            <text:p>1.6907799244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7818" calcext:value-type="float">
            <text:p>1427750189.77818</text:p>
          </table:table-cell>
          <table:table-cell office:value-type="float" office:value="1427750191.35167" calcext:value-type="float">
            <text:p>1427750191.35167</text:p>
          </table:table-cell>
          <table:table-cell office:value-type="float" office:value="1427750191.38504" calcext:value-type="float">
            <text:p>1427750191.38504</text:p>
          </table:table-cell>
          <table:table-cell/>
          <table:table-cell table:formula="of:=MAX([.B389];[.D389];[.G389])-MAX([.A389];[.C389];[.E389])" office:value-type="float" office:value="1.60686016082764" calcext:value-type="float">
            <text:p>1.6068601608</text:p>
          </table:table-cell>
          <table:table-cell table:formula="of:=IF(ISBLANK([.E389]);&quot;&quot;;[.I389])" office:value-type="float" office:value="1.60686016082764" calcext:value-type="float">
            <text:p>1.6068601608</text:p>
          </table:table-cell>
          <table:table-cell table:formula="of:=IF(OR(ISBLANK([.E389]);[.I389]&lt;=0);&quot;&quot;;[.I389])" office:value-type="float" office:value="1.60686016082764" calcext:value-type="float">
            <text:p>1.60686016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7957" calcext:value-type="float">
            <text:p>1427750189.77957</text:p>
          </table:table-cell>
          <table:table-cell office:value-type="float" office:value="1427750191.35179" calcext:value-type="float">
            <text:p>1427750191.35179</text:p>
          </table:table-cell>
          <table:table-cell office:value-type="float" office:value="1427750191.38763" calcext:value-type="float">
            <text:p>1427750191.38763</text:p>
          </table:table-cell>
          <table:table-cell/>
          <table:table-cell table:formula="of:=MAX([.B390];[.D390];[.G390])-MAX([.A390];[.C390];[.E390])" office:value-type="float" office:value="1.60805988311768" calcext:value-type="float">
            <text:p>1.6080598831</text:p>
          </table:table-cell>
          <table:table-cell table:formula="of:=IF(ISBLANK([.E390]);&quot;&quot;;[.I390])" office:value-type="float" office:value="1.60805988311768" calcext:value-type="float">
            <text:p>1.6080598831</text:p>
          </table:table-cell>
          <table:table-cell table:formula="of:=IF(OR(ISBLANK([.E390]);[.I390]&lt;=0);&quot;&quot;;[.I390])" office:value-type="float" office:value="1.60805988311768" calcext:value-type="float">
            <text:p>1.60805988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8093" calcext:value-type="float">
            <text:p>1427750189.78093</text:p>
          </table:table-cell>
          <table:table-cell office:value-type="float" office:value="1427750191.35218" calcext:value-type="float">
            <text:p>1427750191.35218</text:p>
          </table:table-cell>
          <table:table-cell office:value-type="float" office:value="1427750191.38751" calcext:value-type="float">
            <text:p>1427750191.38751</text:p>
          </table:table-cell>
          <table:table-cell/>
          <table:table-cell table:formula="of:=MAX([.B391];[.D391];[.G391])-MAX([.A391];[.C391];[.E391])" office:value-type="float" office:value="1.60658001899719" calcext:value-type="float">
            <text:p>1.606580019</text:p>
          </table:table-cell>
          <table:table-cell table:formula="of:=IF(ISBLANK([.E391]);&quot;&quot;;[.I391])" office:value-type="float" office:value="1.60658001899719" calcext:value-type="float">
            <text:p>1.606580019</text:p>
          </table:table-cell>
          <table:table-cell table:formula="of:=IF(OR(ISBLANK([.E391]);[.I391]&lt;=0);&quot;&quot;;[.I391])" office:value-type="float" office:value="1.60658001899719" calcext:value-type="float">
            <text:p>1.6065800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8231" calcext:value-type="float">
            <text:p>1427750189.78231</text:p>
          </table:table-cell>
          <table:table-cell office:value-type="float" office:value="1427750191.43453" calcext:value-type="float">
            <text:p>1427750191.43453</text:p>
          </table:table-cell>
          <table:table-cell office:value-type="float" office:value="1427750191.46895" calcext:value-type="float">
            <text:p>1427750191.46895</text:p>
          </table:table-cell>
          <table:table-cell/>
          <table:table-cell table:formula="of:=MAX([.B392];[.D392];[.G392])-MAX([.A392];[.C392];[.E392])" office:value-type="float" office:value="1.68664002418518" calcext:value-type="float">
            <text:p>1.6866400242</text:p>
          </table:table-cell>
          <table:table-cell table:formula="of:=IF(ISBLANK([.E392]);&quot;&quot;;[.I392])" office:value-type="float" office:value="1.68664002418518" calcext:value-type="float">
            <text:p>1.6866400242</text:p>
          </table:table-cell>
          <table:table-cell table:formula="of:=IF(OR(ISBLANK([.E392]);[.I392]&lt;=0);&quot;&quot;;[.I392])" office:value-type="float" office:value="1.68664002418518" calcext:value-type="float">
            <text:p>1.68664002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8366" calcext:value-type="float">
            <text:p>1427750189.78366</text:p>
          </table:table-cell>
          <table:table-cell office:value-type="float" office:value="1427750191.35173" calcext:value-type="float">
            <text:p>1427750191.35173</text:p>
          </table:table-cell>
          <table:table-cell office:value-type="float" office:value="1427750191.38262" calcext:value-type="float">
            <text:p>1427750191.38262</text:p>
          </table:table-cell>
          <table:table-cell/>
          <table:table-cell table:formula="of:=MAX([.B393];[.D393];[.G393])-MAX([.A393];[.C393];[.E393])" office:value-type="float" office:value="1.59896016120911" calcext:value-type="float">
            <text:p>1.5989601612</text:p>
          </table:table-cell>
          <table:table-cell table:formula="of:=IF(ISBLANK([.E393]);&quot;&quot;;[.I393])" office:value-type="float" office:value="1.59896016120911" calcext:value-type="float">
            <text:p>1.5989601612</text:p>
          </table:table-cell>
          <table:table-cell table:formula="of:=IF(OR(ISBLANK([.E393]);[.I393]&lt;=0);&quot;&quot;;[.I393])" office:value-type="float" office:value="1.59896016120911" calcext:value-type="float">
            <text:p>1.59896016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8498" calcext:value-type="float">
            <text:p>1427750189.78498</text:p>
          </table:table-cell>
          <table:table-cell office:value-type="float" office:value="1427750191.35202" calcext:value-type="float">
            <text:p>1427750191.35202</text:p>
          </table:table-cell>
          <table:table-cell office:value-type="float" office:value="1427750191.38758" calcext:value-type="float">
            <text:p>1427750191.38758</text:p>
          </table:table-cell>
          <table:table-cell/>
          <table:table-cell table:formula="of:=MAX([.B394];[.D394];[.G394])-MAX([.A394];[.C394];[.E394])" office:value-type="float" office:value="1.60259985923767" calcext:value-type="float">
            <text:p>1.6025998592</text:p>
          </table:table-cell>
          <table:table-cell table:formula="of:=IF(ISBLANK([.E394]);&quot;&quot;;[.I394])" office:value-type="float" office:value="1.60259985923767" calcext:value-type="float">
            <text:p>1.6025998592</text:p>
          </table:table-cell>
          <table:table-cell table:formula="of:=IF(OR(ISBLANK([.E394]);[.I394]&lt;=0);&quot;&quot;;[.I394])" office:value-type="float" office:value="1.60259985923767" calcext:value-type="float">
            <text:p>1.60259985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8674" calcext:value-type="float">
            <text:p>1427750189.78674</text:p>
          </table:table-cell>
          <table:table-cell office:value-type="float" office:value="1427750191.35195" calcext:value-type="float">
            <text:p>1427750191.35195</text:p>
          </table:table-cell>
          <table:table-cell office:value-type="float" office:value="1427750191.38498" calcext:value-type="float">
            <text:p>1427750191.38498</text:p>
          </table:table-cell>
          <table:table-cell/>
          <table:table-cell table:formula="of:=MAX([.B395];[.D395];[.G395])-MAX([.A395];[.C395];[.E395])" office:value-type="float" office:value="1.59823989868164" calcext:value-type="float">
            <text:p>1.5982398987</text:p>
          </table:table-cell>
          <table:table-cell table:formula="of:=IF(ISBLANK([.E395]);&quot;&quot;;[.I395])" office:value-type="float" office:value="1.59823989868164" calcext:value-type="float">
            <text:p>1.5982398987</text:p>
          </table:table-cell>
          <table:table-cell table:formula="of:=IF(OR(ISBLANK([.E395]);[.I395]&lt;=0);&quot;&quot;;[.I395])" office:value-type="float" office:value="1.59823989868164" calcext:value-type="float">
            <text:p>1.59823989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8771" calcext:value-type="float">
            <text:p>1427750189.78771</text:p>
          </table:table-cell>
          <table:table-cell office:value-type="float" office:value="1427750191.35213" calcext:value-type="float">
            <text:p>1427750191.35213</text:p>
          </table:table-cell>
          <table:table-cell office:value-type="float" office:value="1427750191.38251" calcext:value-type="float">
            <text:p>1427750191.38251</text:p>
          </table:table-cell>
          <table:table-cell/>
          <table:table-cell table:formula="of:=MAX([.B396];[.D396];[.G396])-MAX([.A396];[.C396];[.E396])" office:value-type="float" office:value="1.59479999542236" calcext:value-type="float">
            <text:p>1.5947999954</text:p>
          </table:table-cell>
          <table:table-cell table:formula="of:=IF(ISBLANK([.E396]);&quot;&quot;;[.I396])" office:value-type="float" office:value="1.59479999542236" calcext:value-type="float">
            <text:p>1.5947999954</text:p>
          </table:table-cell>
          <table:table-cell table:formula="of:=IF(OR(ISBLANK([.E396]);[.I396]&lt;=0);&quot;&quot;;[.I396])" office:value-type="float" office:value="1.59479999542236" calcext:value-type="float">
            <text:p>1.59479999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8821" calcext:value-type="float">
            <text:p>1427750189.78821</text:p>
          </table:table-cell>
          <table:table-cell office:value-type="float" office:value="1427750191.35187" calcext:value-type="float">
            <text:p>1427750191.35187</text:p>
          </table:table-cell>
          <table:table-cell office:value-type="float" office:value="1427750191.38745" calcext:value-type="float">
            <text:p>1427750191.38745</text:p>
          </table:table-cell>
          <table:table-cell/>
          <table:table-cell table:formula="of:=MAX([.B397];[.D397];[.G397])-MAX([.A397];[.C397];[.E397])" office:value-type="float" office:value="1.59924006462097" calcext:value-type="float">
            <text:p>1.5992400646</text:p>
          </table:table-cell>
          <table:table-cell table:formula="of:=IF(ISBLANK([.E397]);&quot;&quot;;[.I397])" office:value-type="float" office:value="1.59924006462097" calcext:value-type="float">
            <text:p>1.5992400646</text:p>
          </table:table-cell>
          <table:table-cell table:formula="of:=IF(OR(ISBLANK([.E397]);[.I397]&lt;=0);&quot;&quot;;[.I397])" office:value-type="float" office:value="1.59924006462097" calcext:value-type="float">
            <text:p>1.59924006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89.78866" calcext:value-type="float">
            <text:p>1427750189.78866</text:p>
          </table:table-cell>
          <table:table-cell office:value-type="float" office:value="1427750191.35208" calcext:value-type="float">
            <text:p>1427750191.35208</text:p>
          </table:table-cell>
          <table:table-cell office:value-type="float" office:value="1427750191.38505" calcext:value-type="float">
            <text:p>1427750191.38505</text:p>
          </table:table-cell>
          <table:table-cell/>
          <table:table-cell table:formula="of:=MAX([.B398];[.D398];[.G398])-MAX([.A398];[.C398];[.E398])" office:value-type="float" office:value="1.59639000892639" calcext:value-type="float">
            <text:p>1.5963900089</text:p>
          </table:table-cell>
          <table:table-cell table:formula="of:=IF(ISBLANK([.E398]);&quot;&quot;;[.I398])" office:value-type="float" office:value="1.59639000892639" calcext:value-type="float">
            <text:p>1.5963900089</text:p>
          </table:table-cell>
          <table:table-cell table:formula="of:=IF(OR(ISBLANK([.E398]);[.I398]&lt;=0);&quot;&quot;;[.I398])" office:value-type="float" office:value="1.59639000892639" calcext:value-type="float">
            <text:p>1.59639000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91.46897" calcext:value-type="float">
            <text:p>1427750191.46897</text:p>
          </table:table-cell>
          <table:table-cell office:value-type="float" office:value="1427750193.15705" calcext:value-type="float">
            <text:p>1427750193.15705</text:p>
          </table:table-cell>
          <table:table-cell table:number-columns-repeated="4"/>
          <table:table-cell table:formula="of:=MAX([.B399];[.D399];[.G399])-MAX([.A399];[.C399];[.E399])" office:value-type="float" office:value="1.68807983398438" calcext:value-type="float">
            <text:p>1.688079834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91.46897" calcext:value-type="float">
            <text:p>1427750191.46897</text:p>
          </table:table-cell>
          <table:table-cell office:value-type="float" office:value="1427750193.04165" calcext:value-type="float">
            <text:p>1427750193.04165</text:p>
          </table:table-cell>
          <table:table-cell office:value-type="float" office:value="1427750193.07807" calcext:value-type="float">
            <text:p>1427750193.07807</text:p>
          </table:table-cell>
          <table:table-cell/>
          <table:table-cell table:formula="of:=MAX([.B400];[.D400];[.G400])-MAX([.A400];[.C400];[.E400])" office:value-type="float" office:value="1.60909986495972" calcext:value-type="float">
            <text:p>1.609099865</text:p>
          </table:table-cell>
          <table:table-cell table:formula="of:=IF(ISBLANK([.E400]);&quot;&quot;;[.I400])" office:value-type="float" office:value="1.60909986495972" calcext:value-type="float">
            <text:p>1.609099865</text:p>
          </table:table-cell>
          <table:table-cell table:formula="of:=IF(OR(ISBLANK([.E400]);[.I400]&lt;=0);&quot;&quot;;[.I400])" office:value-type="float" office:value="1.60909986495972" calcext:value-type="float">
            <text:p>1.6090998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1.46962" calcext:value-type="float">
            <text:p>1427750191.46962</text:p>
          </table:table-cell>
          <table:table-cell office:value-type="float" office:value="1427750193.12957" calcext:value-type="float">
            <text:p>1427750193.12957</text:p>
          </table:table-cell>
          <table:table-cell office:value-type="float" office:value="1427750193.15704" calcext:value-type="float">
            <text:p>1427750193.15704</text:p>
          </table:table-cell>
          <table:table-cell/>
          <table:table-cell table:formula="of:=MAX([.B401];[.D401];[.G401])-MAX([.A401];[.C401];[.E401])" office:value-type="float" office:value="1.687420129776" calcext:value-type="float">
            <text:p>1.6874201298</text:p>
          </table:table-cell>
          <table:table-cell table:formula="of:=IF(ISBLANK([.E401]);&quot;&quot;;[.I401])" office:value-type="float" office:value="1.687420129776" calcext:value-type="float">
            <text:p>1.6874201298</text:p>
          </table:table-cell>
          <table:table-cell table:formula="of:=IF(OR(ISBLANK([.E401]);[.I401]&lt;=0);&quot;&quot;;[.I401])" office:value-type="float" office:value="1.687420129776" calcext:value-type="float">
            <text:p>1.68742012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1.47021" calcext:value-type="float">
            <text:p>1427750191.47021</text:p>
          </table:table-cell>
          <table:table-cell office:value-type="float" office:value="1427750193.04173" calcext:value-type="float">
            <text:p>1427750193.04173</text:p>
          </table:table-cell>
          <table:table-cell office:value-type="float" office:value="1427750193.07824" calcext:value-type="float">
            <text:p>1427750193.07824</text:p>
          </table:table-cell>
          <table:table-cell/>
          <table:table-cell table:formula="of:=MAX([.B402];[.D402];[.G402])-MAX([.A402];[.C402];[.E402])" office:value-type="float" office:value="1.60802984237671" calcext:value-type="float">
            <text:p>1.6080298424</text:p>
          </table:table-cell>
          <table:table-cell table:formula="of:=IF(ISBLANK([.E402]);&quot;&quot;;[.I402])" office:value-type="float" office:value="1.60802984237671" calcext:value-type="float">
            <text:p>1.6080298424</text:p>
          </table:table-cell>
          <table:table-cell table:formula="of:=IF(OR(ISBLANK([.E402]);[.I402]&lt;=0);&quot;&quot;;[.I402])" office:value-type="float" office:value="1.60802984237671" calcext:value-type="float">
            <text:p>1.60802984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1.47081" calcext:value-type="float">
            <text:p>1427750191.47081</text:p>
          </table:table-cell>
          <table:table-cell office:value-type="float" office:value="1427750193.0419" calcext:value-type="float">
            <text:p>1427750193.0419</text:p>
          </table:table-cell>
          <table:table-cell office:value-type="float" office:value="1427750193.07809" calcext:value-type="float">
            <text:p>1427750193.07809</text:p>
          </table:table-cell>
          <table:table-cell/>
          <table:table-cell table:formula="of:=MAX([.B403];[.D403];[.G403])-MAX([.A403];[.C403];[.E403])" office:value-type="float" office:value="1.60728001594543" calcext:value-type="float">
            <text:p>1.6072800159</text:p>
          </table:table-cell>
          <table:table-cell table:formula="of:=IF(ISBLANK([.E403]);&quot;&quot;;[.I403])" office:value-type="float" office:value="1.60728001594543" calcext:value-type="float">
            <text:p>1.6072800159</text:p>
          </table:table-cell>
          <table:table-cell table:formula="of:=IF(OR(ISBLANK([.E403]);[.I403]&lt;=0);&quot;&quot;;[.I403])" office:value-type="float" office:value="1.60728001594543" calcext:value-type="float">
            <text:p>1.60728001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1.47143" calcext:value-type="float">
            <text:p>1427750191.47143</text:p>
          </table:table-cell>
          <table:table-cell office:value-type="float" office:value="1427750193.04215" calcext:value-type="float">
            <text:p>1427750193.04215</text:p>
          </table:table-cell>
          <table:table-cell office:value-type="float" office:value="1427750193.07945" calcext:value-type="float">
            <text:p>1427750193.07945</text:p>
          </table:table-cell>
          <table:table-cell/>
          <table:table-cell table:formula="of:=MAX([.B404];[.D404];[.G404])-MAX([.A404];[.C404];[.E404])" office:value-type="float" office:value="1.60801982879639" calcext:value-type="float">
            <text:p>1.6080198288</text:p>
          </table:table-cell>
          <table:table-cell table:formula="of:=IF(ISBLANK([.E404]);&quot;&quot;;[.I404])" office:value-type="float" office:value="1.60801982879639" calcext:value-type="float">
            <text:p>1.6080198288</text:p>
          </table:table-cell>
          <table:table-cell table:formula="of:=IF(OR(ISBLANK([.E404]);[.I404]&lt;=0);&quot;&quot;;[.I404])" office:value-type="float" office:value="1.60801982879639" calcext:value-type="float">
            <text:p>1.60801982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1.47202" calcext:value-type="float">
            <text:p>1427750191.47202</text:p>
          </table:table-cell>
          <table:table-cell office:value-type="float" office:value="1427750193.04209" calcext:value-type="float">
            <text:p>1427750193.04209</text:p>
          </table:table-cell>
          <table:table-cell office:value-type="float" office:value="1427750193.07826" calcext:value-type="float">
            <text:p>1427750193.07826</text:p>
          </table:table-cell>
          <table:table-cell/>
          <table:table-cell table:formula="of:=MAX([.B405];[.D405];[.G405])-MAX([.A405];[.C405];[.E405])" office:value-type="float" office:value="1.60624003410339" calcext:value-type="float">
            <text:p>1.6062400341</text:p>
          </table:table-cell>
          <table:table-cell table:formula="of:=IF(ISBLANK([.E405]);&quot;&quot;;[.I405])" office:value-type="float" office:value="1.60624003410339" calcext:value-type="float">
            <text:p>1.6062400341</text:p>
          </table:table-cell>
          <table:table-cell table:formula="of:=IF(OR(ISBLANK([.E405]);[.I405]&lt;=0);&quot;&quot;;[.I405])" office:value-type="float" office:value="1.60624003410339" calcext:value-type="float">
            <text:p>1.60624003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1.47261" calcext:value-type="float">
            <text:p>1427750191.47261</text:p>
          </table:table-cell>
          <table:table-cell office:value-type="float" office:value="1427750193.04181" calcext:value-type="float">
            <text:p>1427750193.04181</text:p>
          </table:table-cell>
          <table:table-cell office:value-type="float" office:value="1427750193.07825" calcext:value-type="float">
            <text:p>1427750193.07825</text:p>
          </table:table-cell>
          <table:table-cell/>
          <table:table-cell table:formula="of:=MAX([.B406];[.D406];[.G406])-MAX([.A406];[.C406];[.E406])" office:value-type="float" office:value="1.6056399345398" calcext:value-type="float">
            <text:p>1.6056399345</text:p>
          </table:table-cell>
          <table:table-cell table:formula="of:=IF(ISBLANK([.E406]);&quot;&quot;;[.I406])" office:value-type="float" office:value="1.6056399345398" calcext:value-type="float">
            <text:p>1.6056399345</text:p>
          </table:table-cell>
          <table:table-cell table:formula="of:=IF(OR(ISBLANK([.E406]);[.I406]&lt;=0);&quot;&quot;;[.I406])" office:value-type="float" office:value="1.6056399345398" calcext:value-type="float">
            <text:p>1.60563993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1.47321" calcext:value-type="float">
            <text:p>1427750191.47321</text:p>
          </table:table-cell>
          <table:table-cell office:value-type="float" office:value="1427750193.04224" calcext:value-type="float">
            <text:p>1427750193.04224</text:p>
          </table:table-cell>
          <table:table-cell office:value-type="float" office:value="1427750193.07809" calcext:value-type="float">
            <text:p>1427750193.07809</text:p>
          </table:table-cell>
          <table:table-cell/>
          <table:table-cell table:formula="of:=MAX([.B407];[.D407];[.G407])-MAX([.A407];[.C407];[.E407])" office:value-type="float" office:value="1.60487985610962" calcext:value-type="float">
            <text:p>1.6048798561</text:p>
          </table:table-cell>
          <table:table-cell table:formula="of:=IF(ISBLANK([.E407]);&quot;&quot;;[.I407])" office:value-type="float" office:value="1.60487985610962" calcext:value-type="float">
            <text:p>1.6048798561</text:p>
          </table:table-cell>
          <table:table-cell table:formula="of:=IF(OR(ISBLANK([.E407]);[.I407]&lt;=0);&quot;&quot;;[.I407])" office:value-type="float" office:value="1.60487985610962" calcext:value-type="float">
            <text:p>1.6048798561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408];[.D408];[.G408])-MAX([.A408];[.C408];[.E408])" office:value-type="float" office:value="0" calcext:value-type="float">
            <text:p>0</text:p>
          </table:table-cell>
          <table:table-cell table:formula="of:=IF(ISBLANK([.E408]);&quot;&quot;;[.I408])" office:value-type="float" office:value="0" calcext:value-type="float">
            <text:p>0</text:p>
          </table:table-cell>
          <table:table-cell table:formula="of:=IF(OR(ISBLANK([.E408]);[.I408]&lt;=0);&quot;&quot;;[.I40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91.47441" calcext:value-type="float">
            <text:p>1427750191.47441</text:p>
          </table:table-cell>
          <table:table-cell office:value-type="float" office:value="1427750193.04199" calcext:value-type="float">
            <text:p>1427750193.04199</text:p>
          </table:table-cell>
          <table:table-cell office:value-type="float" office:value="1427750193.07826" calcext:value-type="float">
            <text:p>1427750193.07826</text:p>
          </table:table-cell>
          <table:table-cell/>
          <table:table-cell table:formula="of:=MAX([.B409];[.D409];[.G409])-MAX([.A409];[.C409];[.E409])" office:value-type="float" office:value="1.6038498878479" calcext:value-type="float">
            <text:p>1.6038498878</text:p>
          </table:table-cell>
          <table:table-cell table:formula="of:=IF(ISBLANK([.E409]);&quot;&quot;;[.I409])" office:value-type="float" office:value="1.6038498878479" calcext:value-type="float">
            <text:p>1.6038498878</text:p>
          </table:table-cell>
          <table:table-cell table:formula="of:=IF(OR(ISBLANK([.E409]);[.I409]&lt;=0);&quot;&quot;;[.I409])" office:value-type="float" office:value="1.6038498878479" calcext:value-type="float">
            <text:p>1.60384988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93.15706" calcext:value-type="float">
            <text:p>1427750193.15706</text:p>
          </table:table-cell>
          <table:table-cell office:value-type="float" office:value="1427750194.7175" calcext:value-type="float">
            <text:p>1427750194.7175</text:p>
          </table:table-cell>
          <table:table-cell table:number-columns-repeated="4"/>
          <table:table-cell table:formula="of:=MAX([.B410];[.D410];[.G410])-MAX([.A410];[.C410];[.E410])" office:value-type="float" office:value="1.56044006347656" calcext:value-type="float">
            <text:p>1.5604400635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5706" calcext:value-type="float">
            <text:p>1427750193.15706</text:p>
          </table:table-cell>
          <table:table-cell office:value-type="float" office:value="1427750194.58526" calcext:value-type="float">
            <text:p>1427750194.58526</text:p>
          </table:table-cell>
          <table:table-cell office:value-type="float" office:value="1427750194.617" calcext:value-type="float">
            <text:p>1427750194.617</text:p>
          </table:table-cell>
          <table:table-cell/>
          <table:table-cell table:formula="of:=MAX([.B411];[.D411];[.G411])-MAX([.A411];[.C411];[.E411])" office:value-type="float" office:value="1.45994019508362" calcext:value-type="float">
            <text:p>1.4599401951</text:p>
          </table:table-cell>
          <table:table-cell table:formula="of:=IF(ISBLANK([.E411]);&quot;&quot;;[.I411])" office:value-type="float" office:value="1.45994019508362" calcext:value-type="float">
            <text:p>1.4599401951</text:p>
          </table:table-cell>
          <table:table-cell table:formula="of:=IF(OR(ISBLANK([.E411]);[.I411]&lt;=0);&quot;&quot;;[.I411])" office:value-type="float" office:value="1.45994019508362" calcext:value-type="float">
            <text:p>1.45994019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5844" calcext:value-type="float">
            <text:p>1427750193.15844</text:p>
          </table:table-cell>
          <table:table-cell office:value-type="float" office:value="1427750194.58542" calcext:value-type="float">
            <text:p>1427750194.58542</text:p>
          </table:table-cell>
          <table:table-cell office:value-type="float" office:value="1427750194.61949" calcext:value-type="float">
            <text:p>1427750194.61949</text:p>
          </table:table-cell>
          <table:table-cell/>
          <table:table-cell table:formula="of:=MAX([.B412];[.D412];[.G412])-MAX([.A412];[.C412];[.E412])" office:value-type="float" office:value="1.46104979515076" calcext:value-type="float">
            <text:p>1.4610497952</text:p>
          </table:table-cell>
          <table:table-cell table:formula="of:=IF(ISBLANK([.E412]);&quot;&quot;;[.I412])" office:value-type="float" office:value="1.46104979515076" calcext:value-type="float">
            <text:p>1.4610497952</text:p>
          </table:table-cell>
          <table:table-cell table:formula="of:=IF(OR(ISBLANK([.E412]);[.I412]&lt;=0);&quot;&quot;;[.I412])" office:value-type="float" office:value="1.46104979515076" calcext:value-type="float">
            <text:p>1.46104979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5996" calcext:value-type="float">
            <text:p>1427750193.15996</text:p>
          </table:table-cell>
          <table:table-cell office:value-type="float" office:value="1427750194.58553" calcext:value-type="float">
            <text:p>1427750194.58553</text:p>
          </table:table-cell>
          <table:table-cell office:value-type="float" office:value="1427750194.61945" calcext:value-type="float">
            <text:p>1427750194.61945</text:p>
          </table:table-cell>
          <table:table-cell/>
          <table:table-cell table:formula="of:=MAX([.B413];[.D413];[.G413])-MAX([.A413];[.C413];[.E413])" office:value-type="float" office:value="1.45949006080627" calcext:value-type="float">
            <text:p>1.4594900608</text:p>
          </table:table-cell>
          <table:table-cell table:formula="of:=IF(ISBLANK([.E413]);&quot;&quot;;[.I413])" office:value-type="float" office:value="1.45949006080627" calcext:value-type="float">
            <text:p>1.4594900608</text:p>
          </table:table-cell>
          <table:table-cell table:formula="of:=IF(OR(ISBLANK([.E413]);[.I413]&lt;=0);&quot;&quot;;[.I413])" office:value-type="float" office:value="1.45949006080627" calcext:value-type="float">
            <text:p>1.45949006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6166" calcext:value-type="float">
            <text:p>1427750193.16166</text:p>
          </table:table-cell>
          <table:table-cell office:value-type="float" office:value="1427750194.59294" calcext:value-type="float">
            <text:p>1427750194.59294</text:p>
          </table:table-cell>
          <table:table-cell office:value-type="float" office:value="1427750194.62962" calcext:value-type="float">
            <text:p>1427750194.62962</text:p>
          </table:table-cell>
          <table:table-cell/>
          <table:table-cell table:formula="of:=MAX([.B414];[.D414];[.G414])-MAX([.A414];[.C414];[.E414])" office:value-type="float" office:value="1.46796011924744" calcext:value-type="float">
            <text:p>1.4679601192</text:p>
          </table:table-cell>
          <table:table-cell table:formula="of:=IF(ISBLANK([.E414]);&quot;&quot;;[.I414])" office:value-type="float" office:value="1.46796011924744" calcext:value-type="float">
            <text:p>1.4679601192</text:p>
          </table:table-cell>
          <table:table-cell table:formula="of:=IF(OR(ISBLANK([.E414]);[.I414]&lt;=0);&quot;&quot;;[.I414])" office:value-type="float" office:value="1.46796011924744" calcext:value-type="float">
            <text:p>1.46796011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6301" calcext:value-type="float">
            <text:p>1427750193.16301</text:p>
          </table:table-cell>
          <table:table-cell office:value-type="float" office:value="1427750194.5852" calcext:value-type="float">
            <text:p>1427750194.5852</text:p>
          </table:table-cell>
          <table:table-cell office:value-type="float" office:value="1427750194.61546" calcext:value-type="float">
            <text:p>1427750194.61546</text:p>
          </table:table-cell>
          <table:table-cell/>
          <table:table-cell table:formula="of:=MAX([.B415];[.D415];[.G415])-MAX([.A415];[.C415];[.E415])" office:value-type="float" office:value="1.45245003700256" calcext:value-type="float">
            <text:p>1.452450037</text:p>
          </table:table-cell>
          <table:table-cell table:formula="of:=IF(ISBLANK([.E415]);&quot;&quot;;[.I415])" office:value-type="float" office:value="1.45245003700256" calcext:value-type="float">
            <text:p>1.452450037</text:p>
          </table:table-cell>
          <table:table-cell table:formula="of:=IF(OR(ISBLANK([.E415]);[.I415]&lt;=0);&quot;&quot;;[.I415])" office:value-type="float" office:value="1.45245003700256" calcext:value-type="float">
            <text:p>1.4524500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6435" calcext:value-type="float">
            <text:p>1427750193.16435</text:p>
          </table:table-cell>
          <table:table-cell office:value-type="float" office:value="1427750194.58531" calcext:value-type="float">
            <text:p>1427750194.58531</text:p>
          </table:table-cell>
          <table:table-cell office:value-type="float" office:value="1427750194.62209" calcext:value-type="float">
            <text:p>1427750194.62209</text:p>
          </table:table-cell>
          <table:table-cell/>
          <table:table-cell table:formula="of:=MAX([.B416];[.D416];[.G416])-MAX([.A416];[.C416];[.E416])" office:value-type="float" office:value="1.45774006843567" calcext:value-type="float">
            <text:p>1.4577400684</text:p>
          </table:table-cell>
          <table:table-cell table:formula="of:=IF(ISBLANK([.E416]);&quot;&quot;;[.I416])" office:value-type="float" office:value="1.45774006843567" calcext:value-type="float">
            <text:p>1.4577400684</text:p>
          </table:table-cell>
          <table:table-cell table:formula="of:=IF(OR(ISBLANK([.E416]);[.I416]&lt;=0);&quot;&quot;;[.I416])" office:value-type="float" office:value="1.45774006843567" calcext:value-type="float">
            <text:p>1.45774006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6565" calcext:value-type="float">
            <text:p>1427750193.16565</text:p>
          </table:table-cell>
          <table:table-cell office:value-type="float" office:value="1427750194.58547" calcext:value-type="float">
            <text:p>1427750194.58547</text:p>
          </table:table-cell>
          <table:table-cell office:value-type="float" office:value="1427750194.6195" calcext:value-type="float">
            <text:p>1427750194.6195</text:p>
          </table:table-cell>
          <table:table-cell/>
          <table:table-cell table:formula="of:=MAX([.B417];[.D417];[.G417])-MAX([.A417];[.C417];[.E417])" office:value-type="float" office:value="1.45385003089905" calcext:value-type="float">
            <text:p>1.4538500309</text:p>
          </table:table-cell>
          <table:table-cell table:formula="of:=IF(ISBLANK([.E417]);&quot;&quot;;[.I417])" office:value-type="float" office:value="1.45385003089905" calcext:value-type="float">
            <text:p>1.4538500309</text:p>
          </table:table-cell>
          <table:table-cell table:formula="of:=IF(OR(ISBLANK([.E417]);[.I417]&lt;=0);&quot;&quot;;[.I417])" office:value-type="float" office:value="1.45385003089905" calcext:value-type="float">
            <text:p>1.45385003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6752" calcext:value-type="float">
            <text:p>1427750193.16752</text:p>
          </table:table-cell>
          <table:table-cell office:value-type="float" office:value="1427750194.68239" calcext:value-type="float">
            <text:p>1427750194.68239</text:p>
          </table:table-cell>
          <table:table-cell office:value-type="float" office:value="1427750194.71749" calcext:value-type="float">
            <text:p>1427750194.71749</text:p>
          </table:table-cell>
          <table:table-cell/>
          <table:table-cell table:formula="of:=MAX([.B418];[.D418];[.G418])-MAX([.A418];[.C418];[.E418])" office:value-type="float" office:value="1.54996991157532" calcext:value-type="float">
            <text:p>1.5499699116</text:p>
          </table:table-cell>
          <table:table-cell table:formula="of:=IF(ISBLANK([.E418]);&quot;&quot;;[.I418])" office:value-type="float" office:value="1.54996991157532" calcext:value-type="float">
            <text:p>1.5499699116</text:p>
          </table:table-cell>
          <table:table-cell table:formula="of:=IF(OR(ISBLANK([.E418]);[.I418]&lt;=0);&quot;&quot;;[.I418])" office:value-type="float" office:value="1.54996991157532" calcext:value-type="float">
            <text:p>1.54996991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6885" calcext:value-type="float">
            <text:p>1427750193.16885</text:p>
          </table:table-cell>
          <table:table-cell office:value-type="float" office:value="1427750194.58537" calcext:value-type="float">
            <text:p>1427750194.58537</text:p>
          </table:table-cell>
          <table:table-cell office:value-type="float" office:value="1427750194.6221" calcext:value-type="float">
            <text:p>1427750194.6221</text:p>
          </table:table-cell>
          <table:table-cell/>
          <table:table-cell table:formula="of:=MAX([.B419];[.D419];[.G419])-MAX([.A419];[.C419];[.E419])" office:value-type="float" office:value="1.45325016975403" calcext:value-type="float">
            <text:p>1.4532501698</text:p>
          </table:table-cell>
          <table:table-cell table:formula="of:=IF(ISBLANK([.E419]);&quot;&quot;;[.I419])" office:value-type="float" office:value="1.45325016975403" calcext:value-type="float">
            <text:p>1.4532501698</text:p>
          </table:table-cell>
          <table:table-cell table:formula="of:=IF(OR(ISBLANK([.E419]);[.I419]&lt;=0);&quot;&quot;;[.I419])" office:value-type="float" office:value="1.45325016975403" calcext:value-type="float">
            <text:p>1.45325016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3.17032" calcext:value-type="float">
            <text:p>1427750193.17032</text:p>
          </table:table-cell>
          <table:table-cell office:value-type="float" office:value="1427750194.58558" calcext:value-type="float">
            <text:p>1427750194.58558</text:p>
          </table:table-cell>
          <table:table-cell office:value-type="float" office:value="1427750194.61955" calcext:value-type="float">
            <text:p>1427750194.61955</text:p>
          </table:table-cell>
          <table:table-cell/>
          <table:table-cell table:formula="of:=MAX([.B420];[.D420];[.G420])-MAX([.A420];[.C420];[.E420])" office:value-type="float" office:value="1.44922995567322" calcext:value-type="float">
            <text:p>1.4492299557</text:p>
          </table:table-cell>
          <table:table-cell table:formula="of:=IF(ISBLANK([.E420]);&quot;&quot;;[.I420])" office:value-type="float" office:value="1.44922995567322" calcext:value-type="float">
            <text:p>1.4492299557</text:p>
          </table:table-cell>
          <table:table-cell table:formula="of:=IF(OR(ISBLANK([.E420]);[.I420]&lt;=0);&quot;&quot;;[.I420])" office:value-type="float" office:value="1.44922995567322" calcext:value-type="float">
            <text:p>1.44922995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94.71751" calcext:value-type="float">
            <text:p>1427750194.71751</text:p>
          </table:table-cell>
          <table:table-cell office:value-type="float" office:value="1427750196.31322" calcext:value-type="float">
            <text:p>1427750196.31322</text:p>
          </table:table-cell>
          <table:table-cell table:number-columns-repeated="4"/>
          <table:table-cell table:formula="of:=MAX([.B421];[.D421];[.G421])-MAX([.A421];[.C421];[.E421])" office:value-type="float" office:value="1.59571003913879" calcext:value-type="float">
            <text:p>1.5957100391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1751" calcext:value-type="float">
            <text:p>1427750194.71751</text:p>
          </table:table-cell>
          <table:table-cell office:value-type="float" office:value="1427750196.19359" calcext:value-type="float">
            <text:p>1427750196.19359</text:p>
          </table:table-cell>
          <table:table-cell office:value-type="float" office:value="1427750196.23065" calcext:value-type="float">
            <text:p>1427750196.23065</text:p>
          </table:table-cell>
          <table:table-cell/>
          <table:table-cell table:formula="of:=MAX([.B422];[.D422];[.G422])-MAX([.A422];[.C422];[.E422])" office:value-type="float" office:value="1.51313996315002" calcext:value-type="float">
            <text:p>1.5131399632</text:p>
          </table:table-cell>
          <table:table-cell table:formula="of:=IF(ISBLANK([.E422]);&quot;&quot;;[.I422])" office:value-type="float" office:value="1.51313996315002" calcext:value-type="float">
            <text:p>1.5131399632</text:p>
          </table:table-cell>
          <table:table-cell table:formula="of:=IF(OR(ISBLANK([.E422]);[.I422]&lt;=0);&quot;&quot;;[.I422])" office:value-type="float" office:value="1.51313996315002" calcext:value-type="float">
            <text:p>1.51313996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1989" calcext:value-type="float">
            <text:p>1427750194.71989</text:p>
          </table:table-cell>
          <table:table-cell office:value-type="float" office:value="1427750196.19354" calcext:value-type="float">
            <text:p>1427750196.19354</text:p>
          </table:table-cell>
          <table:table-cell office:value-type="float" office:value="1427750196.22758" calcext:value-type="float">
            <text:p>1427750196.22758</text:p>
          </table:table-cell>
          <table:table-cell/>
          <table:table-cell table:formula="of:=MAX([.B423];[.D423];[.G423])-MAX([.A423];[.C423];[.E423])" office:value-type="float" office:value="1.50768995285034" calcext:value-type="float">
            <text:p>1.5076899529</text:p>
          </table:table-cell>
          <table:table-cell table:formula="of:=IF(ISBLANK([.E423]);&quot;&quot;;[.I423])" office:value-type="float" office:value="1.50768995285034" calcext:value-type="float">
            <text:p>1.5076899529</text:p>
          </table:table-cell>
          <table:table-cell table:formula="of:=IF(OR(ISBLANK([.E423]);[.I423]&lt;=0);&quot;&quot;;[.I423])" office:value-type="float" office:value="1.50768995285034" calcext:value-type="float">
            <text:p>1.50768995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211" calcext:value-type="float">
            <text:p>1427750194.7211</text:p>
          </table:table-cell>
          <table:table-cell office:value-type="float" office:value="1427750196.19348" calcext:value-type="float">
            <text:p>1427750196.19348</text:p>
          </table:table-cell>
          <table:table-cell office:value-type="float" office:value="1427750196.2314" calcext:value-type="float">
            <text:p>1427750196.2314</text:p>
          </table:table-cell>
          <table:table-cell/>
          <table:table-cell table:formula="of:=MAX([.B424];[.D424];[.G424])-MAX([.A424];[.C424];[.E424])" office:value-type="float" office:value="1.51029992103577" calcext:value-type="float">
            <text:p>1.510299921</text:p>
          </table:table-cell>
          <table:table-cell table:formula="of:=IF(ISBLANK([.E424]);&quot;&quot;;[.I424])" office:value-type="float" office:value="1.51029992103577" calcext:value-type="float">
            <text:p>1.510299921</text:p>
          </table:table-cell>
          <table:table-cell table:formula="of:=IF(OR(ISBLANK([.E424]);[.I424]&lt;=0);&quot;&quot;;[.I424])" office:value-type="float" office:value="1.51029992103577" calcext:value-type="float">
            <text:p>1.5102999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2232" calcext:value-type="float">
            <text:p>1427750194.72232</text:p>
          </table:table-cell>
          <table:table-cell office:value-type="float" office:value="1427750195.69478" calcext:value-type="float">
            <text:p>1427750195.69478</text:p>
          </table:table-cell>
          <table:table-cell office:value-type="float" office:value="1427750196.19373" calcext:value-type="float">
            <text:p>1427750196.19373</text:p>
          </table:table-cell>
          <table:table-cell/>
          <table:table-cell table:formula="of:=MAX([.B425];[.D425];[.G425])-MAX([.A425];[.C425];[.E425])" office:value-type="float" office:value="1.47141003608704" calcext:value-type="float">
            <text:p>1.4714100361</text:p>
          </table:table-cell>
          <table:table-cell table:formula="of:=IF(ISBLANK([.E425]);&quot;&quot;;[.I425])" office:value-type="float" office:value="1.47141003608704" calcext:value-type="float">
            <text:p>1.4714100361</text:p>
          </table:table-cell>
          <table:table-cell table:formula="of:=IF(OR(ISBLANK([.E425]);[.I425]&lt;=0);&quot;&quot;;[.I425])" office:value-type="float" office:value="1.47141003608704" calcext:value-type="float">
            <text:p>1.47141003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2352" calcext:value-type="float">
            <text:p>1427750194.72352</text:p>
          </table:table-cell>
          <table:table-cell office:value-type="float" office:value="1427750196.1937" calcext:value-type="float">
            <text:p>1427750196.1937</text:p>
          </table:table-cell>
          <table:table-cell office:value-type="float" office:value="1427750196.22761" calcext:value-type="float">
            <text:p>1427750196.22761</text:p>
          </table:table-cell>
          <table:table-cell/>
          <table:table-cell table:formula="of:=MAX([.B426];[.D426];[.G426])-MAX([.A426];[.C426];[.E426])" office:value-type="float" office:value="1.50409007072449" calcext:value-type="float">
            <text:p>1.5040900707</text:p>
          </table:table-cell>
          <table:table-cell table:formula="of:=IF(ISBLANK([.E426]);&quot;&quot;;[.I426])" office:value-type="float" office:value="1.50409007072449" calcext:value-type="float">
            <text:p>1.5040900707</text:p>
          </table:table-cell>
          <table:table-cell table:formula="of:=IF(OR(ISBLANK([.E426]);[.I426]&lt;=0);&quot;&quot;;[.I426])" office:value-type="float" office:value="1.50409007072449" calcext:value-type="float">
            <text:p>1.50409007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2402" calcext:value-type="float">
            <text:p>1427750194.72402</text:p>
          </table:table-cell>
          <table:table-cell office:value-type="float" office:value="1427750196.2797" calcext:value-type="float">
            <text:p>1427750196.2797</text:p>
          </table:table-cell>
          <table:table-cell office:value-type="float" office:value="1427750196.31322" calcext:value-type="float">
            <text:p>1427750196.31322</text:p>
          </table:table-cell>
          <table:table-cell/>
          <table:table-cell table:formula="of:=MAX([.B427];[.D427];[.G427])-MAX([.A427];[.C427];[.E427])" office:value-type="float" office:value="1.58920001983643" calcext:value-type="float">
            <text:p>1.5892000198</text:p>
          </table:table-cell>
          <table:table-cell table:formula="of:=IF(ISBLANK([.E427]);&quot;&quot;;[.I427])" office:value-type="float" office:value="1.58920001983643" calcext:value-type="float">
            <text:p>1.5892000198</text:p>
          </table:table-cell>
          <table:table-cell table:formula="of:=IF(OR(ISBLANK([.E427]);[.I427]&lt;=0);&quot;&quot;;[.I427])" office:value-type="float" office:value="1.58920001983643" calcext:value-type="float">
            <text:p>1.58920001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2452" calcext:value-type="float">
            <text:p>1427750194.72452</text:p>
          </table:table-cell>
          <table:table-cell office:value-type="float" office:value="1427750196.19365" calcext:value-type="float">
            <text:p>1427750196.19365</text:p>
          </table:table-cell>
          <table:table-cell office:value-type="float" office:value="1427750196.23149" calcext:value-type="float">
            <text:p>1427750196.23149</text:p>
          </table:table-cell>
          <table:table-cell/>
          <table:table-cell table:formula="of:=MAX([.B428];[.D428];[.G428])-MAX([.A428];[.C428];[.E428])" office:value-type="float" office:value="1.50696992874146" calcext:value-type="float">
            <text:p>1.5069699287</text:p>
          </table:table-cell>
          <table:table-cell table:formula="of:=IF(ISBLANK([.E428]);&quot;&quot;;[.I428])" office:value-type="float" office:value="1.50696992874146" calcext:value-type="float">
            <text:p>1.5069699287</text:p>
          </table:table-cell>
          <table:table-cell table:formula="of:=IF(OR(ISBLANK([.E428]);[.I428]&lt;=0);&quot;&quot;;[.I428])" office:value-type="float" office:value="1.50696992874146" calcext:value-type="float">
            <text:p>1.50696992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2502" calcext:value-type="float">
            <text:p>1427750194.72502</text:p>
          </table:table-cell>
          <table:table-cell office:value-type="float" office:value="1427750196.19379" calcext:value-type="float">
            <text:p>1427750196.19379</text:p>
          </table:table-cell>
          <table:table-cell office:value-type="float" office:value="1427750196.22761" calcext:value-type="float">
            <text:p>1427750196.22761</text:p>
          </table:table-cell>
          <table:table-cell/>
          <table:table-cell table:formula="of:=MAX([.B429];[.D429];[.G429])-MAX([.A429];[.C429];[.E429])" office:value-type="float" office:value="1.50259017944336" calcext:value-type="float">
            <text:p>1.5025901794</text:p>
          </table:table-cell>
          <table:table-cell table:formula="of:=IF(ISBLANK([.E429]);&quot;&quot;;[.I429])" office:value-type="float" office:value="1.50259017944336" calcext:value-type="float">
            <text:p>1.5025901794</text:p>
          </table:table-cell>
          <table:table-cell table:formula="of:=IF(OR(ISBLANK([.E429]);[.I429]&lt;=0);&quot;&quot;;[.I429])" office:value-type="float" office:value="1.50259017944336" calcext:value-type="float">
            <text:p>1.50259017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2551" calcext:value-type="float">
            <text:p>1427750194.72551</text:p>
          </table:table-cell>
          <table:table-cell office:value-type="float" office:value="1427750196.19384" calcext:value-type="float">
            <text:p>1427750196.19384</text:p>
          </table:table-cell>
          <table:table-cell office:value-type="float" office:value="1427750196.23308" calcext:value-type="float">
            <text:p>1427750196.23308</text:p>
          </table:table-cell>
          <table:table-cell/>
          <table:table-cell table:formula="of:=MAX([.B430];[.D430];[.G430])-MAX([.A430];[.C430];[.E430])" office:value-type="float" office:value="1.50757002830505" calcext:value-type="float">
            <text:p>1.5075700283</text:p>
          </table:table-cell>
          <table:table-cell table:formula="of:=IF(ISBLANK([.E430]);&quot;&quot;;[.I430])" office:value-type="float" office:value="1.50757002830505" calcext:value-type="float">
            <text:p>1.5075700283</text:p>
          </table:table-cell>
          <table:table-cell table:formula="of:=IF(OR(ISBLANK([.E430]);[.I430]&lt;=0);&quot;&quot;;[.I430])" office:value-type="float" office:value="1.50757002830505" calcext:value-type="float">
            <text:p>1.50757002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4.72601" calcext:value-type="float">
            <text:p>1427750194.72601</text:p>
          </table:table-cell>
          <table:table-cell office:value-type="float" office:value="1427750196.19751" calcext:value-type="float">
            <text:p>1427750196.19751</text:p>
          </table:table-cell>
          <table:table-cell office:value-type="float" office:value="1427750196.23314" calcext:value-type="float">
            <text:p>1427750196.23314</text:p>
          </table:table-cell>
          <table:table-cell/>
          <table:table-cell table:formula="of:=MAX([.B431];[.D431];[.G431])-MAX([.A431];[.C431];[.E431])" office:value-type="float" office:value="1.50712990760803" calcext:value-type="float">
            <text:p>1.5071299076</text:p>
          </table:table-cell>
          <table:table-cell table:formula="of:=IF(ISBLANK([.E431]);&quot;&quot;;[.I431])" office:value-type="float" office:value="1.50712990760803" calcext:value-type="float">
            <text:p>1.5071299076</text:p>
          </table:table-cell>
          <table:table-cell table:formula="of:=IF(OR(ISBLANK([.E431]);[.I431]&lt;=0);&quot;&quot;;[.I431])" office:value-type="float" office:value="1.50712990760803" calcext:value-type="float">
            <text:p>1.50712990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96.31324" calcext:value-type="float">
            <text:p>1427750196.31324</text:p>
          </table:table-cell>
          <table:table-cell office:value-type="float" office:value="1427750198.1917" calcext:value-type="float">
            <text:p>1427750198.1917</text:p>
          </table:table-cell>
          <table:table-cell table:number-columns-repeated="4"/>
          <table:table-cell table:formula="of:=MAX([.B432];[.D432];[.G432])-MAX([.A432];[.C432];[.E432])" office:value-type="float" office:value="1.87845993041992" calcext:value-type="float">
            <text:p>1.8784599304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1324" calcext:value-type="float">
            <text:p>1427750196.31324</text:p>
          </table:table-cell>
          <table:table-cell office:value-type="float" office:value="1427750198.06931" calcext:value-type="float">
            <text:p>1427750198.06931</text:p>
          </table:table-cell>
          <table:table-cell office:value-type="float" office:value="1427750198.10684" calcext:value-type="float">
            <text:p>1427750198.10684</text:p>
          </table:table-cell>
          <table:table-cell/>
          <table:table-cell table:formula="of:=MAX([.B433];[.D433];[.G433])-MAX([.A433];[.C433];[.E433])" office:value-type="float" office:value="1.79359984397888" calcext:value-type="float">
            <text:p>1.793599844</text:p>
          </table:table-cell>
          <table:table-cell table:formula="of:=IF(ISBLANK([.E433]);&quot;&quot;;[.I433])" office:value-type="float" office:value="1.79359984397888" calcext:value-type="float">
            <text:p>1.793599844</text:p>
          </table:table-cell>
          <table:table-cell table:formula="of:=IF(OR(ISBLANK([.E433]);[.I433]&lt;=0);&quot;&quot;;[.I433])" office:value-type="float" office:value="1.79359984397888" calcext:value-type="float">
            <text:p>1.7935998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1461" calcext:value-type="float">
            <text:p>1427750196.31461</text:p>
          </table:table-cell>
          <table:table-cell office:value-type="float" office:value="1427750198.06963" calcext:value-type="float">
            <text:p>1427750198.06963</text:p>
          </table:table-cell>
          <table:table-cell office:value-type="float" office:value="1427750198.10685" calcext:value-type="float">
            <text:p>1427750198.10685</text:p>
          </table:table-cell>
          <table:table-cell/>
          <table:table-cell table:formula="of:=MAX([.B434];[.D434];[.G434])-MAX([.A434];[.C434];[.E434])" office:value-type="float" office:value="1.79223990440369" calcext:value-type="float">
            <text:p>1.7922399044</text:p>
          </table:table-cell>
          <table:table-cell table:formula="of:=IF(ISBLANK([.E434]);&quot;&quot;;[.I434])" office:value-type="float" office:value="1.79223990440369" calcext:value-type="float">
            <text:p>1.7922399044</text:p>
          </table:table-cell>
          <table:table-cell table:formula="of:=IF(OR(ISBLANK([.E434]);[.I434]&lt;=0);&quot;&quot;;[.I434])" office:value-type="float" office:value="1.79223990440369" calcext:value-type="float">
            <text:p>1.79223990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1606" calcext:value-type="float">
            <text:p>1427750196.31606</text:p>
          </table:table-cell>
          <table:table-cell office:value-type="float" office:value="1427750198.06958" calcext:value-type="float">
            <text:p>1427750198.06958</text:p>
          </table:table-cell>
          <table:table-cell office:value-type="float" office:value="1427750198.10198" calcext:value-type="float">
            <text:p>1427750198.10198</text:p>
          </table:table-cell>
          <table:table-cell/>
          <table:table-cell table:formula="of:=MAX([.B435];[.D435];[.G435])-MAX([.A435];[.C435];[.E435])" office:value-type="float" office:value="1.78591990470886" calcext:value-type="float">
            <text:p>1.7859199047</text:p>
          </table:table-cell>
          <table:table-cell table:formula="of:=IF(ISBLANK([.E435]);&quot;&quot;;[.I435])" office:value-type="float" office:value="1.78591990470886" calcext:value-type="float">
            <text:p>1.7859199047</text:p>
          </table:table-cell>
          <table:table-cell table:formula="of:=IF(OR(ISBLANK([.E435]);[.I435]&lt;=0);&quot;&quot;;[.I435])" office:value-type="float" office:value="1.78591990470886" calcext:value-type="float">
            <text:p>1.78591990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1752" calcext:value-type="float">
            <text:p>1427750196.31752</text:p>
          </table:table-cell>
          <table:table-cell office:value-type="float" office:value="1427750198.06968" calcext:value-type="float">
            <text:p>1427750198.06968</text:p>
          </table:table-cell>
          <table:table-cell office:value-type="float" office:value="1427750198.10215" calcext:value-type="float">
            <text:p>1427750198.10215</text:p>
          </table:table-cell>
          <table:table-cell/>
          <table:table-cell table:formula="of:=MAX([.B436];[.D436];[.G436])-MAX([.A436];[.C436];[.E436])" office:value-type="float" office:value="1.78463006019592" calcext:value-type="float">
            <text:p>1.7846300602</text:p>
          </table:table-cell>
          <table:table-cell table:formula="of:=IF(ISBLANK([.E436]);&quot;&quot;;[.I436])" office:value-type="float" office:value="1.78463006019592" calcext:value-type="float">
            <text:p>1.7846300602</text:p>
          </table:table-cell>
          <table:table-cell table:formula="of:=IF(OR(ISBLANK([.E436]);[.I436]&lt;=0);&quot;&quot;;[.I436])" office:value-type="float" office:value="1.78463006019592" calcext:value-type="float">
            <text:p>1.78463006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1884" calcext:value-type="float">
            <text:p>1427750196.31884</text:p>
          </table:table-cell>
          <table:table-cell office:value-type="float" office:value="1427750198.06937" calcext:value-type="float">
            <text:p>1427750198.06937</text:p>
          </table:table-cell>
          <table:table-cell office:value-type="float" office:value="1427750198.09947" calcext:value-type="float">
            <text:p>1427750198.09947</text:p>
          </table:table-cell>
          <table:table-cell/>
          <table:table-cell table:formula="of:=MAX([.B437];[.D437];[.G437])-MAX([.A437];[.C437];[.E437])" office:value-type="float" office:value="1.78062987327576" calcext:value-type="float">
            <text:p>1.7806298733</text:p>
          </table:table-cell>
          <table:table-cell table:formula="of:=IF(ISBLANK([.E437]);&quot;&quot;;[.I437])" office:value-type="float" office:value="1.78062987327576" calcext:value-type="float">
            <text:p>1.7806298733</text:p>
          </table:table-cell>
          <table:table-cell table:formula="of:=IF(OR(ISBLANK([.E437]);[.I437]&lt;=0);&quot;&quot;;[.I437])" office:value-type="float" office:value="1.78062987327576" calcext:value-type="float">
            <text:p>1.78062987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202" calcext:value-type="float">
            <text:p>1427750196.3202</text:p>
          </table:table-cell>
          <table:table-cell office:value-type="float" office:value="1427750198.06953" calcext:value-type="float">
            <text:p>1427750198.06953</text:p>
          </table:table-cell>
          <table:table-cell office:value-type="float" office:value="1427750198.10346" calcext:value-type="float">
            <text:p>1427750198.10346</text:p>
          </table:table-cell>
          <table:table-cell/>
          <table:table-cell table:formula="of:=MAX([.B438];[.D438];[.G438])-MAX([.A438];[.C438];[.E438])" office:value-type="float" office:value="1.78326010704041" calcext:value-type="float">
            <text:p>1.783260107</text:p>
          </table:table-cell>
          <table:table-cell table:formula="of:=IF(ISBLANK([.E438]);&quot;&quot;;[.I438])" office:value-type="float" office:value="1.78326010704041" calcext:value-type="float">
            <text:p>1.783260107</text:p>
          </table:table-cell>
          <table:table-cell table:formula="of:=IF(OR(ISBLANK([.E438]);[.I438]&lt;=0);&quot;&quot;;[.I438])" office:value-type="float" office:value="1.78326010704041" calcext:value-type="float">
            <text:p>1.7832601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2178" calcext:value-type="float">
            <text:p>1427750196.32178</text:p>
          </table:table-cell>
          <table:table-cell office:value-type="float" office:value="1427750198.06942" calcext:value-type="float">
            <text:p>1427750198.06942</text:p>
          </table:table-cell>
          <table:table-cell office:value-type="float" office:value="1427750198.1034" calcext:value-type="float">
            <text:p>1427750198.1034</text:p>
          </table:table-cell>
          <table:table-cell/>
          <table:table-cell table:formula="of:=MAX([.B439];[.D439];[.G439])-MAX([.A439];[.C439];[.E439])" office:value-type="float" office:value="1.78162002563477" calcext:value-type="float">
            <text:p>1.7816200256</text:p>
          </table:table-cell>
          <table:table-cell table:formula="of:=IF(ISBLANK([.E439]);&quot;&quot;;[.I439])" office:value-type="float" office:value="1.78162002563477" calcext:value-type="float">
            <text:p>1.7816200256</text:p>
          </table:table-cell>
          <table:table-cell table:formula="of:=IF(OR(ISBLANK([.E439]);[.I439]&lt;=0);&quot;&quot;;[.I439])" office:value-type="float" office:value="1.78162002563477" calcext:value-type="float">
            <text:p>1.78162002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2328" calcext:value-type="float">
            <text:p>1427750196.32328</text:p>
          </table:table-cell>
          <table:table-cell office:value-type="float" office:value="1427750198.15768" calcext:value-type="float">
            <text:p>1427750198.15768</text:p>
          </table:table-cell>
          <table:table-cell office:value-type="float" office:value="1427750198.1917" calcext:value-type="float">
            <text:p>1427750198.1917</text:p>
          </table:table-cell>
          <table:table-cell/>
          <table:table-cell table:formula="of:=MAX([.B440];[.D440];[.G440])-MAX([.A440];[.C440];[.E440])" office:value-type="float" office:value="1.86841988563538" calcext:value-type="float">
            <text:p>1.8684198856</text:p>
          </table:table-cell>
          <table:table-cell table:formula="of:=IF(ISBLANK([.E440]);&quot;&quot;;[.I440])" office:value-type="float" office:value="1.86841988563538" calcext:value-type="float">
            <text:p>1.8684198856</text:p>
          </table:table-cell>
          <table:table-cell table:formula="of:=IF(OR(ISBLANK([.E440]);[.I440]&lt;=0);&quot;&quot;;[.I440])" office:value-type="float" office:value="1.86841988563538" calcext:value-type="float">
            <text:p>1.86841988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2485" calcext:value-type="float">
            <text:p>1427750196.32485</text:p>
          </table:table-cell>
          <table:table-cell office:value-type="float" office:value="1427750198.06947" calcext:value-type="float">
            <text:p>1427750198.06947</text:p>
          </table:table-cell>
          <table:table-cell office:value-type="float" office:value="1427750198.09956" calcext:value-type="float">
            <text:p>1427750198.09956</text:p>
          </table:table-cell>
          <table:table-cell/>
          <table:table-cell table:formula="of:=MAX([.B441];[.D441];[.G441])-MAX([.A441];[.C441];[.E441])" office:value-type="float" office:value="1.77470993995667" calcext:value-type="float">
            <text:p>1.77470994</text:p>
          </table:table-cell>
          <table:table-cell table:formula="of:=IF(ISBLANK([.E441]);&quot;&quot;;[.I441])" office:value-type="float" office:value="1.77470993995667" calcext:value-type="float">
            <text:p>1.77470994</text:p>
          </table:table-cell>
          <table:table-cell table:formula="of:=IF(OR(ISBLANK([.E441]);[.I441]&lt;=0);&quot;&quot;;[.I441])" office:value-type="float" office:value="1.77470993995667" calcext:value-type="float">
            <text:p>1.774709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6.32605" calcext:value-type="float">
            <text:p>1427750196.32605</text:p>
          </table:table-cell>
          <table:table-cell office:value-type="float" office:value="1427750198.07416" calcext:value-type="float">
            <text:p>1427750198.07416</text:p>
          </table:table-cell>
          <table:table-cell office:value-type="float" office:value="1427750198.10221" calcext:value-type="float">
            <text:p>1427750198.10221</text:p>
          </table:table-cell>
          <table:table-cell/>
          <table:table-cell table:formula="of:=MAX([.B442];[.D442];[.G442])-MAX([.A442];[.C442];[.E442])" office:value-type="float" office:value="1.77616000175476" calcext:value-type="float">
            <text:p>1.7761600018</text:p>
          </table:table-cell>
          <table:table-cell table:formula="of:=IF(ISBLANK([.E442]);&quot;&quot;;[.I442])" office:value-type="float" office:value="1.77616000175476" calcext:value-type="float">
            <text:p>1.7761600018</text:p>
          </table:table-cell>
          <table:table-cell table:formula="of:=IF(OR(ISBLANK([.E442]);[.I442]&lt;=0);&quot;&quot;;[.I442])" office:value-type="float" office:value="1.77616000175476" calcext:value-type="float">
            <text:p>1.7761600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98.19172" calcext:value-type="float">
            <text:p>1427750198.19172</text:p>
          </table:table-cell>
          <table:table-cell office:value-type="float" office:value="1427750199.72635" calcext:value-type="float">
            <text:p>1427750199.72635</text:p>
          </table:table-cell>
          <table:table-cell table:number-columns-repeated="4"/>
          <table:table-cell table:formula="of:=MAX([.B443];[.D443];[.G443])-MAX([.A443];[.C443];[.E443])" office:value-type="float" office:value="1.53463006019592" calcext:value-type="float">
            <text:p>1.5346300602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19172" calcext:value-type="float">
            <text:p>1427750198.19172</text:p>
          </table:table-cell>
          <table:table-cell office:value-type="float" office:value="1427750199.60857" calcext:value-type="float">
            <text:p>1427750199.60857</text:p>
          </table:table-cell>
          <table:table-cell office:value-type="float" office:value="1427750199.64659" calcext:value-type="float">
            <text:p>1427750199.64659</text:p>
          </table:table-cell>
          <table:table-cell/>
          <table:table-cell table:formula="of:=MAX([.B444];[.D444];[.G444])-MAX([.A444];[.C444];[.E444])" office:value-type="float" office:value="1.45486998558044" calcext:value-type="float">
            <text:p>1.4548699856</text:p>
          </table:table-cell>
          <table:table-cell table:formula="of:=IF(ISBLANK([.E444]);&quot;&quot;;[.I444])" office:value-type="float" office:value="1.45486998558044" calcext:value-type="float">
            <text:p>1.4548699856</text:p>
          </table:table-cell>
          <table:table-cell table:formula="of:=IF(OR(ISBLANK([.E444]);[.I444]&lt;=0);&quot;&quot;;[.I444])" office:value-type="float" office:value="1.45486998558044" calcext:value-type="float">
            <text:p>1.45486998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19309" calcext:value-type="float">
            <text:p>1427750198.19309</text:p>
          </table:table-cell>
          <table:table-cell office:value-type="float" office:value="1427750199.69045" calcext:value-type="float">
            <text:p>1427750199.69045</text:p>
          </table:table-cell>
          <table:table-cell office:value-type="float" office:value="1427750199.72634" calcext:value-type="float">
            <text:p>1427750199.72634</text:p>
          </table:table-cell>
          <table:table-cell/>
          <table:table-cell table:formula="of:=MAX([.B445];[.D445];[.G445])-MAX([.A445];[.C445];[.E445])" office:value-type="float" office:value="1.53325009346008" calcext:value-type="float">
            <text:p>1.5332500935</text:p>
          </table:table-cell>
          <table:table-cell table:formula="of:=IF(ISBLANK([.E445]);&quot;&quot;;[.I445])" office:value-type="float" office:value="1.53325009346008" calcext:value-type="float">
            <text:p>1.5332500935</text:p>
          </table:table-cell>
          <table:table-cell table:formula="of:=IF(OR(ISBLANK([.E445]);[.I445]&lt;=0);&quot;&quot;;[.I445])" office:value-type="float" office:value="1.53325009346008" calcext:value-type="float">
            <text:p>1.53325009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19438" calcext:value-type="float">
            <text:p>1427750198.19438</text:p>
          </table:table-cell>
          <table:table-cell office:value-type="float" office:value="1427750199.60805" calcext:value-type="float">
            <text:p>1427750199.60805</text:p>
          </table:table-cell>
          <table:table-cell office:value-type="float" office:value="1427750199.64165" calcext:value-type="float">
            <text:p>1427750199.64165</text:p>
          </table:table-cell>
          <table:table-cell/>
          <table:table-cell table:formula="of:=MAX([.B446];[.D446];[.G446])-MAX([.A446];[.C446];[.E446])" office:value-type="float" office:value="1.44726991653442" calcext:value-type="float">
            <text:p>1.4472699165</text:p>
          </table:table-cell>
          <table:table-cell table:formula="of:=IF(ISBLANK([.E446]);&quot;&quot;;[.I446])" office:value-type="float" office:value="1.44726991653442" calcext:value-type="float">
            <text:p>1.4472699165</text:p>
          </table:table-cell>
          <table:table-cell table:formula="of:=IF(OR(ISBLANK([.E446]);[.I446]&lt;=0);&quot;&quot;;[.I446])" office:value-type="float" office:value="1.44726991653442" calcext:value-type="float">
            <text:p>1.44726991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19573" calcext:value-type="float">
            <text:p>1427750198.19573</text:p>
          </table:table-cell>
          <table:table-cell office:value-type="float" office:value="1427750199.60867" calcext:value-type="float">
            <text:p>1427750199.60867</text:p>
          </table:table-cell>
          <table:table-cell office:value-type="float" office:value="1427750199.64658" calcext:value-type="float">
            <text:p>1427750199.64658</text:p>
          </table:table-cell>
          <table:table-cell/>
          <table:table-cell table:formula="of:=MAX([.B447];[.D447];[.G447])-MAX([.A447];[.C447];[.E447])" office:value-type="float" office:value="1.45085000991821" calcext:value-type="float">
            <text:p>1.4508500099</text:p>
          </table:table-cell>
          <table:table-cell table:formula="of:=IF(ISBLANK([.E447]);&quot;&quot;;[.I447])" office:value-type="float" office:value="1.45085000991821" calcext:value-type="float">
            <text:p>1.4508500099</text:p>
          </table:table-cell>
          <table:table-cell table:formula="of:=IF(OR(ISBLANK([.E447]);[.I447]&lt;=0);&quot;&quot;;[.I447])" office:value-type="float" office:value="1.45085000991821" calcext:value-type="float">
            <text:p>1.45085000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19685" calcext:value-type="float">
            <text:p>1427750198.19685</text:p>
          </table:table-cell>
          <table:table-cell office:value-type="float" office:value="1427750199.60862" calcext:value-type="float">
            <text:p>1427750199.60862</text:p>
          </table:table-cell>
          <table:table-cell office:value-type="float" office:value="1427750199.64177" calcext:value-type="float">
            <text:p>1427750199.64177</text:p>
          </table:table-cell>
          <table:table-cell/>
          <table:table-cell table:formula="of:=MAX([.B448];[.D448];[.G448])-MAX([.A448];[.C448];[.E448])" office:value-type="float" office:value="1.44491982460022" calcext:value-type="float">
            <text:p>1.4449198246</text:p>
          </table:table-cell>
          <table:table-cell table:formula="of:=IF(ISBLANK([.E448]);&quot;&quot;;[.I448])" office:value-type="float" office:value="1.44491982460022" calcext:value-type="float">
            <text:p>1.4449198246</text:p>
          </table:table-cell>
          <table:table-cell table:formula="of:=IF(OR(ISBLANK([.E448]);[.I448]&lt;=0);&quot;&quot;;[.I448])" office:value-type="float" office:value="1.44491982460022" calcext:value-type="float">
            <text:p>1.44491982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198" calcext:value-type="float">
            <text:p>1427750198.198</text:p>
          </table:table-cell>
          <table:table-cell office:value-type="float" office:value="1427750199.60872" calcext:value-type="float">
            <text:p>1427750199.60872</text:p>
          </table:table-cell>
          <table:table-cell office:value-type="float" office:value="1427750199.64662" calcext:value-type="float">
            <text:p>1427750199.64662</text:p>
          </table:table-cell>
          <table:table-cell/>
          <table:table-cell table:formula="of:=MAX([.B449];[.D449];[.G449])-MAX([.A449];[.C449];[.E449])" office:value-type="float" office:value="1.44862008094788" calcext:value-type="float">
            <text:p>1.4486200809</text:p>
          </table:table-cell>
          <table:table-cell table:formula="of:=IF(ISBLANK([.E449]);&quot;&quot;;[.I449])" office:value-type="float" office:value="1.44862008094788" calcext:value-type="float">
            <text:p>1.4486200809</text:p>
          </table:table-cell>
          <table:table-cell table:formula="of:=IF(OR(ISBLANK([.E449]);[.I449]&lt;=0);&quot;&quot;;[.I449])" office:value-type="float" office:value="1.44862008094788" calcext:value-type="float">
            <text:p>1.44862008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19919" calcext:value-type="float">
            <text:p>1427750198.19919</text:p>
          </table:table-cell>
          <table:table-cell office:value-type="float" office:value="1427750199.61476" calcext:value-type="float">
            <text:p>1427750199.61476</text:p>
          </table:table-cell>
          <table:table-cell office:value-type="float" office:value="1427750199.65539" calcext:value-type="float">
            <text:p>1427750199.65539</text:p>
          </table:table-cell>
          <table:table-cell/>
          <table:table-cell table:formula="of:=MAX([.B450];[.D450];[.G450])-MAX([.A450];[.C450];[.E450])" office:value-type="float" office:value="1.45620012283325" calcext:value-type="float">
            <text:p>1.4562001228</text:p>
          </table:table-cell>
          <table:table-cell table:formula="of:=IF(ISBLANK([.E450]);&quot;&quot;;[.I450])" office:value-type="float" office:value="1.45620012283325" calcext:value-type="float">
            <text:p>1.4562001228</text:p>
          </table:table-cell>
          <table:table-cell table:formula="of:=IF(OR(ISBLANK([.E450]);[.I450]&lt;=0);&quot;&quot;;[.I450])" office:value-type="float" office:value="1.45620012283325" calcext:value-type="float">
            <text:p>1.45620012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20034" calcext:value-type="float">
            <text:p>1427750198.20034</text:p>
          </table:table-cell>
          <table:table-cell office:value-type="float" office:value="1427750199.60878" calcext:value-type="float">
            <text:p>1427750199.60878</text:p>
          </table:table-cell>
          <table:table-cell office:value-type="float" office:value="1427750199.64342" calcext:value-type="float">
            <text:p>1427750199.64342</text:p>
          </table:table-cell>
          <table:table-cell/>
          <table:table-cell table:formula="of:=MAX([.B451];[.D451];[.G451])-MAX([.A451];[.C451];[.E451])" office:value-type="float" office:value="1.44307994842529" calcext:value-type="float">
            <text:p>1.4430799484</text:p>
          </table:table-cell>
          <table:table-cell table:formula="of:=IF(ISBLANK([.E451]);&quot;&quot;;[.I451])" office:value-type="float" office:value="1.44307994842529" calcext:value-type="float">
            <text:p>1.4430799484</text:p>
          </table:table-cell>
          <table:table-cell table:formula="of:=IF(OR(ISBLANK([.E451]);[.I451]&lt;=0);&quot;&quot;;[.I451])" office:value-type="float" office:value="1.44307994842529" calcext:value-type="float">
            <text:p>1.44307994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20164" calcext:value-type="float">
            <text:p>1427750198.20164</text:p>
          </table:table-cell>
          <table:table-cell office:value-type="float" office:value="1427750199.60883" calcext:value-type="float">
            <text:p>1427750199.60883</text:p>
          </table:table-cell>
          <table:table-cell office:value-type="float" office:value="1427750199.64176" calcext:value-type="float">
            <text:p>1427750199.64176</text:p>
          </table:table-cell>
          <table:table-cell/>
          <table:table-cell table:formula="of:=MAX([.B452];[.D452];[.G452])-MAX([.A452];[.C452];[.E452])" office:value-type="float" office:value="1.44012022018433" calcext:value-type="float">
            <text:p>1.4401202202</text:p>
          </table:table-cell>
          <table:table-cell table:formula="of:=IF(ISBLANK([.E452]);&quot;&quot;;[.I452])" office:value-type="float" office:value="1.44012022018433" calcext:value-type="float">
            <text:p>1.4401202202</text:p>
          </table:table-cell>
          <table:table-cell table:formula="of:=IF(OR(ISBLANK([.E452]);[.I452]&lt;=0);&quot;&quot;;[.I452])" office:value-type="float" office:value="1.44012022018433" calcext:value-type="float">
            <text:p>1.44012022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8.20294" calcext:value-type="float">
            <text:p>1427750198.20294</text:p>
          </table:table-cell>
          <table:table-cell office:value-type="float" office:value="1427750199.60888" calcext:value-type="float">
            <text:p>1427750199.60888</text:p>
          </table:table-cell>
          <table:table-cell office:value-type="float" office:value="1427750199.63919" calcext:value-type="float">
            <text:p>1427750199.63919</text:p>
          </table:table-cell>
          <table:table-cell/>
          <table:table-cell table:formula="of:=MAX([.B453];[.D453];[.G453])-MAX([.A453];[.C453];[.E453])" office:value-type="float" office:value="1.43624997138977" calcext:value-type="float">
            <text:p>1.4362499714</text:p>
          </table:table-cell>
          <table:table-cell table:formula="of:=IF(ISBLANK([.E453]);&quot;&quot;;[.I453])" office:value-type="float" office:value="1.43624997138977" calcext:value-type="float">
            <text:p>1.4362499714</text:p>
          </table:table-cell>
          <table:table-cell table:formula="of:=IF(OR(ISBLANK([.E453]);[.I453]&lt;=0);&quot;&quot;;[.I453])" office:value-type="float" office:value="1.43624997138977" calcext:value-type="float">
            <text:p>1.43624997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199.72636" calcext:value-type="float">
            <text:p>1427750199.72636</text:p>
          </table:table-cell>
          <table:table-cell office:value-type="float" office:value="1427750201.58649" calcext:value-type="float">
            <text:p>1427750201.58649</text:p>
          </table:table-cell>
          <table:table-cell table:number-columns-repeated="4"/>
          <table:table-cell table:formula="of:=MAX([.B454];[.D454];[.G454])-MAX([.A454];[.C454];[.E454])" office:value-type="float" office:value="1.86012983322144" calcext:value-type="float">
            <text:p>1.8601298332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2636" calcext:value-type="float">
            <text:p>1427750199.72636</text:p>
          </table:table-cell>
          <table:table-cell office:value-type="float" office:value="1427750201.45804" calcext:value-type="float">
            <text:p>1427750201.45804</text:p>
          </table:table-cell>
          <table:table-cell office:value-type="float" office:value="1427750201.49547" calcext:value-type="float">
            <text:p>1427750201.49547</text:p>
          </table:table-cell>
          <table:table-cell/>
          <table:table-cell table:formula="of:=MAX([.B455];[.D455];[.G455])-MAX([.A455];[.C455];[.E455])" office:value-type="float" office:value="1.76910996437073" calcext:value-type="float">
            <text:p>1.7691099644</text:p>
          </table:table-cell>
          <table:table-cell table:formula="of:=IF(ISBLANK([.E455]);&quot;&quot;;[.I455])" office:value-type="float" office:value="1.76910996437073" calcext:value-type="float">
            <text:p>1.7691099644</text:p>
          </table:table-cell>
          <table:table-cell table:formula="of:=IF(OR(ISBLANK([.E455]);[.I455]&lt;=0);&quot;&quot;;[.I455])" office:value-type="float" office:value="1.76910996437073" calcext:value-type="float">
            <text:p>1.76910996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2759" calcext:value-type="float">
            <text:p>1427750199.72759</text:p>
          </table:table-cell>
          <table:table-cell office:value-type="float" office:value="1427750201.45744" calcext:value-type="float">
            <text:p>1427750201.45744</text:p>
          </table:table-cell>
          <table:table-cell office:value-type="float" office:value="1427750201.49085" calcext:value-type="float">
            <text:p>1427750201.49085</text:p>
          </table:table-cell>
          <table:table-cell/>
          <table:table-cell table:formula="of:=MAX([.B456];[.D456];[.G456])-MAX([.A456];[.C456];[.E456])" office:value-type="float" office:value="1.76325988769531" calcext:value-type="float">
            <text:p>1.7632598877</text:p>
          </table:table-cell>
          <table:table-cell table:formula="of:=IF(ISBLANK([.E456]);&quot;&quot;;[.I456])" office:value-type="float" office:value="1.76325988769531" calcext:value-type="float">
            <text:p>1.7632598877</text:p>
          </table:table-cell>
          <table:table-cell table:formula="of:=IF(OR(ISBLANK([.E456]);[.I456]&lt;=0);&quot;&quot;;[.I456])" office:value-type="float" office:value="1.76325988769531" calcext:value-type="float">
            <text:p>1.76325988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2845" calcext:value-type="float">
            <text:p>1427750199.72845</text:p>
          </table:table-cell>
          <table:table-cell office:value-type="float" office:value="1427750201.45754" calcext:value-type="float">
            <text:p>1427750201.45754</text:p>
          </table:table-cell>
          <table:table-cell office:value-type="float" office:value="1427750201.49325" calcext:value-type="float">
            <text:p>1427750201.49325</text:p>
          </table:table-cell>
          <table:table-cell/>
          <table:table-cell table:formula="of:=MAX([.B457];[.D457];[.G457])-MAX([.A457];[.C457];[.E457])" office:value-type="float" office:value="1.76479983329773" calcext:value-type="float">
            <text:p>1.7647998333</text:p>
          </table:table-cell>
          <table:table-cell table:formula="of:=IF(ISBLANK([.E457]);&quot;&quot;;[.I457])" office:value-type="float" office:value="1.76479983329773" calcext:value-type="float">
            <text:p>1.7647998333</text:p>
          </table:table-cell>
          <table:table-cell table:formula="of:=IF(OR(ISBLANK([.E457]);[.I457]&lt;=0);&quot;&quot;;[.I457])" office:value-type="float" office:value="1.76479983329773" calcext:value-type="float">
            <text:p>1.76479983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2929" calcext:value-type="float">
            <text:p>1427750199.72929</text:p>
          </table:table-cell>
          <table:table-cell office:value-type="float" office:value="1427750201.45814" calcext:value-type="float">
            <text:p>1427750201.45814</text:p>
          </table:table-cell>
          <table:table-cell office:value-type="float" office:value="1427750201.49076" calcext:value-type="float">
            <text:p>1427750201.49076</text:p>
          </table:table-cell>
          <table:table-cell/>
          <table:table-cell table:formula="of:=MAX([.B458];[.D458];[.G458])-MAX([.A458];[.C458];[.E458])" office:value-type="float" office:value="1.761470079422" calcext:value-type="float">
            <text:p>1.7614700794</text:p>
          </table:table-cell>
          <table:table-cell table:formula="of:=IF(ISBLANK([.E458]);&quot;&quot;;[.I458])" office:value-type="float" office:value="1.761470079422" calcext:value-type="float">
            <text:p>1.7614700794</text:p>
          </table:table-cell>
          <table:table-cell table:formula="of:=IF(OR(ISBLANK([.E458]);[.I458]&lt;=0);&quot;&quot;;[.I458])" office:value-type="float" office:value="1.761470079422" calcext:value-type="float">
            <text:p>1.76147007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3014" calcext:value-type="float">
            <text:p>1427750199.73014</text:p>
          </table:table-cell>
          <table:table-cell office:value-type="float" office:value="1427750201.55583" calcext:value-type="float">
            <text:p>1427750201.55583</text:p>
          </table:table-cell>
          <table:table-cell office:value-type="float" office:value="1427750201.58649" calcext:value-type="float">
            <text:p>1427750201.58649</text:p>
          </table:table-cell>
          <table:table-cell/>
          <table:table-cell table:formula="of:=MAX([.B459];[.D459];[.G459])-MAX([.A459];[.C459];[.E459])" office:value-type="float" office:value="1.85634994506836" calcext:value-type="float">
            <text:p>1.8563499451</text:p>
          </table:table-cell>
          <table:table-cell table:formula="of:=IF(ISBLANK([.E459]);&quot;&quot;;[.I459])" office:value-type="float" office:value="1.85634994506836" calcext:value-type="float">
            <text:p>1.8563499451</text:p>
          </table:table-cell>
          <table:table-cell table:formula="of:=IF(OR(ISBLANK([.E459]);[.I459]&lt;=0);&quot;&quot;;[.I459])" office:value-type="float" office:value="1.85634994506836" calcext:value-type="float">
            <text:p>1.85634994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3098" calcext:value-type="float">
            <text:p>1427750199.73098</text:p>
          </table:table-cell>
          <table:table-cell office:value-type="float" office:value="1427750201.45765" calcext:value-type="float">
            <text:p>1427750201.45765</text:p>
          </table:table-cell>
          <table:table-cell office:value-type="float" office:value="1427750201.49089" calcext:value-type="float">
            <text:p>1427750201.49089</text:p>
          </table:table-cell>
          <table:table-cell/>
          <table:table-cell table:formula="of:=MAX([.B460];[.D460];[.G460])-MAX([.A460];[.C460];[.E460])" office:value-type="float" office:value="1.75991010665894" calcext:value-type="float">
            <text:p>1.7599101067</text:p>
          </table:table-cell>
          <table:table-cell table:formula="of:=IF(ISBLANK([.E460]);&quot;&quot;;[.I460])" office:value-type="float" office:value="1.75991010665894" calcext:value-type="float">
            <text:p>1.7599101067</text:p>
          </table:table-cell>
          <table:table-cell table:formula="of:=IF(OR(ISBLANK([.E460]);[.I460]&lt;=0);&quot;&quot;;[.I460])" office:value-type="float" office:value="1.75991010665894" calcext:value-type="float">
            <text:p>1.75991010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3185" calcext:value-type="float">
            <text:p>1427750199.73185</text:p>
          </table:table-cell>
          <table:table-cell office:value-type="float" office:value="1427750201.46351" calcext:value-type="float">
            <text:p>1427750201.46351</text:p>
          </table:table-cell>
          <table:table-cell office:value-type="float" office:value="1427750201.49806" calcext:value-type="float">
            <text:p>1427750201.49806</text:p>
          </table:table-cell>
          <table:table-cell/>
          <table:table-cell table:formula="of:=MAX([.B461];[.D461];[.G461])-MAX([.A461];[.C461];[.E461])" office:value-type="float" office:value="1.76621007919312" calcext:value-type="float">
            <text:p>1.7662100792</text:p>
          </table:table-cell>
          <table:table-cell table:formula="of:=IF(ISBLANK([.E461]);&quot;&quot;;[.I461])" office:value-type="float" office:value="1.76621007919312" calcext:value-type="float">
            <text:p>1.7662100792</text:p>
          </table:table-cell>
          <table:table-cell table:formula="of:=IF(OR(ISBLANK([.E461]);[.I461]&lt;=0);&quot;&quot;;[.I461])" office:value-type="float" office:value="1.76621007919312" calcext:value-type="float">
            <text:p>1.76621007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3269" calcext:value-type="float">
            <text:p>1427750199.73269</text:p>
          </table:table-cell>
          <table:table-cell office:value-type="float" office:value="1427750201.45795" calcext:value-type="float">
            <text:p>1427750201.45795</text:p>
          </table:table-cell>
          <table:table-cell office:value-type="float" office:value="1427750201.4981" calcext:value-type="float">
            <text:p>1427750201.4981</text:p>
          </table:table-cell>
          <table:table-cell/>
          <table:table-cell table:formula="of:=MAX([.B462];[.D462];[.G462])-MAX([.A462];[.C462];[.E462])" office:value-type="float" office:value="1.76540994644165" calcext:value-type="float">
            <text:p>1.7654099464</text:p>
          </table:table-cell>
          <table:table-cell table:formula="of:=IF(ISBLANK([.E462]);&quot;&quot;;[.I462])" office:value-type="float" office:value="1.76540994644165" calcext:value-type="float">
            <text:p>1.7654099464</text:p>
          </table:table-cell>
          <table:table-cell table:formula="of:=IF(OR(ISBLANK([.E462]);[.I462]&lt;=0);&quot;&quot;;[.I462])" office:value-type="float" office:value="1.76540994644165" calcext:value-type="float">
            <text:p>1.76540994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3352" calcext:value-type="float">
            <text:p>1427750199.73352</text:p>
          </table:table-cell>
          <table:table-cell office:value-type="float" office:value="1427750201.45775" calcext:value-type="float">
            <text:p>1427750201.45775</text:p>
          </table:table-cell>
          <table:table-cell office:value-type="float" office:value="1427750201.49555" calcext:value-type="float">
            <text:p>1427750201.49555</text:p>
          </table:table-cell>
          <table:table-cell/>
          <table:table-cell table:formula="of:=MAX([.B463];[.D463];[.G463])-MAX([.A463];[.C463];[.E463])" office:value-type="float" office:value="1.76202988624573" calcext:value-type="float">
            <text:p>1.7620298862</text:p>
          </table:table-cell>
          <table:table-cell table:formula="of:=IF(ISBLANK([.E463]);&quot;&quot;;[.I463])" office:value-type="float" office:value="1.76202988624573" calcext:value-type="float">
            <text:p>1.7620298862</text:p>
          </table:table-cell>
          <table:table-cell table:formula="of:=IF(OR(ISBLANK([.E463]);[.I463]&lt;=0);&quot;&quot;;[.I463])" office:value-type="float" office:value="1.76202988624573" calcext:value-type="float">
            <text:p>1.76202988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199.73465" calcext:value-type="float">
            <text:p>1427750199.73465</text:p>
          </table:table-cell>
          <table:table-cell office:value-type="float" office:value="1427750201.45785" calcext:value-type="float">
            <text:p>1427750201.45785</text:p>
          </table:table-cell>
          <table:table-cell office:value-type="float" office:value="1427750201.49135" calcext:value-type="float">
            <text:p>1427750201.49135</text:p>
          </table:table-cell>
          <table:table-cell/>
          <table:table-cell table:formula="of:=MAX([.B464];[.D464];[.G464])-MAX([.A464];[.C464];[.E464])" office:value-type="float" office:value="1.75670003890991" calcext:value-type="float">
            <text:p>1.7567000389</text:p>
          </table:table-cell>
          <table:table-cell table:formula="of:=IF(ISBLANK([.E464]);&quot;&quot;;[.I464])" office:value-type="float" office:value="1.75670003890991" calcext:value-type="float">
            <text:p>1.7567000389</text:p>
          </table:table-cell>
          <table:table-cell table:formula="of:=IF(OR(ISBLANK([.E464]);[.I464]&lt;=0);&quot;&quot;;[.I464])" office:value-type="float" office:value="1.75670003890991" calcext:value-type="float">
            <text:p>1.75670003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201.5865" calcext:value-type="float">
            <text:p>1427750201.5865</text:p>
          </table:table-cell>
          <table:table-cell office:value-type="float" office:value="1427750203.28252" calcext:value-type="float">
            <text:p>1427750203.28252</text:p>
          </table:table-cell>
          <table:table-cell table:number-columns-repeated="4"/>
          <table:table-cell table:formula="of:=MAX([.B465];[.D465];[.G465])-MAX([.A465];[.C465];[.E465])" office:value-type="float" office:value="1.69602012634277" calcext:value-type="float">
            <text:p>1.6960201263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865" calcext:value-type="float">
            <text:p>1427750201.5865</text:p>
          </table:table-cell>
          <table:table-cell office:value-type="float" office:value="1427750203.15486" calcext:value-type="float">
            <text:p>1427750203.15486</text:p>
          </table:table-cell>
          <table:table-cell office:value-type="float" office:value="1427750203.19354" calcext:value-type="float">
            <text:p>1427750203.19354</text:p>
          </table:table-cell>
          <table:table-cell/>
          <table:table-cell table:formula="of:=MAX([.B466];[.D466];[.G466])-MAX([.A466];[.C466];[.E466])" office:value-type="float" office:value="1.60704016685486" calcext:value-type="float">
            <text:p>1.6070401669</text:p>
          </table:table-cell>
          <table:table-cell table:formula="of:=IF(ISBLANK([.E466]);&quot;&quot;;[.I466])" office:value-type="float" office:value="1.60704016685486" calcext:value-type="float">
            <text:p>1.6070401669</text:p>
          </table:table-cell>
          <table:table-cell table:formula="of:=IF(OR(ISBLANK([.E466]);[.I466]&lt;=0);&quot;&quot;;[.I466])" office:value-type="float" office:value="1.60704016685486" calcext:value-type="float">
            <text:p>1.60704016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8704" calcext:value-type="float">
            <text:p>1427750201.58704</text:p>
          </table:table-cell>
          <table:table-cell office:value-type="float" office:value="1427750203.15476" calcext:value-type="float">
            <text:p>1427750203.15476</text:p>
          </table:table-cell>
          <table:table-cell office:value-type="float" office:value="1427750203.19539" calcext:value-type="float">
            <text:p>1427750203.19539</text:p>
          </table:table-cell>
          <table:table-cell/>
          <table:table-cell table:formula="of:=MAX([.B467];[.D467];[.G467])-MAX([.A467];[.C467];[.E467])" office:value-type="float" office:value="1.60835003852844" calcext:value-type="float">
            <text:p>1.6083500385</text:p>
          </table:table-cell>
          <table:table-cell table:formula="of:=IF(ISBLANK([.E467]);&quot;&quot;;[.I467])" office:value-type="float" office:value="1.60835003852844" calcext:value-type="float">
            <text:p>1.6083500385</text:p>
          </table:table-cell>
          <table:table-cell table:formula="of:=IF(OR(ISBLANK([.E467]);[.I467]&lt;=0);&quot;&quot;;[.I467])" office:value-type="float" office:value="1.60835003852844" calcext:value-type="float">
            <text:p>1.60835003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8755" calcext:value-type="float">
            <text:p>1427750201.58755</text:p>
          </table:table-cell>
          <table:table-cell office:value-type="float" office:value="1427750203.15467" calcext:value-type="float">
            <text:p>1427750203.15467</text:p>
          </table:table-cell>
          <table:table-cell office:value-type="float" office:value="1427750203.19351" calcext:value-type="float">
            <text:p>1427750203.19351</text:p>
          </table:table-cell>
          <table:table-cell/>
          <table:table-cell table:formula="of:=MAX([.B468];[.D468];[.G468])-MAX([.A468];[.C468];[.E468])" office:value-type="float" office:value="1.60596013069153" calcext:value-type="float">
            <text:p>1.6059601307</text:p>
          </table:table-cell>
          <table:table-cell table:formula="of:=IF(ISBLANK([.E468]);&quot;&quot;;[.I468])" office:value-type="float" office:value="1.60596013069153" calcext:value-type="float">
            <text:p>1.6059601307</text:p>
          </table:table-cell>
          <table:table-cell table:formula="of:=IF(OR(ISBLANK([.E468]);[.I468]&lt;=0);&quot;&quot;;[.I468])" office:value-type="float" office:value="1.60596013069153" calcext:value-type="float">
            <text:p>1.60596013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883" calcext:value-type="float">
            <text:p>1427750201.5883</text:p>
          </table:table-cell>
          <table:table-cell office:value-type="float" office:value="1427750203.25176" calcext:value-type="float">
            <text:p>1427750203.25176</text:p>
          </table:table-cell>
          <table:table-cell office:value-type="float" office:value="1427750203.28251" calcext:value-type="float">
            <text:p>1427750203.28251</text:p>
          </table:table-cell>
          <table:table-cell/>
          <table:table-cell table:formula="of:=MAX([.B469];[.D469];[.G469])-MAX([.A469];[.C469];[.E469])" office:value-type="float" office:value="1.69421005249023" calcext:value-type="float">
            <text:p>1.6942100525</text:p>
          </table:table-cell>
          <table:table-cell table:formula="of:=IF(ISBLANK([.E469]);&quot;&quot;;[.I469])" office:value-type="float" office:value="1.69421005249023" calcext:value-type="float">
            <text:p>1.6942100525</text:p>
          </table:table-cell>
          <table:table-cell table:formula="of:=IF(OR(ISBLANK([.E469]);[.I469]&lt;=0);&quot;&quot;;[.I469])" office:value-type="float" office:value="1.69421005249023" calcext:value-type="float">
            <text:p>1.69421005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8879" calcext:value-type="float">
            <text:p>1427750201.58879</text:p>
          </table:table-cell>
          <table:table-cell office:value-type="float" office:value="1427750203.15515" calcext:value-type="float">
            <text:p>1427750203.15515</text:p>
          </table:table-cell>
          <table:table-cell office:value-type="float" office:value="1427750203.1954" calcext:value-type="float">
            <text:p>1427750203.1954</text:p>
          </table:table-cell>
          <table:table-cell/>
          <table:table-cell table:formula="of:=MAX([.B470];[.D470];[.G470])-MAX([.A470];[.C470];[.E470])" office:value-type="float" office:value="1.60661005973816" calcext:value-type="float">
            <text:p>1.6066100597</text:p>
          </table:table-cell>
          <table:table-cell table:formula="of:=IF(ISBLANK([.E470]);&quot;&quot;;[.I470])" office:value-type="float" office:value="1.60661005973816" calcext:value-type="float">
            <text:p>1.6066100597</text:p>
          </table:table-cell>
          <table:table-cell table:formula="of:=IF(OR(ISBLANK([.E470]);[.I470]&lt;=0);&quot;&quot;;[.I470])" office:value-type="float" office:value="1.60661005973816" calcext:value-type="float">
            <text:p>1.6066100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8927" calcext:value-type="float">
            <text:p>1427750201.58927</text:p>
          </table:table-cell>
          <table:table-cell office:value-type="float" office:value="1427750203.15495" calcext:value-type="float">
            <text:p>1427750203.15495</text:p>
          </table:table-cell>
          <table:table-cell office:value-type="float" office:value="1427750203.19047" calcext:value-type="float">
            <text:p>1427750203.19047</text:p>
          </table:table-cell>
          <table:table-cell/>
          <table:table-cell table:formula="of:=MAX([.B471];[.D471];[.G471])-MAX([.A471];[.C471];[.E471])" office:value-type="float" office:value="1.60119986534119" calcext:value-type="float">
            <text:p>1.6011998653</text:p>
          </table:table-cell>
          <table:table-cell table:formula="of:=IF(ISBLANK([.E471]);&quot;&quot;;[.I471])" office:value-type="float" office:value="1.60119986534119" calcext:value-type="float">
            <text:p>1.6011998653</text:p>
          </table:table-cell>
          <table:table-cell table:formula="of:=IF(OR(ISBLANK([.E471]);[.I471]&lt;=0);&quot;&quot;;[.I471])" office:value-type="float" office:value="1.60119986534119" calcext:value-type="float">
            <text:p>1.60119986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8974" calcext:value-type="float">
            <text:p>1427750201.58974</text:p>
          </table:table-cell>
          <table:table-cell office:value-type="float" office:value="1427750203.15562" calcext:value-type="float">
            <text:p>1427750203.15562</text:p>
          </table:table-cell>
          <table:table-cell office:value-type="float" office:value="1427750203.19349" calcext:value-type="float">
            <text:p>1427750203.19349</text:p>
          </table:table-cell>
          <table:table-cell/>
          <table:table-cell table:formula="of:=MAX([.B472];[.D472];[.G472])-MAX([.A472];[.C472];[.E472])" office:value-type="float" office:value="1.60374999046326" calcext:value-type="float">
            <text:p>1.6037499905</text:p>
          </table:table-cell>
          <table:table-cell table:formula="of:=IF(ISBLANK([.E472]);&quot;&quot;;[.I472])" office:value-type="float" office:value="1.60374999046326" calcext:value-type="float">
            <text:p>1.6037499905</text:p>
          </table:table-cell>
          <table:table-cell table:formula="of:=IF(OR(ISBLANK([.E472]);[.I472]&lt;=0);&quot;&quot;;[.I472])" office:value-type="float" office:value="1.60374999046326" calcext:value-type="float">
            <text:p>1.60374999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9024" calcext:value-type="float">
            <text:p>1427750201.59024</text:p>
          </table:table-cell>
          <table:table-cell office:value-type="float" office:value="1427750203.15573" calcext:value-type="float">
            <text:p>1427750203.15573</text:p>
          </table:table-cell>
          <table:table-cell office:value-type="float" office:value="1427750203.18719" calcext:value-type="float">
            <text:p>1427750203.18719</text:p>
          </table:table-cell>
          <table:table-cell/>
          <table:table-cell table:formula="of:=MAX([.B473];[.D473];[.G473])-MAX([.A473];[.C473];[.E473])" office:value-type="float" office:value="1.5969500541687" calcext:value-type="float">
            <text:p>1.5969500542</text:p>
          </table:table-cell>
          <table:table-cell table:formula="of:=IF(ISBLANK([.E473]);&quot;&quot;;[.I473])" office:value-type="float" office:value="1.5969500541687" calcext:value-type="float">
            <text:p>1.5969500542</text:p>
          </table:table-cell>
          <table:table-cell table:formula="of:=IF(OR(ISBLANK([.E473]);[.I473]&lt;=0);&quot;&quot;;[.I473])" office:value-type="float" office:value="1.5969500541687" calcext:value-type="float">
            <text:p>1.59695005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907" calcext:value-type="float">
            <text:p>1427750201.5907</text:p>
          </table:table-cell>
          <table:table-cell office:value-type="float" office:value="1427750203.15505" calcext:value-type="float">
            <text:p>1427750203.15505</text:p>
          </table:table-cell>
          <table:table-cell office:value-type="float" office:value="1427750203.19545" calcext:value-type="float">
            <text:p>1427750203.19545</text:p>
          </table:table-cell>
          <table:table-cell/>
          <table:table-cell table:formula="of:=MAX([.B474];[.D474];[.G474])-MAX([.A474];[.C474];[.E474])" office:value-type="float" office:value="1.60475015640259" calcext:value-type="float">
            <text:p>1.6047501564</text:p>
          </table:table-cell>
          <table:table-cell table:formula="of:=IF(ISBLANK([.E474]);&quot;&quot;;[.I474])" office:value-type="float" office:value="1.60475015640259" calcext:value-type="float">
            <text:p>1.6047501564</text:p>
          </table:table-cell>
          <table:table-cell table:formula="of:=IF(OR(ISBLANK([.E474]);[.I474]&lt;=0);&quot;&quot;;[.I474])" office:value-type="float" office:value="1.60475015640259" calcext:value-type="float">
            <text:p>1.60475015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1.59118" calcext:value-type="float">
            <text:p>1427750201.59118</text:p>
          </table:table-cell>
          <table:table-cell office:value-type="float" office:value="1427750203.15582" calcext:value-type="float">
            <text:p>1427750203.15582</text:p>
          </table:table-cell>
          <table:table-cell office:value-type="float" office:value="1427750203.19046" calcext:value-type="float">
            <text:p>1427750203.19046</text:p>
          </table:table-cell>
          <table:table-cell/>
          <table:table-cell table:formula="of:=MAX([.B475];[.D475];[.G475])-MAX([.A475];[.C475];[.E475])" office:value-type="float" office:value="1.59927988052368" calcext:value-type="float">
            <text:p>1.5992798805</text:p>
          </table:table-cell>
          <table:table-cell table:formula="of:=IF(ISBLANK([.E475]);&quot;&quot;;[.I475])" office:value-type="float" office:value="1.59927988052368" calcext:value-type="float">
            <text:p>1.5992798805</text:p>
          </table:table-cell>
          <table:table-cell table:formula="of:=IF(OR(ISBLANK([.E475]);[.I475]&lt;=0);&quot;&quot;;[.I475])" office:value-type="float" office:value="1.59927988052368" calcext:value-type="float">
            <text:p>1.59927988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203.28253" calcext:value-type="float">
            <text:p>1427750203.28253</text:p>
          </table:table-cell>
          <table:table-cell office:value-type="float" office:value="1427750204.92106" calcext:value-type="float">
            <text:p>1427750204.92106</text:p>
          </table:table-cell>
          <table:table-cell table:number-columns-repeated="4"/>
          <table:table-cell table:formula="of:=MAX([.B476];[.D476];[.G476])-MAX([.A476];[.C476];[.E476])" office:value-type="float" office:value="1.63853001594543" calcext:value-type="float">
            <text:p>1.6385300159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8253" calcext:value-type="float">
            <text:p>1427750203.28253</text:p>
          </table:table-cell>
          <table:table-cell office:value-type="float" office:value="1427750204.79955" calcext:value-type="float">
            <text:p>1427750204.79955</text:p>
          </table:table-cell>
          <table:table-cell office:value-type="float" office:value="1427750204.83385" calcext:value-type="float">
            <text:p>1427750204.83385</text:p>
          </table:table-cell>
          <table:table-cell/>
          <table:table-cell table:formula="of:=MAX([.B477];[.D477];[.G477])-MAX([.A477];[.C477];[.E477])" office:value-type="float" office:value="1.55131983757019" calcext:value-type="float">
            <text:p>1.5513198376</text:p>
          </table:table-cell>
          <table:table-cell table:formula="of:=IF(ISBLANK([.E477]);&quot;&quot;;[.I477])" office:value-type="float" office:value="1.55131983757019" calcext:value-type="float">
            <text:p>1.5513198376</text:p>
          </table:table-cell>
          <table:table-cell table:formula="of:=IF(OR(ISBLANK([.E477]);[.I477]&lt;=0);&quot;&quot;;[.I477])" office:value-type="float" office:value="1.55131983757019" calcext:value-type="float">
            <text:p>1.55131983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8391" calcext:value-type="float">
            <text:p>1427750203.28391</text:p>
          </table:table-cell>
          <table:table-cell office:value-type="float" office:value="1427750204.30225" calcext:value-type="float">
            <text:p>1427750204.30225</text:p>
          </table:table-cell>
          <table:table-cell office:value-type="float" office:value="1427750204.38433" calcext:value-type="float">
            <text:p>1427750204.38433</text:p>
          </table:table-cell>
          <table:table-cell/>
          <table:table-cell table:formula="of:=MAX([.B478];[.D478];[.G478])-MAX([.A478];[.C478];[.E478])" office:value-type="float" office:value="1.10041999816895" calcext:value-type="float">
            <text:p>1.1004199982</text:p>
          </table:table-cell>
          <table:table-cell table:formula="of:=IF(ISBLANK([.E478]);&quot;&quot;;[.I478])" office:value-type="float" office:value="1.10041999816895" calcext:value-type="float">
            <text:p>1.1004199982</text:p>
          </table:table-cell>
          <table:table-cell table:formula="of:=IF(OR(ISBLANK([.E478]);[.I478]&lt;=0);&quot;&quot;;[.I478])" office:value-type="float" office:value="1.10041999816895" calcext:value-type="float">
            <text:p>1.10041999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8523" calcext:value-type="float">
            <text:p>1427750203.28523</text:p>
          </table:table-cell>
          <table:table-cell office:value-type="float" office:value="1427750204.79283" calcext:value-type="float">
            <text:p>1427750204.79283</text:p>
          </table:table-cell>
          <table:table-cell office:value-type="float" office:value="1427750204.82744" calcext:value-type="float">
            <text:p>1427750204.82744</text:p>
          </table:table-cell>
          <table:table-cell/>
          <table:table-cell table:formula="of:=MAX([.B479];[.D479];[.G479])-MAX([.A479];[.C479];[.E479])" office:value-type="float" office:value="1.5422101020813" calcext:value-type="float">
            <text:p>1.5422101021</text:p>
          </table:table-cell>
          <table:table-cell table:formula="of:=IF(ISBLANK([.E479]);&quot;&quot;;[.I479])" office:value-type="float" office:value="1.5422101020813" calcext:value-type="float">
            <text:p>1.5422101021</text:p>
          </table:table-cell>
          <table:table-cell table:formula="of:=IF(OR(ISBLANK([.E479]);[.I479]&lt;=0);&quot;&quot;;[.I479])" office:value-type="float" office:value="1.5422101020813" calcext:value-type="float">
            <text:p>1.54221010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8629" calcext:value-type="float">
            <text:p>1427750203.28629</text:p>
          </table:table-cell>
          <table:table-cell office:value-type="float" office:value="1427750204.88563" calcext:value-type="float">
            <text:p>1427750204.88563</text:p>
          </table:table-cell>
          <table:table-cell office:value-type="float" office:value="1427750204.92105" calcext:value-type="float">
            <text:p>1427750204.92105</text:p>
          </table:table-cell>
          <table:table-cell/>
          <table:table-cell table:formula="of:=MAX([.B480];[.D480];[.G480])-MAX([.A480];[.C480];[.E480])" office:value-type="float" office:value="1.63476014137268" calcext:value-type="float">
            <text:p>1.6347601414</text:p>
          </table:table-cell>
          <table:table-cell table:formula="of:=IF(ISBLANK([.E480]);&quot;&quot;;[.I480])" office:value-type="float" office:value="1.63476014137268" calcext:value-type="float">
            <text:p>1.6347601414</text:p>
          </table:table-cell>
          <table:table-cell table:formula="of:=IF(OR(ISBLANK([.E480]);[.I480]&lt;=0);&quot;&quot;;[.I480])" office:value-type="float" office:value="1.63476014137268" calcext:value-type="float">
            <text:p>1.63476014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8757" calcext:value-type="float">
            <text:p>1427750203.28757</text:p>
          </table:table-cell>
          <table:table-cell office:value-type="float" office:value="1427750204.79261" calcext:value-type="float">
            <text:p>1427750204.79261</text:p>
          </table:table-cell>
          <table:table-cell office:value-type="float" office:value="1427750204.83009" calcext:value-type="float">
            <text:p>1427750204.83009</text:p>
          </table:table-cell>
          <table:table-cell/>
          <table:table-cell table:formula="of:=MAX([.B481];[.D481];[.G481])-MAX([.A481];[.C481];[.E481])" office:value-type="float" office:value="1.54252004623413" calcext:value-type="float">
            <text:p>1.5425200462</text:p>
          </table:table-cell>
          <table:table-cell table:formula="of:=IF(ISBLANK([.E481]);&quot;&quot;;[.I481])" office:value-type="float" office:value="1.54252004623413" calcext:value-type="float">
            <text:p>1.5425200462</text:p>
          </table:table-cell>
          <table:table-cell table:formula="of:=IF(OR(ISBLANK([.E481]);[.I481]&lt;=0);&quot;&quot;;[.I481])" office:value-type="float" office:value="1.54252004623413" calcext:value-type="float">
            <text:p>1.54252004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8811" calcext:value-type="float">
            <text:p>1427750203.28811</text:p>
          </table:table-cell>
          <table:table-cell office:value-type="float" office:value="1427750204.79266" calcext:value-type="float">
            <text:p>1427750204.79266</text:p>
          </table:table-cell>
          <table:table-cell office:value-type="float" office:value="1427750204.82748" calcext:value-type="float">
            <text:p>1427750204.82748</text:p>
          </table:table-cell>
          <table:table-cell/>
          <table:table-cell table:formula="of:=MAX([.B482];[.D482];[.G482])-MAX([.A482];[.C482];[.E482])" office:value-type="float" office:value="1.53937005996704" calcext:value-type="float">
            <text:p>1.53937006</text:p>
          </table:table-cell>
          <table:table-cell table:formula="of:=IF(ISBLANK([.E482]);&quot;&quot;;[.I482])" office:value-type="float" office:value="1.53937005996704" calcext:value-type="float">
            <text:p>1.53937006</text:p>
          </table:table-cell>
          <table:table-cell table:formula="of:=IF(OR(ISBLANK([.E482]);[.I482]&lt;=0);&quot;&quot;;[.I482])" office:value-type="float" office:value="1.53937005996704" calcext:value-type="float">
            <text:p>1.539370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8863" calcext:value-type="float">
            <text:p>1427750203.28863</text:p>
          </table:table-cell>
          <table:table-cell office:value-type="float" office:value="1427750204.79272" calcext:value-type="float">
            <text:p>1427750204.79272</text:p>
          </table:table-cell>
          <table:table-cell office:value-type="float" office:value="1427750204.8301" calcext:value-type="float">
            <text:p>1427750204.8301</text:p>
          </table:table-cell>
          <table:table-cell/>
          <table:table-cell table:formula="of:=MAX([.B483];[.D483];[.G483])-MAX([.A483];[.C483];[.E483])" office:value-type="float" office:value="1.54147005081177" calcext:value-type="float">
            <text:p>1.5414700508</text:p>
          </table:table-cell>
          <table:table-cell table:formula="of:=IF(ISBLANK([.E483]);&quot;&quot;;[.I483])" office:value-type="float" office:value="1.54147005081177" calcext:value-type="float">
            <text:p>1.5414700508</text:p>
          </table:table-cell>
          <table:table-cell table:formula="of:=IF(OR(ISBLANK([.E483]);[.I483]&lt;=0);&quot;&quot;;[.I483])" office:value-type="float" office:value="1.54147005081177" calcext:value-type="float">
            <text:p>1.54147005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8914" calcext:value-type="float">
            <text:p>1427750203.28914</text:p>
          </table:table-cell>
          <table:table-cell office:value-type="float" office:value="1427750204.79277" calcext:value-type="float">
            <text:p>1427750204.79277</text:p>
          </table:table-cell>
          <table:table-cell office:value-type="float" office:value="1427750204.83135" calcext:value-type="float">
            <text:p>1427750204.83135</text:p>
          </table:table-cell>
          <table:table-cell/>
          <table:table-cell table:formula="of:=MAX([.B484];[.D484];[.G484])-MAX([.A484];[.C484];[.E484])" office:value-type="float" office:value="1.5422101020813" calcext:value-type="float">
            <text:p>1.5422101021</text:p>
          </table:table-cell>
          <table:table-cell table:formula="of:=IF(ISBLANK([.E484]);&quot;&quot;;[.I484])" office:value-type="float" office:value="1.5422101020813" calcext:value-type="float">
            <text:p>1.5422101021</text:p>
          </table:table-cell>
          <table:table-cell table:formula="of:=IF(OR(ISBLANK([.E484]);[.I484]&lt;=0);&quot;&quot;;[.I484])" office:value-type="float" office:value="1.5422101020813" calcext:value-type="float">
            <text:p>1.54221010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8966" calcext:value-type="float">
            <text:p>1427750203.28966</text:p>
          </table:table-cell>
          <table:table-cell office:value-type="float" office:value="1427750204.79255" calcext:value-type="float">
            <text:p>1427750204.79255</text:p>
          </table:table-cell>
          <table:table-cell office:value-type="float" office:value="1427750204.83006" calcext:value-type="float">
            <text:p>1427750204.83006</text:p>
          </table:table-cell>
          <table:table-cell/>
          <table:table-cell table:formula="of:=MAX([.B485];[.D485];[.G485])-MAX([.A485];[.C485];[.E485])" office:value-type="float" office:value="1.54040002822876" calcext:value-type="float">
            <text:p>1.5404000282</text:p>
          </table:table-cell>
          <table:table-cell table:formula="of:=IF(ISBLANK([.E485]);&quot;&quot;;[.I485])" office:value-type="float" office:value="1.54040002822876" calcext:value-type="float">
            <text:p>1.5404000282</text:p>
          </table:table-cell>
          <table:table-cell table:formula="of:=IF(OR(ISBLANK([.E485]);[.I485]&lt;=0);&quot;&quot;;[.I485])" office:value-type="float" office:value="1.54040002822876" calcext:value-type="float">
            <text:p>1.54040002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3.2902" calcext:value-type="float">
            <text:p>1427750203.2902</text:p>
          </table:table-cell>
          <table:table-cell office:value-type="float" office:value="1427750204.30231" calcext:value-type="float">
            <text:p>1427750204.30231</text:p>
          </table:table-cell>
          <table:table-cell office:value-type="float" office:value="1427750204.38437" calcext:value-type="float">
            <text:p>1427750204.38437</text:p>
          </table:table-cell>
          <table:table-cell/>
          <table:table-cell table:formula="of:=MAX([.B486];[.D486];[.G486])-MAX([.A486];[.C486];[.E486])" office:value-type="float" office:value="1.09417009353638" calcext:value-type="float">
            <text:p>1.0941700935</text:p>
          </table:table-cell>
          <table:table-cell table:formula="of:=IF(ISBLANK([.E486]);&quot;&quot;;[.I486])" office:value-type="float" office:value="1.09417009353638" calcext:value-type="float">
            <text:p>1.0941700935</text:p>
          </table:table-cell>
          <table:table-cell table:formula="of:=IF(OR(ISBLANK([.E486]);[.I486]&lt;=0);&quot;&quot;;[.I486])" office:value-type="float" office:value="1.09417009353638" calcext:value-type="float">
            <text:p>1.09417009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204.92107" calcext:value-type="float">
            <text:p>1427750204.92107</text:p>
          </table:table-cell>
          <table:table-cell office:value-type="float" office:value="1427750206.56938" calcext:value-type="float">
            <text:p>1427750206.56938</text:p>
          </table:table-cell>
          <table:table-cell table:number-columns-repeated="4"/>
          <table:table-cell table:formula="of:=MAX([.B487];[.D487];[.G487])-MAX([.A487];[.C487];[.E487])" office:value-type="float" office:value="1.64830994606018" calcext:value-type="float">
            <text:p>1.6483099461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2108" calcext:value-type="float">
            <text:p>1427750204.92108</text:p>
          </table:table-cell>
          <table:table-cell office:value-type="float" office:value="1427750206.45379" calcext:value-type="float">
            <text:p>1427750206.45379</text:p>
          </table:table-cell>
          <table:table-cell office:value-type="float" office:value="1427750206.49418" calcext:value-type="float">
            <text:p>1427750206.49418</text:p>
          </table:table-cell>
          <table:table-cell/>
          <table:table-cell table:formula="of:=MAX([.B488];[.D488];[.G488])-MAX([.A488];[.C488];[.E488])" office:value-type="float" office:value="1.57309985160828" calcext:value-type="float">
            <text:p>1.5730998516</text:p>
          </table:table-cell>
          <table:table-cell table:formula="of:=IF(ISBLANK([.E488]);&quot;&quot;;[.I488])" office:value-type="float" office:value="1.57309985160828" calcext:value-type="float">
            <text:p>1.5730998516</text:p>
          </table:table-cell>
          <table:table-cell table:formula="of:=IF(OR(ISBLANK([.E488]);[.I488]&lt;=0);&quot;&quot;;[.I488])" office:value-type="float" office:value="1.57309985160828" calcext:value-type="float">
            <text:p>1.57309985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2246" calcext:value-type="float">
            <text:p>1427750204.92246</text:p>
          </table:table-cell>
          <table:table-cell office:value-type="float" office:value="1427750206.45023" calcext:value-type="float">
            <text:p>1427750206.45023</text:p>
          </table:table-cell>
          <table:table-cell office:value-type="float" office:value="1427750206.48487" calcext:value-type="float">
            <text:p>1427750206.48487</text:p>
          </table:table-cell>
          <table:table-cell/>
          <table:table-cell table:formula="of:=MAX([.B489];[.D489];[.G489])-MAX([.A489];[.C489];[.E489])" office:value-type="float" office:value="1.5624098777771" calcext:value-type="float">
            <text:p>1.5624098778</text:p>
          </table:table-cell>
          <table:table-cell table:formula="of:=IF(ISBLANK([.E489]);&quot;&quot;;[.I489])" office:value-type="float" office:value="1.5624098777771" calcext:value-type="float">
            <text:p>1.5624098778</text:p>
          </table:table-cell>
          <table:table-cell table:formula="of:=IF(OR(ISBLANK([.E489]);[.I489]&lt;=0);&quot;&quot;;[.I489])" office:value-type="float" office:value="1.5624098777771" calcext:value-type="float">
            <text:p>1.56240987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238" calcext:value-type="float">
            <text:p>1427750204.9238</text:p>
          </table:table-cell>
          <table:table-cell office:value-type="float" office:value="1427750206.44993" calcext:value-type="float">
            <text:p>1427750206.44993</text:p>
          </table:table-cell>
          <table:table-cell office:value-type="float" office:value="1427750206.48742" calcext:value-type="float">
            <text:p>1427750206.48742</text:p>
          </table:table-cell>
          <table:table-cell/>
          <table:table-cell table:formula="of:=MAX([.B490];[.D490];[.G490])-MAX([.A490];[.C490];[.E490])" office:value-type="float" office:value="1.56362009048462" calcext:value-type="float">
            <text:p>1.5636200905</text:p>
          </table:table-cell>
          <table:table-cell table:formula="of:=IF(ISBLANK([.E490]);&quot;&quot;;[.I490])" office:value-type="float" office:value="1.56362009048462" calcext:value-type="float">
            <text:p>1.5636200905</text:p>
          </table:table-cell>
          <table:table-cell table:formula="of:=IF(OR(ISBLANK([.E490]);[.I490]&lt;=0);&quot;&quot;;[.I490])" office:value-type="float" office:value="1.56362009048462" calcext:value-type="float">
            <text:p>1.56362009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2513" calcext:value-type="float">
            <text:p>1427750204.92513</text:p>
          </table:table-cell>
          <table:table-cell office:value-type="float" office:value="1427750206.45005" calcext:value-type="float">
            <text:p>1427750206.45005</text:p>
          </table:table-cell>
          <table:table-cell office:value-type="float" office:value="1427750206.48746" calcext:value-type="float">
            <text:p>1427750206.48746</text:p>
          </table:table-cell>
          <table:table-cell/>
          <table:table-cell table:formula="of:=MAX([.B491];[.D491];[.G491])-MAX([.A491];[.C491];[.E491])" office:value-type="float" office:value="1.5623300075531" calcext:value-type="float">
            <text:p>1.5623300076</text:p>
          </table:table-cell>
          <table:table-cell table:formula="of:=IF(ISBLANK([.E491]);&quot;&quot;;[.I491])" office:value-type="float" office:value="1.5623300075531" calcext:value-type="float">
            <text:p>1.5623300076</text:p>
          </table:table-cell>
          <table:table-cell table:formula="of:=IF(OR(ISBLANK([.E491]);[.I491]&lt;=0);&quot;&quot;;[.I491])" office:value-type="float" office:value="1.5623300075531" calcext:value-type="float">
            <text:p>1.56233000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2713" calcext:value-type="float">
            <text:p>1427750204.92713</text:p>
          </table:table-cell>
          <table:table-cell office:value-type="float" office:value="1427750206.45017" calcext:value-type="float">
            <text:p>1427750206.45017</text:p>
          </table:table-cell>
          <table:table-cell office:value-type="float" office:value="1427750206.48484" calcext:value-type="float">
            <text:p>1427750206.48484</text:p>
          </table:table-cell>
          <table:table-cell/>
          <table:table-cell table:formula="of:=MAX([.B492];[.D492];[.G492])-MAX([.A492];[.C492];[.E492])" office:value-type="float" office:value="1.55770993232727" calcext:value-type="float">
            <text:p>1.5577099323</text:p>
          </table:table-cell>
          <table:table-cell table:formula="of:=IF(ISBLANK([.E492]);&quot;&quot;;[.I492])" office:value-type="float" office:value="1.55770993232727" calcext:value-type="float">
            <text:p>1.5577099323</text:p>
          </table:table-cell>
          <table:table-cell table:formula="of:=IF(OR(ISBLANK([.E492]);[.I492]&lt;=0);&quot;&quot;;[.I492])" office:value-type="float" office:value="1.55770993232727" calcext:value-type="float">
            <text:p>1.55770993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2806" calcext:value-type="float">
            <text:p>1427750204.92806</text:p>
          </table:table-cell>
          <table:table-cell office:value-type="float" office:value="1427750206.45" calcext:value-type="float">
            <text:p>1427750206.45</text:p>
          </table:table-cell>
          <table:table-cell office:value-type="float" office:value="1427750206.48484" calcext:value-type="float">
            <text:p>1427750206.48484</text:p>
          </table:table-cell>
          <table:table-cell/>
          <table:table-cell table:formula="of:=MAX([.B493];[.D493];[.G493])-MAX([.A493];[.C493];[.E493])" office:value-type="float" office:value="1.5567798614502" calcext:value-type="float">
            <text:p>1.5567798615</text:p>
          </table:table-cell>
          <table:table-cell table:formula="of:=IF(ISBLANK([.E493]);&quot;&quot;;[.I493])" office:value-type="float" office:value="1.5567798614502" calcext:value-type="float">
            <text:p>1.5567798615</text:p>
          </table:table-cell>
          <table:table-cell table:formula="of:=IF(OR(ISBLANK([.E493]);[.I493]&lt;=0);&quot;&quot;;[.I493])" office:value-type="float" office:value="1.5567798614502" calcext:value-type="float">
            <text:p>1.55677986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2954" calcext:value-type="float">
            <text:p>1427750204.92954</text:p>
          </table:table-cell>
          <table:table-cell office:value-type="float" office:value="1427750206.45034" calcext:value-type="float">
            <text:p>1427750206.45034</text:p>
          </table:table-cell>
          <table:table-cell office:value-type="float" office:value="1427750206.48347" calcext:value-type="float">
            <text:p>1427750206.48347</text:p>
          </table:table-cell>
          <table:table-cell/>
          <table:table-cell table:formula="of:=MAX([.B494];[.D494];[.G494])-MAX([.A494];[.C494];[.E494])" office:value-type="float" office:value="1.55393004417419" calcext:value-type="float">
            <text:p>1.5539300442</text:p>
          </table:table-cell>
          <table:table-cell table:formula="of:=IF(ISBLANK([.E494]);&quot;&quot;;[.I494])" office:value-type="float" office:value="1.55393004417419" calcext:value-type="float">
            <text:p>1.5539300442</text:p>
          </table:table-cell>
          <table:table-cell table:formula="of:=IF(OR(ISBLANK([.E494]);[.I494]&lt;=0);&quot;&quot;;[.I494])" office:value-type="float" office:value="1.55393004417419" calcext:value-type="float">
            <text:p>1.55393004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3087" calcext:value-type="float">
            <text:p>1427750204.93087</text:p>
          </table:table-cell>
          <table:table-cell office:value-type="float" office:value="1427750206.53646" calcext:value-type="float">
            <text:p>1427750206.53646</text:p>
          </table:table-cell>
          <table:table-cell office:value-type="float" office:value="1427750206.56937" calcext:value-type="float">
            <text:p>1427750206.56937</text:p>
          </table:table-cell>
          <table:table-cell/>
          <table:table-cell table:formula="of:=MAX([.B495];[.D495];[.G495])-MAX([.A495];[.C495];[.E495])" office:value-type="float" office:value="1.63849997520447" calcext:value-type="float">
            <text:p>1.6384999752</text:p>
          </table:table-cell>
          <table:table-cell table:formula="of:=IF(ISBLANK([.E495]);&quot;&quot;;[.I495])" office:value-type="float" office:value="1.63849997520447" calcext:value-type="float">
            <text:p>1.6384999752</text:p>
          </table:table-cell>
          <table:table-cell table:formula="of:=IF(OR(ISBLANK([.E495]);[.I495]&lt;=0);&quot;&quot;;[.I495])" office:value-type="float" office:value="1.63849997520447" calcext:value-type="float">
            <text:p>1.63849997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3242" calcext:value-type="float">
            <text:p>1427750204.93242</text:p>
          </table:table-cell>
          <table:table-cell office:value-type="float" office:value="1427750206.45029" calcext:value-type="float">
            <text:p>1427750206.45029</text:p>
          </table:table-cell>
          <table:table-cell office:value-type="float" office:value="1427750206.4848" calcext:value-type="float">
            <text:p>1427750206.4848</text:p>
          </table:table-cell>
          <table:table-cell/>
          <table:table-cell table:formula="of:=MAX([.B496];[.D496];[.G496])-MAX([.A496];[.C496];[.E496])" office:value-type="float" office:value="1.55238008499146" calcext:value-type="float">
            <text:p>1.552380085</text:p>
          </table:table-cell>
          <table:table-cell table:formula="of:=IF(ISBLANK([.E496]);&quot;&quot;;[.I496])" office:value-type="float" office:value="1.55238008499146" calcext:value-type="float">
            <text:p>1.552380085</text:p>
          </table:table-cell>
          <table:table-cell table:formula="of:=IF(OR(ISBLANK([.E496]);[.I496]&lt;=0);&quot;&quot;;[.I496])" office:value-type="float" office:value="1.55238008499146" calcext:value-type="float">
            <text:p>1.5523800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4.93376" calcext:value-type="float">
            <text:p>1427750204.93376</text:p>
          </table:table-cell>
          <table:table-cell office:value-type="float" office:value="1427750206.45011" calcext:value-type="float">
            <text:p>1427750206.45011</text:p>
          </table:table-cell>
          <table:table-cell office:value-type="float" office:value="1427750206.48512" calcext:value-type="float">
            <text:p>1427750206.48512</text:p>
          </table:table-cell>
          <table:table-cell/>
          <table:table-cell table:formula="of:=MAX([.B497];[.D497];[.G497])-MAX([.A497];[.C497];[.E497])" office:value-type="float" office:value="1.55136013031006" calcext:value-type="float">
            <text:p>1.5513601303</text:p>
          </table:table-cell>
          <table:table-cell table:formula="of:=IF(ISBLANK([.E497]);&quot;&quot;;[.I497])" office:value-type="float" office:value="1.55136013031006" calcext:value-type="float">
            <text:p>1.5513601303</text:p>
          </table:table-cell>
          <table:table-cell table:formula="of:=IF(OR(ISBLANK([.E497]);[.I497]&lt;=0);&quot;&quot;;[.I497])" office:value-type="float" office:value="1.55136013031006" calcext:value-type="float">
            <text:p>1.55136013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206.56939" calcext:value-type="float">
            <text:p>1427750206.56939</text:p>
          </table:table-cell>
          <table:table-cell office:value-type="float" office:value="1427750208.19945" calcext:value-type="float">
            <text:p>1427750208.19945</text:p>
          </table:table-cell>
          <table:table-cell table:number-columns-repeated="4"/>
          <table:table-cell table:formula="of:=MAX([.B498];[.D498];[.G498])-MAX([.A498];[.C498];[.E498])" office:value-type="float" office:value="1.63005995750427" calcext:value-type="float">
            <text:p>1.6300599575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6939" calcext:value-type="float">
            <text:p>1427750206.56939</text:p>
          </table:table-cell>
          <table:table-cell office:value-type="float" office:value="1427750208.06769" calcext:value-type="float">
            <text:p>1427750208.06769</text:p>
          </table:table-cell>
          <table:table-cell office:value-type="float" office:value="1427750208.10341" calcext:value-type="float">
            <text:p>1427750208.10341</text:p>
          </table:table-cell>
          <table:table-cell/>
          <table:table-cell table:formula="of:=MAX([.B499];[.D499];[.G499])-MAX([.A499];[.C499];[.E499])" office:value-type="float" office:value="1.534019947052" calcext:value-type="float">
            <text:p>1.5340199471</text:p>
          </table:table-cell>
          <table:table-cell table:formula="of:=IF(ISBLANK([.E499]);&quot;&quot;;[.I499])" office:value-type="float" office:value="1.534019947052" calcext:value-type="float">
            <text:p>1.5340199471</text:p>
          </table:table-cell>
          <table:table-cell table:formula="of:=IF(OR(ISBLANK([.E499]);[.I499]&lt;=0);&quot;&quot;;[.I499])" office:value-type="float" office:value="1.534019947052" calcext:value-type="float">
            <text:p>1.53401994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7075" calcext:value-type="float">
            <text:p>1427750206.57075</text:p>
          </table:table-cell>
          <table:table-cell office:value-type="float" office:value="1427750208.06787" calcext:value-type="float">
            <text:p>1427750208.06787</text:p>
          </table:table-cell>
          <table:table-cell office:value-type="float" office:value="1427750208.09953" calcext:value-type="float">
            <text:p>1427750208.09953</text:p>
          </table:table-cell>
          <table:table-cell/>
          <table:table-cell table:formula="of:=MAX([.B500];[.D500];[.G500])-MAX([.A500];[.C500];[.E500])" office:value-type="float" office:value="1.52877998352051" calcext:value-type="float">
            <text:p>1.5287799835</text:p>
          </table:table-cell>
          <table:table-cell table:formula="of:=IF(ISBLANK([.E500]);&quot;&quot;;[.I500])" office:value-type="float" office:value="1.52877998352051" calcext:value-type="float">
            <text:p>1.5287799835</text:p>
          </table:table-cell>
          <table:table-cell table:formula="of:=IF(OR(ISBLANK([.E500]);[.I500]&lt;=0);&quot;&quot;;[.I500])" office:value-type="float" office:value="1.52877998352051" calcext:value-type="float">
            <text:p>1.52877998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7211" calcext:value-type="float">
            <text:p>1427750206.57211</text:p>
          </table:table-cell>
          <table:table-cell office:value-type="float" office:value="1427750208.06804" calcext:value-type="float">
            <text:p>1427750208.06804</text:p>
          </table:table-cell>
          <table:table-cell office:value-type="float" office:value="1427750208.10656" calcext:value-type="float">
            <text:p>1427750208.10656</text:p>
          </table:table-cell>
          <table:table-cell/>
          <table:table-cell table:formula="of:=MAX([.B501];[.D501];[.G501])-MAX([.A501];[.C501];[.E501])" office:value-type="float" office:value="1.5344500541687" calcext:value-type="float">
            <text:p>1.5344500542</text:p>
          </table:table-cell>
          <table:table-cell table:formula="of:=IF(ISBLANK([.E501]);&quot;&quot;;[.I501])" office:value-type="float" office:value="1.5344500541687" calcext:value-type="float">
            <text:p>1.5344500542</text:p>
          </table:table-cell>
          <table:table-cell table:formula="of:=IF(OR(ISBLANK([.E501]);[.I501]&lt;=0);&quot;&quot;;[.I501])" office:value-type="float" office:value="1.5344500541687" calcext:value-type="float">
            <text:p>1.53445005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7343" calcext:value-type="float">
            <text:p>1427750206.57343</text:p>
          </table:table-cell>
          <table:table-cell office:value-type="float" office:value="1427750208.16566" calcext:value-type="float">
            <text:p>1427750208.16566</text:p>
          </table:table-cell>
          <table:table-cell office:value-type="float" office:value="1427750208.19945" calcext:value-type="float">
            <text:p>1427750208.19945</text:p>
          </table:table-cell>
          <table:table-cell/>
          <table:table-cell table:formula="of:=MAX([.B502];[.D502];[.G502])-MAX([.A502];[.C502];[.E502])" office:value-type="float" office:value="1.6260199546814" calcext:value-type="float">
            <text:p>1.6260199547</text:p>
          </table:table-cell>
          <table:table-cell table:formula="of:=IF(ISBLANK([.E502]);&quot;&quot;;[.I502])" office:value-type="float" office:value="1.6260199546814" calcext:value-type="float">
            <text:p>1.6260199547</text:p>
          </table:table-cell>
          <table:table-cell table:formula="of:=IF(OR(ISBLANK([.E502]);[.I502]&lt;=0);&quot;&quot;;[.I502])" office:value-type="float" office:value="1.6260199546814" calcext:value-type="float">
            <text:p>1.62601995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7481" calcext:value-type="float">
            <text:p>1427750206.57481</text:p>
          </table:table-cell>
          <table:table-cell office:value-type="float" office:value="1427750208.06775" calcext:value-type="float">
            <text:p>1427750208.06775</text:p>
          </table:table-cell>
          <table:table-cell office:value-type="float" office:value="1427750208.0995" calcext:value-type="float">
            <text:p>1427750208.0995</text:p>
          </table:table-cell>
          <table:table-cell/>
          <table:table-cell table:formula="of:=MAX([.B503];[.D503];[.G503])-MAX([.A503];[.C503];[.E503])" office:value-type="float" office:value="1.52468991279602" calcext:value-type="float">
            <text:p>1.5246899128</text:p>
          </table:table-cell>
          <table:table-cell table:formula="of:=IF(ISBLANK([.E503]);&quot;&quot;;[.I503])" office:value-type="float" office:value="1.52468991279602" calcext:value-type="float">
            <text:p>1.5246899128</text:p>
          </table:table-cell>
          <table:table-cell table:formula="of:=IF(OR(ISBLANK([.E503]);[.I503]&lt;=0);&quot;&quot;;[.I503])" office:value-type="float" office:value="1.52468991279602" calcext:value-type="float">
            <text:p>1.52468991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7666" calcext:value-type="float">
            <text:p>1427750206.57666</text:p>
          </table:table-cell>
          <table:table-cell office:value-type="float" office:value="1427750208.07223" calcext:value-type="float">
            <text:p>1427750208.07223</text:p>
          </table:table-cell>
          <table:table-cell office:value-type="float" office:value="1427750208.11144" calcext:value-type="float">
            <text:p>1427750208.11144</text:p>
          </table:table-cell>
          <table:table-cell/>
          <table:table-cell table:formula="of:=MAX([.B504];[.D504];[.G504])-MAX([.A504];[.C504];[.E504])" office:value-type="float" office:value="1.53478002548218" calcext:value-type="float">
            <text:p>1.5347800255</text:p>
          </table:table-cell>
          <table:table-cell table:formula="of:=IF(ISBLANK([.E504]);&quot;&quot;;[.I504])" office:value-type="float" office:value="1.53478002548218" calcext:value-type="float">
            <text:p>1.5347800255</text:p>
          </table:table-cell>
          <table:table-cell table:formula="of:=IF(OR(ISBLANK([.E504]);[.I504]&lt;=0);&quot;&quot;;[.I504])" office:value-type="float" office:value="1.53478002548218" calcext:value-type="float">
            <text:p>1.53478002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7901" calcext:value-type="float">
            <text:p>1427750206.57901</text:p>
          </table:table-cell>
          <table:table-cell office:value-type="float" office:value="1427750208.06781" calcext:value-type="float">
            <text:p>1427750208.06781</text:p>
          </table:table-cell>
          <table:table-cell office:value-type="float" office:value="1427750208.10135" calcext:value-type="float">
            <text:p>1427750208.10135</text:p>
          </table:table-cell>
          <table:table-cell/>
          <table:table-cell table:formula="of:=MAX([.B505];[.D505];[.G505])-MAX([.A505];[.C505];[.E505])" office:value-type="float" office:value="1.5223400592804" calcext:value-type="float">
            <text:p>1.5223400593</text:p>
          </table:table-cell>
          <table:table-cell table:formula="of:=IF(ISBLANK([.E505]);&quot;&quot;;[.I505])" office:value-type="float" office:value="1.5223400592804" calcext:value-type="float">
            <text:p>1.5223400593</text:p>
          </table:table-cell>
          <table:table-cell table:formula="of:=IF(OR(ISBLANK([.E505]);[.I505]&lt;=0);&quot;&quot;;[.I505])" office:value-type="float" office:value="1.5223400592804" calcext:value-type="float">
            <text:p>1.52234005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8063" calcext:value-type="float">
            <text:p>1427750206.58063</text:p>
          </table:table-cell>
          <table:table-cell office:value-type="float" office:value="1427750208.06793" calcext:value-type="float">
            <text:p>1427750208.06793</text:p>
          </table:table-cell>
          <table:table-cell office:value-type="float" office:value="1427750208.09867" calcext:value-type="float">
            <text:p>1427750208.09867</text:p>
          </table:table-cell>
          <table:table-cell/>
          <table:table-cell table:formula="of:=MAX([.B506];[.D506];[.G506])-MAX([.A506];[.C506];[.E506])" office:value-type="float" office:value="1.51803994178772" calcext:value-type="float">
            <text:p>1.5180399418</text:p>
          </table:table-cell>
          <table:table-cell table:formula="of:=IF(ISBLANK([.E506]);&quot;&quot;;[.I506])" office:value-type="float" office:value="1.51803994178772" calcext:value-type="float">
            <text:p>1.5180399418</text:p>
          </table:table-cell>
          <table:table-cell table:formula="of:=IF(OR(ISBLANK([.E506]);[.I506]&lt;=0);&quot;&quot;;[.I506])" office:value-type="float" office:value="1.51803994178772" calcext:value-type="float">
            <text:p>1.51803994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8193" calcext:value-type="float">
            <text:p>1427750206.58193</text:p>
          </table:table-cell>
          <table:table-cell office:value-type="float" office:value="1427750208.06809" calcext:value-type="float">
            <text:p>1427750208.06809</text:p>
          </table:table-cell>
          <table:table-cell office:value-type="float" office:value="1427750208.10646" calcext:value-type="float">
            <text:p>1427750208.10646</text:p>
          </table:table-cell>
          <table:table-cell/>
          <table:table-cell table:formula="of:=MAX([.B507];[.D507];[.G507])-MAX([.A507];[.C507];[.E507])" office:value-type="float" office:value="1.52453017234802" calcext:value-type="float">
            <text:p>1.5245301723</text:p>
          </table:table-cell>
          <table:table-cell table:formula="of:=IF(ISBLANK([.E507]);&quot;&quot;;[.I507])" office:value-type="float" office:value="1.52453017234802" calcext:value-type="float">
            <text:p>1.5245301723</text:p>
          </table:table-cell>
          <table:table-cell table:formula="of:=IF(OR(ISBLANK([.E507]);[.I507]&lt;=0);&quot;&quot;;[.I507])" office:value-type="float" office:value="1.52453017234802" calcext:value-type="float">
            <text:p>1.52453017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6.58327" calcext:value-type="float">
            <text:p>1427750206.58327</text:p>
          </table:table-cell>
          <table:table-cell office:value-type="float" office:value="1427750208.06798" calcext:value-type="float">
            <text:p>1427750208.06798</text:p>
          </table:table-cell>
          <table:table-cell office:value-type="float" office:value="1427750208.10383" calcext:value-type="float">
            <text:p>1427750208.10383</text:p>
          </table:table-cell>
          <table:table-cell/>
          <table:table-cell table:formula="of:=MAX([.B508];[.D508];[.G508])-MAX([.A508];[.C508];[.E508])" office:value-type="float" office:value="1.52056002616882" calcext:value-type="float">
            <text:p>1.5205600262</text:p>
          </table:table-cell>
          <table:table-cell table:formula="of:=IF(ISBLANK([.E508]);&quot;&quot;;[.I508])" office:value-type="float" office:value="1.52056002616882" calcext:value-type="float">
            <text:p>1.5205600262</text:p>
          </table:table-cell>
          <table:table-cell table:formula="of:=IF(OR(ISBLANK([.E508]);[.I508]&lt;=0);&quot;&quot;;[.I508])" office:value-type="float" office:value="1.52056002616882" calcext:value-type="float">
            <text:p>1.52056002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208.19946" calcext:value-type="float">
            <text:p>1427750208.19946</text:p>
          </table:table-cell>
          <table:table-cell office:value-type="float" office:value="1427750209.87593" calcext:value-type="float">
            <text:p>1427750209.87593</text:p>
          </table:table-cell>
          <table:table-cell table:number-columns-repeated="4"/>
          <table:table-cell table:formula="of:=MAX([.B509];[.D509];[.G509])-MAX([.A509];[.C509];[.E509])" office:value-type="float" office:value="1.67647004127502" calcext:value-type="float">
            <text:p>1.6764700413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19946" calcext:value-type="float">
            <text:p>1427750208.19946</text:p>
          </table:table-cell>
          <table:table-cell office:value-type="float" office:value="1427750209.75958" calcext:value-type="float">
            <text:p>1427750209.75958</text:p>
          </table:table-cell>
          <table:table-cell office:value-type="float" office:value="1427750209.79118" calcext:value-type="float">
            <text:p>1427750209.79118</text:p>
          </table:table-cell>
          <table:table-cell/>
          <table:table-cell table:formula="of:=MAX([.B510];[.D510];[.G510])-MAX([.A510];[.C510];[.E510])" office:value-type="float" office:value="1.59171986579895" calcext:value-type="float">
            <text:p>1.5917198658</text:p>
          </table:table-cell>
          <table:table-cell table:formula="of:=IF(ISBLANK([.E510]);&quot;&quot;;[.I510])" office:value-type="float" office:value="1.59171986579895" calcext:value-type="float">
            <text:p>1.5917198658</text:p>
          </table:table-cell>
          <table:table-cell table:formula="of:=IF(OR(ISBLANK([.E510]);[.I510]&lt;=0);&quot;&quot;;[.I510])" office:value-type="float" office:value="1.59171986579895" calcext:value-type="float">
            <text:p>1.59171986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20021" calcext:value-type="float">
            <text:p>1427750208.20021</text:p>
          </table:table-cell>
          <table:table-cell office:value-type="float" office:value="1427750209.75246" calcext:value-type="float">
            <text:p>1427750209.75246</text:p>
          </table:table-cell>
          <table:table-cell office:value-type="float" office:value="1427750209.78788" calcext:value-type="float">
            <text:p>1427750209.78788</text:p>
          </table:table-cell>
          <table:table-cell/>
          <table:table-cell table:formula="of:=MAX([.B511];[.D511];[.G511])-MAX([.A511];[.C511];[.E511])" office:value-type="float" office:value="1.58766984939575" calcext:value-type="float">
            <text:p>1.5876698494</text:p>
          </table:table-cell>
          <table:table-cell table:formula="of:=IF(ISBLANK([.E511]);&quot;&quot;;[.I511])" office:value-type="float" office:value="1.58766984939575" calcext:value-type="float">
            <text:p>1.5876698494</text:p>
          </table:table-cell>
          <table:table-cell table:formula="of:=IF(OR(ISBLANK([.E511]);[.I511]&lt;=0);&quot;&quot;;[.I511])" office:value-type="float" office:value="1.58766984939575" calcext:value-type="float">
            <text:p>1.58766984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20082" calcext:value-type="float">
            <text:p>1427750208.20082</text:p>
          </table:table-cell>
          <table:table-cell office:value-type="float" office:value="1427750209.75241" calcext:value-type="float">
            <text:p>1427750209.75241</text:p>
          </table:table-cell>
          <table:table-cell office:value-type="float" office:value="1427750209.78794" calcext:value-type="float">
            <text:p>1427750209.78794</text:p>
          </table:table-cell>
          <table:table-cell/>
          <table:table-cell table:formula="of:=MAX([.B512];[.D512];[.G512])-MAX([.A512];[.C512];[.E512])" office:value-type="float" office:value="1.58712005615234" calcext:value-type="float">
            <text:p>1.5871200562</text:p>
          </table:table-cell>
          <table:table-cell table:formula="of:=IF(ISBLANK([.E512]);&quot;&quot;;[.I512])" office:value-type="float" office:value="1.58712005615234" calcext:value-type="float">
            <text:p>1.5871200562</text:p>
          </table:table-cell>
          <table:table-cell table:formula="of:=IF(OR(ISBLANK([.E512]);[.I512]&lt;=0);&quot;&quot;;[.I512])" office:value-type="float" office:value="1.58712005615234" calcext:value-type="float">
            <text:p>1.58712005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20139" calcext:value-type="float">
            <text:p>1427750208.20139</text:p>
          </table:table-cell>
          <table:table-cell office:value-type="float" office:value="1427750209.84747" calcext:value-type="float">
            <text:p>1427750209.84747</text:p>
          </table:table-cell>
          <table:table-cell office:value-type="float" office:value="1427750209.87592" calcext:value-type="float">
            <text:p>1427750209.87592</text:p>
          </table:table-cell>
          <table:table-cell/>
          <table:table-cell table:formula="of:=MAX([.B513];[.D513];[.G513])-MAX([.A513];[.C513];[.E513])" office:value-type="float" office:value="1.67453002929688" calcext:value-type="float">
            <text:p>1.6745300293</text:p>
          </table:table-cell>
          <table:table-cell table:formula="of:=IF(ISBLANK([.E513]);&quot;&quot;;[.I513])" office:value-type="float" office:value="1.67453002929688" calcext:value-type="float">
            <text:p>1.6745300293</text:p>
          </table:table-cell>
          <table:table-cell table:formula="of:=IF(OR(ISBLANK([.E513]);[.I513]&lt;=0);&quot;&quot;;[.I513])" office:value-type="float" office:value="1.67453002929688" calcext:value-type="float">
            <text:p>1.67453002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20199" calcext:value-type="float">
            <text:p>1427750208.20199</text:p>
          </table:table-cell>
          <table:table-cell office:value-type="float" office:value="1427750209.75257" calcext:value-type="float">
            <text:p>1427750209.75257</text:p>
          </table:table-cell>
          <table:table-cell office:value-type="float" office:value="1427750209.78757" calcext:value-type="float">
            <text:p>1427750209.78757</text:p>
          </table:table-cell>
          <table:table-cell/>
          <table:table-cell table:formula="of:=MAX([.B514];[.D514];[.G514])-MAX([.A514];[.C514];[.E514])" office:value-type="float" office:value="1.58558011054993" calcext:value-type="float">
            <text:p>1.5855801105</text:p>
          </table:table-cell>
          <table:table-cell table:formula="of:=IF(ISBLANK([.E514]);&quot;&quot;;[.I514])" office:value-type="float" office:value="1.58558011054993" calcext:value-type="float">
            <text:p>1.5855801105</text:p>
          </table:table-cell>
          <table:table-cell table:formula="of:=IF(OR(ISBLANK([.E514]);[.I514]&lt;=0);&quot;&quot;;[.I514])" office:value-type="float" office:value="1.58558011054993" calcext:value-type="float">
            <text:p>1.58558011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20274" calcext:value-type="float">
            <text:p>1427750208.20274</text:p>
          </table:table-cell>
          <table:table-cell office:value-type="float" office:value="1427750209.75235" calcext:value-type="float">
            <text:p>1427750209.75235</text:p>
          </table:table-cell>
          <table:table-cell office:value-type="float" office:value="1427750209.78638" calcext:value-type="float">
            <text:p>1427750209.78638</text:p>
          </table:table-cell>
          <table:table-cell/>
          <table:table-cell table:formula="of:=MAX([.B515];[.D515];[.G515])-MAX([.A515];[.C515];[.E515])" office:value-type="float" office:value="1.58364009857178" calcext:value-type="float">
            <text:p>1.5836400986</text:p>
          </table:table-cell>
          <table:table-cell table:formula="of:=IF(ISBLANK([.E515]);&quot;&quot;;[.I515])" office:value-type="float" office:value="1.58364009857178" calcext:value-type="float">
            <text:p>1.5836400986</text:p>
          </table:table-cell>
          <table:table-cell table:formula="of:=IF(OR(ISBLANK([.E515]);[.I515]&lt;=0);&quot;&quot;;[.I515])" office:value-type="float" office:value="1.58364009857178" calcext:value-type="float">
            <text:p>1.58364009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20337" calcext:value-type="float">
            <text:p>1427750208.20337</text:p>
          </table:table-cell>
          <table:table-cell office:value-type="float" office:value="1427750209.75224" calcext:value-type="float">
            <text:p>1427750209.75224</text:p>
          </table:table-cell>
          <table:table-cell office:value-type="float" office:value="1427750209.78358" calcext:value-type="float">
            <text:p>1427750209.78358</text:p>
          </table:table-cell>
          <table:table-cell/>
          <table:table-cell table:formula="of:=MAX([.B516];[.D516];[.G516])-MAX([.A516];[.C516];[.E516])" office:value-type="float" office:value="1.58020997047424" calcext:value-type="float">
            <text:p>1.5802099705</text:p>
          </table:table-cell>
          <table:table-cell table:formula="of:=IF(ISBLANK([.E516]);&quot;&quot;;[.I516])" office:value-type="float" office:value="1.58020997047424" calcext:value-type="float">
            <text:p>1.5802099705</text:p>
          </table:table-cell>
          <table:table-cell table:formula="of:=IF(OR(ISBLANK([.E516]);[.I516]&lt;=0);&quot;&quot;;[.I516])" office:value-type="float" office:value="1.58020997047424" calcext:value-type="float">
            <text:p>1.58020997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20394" calcext:value-type="float">
            <text:p>1427750208.20394</text:p>
          </table:table-cell>
          <table:table-cell office:value-type="float" office:value="1427750209.7523" calcext:value-type="float">
            <text:p>1427750209.7523</text:p>
          </table:table-cell>
          <table:table-cell office:value-type="float" office:value="1427750209.78753" calcext:value-type="float">
            <text:p>1427750209.78753</text:p>
          </table:table-cell>
          <table:table-cell/>
          <table:table-cell table:formula="of:=MAX([.B517];[.D517];[.G517])-MAX([.A517];[.C517];[.E517])" office:value-type="float" office:value="1.58359003067017" calcext:value-type="float">
            <text:p>1.5835900307</text:p>
          </table:table-cell>
          <table:table-cell table:formula="of:=IF(ISBLANK([.E517]);&quot;&quot;;[.I517])" office:value-type="float" office:value="1.58359003067017" calcext:value-type="float">
            <text:p>1.5835900307</text:p>
          </table:table-cell>
          <table:table-cell table:formula="of:=IF(OR(ISBLANK([.E517]);[.I517]&lt;=0);&quot;&quot;;[.I517])" office:value-type="float" office:value="1.58359003067017" calcext:value-type="float">
            <text:p>1.58359003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20451" calcext:value-type="float">
            <text:p>1427750208.20451</text:p>
          </table:table-cell>
          <table:table-cell office:value-type="float" office:value="1427750209.75218" calcext:value-type="float">
            <text:p>1427750209.75218</text:p>
          </table:table-cell>
          <table:table-cell office:value-type="float" office:value="1427750209.7861" calcext:value-type="float">
            <text:p>1427750209.7861</text:p>
          </table:table-cell>
          <table:table-cell/>
          <table:table-cell table:formula="of:=MAX([.B518];[.D518];[.G518])-MAX([.A518];[.C518];[.E518])" office:value-type="float" office:value="1.58158993721008" calcext:value-type="float">
            <text:p>1.5815899372</text:p>
          </table:table-cell>
          <table:table-cell table:formula="of:=IF(ISBLANK([.E518]);&quot;&quot;;[.I518])" office:value-type="float" office:value="1.58158993721008" calcext:value-type="float">
            <text:p>1.5815899372</text:p>
          </table:table-cell>
          <table:table-cell table:formula="of:=IF(OR(ISBLANK([.E518]);[.I518]&lt;=0);&quot;&quot;;[.I518])" office:value-type="float" office:value="1.58158993721008" calcext:value-type="float">
            <text:p>1.5815899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8.20508" calcext:value-type="float">
            <text:p>1427750208.20508</text:p>
          </table:table-cell>
          <table:table-cell office:value-type="float" office:value="1427750209.75252" calcext:value-type="float">
            <text:p>1427750209.75252</text:p>
          </table:table-cell>
          <table:table-cell office:value-type="float" office:value="1427750209.79122" calcext:value-type="float">
            <text:p>1427750209.79122</text:p>
          </table:table-cell>
          <table:table-cell/>
          <table:table-cell table:formula="of:=MAX([.B519];[.D519];[.G519])-MAX([.A519];[.C519];[.E519])" office:value-type="float" office:value="1.58613991737366" calcext:value-type="float">
            <text:p>1.5861399174</text:p>
          </table:table-cell>
          <table:table-cell table:formula="of:=IF(ISBLANK([.E519]);&quot;&quot;;[.I519])" office:value-type="float" office:value="1.58613991737366" calcext:value-type="float">
            <text:p>1.5861399174</text:p>
          </table:table-cell>
          <table:table-cell table:formula="of:=IF(OR(ISBLANK([.E519]);[.I519]&lt;=0);&quot;&quot;;[.I519])" office:value-type="float" office:value="1.58613991737366" calcext:value-type="float">
            <text:p>1.58613991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209.87594" calcext:value-type="float">
            <text:p>1427750209.87594</text:p>
          </table:table-cell>
          <table:table-cell office:value-type="float" office:value="1427750211.74362" calcext:value-type="float">
            <text:p>1427750211.74362</text:p>
          </table:table-cell>
          <table:table-cell table:number-columns-repeated="4"/>
          <table:table-cell table:formula="of:=MAX([.B520];[.D520];[.G520])-MAX([.A520];[.C520];[.E520])" office:value-type="float" office:value="1.86767983436584" calcext:value-type="float">
            <text:p>1.8676798344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7595" calcext:value-type="float">
            <text:p>1427750209.87595</text:p>
          </table:table-cell>
          <table:table-cell office:value-type="float" office:value="1427750211.61867" calcext:value-type="float">
            <text:p>1427750211.61867</text:p>
          </table:table-cell>
          <table:table-cell office:value-type="float" office:value="1427750211.65351" calcext:value-type="float">
            <text:p>1427750211.65351</text:p>
          </table:table-cell>
          <table:table-cell/>
          <table:table-cell table:formula="of:=MAX([.B521];[.D521];[.G521])-MAX([.A521];[.C521];[.E521])" office:value-type="float" office:value="1.77755999565125" calcext:value-type="float">
            <text:p>1.7775599957</text:p>
          </table:table-cell>
          <table:table-cell table:formula="of:=IF(ISBLANK([.E521]);&quot;&quot;;[.I521])" office:value-type="float" office:value="1.77755999565125" calcext:value-type="float">
            <text:p>1.7775599957</text:p>
          </table:table-cell>
          <table:table-cell table:formula="of:=IF(OR(ISBLANK([.E521]);[.I521]&lt;=0);&quot;&quot;;[.I521])" office:value-type="float" office:value="1.77755999565125" calcext:value-type="float">
            <text:p>1.77755999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767" calcext:value-type="float">
            <text:p>1427750209.8767</text:p>
          </table:table-cell>
          <table:table-cell office:value-type="float" office:value="1427750211.70853" calcext:value-type="float">
            <text:p>1427750211.70853</text:p>
          </table:table-cell>
          <table:table-cell office:value-type="float" office:value="1427750211.74361" calcext:value-type="float">
            <text:p>1427750211.74361</text:p>
          </table:table-cell>
          <table:table-cell/>
          <table:table-cell table:formula="of:=MAX([.B522];[.D522];[.G522])-MAX([.A522];[.C522];[.E522])" office:value-type="float" office:value="1.86690998077393" calcext:value-type="float">
            <text:p>1.8669099808</text:p>
          </table:table-cell>
          <table:table-cell table:formula="of:=IF(ISBLANK([.E522]);&quot;&quot;;[.I522])" office:value-type="float" office:value="1.86690998077393" calcext:value-type="float">
            <text:p>1.8669099808</text:p>
          </table:table-cell>
          <table:table-cell table:formula="of:=IF(OR(ISBLANK([.E522]);[.I522]&lt;=0);&quot;&quot;;[.I522])" office:value-type="float" office:value="1.86690998077393" calcext:value-type="float">
            <text:p>1.86690998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7719" calcext:value-type="float">
            <text:p>1427750209.87719</text:p>
          </table:table-cell>
          <table:table-cell office:value-type="float" office:value="1427750211.61888" calcext:value-type="float">
            <text:p>1427750211.61888</text:p>
          </table:table-cell>
          <table:table-cell office:value-type="float" office:value="1427750211.6535" calcext:value-type="float">
            <text:p>1427750211.6535</text:p>
          </table:table-cell>
          <table:table-cell/>
          <table:table-cell table:formula="of:=MAX([.B523];[.D523];[.G523])-MAX([.A523];[.C523];[.E523])" office:value-type="float" office:value="1.77630996704102" calcext:value-type="float">
            <text:p>1.776309967</text:p>
          </table:table-cell>
          <table:table-cell table:formula="of:=IF(ISBLANK([.E523]);&quot;&quot;;[.I523])" office:value-type="float" office:value="1.77630996704102" calcext:value-type="float">
            <text:p>1.776309967</text:p>
          </table:table-cell>
          <table:table-cell table:formula="of:=IF(OR(ISBLANK([.E523]);[.I523]&lt;=0);&quot;&quot;;[.I523])" office:value-type="float" office:value="1.77630996704102" calcext:value-type="float">
            <text:p>1.7763099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777" calcext:value-type="float">
            <text:p>1427750209.8777</text:p>
          </table:table-cell>
          <table:table-cell office:value-type="float" office:value="1427750211.61855" calcext:value-type="float">
            <text:p>1427750211.61855</text:p>
          </table:table-cell>
          <table:table-cell office:value-type="float" office:value="1427750211.65551" calcext:value-type="float">
            <text:p>1427750211.65551</text:p>
          </table:table-cell>
          <table:table-cell/>
          <table:table-cell table:formula="of:=MAX([.B524];[.D524];[.G524])-MAX([.A524];[.C524];[.E524])" office:value-type="float" office:value="1.77780985832214" calcext:value-type="float">
            <text:p>1.7778098583</text:p>
          </table:table-cell>
          <table:table-cell table:formula="of:=IF(ISBLANK([.E524]);&quot;&quot;;[.I524])" office:value-type="float" office:value="1.77780985832214" calcext:value-type="float">
            <text:p>1.7778098583</text:p>
          </table:table-cell>
          <table:table-cell table:formula="of:=IF(OR(ISBLANK([.E524]);[.I524]&lt;=0);&quot;&quot;;[.I524])" office:value-type="float" office:value="1.77780985832214" calcext:value-type="float">
            <text:p>1.77780985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7818" calcext:value-type="float">
            <text:p>1427750209.87818</text:p>
          </table:table-cell>
          <table:table-cell office:value-type="float" office:value="1427750211.61872" calcext:value-type="float">
            <text:p>1427750211.61872</text:p>
          </table:table-cell>
          <table:table-cell office:value-type="float" office:value="1427750211.64843" calcext:value-type="float">
            <text:p>1427750211.64843</text:p>
          </table:table-cell>
          <table:table-cell/>
          <table:table-cell table:formula="of:=MAX([.B525];[.D525];[.G525])-MAX([.A525];[.C525];[.E525])" office:value-type="float" office:value="1.77025008201599" calcext:value-type="float">
            <text:p>1.770250082</text:p>
          </table:table-cell>
          <table:table-cell table:formula="of:=IF(ISBLANK([.E525]);&quot;&quot;;[.I525])" office:value-type="float" office:value="1.77025008201599" calcext:value-type="float">
            <text:p>1.770250082</text:p>
          </table:table-cell>
          <table:table-cell table:formula="of:=IF(OR(ISBLANK([.E525]);[.I525]&lt;=0);&quot;&quot;;[.I525])" office:value-type="float" office:value="1.77025008201599" calcext:value-type="float">
            <text:p>1.7702500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7867" calcext:value-type="float">
            <text:p>1427750209.87867</text:p>
          </table:table-cell>
          <table:table-cell office:value-type="float" office:value="1427750211.62754" calcext:value-type="float">
            <text:p>1427750211.62754</text:p>
          </table:table-cell>
          <table:table-cell office:value-type="float" office:value="1427750211.66101" calcext:value-type="float">
            <text:p>1427750211.66101</text:p>
          </table:table-cell>
          <table:table-cell/>
          <table:table-cell table:formula="of:=MAX([.B526];[.D526];[.G526])-MAX([.A526];[.C526];[.E526])" office:value-type="float" office:value="1.78234004974365" calcext:value-type="float">
            <text:p>1.7823400497</text:p>
          </table:table-cell>
          <table:table-cell table:formula="of:=IF(ISBLANK([.E526]);&quot;&quot;;[.I526])" office:value-type="float" office:value="1.78234004974365" calcext:value-type="float">
            <text:p>1.7823400497</text:p>
          </table:table-cell>
          <table:table-cell table:formula="of:=IF(OR(ISBLANK([.E526]);[.I526]&lt;=0);&quot;&quot;;[.I526])" office:value-type="float" office:value="1.78234004974365" calcext:value-type="float">
            <text:p>1.78234004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7917" calcext:value-type="float">
            <text:p>1427750209.87917</text:p>
          </table:table-cell>
          <table:table-cell office:value-type="float" office:value="1427750211.61883" calcext:value-type="float">
            <text:p>1427750211.61883</text:p>
          </table:table-cell>
          <table:table-cell office:value-type="float" office:value="1427750211.65597" calcext:value-type="float">
            <text:p>1427750211.65597</text:p>
          </table:table-cell>
          <table:table-cell/>
          <table:table-cell table:formula="of:=MAX([.B527];[.D527];[.G527])-MAX([.A527];[.C527];[.E527])" office:value-type="float" office:value="1.77680015563965" calcext:value-type="float">
            <text:p>1.7768001556</text:p>
          </table:table-cell>
          <table:table-cell table:formula="of:=IF(ISBLANK([.E527]);&quot;&quot;;[.I527])" office:value-type="float" office:value="1.77680015563965" calcext:value-type="float">
            <text:p>1.7768001556</text:p>
          </table:table-cell>
          <table:table-cell table:formula="of:=IF(OR(ISBLANK([.E527]);[.I527]&lt;=0);&quot;&quot;;[.I527])" office:value-type="float" office:value="1.77680015563965" calcext:value-type="float">
            <text:p>1.77680015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7966" calcext:value-type="float">
            <text:p>1427750209.87966</text:p>
          </table:table-cell>
          <table:table-cell office:value-type="float" office:value="1427750211.61877" calcext:value-type="float">
            <text:p>1427750211.61877</text:p>
          </table:table-cell>
          <table:table-cell office:value-type="float" office:value="1427750211.65349" calcext:value-type="float">
            <text:p>1427750211.65349</text:p>
          </table:table-cell>
          <table:table-cell/>
          <table:table-cell table:formula="of:=MAX([.B528];[.D528];[.G528])-MAX([.A528];[.C528];[.E528])" office:value-type="float" office:value="1.77383017539978" calcext:value-type="float">
            <text:p>1.7738301754</text:p>
          </table:table-cell>
          <table:table-cell table:formula="of:=IF(ISBLANK([.E528]);&quot;&quot;;[.I528])" office:value-type="float" office:value="1.77383017539978" calcext:value-type="float">
            <text:p>1.7738301754</text:p>
          </table:table-cell>
          <table:table-cell table:formula="of:=IF(OR(ISBLANK([.E528]);[.I528]&lt;=0);&quot;&quot;;[.I528])" office:value-type="float" office:value="1.77383017539978" calcext:value-type="float">
            <text:p>1.77383017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8018" calcext:value-type="float">
            <text:p>1427750209.88018</text:p>
          </table:table-cell>
          <table:table-cell office:value-type="float" office:value="1427750211.61893" calcext:value-type="float">
            <text:p>1427750211.61893</text:p>
          </table:table-cell>
          <table:table-cell office:value-type="float" office:value="1427750211.65356" calcext:value-type="float">
            <text:p>1427750211.65356</text:p>
          </table:table-cell>
          <table:table-cell/>
          <table:table-cell table:formula="of:=MAX([.B529];[.D529];[.G529])-MAX([.A529];[.C529];[.E529])" office:value-type="float" office:value="1.77338004112244" calcext:value-type="float">
            <text:p>1.7733800411</text:p>
          </table:table-cell>
          <table:table-cell table:formula="of:=IF(ISBLANK([.E529]);&quot;&quot;;[.I529])" office:value-type="float" office:value="1.77338004112244" calcext:value-type="float">
            <text:p>1.7733800411</text:p>
          </table:table-cell>
          <table:table-cell table:formula="of:=IF(OR(ISBLANK([.E529]);[.I529]&lt;=0);&quot;&quot;;[.I529])" office:value-type="float" office:value="1.77338004112244" calcext:value-type="float">
            <text:p>1.77338004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09.88066" calcext:value-type="float">
            <text:p>1427750209.88066</text:p>
          </table:table-cell>
          <table:table-cell office:value-type="float" office:value="1427750211.61861" calcext:value-type="float">
            <text:p>1427750211.61861</text:p>
          </table:table-cell>
          <table:table-cell office:value-type="float" office:value="1427750211.64842" calcext:value-type="float">
            <text:p>1427750211.64842</text:p>
          </table:table-cell>
          <table:table-cell/>
          <table:table-cell table:formula="of:=MAX([.B530];[.D530];[.G530])-MAX([.A530];[.C530];[.E530])" office:value-type="float" office:value="1.76776003837585" calcext:value-type="float">
            <text:p>1.7677600384</text:p>
          </table:table-cell>
          <table:table-cell table:formula="of:=IF(ISBLANK([.E530]);&quot;&quot;;[.I530])" office:value-type="float" office:value="1.76776003837585" calcext:value-type="float">
            <text:p>1.7677600384</text:p>
          </table:table-cell>
          <table:table-cell table:formula="of:=IF(OR(ISBLANK([.E530]);[.I530]&lt;=0);&quot;&quot;;[.I530])" office:value-type="float" office:value="1.76776003837585" calcext:value-type="float">
            <text:p>1.76776003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211.74363" calcext:value-type="float">
            <text:p>1427750211.74363</text:p>
          </table:table-cell>
          <table:table-cell office:value-type="float" office:value="1427750213.78863" calcext:value-type="float">
            <text:p>1427750213.78863</text:p>
          </table:table-cell>
          <table:table-cell table:number-columns-repeated="4"/>
          <table:table-cell table:formula="of:=MAX([.B531];[.D531];[.G531])-MAX([.A531];[.C531];[.E531])" office:value-type="float" office:value="2.04500007629395" calcext:value-type="float">
            <text:p>2.0450000763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4364" calcext:value-type="float">
            <text:p>1427750211.74364</text:p>
          </table:table-cell>
          <table:table-cell office:value-type="float" office:value="1427750213.67351" calcext:value-type="float">
            <text:p>1427750213.67351</text:p>
          </table:table-cell>
          <table:table-cell office:value-type="float" office:value="1427750213.70665" calcext:value-type="float">
            <text:p>1427750213.70665</text:p>
          </table:table-cell>
          <table:table-cell/>
          <table:table-cell table:formula="of:=MAX([.B532];[.D532];[.G532])-MAX([.A532];[.C532];[.E532])" office:value-type="float" office:value="1.96301007270813" calcext:value-type="float">
            <text:p>1.9630100727</text:p>
          </table:table-cell>
          <table:table-cell table:formula="of:=IF(ISBLANK([.E532]);&quot;&quot;;[.I532])" office:value-type="float" office:value="1.96301007270813" calcext:value-type="float">
            <text:p>1.9630100727</text:p>
          </table:table-cell>
          <table:table-cell table:formula="of:=IF(OR(ISBLANK([.E532]);[.I532]&lt;=0);&quot;&quot;;[.I532])" office:value-type="float" office:value="1.96301007270813" calcext:value-type="float">
            <text:p>1.96301007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4485" calcext:value-type="float">
            <text:p>1427750211.74485</text:p>
          </table:table-cell>
          <table:table-cell office:value-type="float" office:value="1427750213.66815" calcext:value-type="float">
            <text:p>1427750213.66815</text:p>
          </table:table-cell>
          <table:table-cell office:value-type="float" office:value="1427750213.69889" calcext:value-type="float">
            <text:p>1427750213.69889</text:p>
          </table:table-cell>
          <table:table-cell/>
          <table:table-cell table:formula="of:=MAX([.B533];[.D533];[.G533])-MAX([.A533];[.C533];[.E533])" office:value-type="float" office:value="1.95404005050659" calcext:value-type="float">
            <text:p>1.9540400505</text:p>
          </table:table-cell>
          <table:table-cell table:formula="of:=IF(ISBLANK([.E533]);&quot;&quot;;[.I533])" office:value-type="float" office:value="1.95404005050659" calcext:value-type="float">
            <text:p>1.9540400505</text:p>
          </table:table-cell>
          <table:table-cell table:formula="of:=IF(OR(ISBLANK([.E533]);[.I533]&lt;=0);&quot;&quot;;[.I533])" office:value-type="float" office:value="1.95404005050659" calcext:value-type="float">
            <text:p>1.95404005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4637" calcext:value-type="float">
            <text:p>1427750211.74637</text:p>
          </table:table-cell>
          <table:table-cell office:value-type="float" office:value="1427750213.66798" calcext:value-type="float">
            <text:p>1427750213.66798</text:p>
          </table:table-cell>
          <table:table-cell office:value-type="float" office:value="1427750213.70156" calcext:value-type="float">
            <text:p>1427750213.70156</text:p>
          </table:table-cell>
          <table:table-cell/>
          <table:table-cell table:formula="of:=MAX([.B534];[.D534];[.G534])-MAX([.A534];[.C534];[.E534])" office:value-type="float" office:value="1.9551899433136" calcext:value-type="float">
            <text:p>1.9551899433</text:p>
          </table:table-cell>
          <table:table-cell table:formula="of:=IF(ISBLANK([.E534]);&quot;&quot;;[.I534])" office:value-type="float" office:value="1.9551899433136" calcext:value-type="float">
            <text:p>1.9551899433</text:p>
          </table:table-cell>
          <table:table-cell table:formula="of:=IF(OR(ISBLANK([.E534]);[.I534]&lt;=0);&quot;&quot;;[.I534])" office:value-type="float" office:value="1.9551899433136" calcext:value-type="float">
            <text:p>1.95518994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475" calcext:value-type="float">
            <text:p>1427750211.7475</text:p>
          </table:table-cell>
          <table:table-cell office:value-type="float" office:value="1427750213.66831" calcext:value-type="float">
            <text:p>1427750213.66831</text:p>
          </table:table-cell>
          <table:table-cell office:value-type="float" office:value="1427750213.70355" calcext:value-type="float">
            <text:p>1427750213.70355</text:p>
          </table:table-cell>
          <table:table-cell/>
          <table:table-cell table:formula="of:=MAX([.B535];[.D535];[.G535])-MAX([.A535];[.C535];[.E535])" office:value-type="float" office:value="1.956050157547" calcext:value-type="float">
            <text:p>1.9560501575</text:p>
          </table:table-cell>
          <table:table-cell table:formula="of:=IF(ISBLANK([.E535]);&quot;&quot;;[.I535])" office:value-type="float" office:value="1.956050157547" calcext:value-type="float">
            <text:p>1.9560501575</text:p>
          </table:table-cell>
          <table:table-cell table:formula="of:=IF(OR(ISBLANK([.E535]);[.I535]&lt;=0);&quot;&quot;;[.I535])" office:value-type="float" office:value="1.956050157547" calcext:value-type="float">
            <text:p>1.95605015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4812" calcext:value-type="float">
            <text:p>1427750211.74812</text:p>
          </table:table-cell>
          <table:table-cell office:value-type="float" office:value="1427750213.75457" calcext:value-type="float">
            <text:p>1427750213.75457</text:p>
          </table:table-cell>
          <table:table-cell office:value-type="float" office:value="1427750213.78862" calcext:value-type="float">
            <text:p>1427750213.78862</text:p>
          </table:table-cell>
          <table:table-cell/>
          <table:table-cell table:formula="of:=MAX([.B536];[.D536];[.G536])-MAX([.A536];[.C536];[.E536])" office:value-type="float" office:value="2.0404999256134" calcext:value-type="float">
            <text:p>2.0404999256</text:p>
          </table:table-cell>
          <table:table-cell table:formula="of:=IF(ISBLANK([.E536]);&quot;&quot;;[.I536])" office:value-type="float" office:value="2.0404999256134" calcext:value-type="float">
            <text:p>2.0404999256</text:p>
          </table:table-cell>
          <table:table-cell table:formula="of:=IF(OR(ISBLANK([.E536]);[.I536]&lt;=0);&quot;&quot;;[.I536])" office:value-type="float" office:value="2.0404999256134" calcext:value-type="float">
            <text:p>2.04049992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4862" calcext:value-type="float">
            <text:p>1427750211.74862</text:p>
          </table:table-cell>
          <table:table-cell office:value-type="float" office:value="1427750213.66806" calcext:value-type="float">
            <text:p>1427750213.66806</text:p>
          </table:table-cell>
          <table:table-cell office:value-type="float" office:value="1427750213.70353" calcext:value-type="float">
            <text:p>1427750213.70353</text:p>
          </table:table-cell>
          <table:table-cell/>
          <table:table-cell table:formula="of:=MAX([.B537];[.D537];[.G537])-MAX([.A537];[.C537];[.E537])" office:value-type="float" office:value="1.95491003990173" calcext:value-type="float">
            <text:p>1.9549100399</text:p>
          </table:table-cell>
          <table:table-cell table:formula="of:=IF(ISBLANK([.E537]);&quot;&quot;;[.I537])" office:value-type="float" office:value="1.95491003990173" calcext:value-type="float">
            <text:p>1.9549100399</text:p>
          </table:table-cell>
          <table:table-cell table:formula="of:=IF(OR(ISBLANK([.E537]);[.I537]&lt;=0);&quot;&quot;;[.I537])" office:value-type="float" office:value="1.95491003990173" calcext:value-type="float">
            <text:p>1.95491003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4941" calcext:value-type="float">
            <text:p>1427750211.74941</text:p>
          </table:table-cell>
          <table:table-cell office:value-type="float" office:value="1427750213.66841" calcext:value-type="float">
            <text:p>1427750213.66841</text:p>
          </table:table-cell>
          <table:table-cell office:value-type="float" office:value="1427750213.70359" calcext:value-type="float">
            <text:p>1427750213.70359</text:p>
          </table:table-cell>
          <table:table-cell/>
          <table:table-cell table:formula="of:=MAX([.B538];[.D538];[.G538])-MAX([.A538];[.C538];[.E538])" office:value-type="float" office:value="1.95418000221252" calcext:value-type="float">
            <text:p>1.9541800022</text:p>
          </table:table-cell>
          <table:table-cell table:formula="of:=IF(ISBLANK([.E538]);&quot;&quot;;[.I538])" office:value-type="float" office:value="1.95418000221252" calcext:value-type="float">
            <text:p>1.9541800022</text:p>
          </table:table-cell>
          <table:table-cell table:formula="of:=IF(OR(ISBLANK([.E538]);[.I538]&lt;=0);&quot;&quot;;[.I538])" office:value-type="float" office:value="1.95418000221252" calcext:value-type="float">
            <text:p>1.9541800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4992" calcext:value-type="float">
            <text:p>1427750211.74992</text:p>
          </table:table-cell>
          <table:table-cell office:value-type="float" office:value="1427750212.86892" calcext:value-type="float">
            <text:p>1427750212.86892</text:p>
          </table:table-cell>
          <table:table-cell office:value-type="float" office:value="1427750212.96446" calcext:value-type="float">
            <text:p>1427750212.96446</text:p>
          </table:table-cell>
          <table:table-cell/>
          <table:table-cell table:formula="of:=MAX([.B539];[.D539];[.G539])-MAX([.A539];[.C539];[.E539])" office:value-type="float" office:value="1.21454000473022" calcext:value-type="float">
            <text:p>1.2145400047</text:p>
          </table:table-cell>
          <table:table-cell table:formula="of:=IF(ISBLANK([.E539]);&quot;&quot;;[.I539])" office:value-type="float" office:value="1.21454000473022" calcext:value-type="float">
            <text:p>1.2145400047</text:p>
          </table:table-cell>
          <table:table-cell table:formula="of:=IF(OR(ISBLANK([.E539]);[.I539]&lt;=0);&quot;&quot;;[.I539])" office:value-type="float" office:value="1.21454000473022" calcext:value-type="float">
            <text:p>1.21454000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5044" calcext:value-type="float">
            <text:p>1427750211.75044</text:p>
          </table:table-cell>
          <table:table-cell office:value-type="float" office:value="1427750213.17064" calcext:value-type="float">
            <text:p>1427750213.17064</text:p>
          </table:table-cell>
          <table:table-cell office:value-type="float" office:value="1427750213.66821" calcext:value-type="float">
            <text:p>1427750213.66821</text:p>
          </table:table-cell>
          <table:table-cell/>
          <table:table-cell table:formula="of:=MAX([.B540];[.D540];[.G540])-MAX([.A540];[.C540];[.E540])" office:value-type="float" office:value="1.91777014732361" calcext:value-type="float">
            <text:p>1.9177701473</text:p>
          </table:table-cell>
          <table:table-cell table:formula="of:=IF(ISBLANK([.E540]);&quot;&quot;;[.I540])" office:value-type="float" office:value="1.91777014732361" calcext:value-type="float">
            <text:p>1.9177701473</text:p>
          </table:table-cell>
          <table:table-cell table:formula="of:=IF(OR(ISBLANK([.E540]);[.I540]&lt;=0);&quot;&quot;;[.I540])" office:value-type="float" office:value="1.91777014732361" calcext:value-type="float">
            <text:p>1.91777014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1.75096" calcext:value-type="float">
            <text:p>1427750211.75096</text:p>
          </table:table-cell>
          <table:table-cell office:value-type="float" office:value="1427750212.96442" calcext:value-type="float">
            <text:p>1427750212.96442</text:p>
          </table:table-cell>
          <table:table-cell office:value-type="float" office:value="1427750213.09045" calcext:value-type="float">
            <text:p>1427750213.09045</text:p>
          </table:table-cell>
          <table:table-cell/>
          <table:table-cell table:formula="of:=MAX([.B541];[.D541];[.G541])-MAX([.A541];[.C541];[.E541])" office:value-type="float" office:value="1.33948993682861" calcext:value-type="float">
            <text:p>1.3394899368</text:p>
          </table:table-cell>
          <table:table-cell table:formula="of:=IF(ISBLANK([.E541]);&quot;&quot;;[.I541])" office:value-type="float" office:value="1.33948993682861" calcext:value-type="float">
            <text:p>1.3394899368</text:p>
          </table:table-cell>
          <table:table-cell table:formula="of:=IF(OR(ISBLANK([.E541]);[.I541]&lt;=0);&quot;&quot;;[.I541])" office:value-type="float" office:value="1.33948993682861" calcext:value-type="float">
            <text:p>1.33948993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0213.78864" calcext:value-type="float">
            <text:p>1427750213.78864</text:p>
          </table:table-cell>
          <table:table-cell office:value-type="float" office:value="1427750215.67336" calcext:value-type="float">
            <text:p>1427750215.67336</text:p>
          </table:table-cell>
          <table:table-cell table:number-columns-repeated="4"/>
          <table:table-cell table:formula="of:=MAX([.B542];[.D542];[.G542])-MAX([.A542];[.C542];[.E542])" office:value-type="float" office:value="1.88472008705139" calcext:value-type="float">
            <text:p>1.8847200871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8865" calcext:value-type="float">
            <text:p>1427750213.78865</text:p>
          </table:table-cell>
          <table:table-cell office:value-type="float" office:value="1427750215.54032" calcext:value-type="float">
            <text:p>1427750215.54032</text:p>
          </table:table-cell>
          <table:table-cell office:value-type="float" office:value="1427750215.57886" calcext:value-type="float">
            <text:p>1427750215.57886</text:p>
          </table:table-cell>
          <table:table-cell/>
          <table:table-cell table:formula="of:=MAX([.B543];[.D543];[.G543])-MAX([.A543];[.C543];[.E543])" office:value-type="float" office:value="1.79021000862122" calcext:value-type="float">
            <text:p>1.7902100086</text:p>
          </table:table-cell>
          <table:table-cell table:formula="of:=IF(ISBLANK([.E543]);&quot;&quot;;[.I543])" office:value-type="float" office:value="1.79021000862122" calcext:value-type="float">
            <text:p>1.7902100086</text:p>
          </table:table-cell>
          <table:table-cell table:formula="of:=IF(OR(ISBLANK([.E543]);[.I543]&lt;=0);&quot;&quot;;[.I543])" office:value-type="float" office:value="1.79021000862122" calcext:value-type="float">
            <text:p>1.79021000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8969" calcext:value-type="float">
            <text:p>1427750213.78969</text:p>
          </table:table-cell>
          <table:table-cell office:value-type="float" office:value="1427750215.54026" calcext:value-type="float">
            <text:p>1427750215.54026</text:p>
          </table:table-cell>
          <table:table-cell office:value-type="float" office:value="1427750215.57381" calcext:value-type="float">
            <text:p>1427750215.57381</text:p>
          </table:table-cell>
          <table:table-cell/>
          <table:table-cell table:formula="of:=MAX([.B544];[.D544];[.G544])-MAX([.A544];[.C544];[.E544])" office:value-type="float" office:value="1.78412008285522" calcext:value-type="float">
            <text:p>1.7841200829</text:p>
          </table:table-cell>
          <table:table-cell table:formula="of:=IF(ISBLANK([.E544]);&quot;&quot;;[.I544])" office:value-type="float" office:value="1.78412008285522" calcext:value-type="float">
            <text:p>1.7841200829</text:p>
          </table:table-cell>
          <table:table-cell table:formula="of:=IF(OR(ISBLANK([.E544]);[.I544]&lt;=0);&quot;&quot;;[.I544])" office:value-type="float" office:value="1.78412008285522" calcext:value-type="float">
            <text:p>1.78412008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9078" calcext:value-type="float">
            <text:p>1427750213.79078</text:p>
          </table:table-cell>
          <table:table-cell office:value-type="float" office:value="1427750215.54054" calcext:value-type="float">
            <text:p>1427750215.54054</text:p>
          </table:table-cell>
          <table:table-cell office:value-type="float" office:value="1427750215.58136" calcext:value-type="float">
            <text:p>1427750215.58136</text:p>
          </table:table-cell>
          <table:table-cell/>
          <table:table-cell table:formula="of:=MAX([.B545];[.D545];[.G545])-MAX([.A545];[.C545];[.E545])" office:value-type="float" office:value="1.79058003425598" calcext:value-type="float">
            <text:p>1.7905800343</text:p>
          </table:table-cell>
          <table:table-cell table:formula="of:=IF(ISBLANK([.E545]);&quot;&quot;;[.I545])" office:value-type="float" office:value="1.79058003425598" calcext:value-type="float">
            <text:p>1.7905800343</text:p>
          </table:table-cell>
          <table:table-cell table:formula="of:=IF(OR(ISBLANK([.E545]);[.I545]&lt;=0);&quot;&quot;;[.I545])" office:value-type="float" office:value="1.79058003425598" calcext:value-type="float">
            <text:p>1.79058003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9213" calcext:value-type="float">
            <text:p>1427750213.79213</text:p>
          </table:table-cell>
          <table:table-cell office:value-type="float" office:value="1427750215.54014" calcext:value-type="float">
            <text:p>1427750215.54014</text:p>
          </table:table-cell>
          <table:table-cell office:value-type="float" office:value="1427750215.5738" calcext:value-type="float">
            <text:p>1427750215.5738</text:p>
          </table:table-cell>
          <table:table-cell/>
          <table:table-cell table:formula="of:=MAX([.B546];[.D546];[.G546])-MAX([.A546];[.C546];[.E546])" office:value-type="float" office:value="1.78167009353638" calcext:value-type="float">
            <text:p>1.7816700935</text:p>
          </table:table-cell>
          <table:table-cell table:formula="of:=IF(ISBLANK([.E546]);&quot;&quot;;[.I546])" office:value-type="float" office:value="1.78167009353638" calcext:value-type="float">
            <text:p>1.7816700935</text:p>
          </table:table-cell>
          <table:table-cell table:formula="of:=IF(OR(ISBLANK([.E546]);[.I546]&lt;=0);&quot;&quot;;[.I546])" office:value-type="float" office:value="1.78167009353638" calcext:value-type="float">
            <text:p>1.78167009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9349" calcext:value-type="float">
            <text:p>1427750213.79349</text:p>
          </table:table-cell>
          <table:table-cell office:value-type="float" office:value="1427750215.54021" calcext:value-type="float">
            <text:p>1427750215.54021</text:p>
          </table:table-cell>
          <table:table-cell office:value-type="float" office:value="1427750215.57548" calcext:value-type="float">
            <text:p>1427750215.57548</text:p>
          </table:table-cell>
          <table:table-cell/>
          <table:table-cell table:formula="of:=MAX([.B547];[.D547];[.G547])-MAX([.A547];[.C547];[.E547])" office:value-type="float" office:value="1.78199005126953" calcext:value-type="float">
            <text:p>1.7819900513</text:p>
          </table:table-cell>
          <table:table-cell table:formula="of:=IF(ISBLANK([.E547]);&quot;&quot;;[.I547])" office:value-type="float" office:value="1.78199005126953" calcext:value-type="float">
            <text:p>1.7819900513</text:p>
          </table:table-cell>
          <table:table-cell table:formula="of:=IF(OR(ISBLANK([.E547]);[.I547]&lt;=0);&quot;&quot;;[.I547])" office:value-type="float" office:value="1.78199005126953" calcext:value-type="float">
            <text:p>1.78199005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948" calcext:value-type="float">
            <text:p>1427750213.7948</text:p>
          </table:table-cell>
          <table:table-cell office:value-type="float" office:value="1427750215.54043" calcext:value-type="float">
            <text:p>1427750215.54043</text:p>
          </table:table-cell>
          <table:table-cell office:value-type="float" office:value="1427750215.57892" calcext:value-type="float">
            <text:p>1427750215.57892</text:p>
          </table:table-cell>
          <table:table-cell/>
          <table:table-cell table:formula="of:=MAX([.B548];[.D548];[.G548])-MAX([.A548];[.C548];[.E548])" office:value-type="float" office:value="1.78411984443665" calcext:value-type="float">
            <text:p>1.7841198444</text:p>
          </table:table-cell>
          <table:table-cell table:formula="of:=IF(ISBLANK([.E548]);&quot;&quot;;[.I548])" office:value-type="float" office:value="1.78411984443665" calcext:value-type="float">
            <text:p>1.7841198444</text:p>
          </table:table-cell>
          <table:table-cell table:formula="of:=IF(OR(ISBLANK([.E548]);[.I548]&lt;=0);&quot;&quot;;[.I548])" office:value-type="float" office:value="1.78411984443665" calcext:value-type="float">
            <text:p>1.78411984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9617" calcext:value-type="float">
            <text:p>1427750213.79617</text:p>
          </table:table-cell>
          <table:table-cell office:value-type="float" office:value="1427750215.54037" calcext:value-type="float">
            <text:p>1427750215.54037</text:p>
          </table:table-cell>
          <table:table-cell office:value-type="float" office:value="1427750215.57947" calcext:value-type="float">
            <text:p>1427750215.57947</text:p>
          </table:table-cell>
          <table:table-cell/>
          <table:table-cell table:formula="of:=MAX([.B549];[.D549];[.G549])-MAX([.A549];[.C549];[.E549])" office:value-type="float" office:value="1.78329992294312" calcext:value-type="float">
            <text:p>1.7832999229</text:p>
          </table:table-cell>
          <table:table-cell table:formula="of:=IF(ISBLANK([.E549]);&quot;&quot;;[.I549])" office:value-type="float" office:value="1.78329992294312" calcext:value-type="float">
            <text:p>1.7832999229</text:p>
          </table:table-cell>
          <table:table-cell table:formula="of:=IF(OR(ISBLANK([.E549]);[.I549]&lt;=0);&quot;&quot;;[.I549])" office:value-type="float" office:value="1.78329992294312" calcext:value-type="float">
            <text:p>1.78329992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9747" calcext:value-type="float">
            <text:p>1427750213.79747</text:p>
          </table:table-cell>
          <table:table-cell office:value-type="float" office:value="1427750215.558" calcext:value-type="float">
            <text:p>1427750215.558</text:p>
          </table:table-cell>
          <table:table-cell office:value-type="float" office:value="1427750215.59413" calcext:value-type="float">
            <text:p>1427750215.59413</text:p>
          </table:table-cell>
          <table:table-cell/>
          <table:table-cell table:formula="of:=MAX([.B550];[.D550];[.G550])-MAX([.A550];[.C550];[.E550])" office:value-type="float" office:value="1.79665994644165" calcext:value-type="float">
            <text:p>1.7966599464</text:p>
          </table:table-cell>
          <table:table-cell table:formula="of:=IF(ISBLANK([.E550]);&quot;&quot;;[.I550])" office:value-type="float" office:value="1.79665994644165" calcext:value-type="float">
            <text:p>1.7966599464</text:p>
          </table:table-cell>
          <table:table-cell table:formula="of:=IF(OR(ISBLANK([.E550]);[.I550]&lt;=0);&quot;&quot;;[.I550])" office:value-type="float" office:value="1.79665994644165" calcext:value-type="float">
            <text:p>1.79665994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9877" calcext:value-type="float">
            <text:p>1427750213.79877</text:p>
          </table:table-cell>
          <table:table-cell office:value-type="float" office:value="1427750215.64365" calcext:value-type="float">
            <text:p>1427750215.64365</text:p>
          </table:table-cell>
          <table:table-cell office:value-type="float" office:value="1427750215.67336" calcext:value-type="float">
            <text:p>1427750215.67336</text:p>
          </table:table-cell>
          <table:table-cell/>
          <table:table-cell table:formula="of:=MAX([.B551];[.D551];[.G551])-MAX([.A551];[.C551];[.E551])" office:value-type="float" office:value="1.87459015846252" calcext:value-type="float">
            <text:p>1.8745901585</text:p>
          </table:table-cell>
          <table:table-cell table:formula="of:=IF(ISBLANK([.E551]);&quot;&quot;;[.I551])" office:value-type="float" office:value="1.87459015846252" calcext:value-type="float">
            <text:p>1.8745901585</text:p>
          </table:table-cell>
          <table:table-cell table:formula="of:=IF(OR(ISBLANK([.E551]);[.I551]&lt;=0);&quot;&quot;;[.I551])" office:value-type="float" office:value="1.87459015846252" calcext:value-type="float">
            <text:p>1.87459015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0213.79973" calcext:value-type="float">
            <text:p>1427750213.79973</text:p>
          </table:table-cell>
          <table:table-cell office:value-type="float" office:value="1427750215.54048" calcext:value-type="float">
            <text:p>1427750215.54048</text:p>
          </table:table-cell>
          <table:table-cell office:value-type="float" office:value="1427750215.57385" calcext:value-type="float">
            <text:p>1427750215.57385</text:p>
          </table:table-cell>
          <table:table-cell/>
          <table:table-cell table:formula="of:=MAX([.B552];[.D552];[.G552])-MAX([.A552];[.C552];[.E552])" office:value-type="float" office:value="1.77411985397339" calcext:value-type="float">
            <text:p>1.774119854</text:p>
          </table:table-cell>
          <table:table-cell table:formula="of:=IF(ISBLANK([.E552]);&quot;&quot;;[.I552])" office:value-type="float" office:value="1.77411985397339" calcext:value-type="float">
            <text:p>1.774119854</text:p>
          </table:table-cell>
          <table:table-cell table:formula="of:=IF(OR(ISBLANK([.E552]);[.I552]&lt;=0);&quot;&quot;;[.I552])" office:value-type="float" office:value="1.77411985397339" calcext:value-type="float">
            <text:p>1.7741198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8:01:11.192370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8:01:46.607768308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257" meta:object-count="0"/>
  </office:meta>
</office:document-meta>
</file>